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UE Capability">
        <table:table-row>
          <table:table-cell>
            <text:p>Country</text:p>
          </table:table-cell>
          <table:table-cell>
            <text:p>Operator</text:p>
          </table:table-cell>
          <table:table-cell>
            <text:p/>
          </table:table-cell>
          <table:table-cell>
            <text:p>Algorithm</text:p>
          </table:table-cell>
          <table:table-cell>
            <text:p>Capability</text:p>
          </table:table-cell>
          <table:table-cell>
            <text:p>Warning</text:p>
          </table:table-cell>
          <table:table-cell>
            <text:p/>
          </table:table-cell>
          <table:table-cell>
            <text:p>Algorithm</text:p>
          </table:table-cell>
          <table:table-cell>
            <text:p>Chosen</text:p>
          </table:table-cell>
          <table:table-cell>
            <text:p>Warning</text:p>
          </table:table-cell>
        </table:table-row>
        <table:table-row>
          <table:table-cell>
            <text:p/>
          </table:table-cell>
          <table:table-cell>
            <text:p>Unknown_Operator</text:p>
          </table:table-cell>
          <table:table-cell/>
          <table:table-cell>
            <text:p>GSM_A5/1</text:p>
          </table:table-cell>
          <table:table-cell>
            <text:p>NOT FOUND</text:p>
          </table:table-cell>
          <table:table-cell>
            <text:p/>
          </table:table-cell>
          <table:table-cell/>
          <table:table-cell>
            <text:p>2G CS C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SM_A5/2</text:p>
          </table:table-cell>
          <table:table-cell>
            <text:p>NOT FOUND</text:p>
          </table:table-cell>
          <table:table-cell>
            <text:p/>
          </table:table-cell>
          <table:table-cell/>
          <table:table-cell>
            <text:p>2G PS C</text:p>
          </table:table-cell>
          <table:table-cell>
            <text:p>GEA0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SM_A5/3</text:p>
          </table:table-cell>
          <table:table-cell>
            <text:p>NOT FOUND</text:p>
          </table:table-cell>
          <table:table-cell>
            <text:p/>
          </table:table-cell>
          <table:table-cell/>
          <table:table-cell>
            <text:p>3G C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1</text:p>
          </table:table-cell>
          <table:table-cell>
            <text:p>NO</text:p>
          </table:table-cell>
          <table:table-cell>
            <text:p/>
          </table:table-cell>
          <table:table-cell/>
          <table:table-cell>
            <text:p>3G I</text:p>
          </table:table-cell>
          <table:table-cell>
            <text:p>UIA1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2</text:p>
          </table:table-cell>
          <table:table-cell>
            <text:p>NO</text:p>
          </table:table-cell>
          <table:table-cell>
            <text:p/>
          </table:table-cell>
          <table:table-cell/>
          <table:table-cell>
            <text:p>4G RRC C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3</text:p>
          </table:table-cell>
          <table:table-cell>
            <text:p>YES</text:p>
          </table:table-cell>
          <table:table-cell>
            <text:p/>
          </table:table-cell>
          <table:table-cell/>
          <table:table-cell>
            <text:p>4G RRC I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4</text:p>
          </table:table-cell>
          <table:table-cell>
            <text:p>YES</text:p>
          </table:table-cell>
          <table:table-cell>
            <text:p/>
          </table:table-cell>
          <table:table-cell/>
          <table:table-cell>
            <text:p>4G NAS C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5</text:p>
          </table:table-cell>
          <table:table-cell>
            <text:p>NO</text:p>
          </table:table-cell>
          <table:table-cell>
            <text:p/>
          </table:table-cell>
          <table:table-cell/>
          <table:table-cell>
            <text:p>4G NAS I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6</text:p>
          </table:table-cell>
          <table:table-cell>
            <text:p>NO</text:p>
          </table:table-cell>
          <table:table-cell>
            <text:p/>
          </table:table-cell>
          <table:table-cell/>
          <table:table-cell>
            <text:p>5G RRC C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GMM_GEA/7</text:p>
          </table:table-cell>
          <table:table-cell>
            <text:p>NO</text:p>
          </table:table-cell>
          <table:table-cell>
            <text:p/>
          </table:table-cell>
          <table:table-cell/>
          <table:table-cell>
            <text:p>5G RRC I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UMTS_UEA1</text:p>
          </table:table-cell>
          <table:table-cell>
            <text:p>YES</text:p>
          </table:table-cell>
          <table:table-cell>
            <text:p/>
          </table:table-cell>
          <table:table-cell/>
          <table:table-cell>
            <text:p>5G NAS C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UMTS_UEA2</text:p>
          </table:table-cell>
          <table:table-cell>
            <text:p>NO</text:p>
          </table:table-cell>
          <table:table-cell>
            <text:p/>
          </table:table-cell>
          <table:table-cell/>
          <table:table-cell>
            <text:p>5G NAS I</text:p>
          </table:table-cell>
          <table:table-cell>
            <text:p>NOT FOUND</text:p>
          </table:table-cell>
          <table:table-cell>
            <text:p/>
          </table:table-cell>
        </table:table-row>
        <table:table-row>
          <table:table-cell/>
          <table:table-cell/>
          <table:table-cell/>
          <table:table-cell>
            <text:p>UMTS_UIA1</text:p>
          </table:table-cell>
          <table:table-cell>
            <text:p>YES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UMTS_UIA2</text:p>
          </table:table-cell>
          <table:table-cell>
            <text:p>NO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UE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UE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UI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UI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EE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EE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EEA3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EI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EI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EIA3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NE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NE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NEA3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NI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NI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LTE_NIA3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5G-E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5G-E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5G-EA3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5G-IA1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5G-IA2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>
            <text:p>5G-IA3</text:p>
          </table:table-cell>
          <table:table-cell>
            <text:p>NOT FOUND</text:p>
          </table:table-cell>
          <table:table-cell>
            <text:p/>
          </table:table-cell>
          <table:table-cell/>
          <table:table-cell/>
          <table:table-cell/>
          <table:table-cell/>
        </table:table-row>
      </table:table>
      <table:table table:name="2G CS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Message</text:p>
          </table:table-cell>
          <table:table-cell>
            <text:p>ARFCN</text:p>
          </table:table-cell>
          <table:table-cell>
            <text:p>LAC</text:p>
          </table:table-cell>
          <table:table-cell>
            <text:p>Cell_ID</text:p>
          </table:table-cell>
          <table:table-cell>
            <text:p>Algorithm</text:p>
          </table:table-cell>
        </table:table-row>
      </table:table>
      <table:table table:name="2G PS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Message</text:p>
          </table:table-cell>
          <table:table-cell>
            <text:p>LAC</text:p>
          </table:table-cell>
          <table:table-cell>
            <text:p>RAC</text:p>
          </table:table-cell>
          <table:table-cell>
            <text:p>Algorithm</text:p>
          </table:table-cell>
        </table:table-row>
        <table:table-row>
          <table:table-cell>
            <text:p>2025-10-03 19:45:10</text:p>
          </table:table-cell>
          <table:table-cell>
            <text:p>1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5:10</text:p>
          </table:table-cell>
          <table:table-cell>
            <text:p>1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5:35</text:p>
          </table:table-cell>
          <table:table-cell>
            <text:p>8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5:35</text:p>
          </table:table-cell>
          <table:table-cell>
            <text:p>8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6:01</text:p>
          </table:table-cell>
          <table:table-cell>
            <text:p>15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6:01</text:p>
          </table:table-cell>
          <table:table-cell>
            <text:p>15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6:27</text:p>
          </table:table-cell>
          <table:table-cell>
            <text:p>22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6:27</text:p>
          </table:table-cell>
          <table:table-cell>
            <text:p>22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6:52</text:p>
          </table:table-cell>
          <table:table-cell>
            <text:p>29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6:52</text:p>
          </table:table-cell>
          <table:table-cell>
            <text:p>29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7:17</text:p>
          </table:table-cell>
          <table:table-cell>
            <text:p>36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7:17</text:p>
          </table:table-cell>
          <table:table-cell>
            <text:p>36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7:43</text:p>
          </table:table-cell>
          <table:table-cell>
            <text:p>43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7:43</text:p>
          </table:table-cell>
          <table:table-cell>
            <text:p>43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8:08</text:p>
          </table:table-cell>
          <table:table-cell>
            <text:p>50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8:08</text:p>
          </table:table-cell>
          <table:table-cell>
            <text:p>50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8:32</text:p>
          </table:table-cell>
          <table:table-cell>
            <text:p>57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8:32</text:p>
          </table:table-cell>
          <table:table-cell>
            <text:p>57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8:58</text:p>
          </table:table-cell>
          <table:table-cell>
            <text:p>64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8:58</text:p>
          </table:table-cell>
          <table:table-cell>
            <text:p>64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9:24</text:p>
          </table:table-cell>
          <table:table-cell>
            <text:p>71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9:24</text:p>
          </table:table-cell>
          <table:table-cell>
            <text:p>71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9:49</text:p>
          </table:table-cell>
          <table:table-cell>
            <text:p>78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49:49</text:p>
          </table:table-cell>
          <table:table-cell>
            <text:p>78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0:14</text:p>
          </table:table-cell>
          <table:table-cell>
            <text:p>85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0:14</text:p>
          </table:table-cell>
          <table:table-cell>
            <text:p>85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0:40</text:p>
          </table:table-cell>
          <table:table-cell>
            <text:p>92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0:40</text:p>
          </table:table-cell>
          <table:table-cell>
            <text:p>92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1:06</text:p>
          </table:table-cell>
          <table:table-cell>
            <text:p>99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1:06</text:p>
          </table:table-cell>
          <table:table-cell>
            <text:p>99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1:31</text:p>
          </table:table-cell>
          <table:table-cell>
            <text:p>106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1:31</text:p>
          </table:table-cell>
          <table:table-cell>
            <text:p>106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1:56</text:p>
          </table:table-cell>
          <table:table-cell>
            <text:p>114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1:56</text:p>
          </table:table-cell>
          <table:table-cell>
            <text:p>114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2:21</text:p>
          </table:table-cell>
          <table:table-cell>
            <text:p>121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2:21</text:p>
          </table:table-cell>
          <table:table-cell>
            <text:p>121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2:47</text:p>
          </table:table-cell>
          <table:table-cell>
            <text:p>128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2:47</text:p>
          </table:table-cell>
          <table:table-cell>
            <text:p>128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3:13</text:p>
          </table:table-cell>
          <table:table-cell>
            <text:p>135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3:13</text:p>
          </table:table-cell>
          <table:table-cell>
            <text:p>135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3:37</text:p>
          </table:table-cell>
          <table:table-cell>
            <text:p>142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3:37</text:p>
          </table:table-cell>
          <table:table-cell>
            <text:p>142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4:03</text:p>
          </table:table-cell>
          <table:table-cell>
            <text:p>149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4:03</text:p>
          </table:table-cell>
          <table:table-cell>
            <text:p>149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4:29</text:p>
          </table:table-cell>
          <table:table-cell>
            <text:p>156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4:29</text:p>
          </table:table-cell>
          <table:table-cell>
            <text:p>156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4:54</text:p>
          </table:table-cell>
          <table:table-cell>
            <text:p>163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4:54</text:p>
          </table:table-cell>
          <table:table-cell>
            <text:p>163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5:19</text:p>
          </table:table-cell>
          <table:table-cell>
            <text:p>170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5:19</text:p>
          </table:table-cell>
          <table:table-cell>
            <text:p>170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5:45</text:p>
          </table:table-cell>
          <table:table-cell>
            <text:p>177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5:45</text:p>
          </table:table-cell>
          <table:table-cell>
            <text:p>177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6:10</text:p>
          </table:table-cell>
          <table:table-cell>
            <text:p>184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6:10</text:p>
          </table:table-cell>
          <table:table-cell>
            <text:p>184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6:35</text:p>
          </table:table-cell>
          <table:table-cell>
            <text:p>191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6:35</text:p>
          </table:table-cell>
          <table:table-cell>
            <text:p>191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7:00</text:p>
          </table:table-cell>
          <table:table-cell>
            <text:p>198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7:00</text:p>
          </table:table-cell>
          <table:table-cell>
            <text:p>198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7:26</text:p>
          </table:table-cell>
          <table:table-cell>
            <text:p>205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7:26</text:p>
          </table:table-cell>
          <table:table-cell>
            <text:p>205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7:51</text:p>
          </table:table-cell>
          <table:table-cell>
            <text:p>213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7:51</text:p>
          </table:table-cell>
          <table:table-cell>
            <text:p>213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8:17</text:p>
          </table:table-cell>
          <table:table-cell>
            <text:p>220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8:17</text:p>
          </table:table-cell>
          <table:table-cell>
            <text:p>220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8:42</text:p>
          </table:table-cell>
          <table:table-cell>
            <text:p>227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8:42</text:p>
          </table:table-cell>
          <table:table-cell>
            <text:p>227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9:08</text:p>
          </table:table-cell>
          <table:table-cell>
            <text:p>234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9:08</text:p>
          </table:table-cell>
          <table:table-cell>
            <text:p>234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9:34</text:p>
          </table:table-cell>
          <table:table-cell>
            <text:p>241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9:34</text:p>
          </table:table-cell>
          <table:table-cell>
            <text:p>241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9:58</text:p>
          </table:table-cell>
          <table:table-cell>
            <text:p>248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19:59:58</text:p>
          </table:table-cell>
          <table:table-cell>
            <text:p>248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0:24</text:p>
          </table:table-cell>
          <table:table-cell>
            <text:p>255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0:24</text:p>
          </table:table-cell>
          <table:table-cell>
            <text:p>255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0:49</text:p>
          </table:table-cell>
          <table:table-cell>
            <text:p>262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0:49</text:p>
          </table:table-cell>
          <table:table-cell>
            <text:p>262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1:15</text:p>
          </table:table-cell>
          <table:table-cell>
            <text:p>270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1:15</text:p>
          </table:table-cell>
          <table:table-cell>
            <text:p>270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1:40</text:p>
          </table:table-cell>
          <table:table-cell>
            <text:p>277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1:40</text:p>
          </table:table-cell>
          <table:table-cell>
            <text:p>277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2:06</text:p>
          </table:table-cell>
          <table:table-cell>
            <text:p>284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2:06</text:p>
          </table:table-cell>
          <table:table-cell>
            <text:p>284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2:31</text:p>
          </table:table-cell>
          <table:table-cell>
            <text:p>291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2:31</text:p>
          </table:table-cell>
          <table:table-cell>
            <text:p>291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2:57</text:p>
          </table:table-cell>
          <table:table-cell>
            <text:p>298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2:57</text:p>
          </table:table-cell>
          <table:table-cell>
            <text:p>298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3:21</text:p>
          </table:table-cell>
          <table:table-cell>
            <text:p>305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3:21</text:p>
          </table:table-cell>
          <table:table-cell>
            <text:p>305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3:46</text:p>
          </table:table-cell>
          <table:table-cell>
            <text:p>312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3:46</text:p>
          </table:table-cell>
          <table:table-cell>
            <text:p>312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4:13</text:p>
          </table:table-cell>
          <table:table-cell>
            <text:p>319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4:13</text:p>
          </table:table-cell>
          <table:table-cell>
            <text:p>319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4:38</text:p>
          </table:table-cell>
          <table:table-cell>
            <text:p>326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4:38</text:p>
          </table:table-cell>
          <table:table-cell>
            <text:p>326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5:03</text:p>
          </table:table-cell>
          <table:table-cell>
            <text:p>333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5:03</text:p>
          </table:table-cell>
          <table:table-cell>
            <text:p>333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5:28</text:p>
          </table:table-cell>
          <table:table-cell>
            <text:p>340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5:28</text:p>
          </table:table-cell>
          <table:table-cell>
            <text:p>340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5:54</text:p>
          </table:table-cell>
          <table:table-cell>
            <text:p>347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5:54</text:p>
          </table:table-cell>
          <table:table-cell>
            <text:p>347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6:20</text:p>
          </table:table-cell>
          <table:table-cell>
            <text:p>354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6:20</text:p>
          </table:table-cell>
          <table:table-cell>
            <text:p>354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6:44</text:p>
          </table:table-cell>
          <table:table-cell>
            <text:p>361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6:44</text:p>
          </table:table-cell>
          <table:table-cell>
            <text:p>361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7:11</text:p>
          </table:table-cell>
          <table:table-cell>
            <text:p>368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7:11</text:p>
          </table:table-cell>
          <table:table-cell>
            <text:p>368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7:35</text:p>
          </table:table-cell>
          <table:table-cell>
            <text:p>375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7:35</text:p>
          </table:table-cell>
          <table:table-cell>
            <text:p>375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8:01</text:p>
          </table:table-cell>
          <table:table-cell>
            <text:p>382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8:01</text:p>
          </table:table-cell>
          <table:table-cell>
            <text:p>382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8:27</text:p>
          </table:table-cell>
          <table:table-cell>
            <text:p>389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8:27</text:p>
          </table:table-cell>
          <table:table-cell>
            <text:p>389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8:52</text:p>
          </table:table-cell>
          <table:table-cell>
            <text:p>396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8:52</text:p>
          </table:table-cell>
          <table:table-cell>
            <text:p>396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9:18</text:p>
          </table:table-cell>
          <table:table-cell>
            <text:p>403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9:18</text:p>
          </table:table-cell>
          <table:table-cell>
            <text:p>403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9:43</text:p>
          </table:table-cell>
          <table:table-cell>
            <text:p>410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09:43</text:p>
          </table:table-cell>
          <table:table-cell>
            <text:p>410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0:07</text:p>
          </table:table-cell>
          <table:table-cell>
            <text:p>417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0:07</text:p>
          </table:table-cell>
          <table:table-cell>
            <text:p>417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0:32</text:p>
          </table:table-cell>
          <table:table-cell>
            <text:p>424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0:32</text:p>
          </table:table-cell>
          <table:table-cell>
            <text:p>424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0:58</text:p>
          </table:table-cell>
          <table:table-cell>
            <text:p>432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0:58</text:p>
          </table:table-cell>
          <table:table-cell>
            <text:p>432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1:23</text:p>
          </table:table-cell>
          <table:table-cell>
            <text:p>439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1:23</text:p>
          </table:table-cell>
          <table:table-cell>
            <text:p>439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1:50</text:p>
          </table:table-cell>
          <table:table-cell>
            <text:p>446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1:50</text:p>
          </table:table-cell>
          <table:table-cell>
            <text:p>446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2:16</text:p>
          </table:table-cell>
          <table:table-cell>
            <text:p>453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2:16</text:p>
          </table:table-cell>
          <table:table-cell>
            <text:p>453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2:41</text:p>
          </table:table-cell>
          <table:table-cell>
            <text:p>460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2:41</text:p>
          </table:table-cell>
          <table:table-cell>
            <text:p>460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3:06</text:p>
          </table:table-cell>
          <table:table-cell>
            <text:p>467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3:06</text:p>
          </table:table-cell>
          <table:table-cell>
            <text:p>467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3:31</text:p>
          </table:table-cell>
          <table:table-cell>
            <text:p>473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3:31</text:p>
          </table:table-cell>
          <table:table-cell>
            <text:p>473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3:56</text:p>
          </table:table-cell>
          <table:table-cell>
            <text:p>481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3:56</text:p>
          </table:table-cell>
          <table:table-cell>
            <text:p>481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4:22</text:p>
          </table:table-cell>
          <table:table-cell>
            <text:p>488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4:22</text:p>
          </table:table-cell>
          <table:table-cell>
            <text:p>488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4:47</text:p>
          </table:table-cell>
          <table:table-cell>
            <text:p>494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4:47</text:p>
          </table:table-cell>
          <table:table-cell>
            <text:p>494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5:12</text:p>
          </table:table-cell>
          <table:table-cell>
            <text:p>501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5:12</text:p>
          </table:table-cell>
          <table:table-cell>
            <text:p>501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5:38</text:p>
          </table:table-cell>
          <table:table-cell>
            <text:p>508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5:38</text:p>
          </table:table-cell>
          <table:table-cell>
            <text:p>508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6:04</text:p>
          </table:table-cell>
          <table:table-cell>
            <text:p>515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6:04</text:p>
          </table:table-cell>
          <table:table-cell>
            <text:p>515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6:29</text:p>
          </table:table-cell>
          <table:table-cell>
            <text:p>522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6:29</text:p>
          </table:table-cell>
          <table:table-cell>
            <text:p>522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6:56</text:p>
          </table:table-cell>
          <table:table-cell>
            <text:p>529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6:56</text:p>
          </table:table-cell>
          <table:table-cell>
            <text:p>529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7:20</text:p>
          </table:table-cell>
          <table:table-cell>
            <text:p>536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7:20</text:p>
          </table:table-cell>
          <table:table-cell>
            <text:p>536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7:46</text:p>
          </table:table-cell>
          <table:table-cell>
            <text:p>543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7:46</text:p>
          </table:table-cell>
          <table:table-cell>
            <text:p>543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8:10</text:p>
          </table:table-cell>
          <table:table-cell>
            <text:p>549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8:10</text:p>
          </table:table-cell>
          <table:table-cell>
            <text:p>549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8:36</text:p>
          </table:table-cell>
          <table:table-cell>
            <text:p>556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8:36</text:p>
          </table:table-cell>
          <table:table-cell>
            <text:p>556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9:00</text:p>
          </table:table-cell>
          <table:table-cell>
            <text:p>563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9:00</text:p>
          </table:table-cell>
          <table:table-cell>
            <text:p>563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9:27</text:p>
          </table:table-cell>
          <table:table-cell>
            <text:p>571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9:27</text:p>
          </table:table-cell>
          <table:table-cell>
            <text:p>571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9:53</text:p>
          </table:table-cell>
          <table:table-cell>
            <text:p>577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19:53</text:p>
          </table:table-cell>
          <table:table-cell>
            <text:p>577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0:17</text:p>
          </table:table-cell>
          <table:table-cell>
            <text:p>584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0:17</text:p>
          </table:table-cell>
          <table:table-cell>
            <text:p>584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0:44</text:p>
          </table:table-cell>
          <table:table-cell>
            <text:p>592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0:44</text:p>
          </table:table-cell>
          <table:table-cell>
            <text:p>592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1:09</text:p>
          </table:table-cell>
          <table:table-cell>
            <text:p>598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1:09</text:p>
          </table:table-cell>
          <table:table-cell>
            <text:p>598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1:34</text:p>
          </table:table-cell>
          <table:table-cell>
            <text:p>605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1:34</text:p>
          </table:table-cell>
          <table:table-cell>
            <text:p>605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1:58</text:p>
          </table:table-cell>
          <table:table-cell>
            <text:p>612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1:58</text:p>
          </table:table-cell>
          <table:table-cell>
            <text:p>612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2:24</text:p>
          </table:table-cell>
          <table:table-cell>
            <text:p>619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2:24</text:p>
          </table:table-cell>
          <table:table-cell>
            <text:p>619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2:48</text:p>
          </table:table-cell>
          <table:table-cell>
            <text:p>626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2:48</text:p>
          </table:table-cell>
          <table:table-cell>
            <text:p>626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3:16</text:p>
          </table:table-cell>
          <table:table-cell>
            <text:p>634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3:16</text:p>
          </table:table-cell>
          <table:table-cell>
            <text:p>634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3:41</text:p>
          </table:table-cell>
          <table:table-cell>
            <text:p>641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3:41</text:p>
          </table:table-cell>
          <table:table-cell>
            <text:p>641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4:06</text:p>
          </table:table-cell>
          <table:table-cell>
            <text:p>648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4:06</text:p>
          </table:table-cell>
          <table:table-cell>
            <text:p>648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4:31</text:p>
          </table:table-cell>
          <table:table-cell>
            <text:p>655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4:31</text:p>
          </table:table-cell>
          <table:table-cell>
            <text:p>655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4:56</text:p>
          </table:table-cell>
          <table:table-cell>
            <text:p>661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4:56</text:p>
          </table:table-cell>
          <table:table-cell>
            <text:p>661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5:22</text:p>
          </table:table-cell>
          <table:table-cell>
            <text:p>668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5:22</text:p>
          </table:table-cell>
          <table:table-cell>
            <text:p>668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5:47</text:p>
          </table:table-cell>
          <table:table-cell>
            <text:p>675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5:47</text:p>
          </table:table-cell>
          <table:table-cell>
            <text:p>675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6:12</text:p>
          </table:table-cell>
          <table:table-cell>
            <text:p>682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6:12</text:p>
          </table:table-cell>
          <table:table-cell>
            <text:p>682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6:38</text:p>
          </table:table-cell>
          <table:table-cell>
            <text:p>689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6:38</text:p>
          </table:table-cell>
          <table:table-cell>
            <text:p>689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7:02</text:p>
          </table:table-cell>
          <table:table-cell>
            <text:p>696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7:02</text:p>
          </table:table-cell>
          <table:table-cell>
            <text:p>696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7:29</text:p>
          </table:table-cell>
          <table:table-cell>
            <text:p>704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7:29</text:p>
          </table:table-cell>
          <table:table-cell>
            <text:p>704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7:53</text:p>
          </table:table-cell>
          <table:table-cell>
            <text:p>711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7:53</text:p>
          </table:table-cell>
          <table:table-cell>
            <text:p>711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8:19</text:p>
          </table:table-cell>
          <table:table-cell>
            <text:p>718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8:19</text:p>
          </table:table-cell>
          <table:table-cell>
            <text:p>718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8:45</text:p>
          </table:table-cell>
          <table:table-cell>
            <text:p>725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8:45</text:p>
          </table:table-cell>
          <table:table-cell>
            <text:p>725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9:09</text:p>
          </table:table-cell>
          <table:table-cell>
            <text:p>732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9:09</text:p>
          </table:table-cell>
          <table:table-cell>
            <text:p>732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9:36</text:p>
          </table:table-cell>
          <table:table-cell>
            <text:p>739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29:36</text:p>
          </table:table-cell>
          <table:table-cell>
            <text:p>739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0:01</text:p>
          </table:table-cell>
          <table:table-cell>
            <text:p>746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0:01</text:p>
          </table:table-cell>
          <table:table-cell>
            <text:p>746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0:26</text:p>
          </table:table-cell>
          <table:table-cell>
            <text:p>753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0:26</text:p>
          </table:table-cell>
          <table:table-cell>
            <text:p>753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0:51</text:p>
          </table:table-cell>
          <table:table-cell>
            <text:p>760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0:51</text:p>
          </table:table-cell>
          <table:table-cell>
            <text:p>760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1:17</text:p>
          </table:table-cell>
          <table:table-cell>
            <text:p>768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1:17</text:p>
          </table:table-cell>
          <table:table-cell>
            <text:p>768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1:41</text:p>
          </table:table-cell>
          <table:table-cell>
            <text:p>774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1:41</text:p>
          </table:table-cell>
          <table:table-cell>
            <text:p>774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2:08</text:p>
          </table:table-cell>
          <table:table-cell>
            <text:p>782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2:08</text:p>
          </table:table-cell>
          <table:table-cell>
            <text:p>782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2:33</text:p>
          </table:table-cell>
          <table:table-cell>
            <text:p>789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2:33</text:p>
          </table:table-cell>
          <table:table-cell>
            <text:p>789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2:59</text:p>
          </table:table-cell>
          <table:table-cell>
            <text:p>796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2:59</text:p>
          </table:table-cell>
          <table:table-cell>
            <text:p>796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3:24</text:p>
          </table:table-cell>
          <table:table-cell>
            <text:p>803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3:24</text:p>
          </table:table-cell>
          <table:table-cell>
            <text:p>803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3:50</text:p>
          </table:table-cell>
          <table:table-cell>
            <text:p>810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3:50</text:p>
          </table:table-cell>
          <table:table-cell>
            <text:p>810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4:15</text:p>
          </table:table-cell>
          <table:table-cell>
            <text:p>817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4:15</text:p>
          </table:table-cell>
          <table:table-cell>
            <text:p>817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4:40</text:p>
          </table:table-cell>
          <table:table-cell>
            <text:p>824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4:40</text:p>
          </table:table-cell>
          <table:table-cell>
            <text:p>824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5:05</text:p>
          </table:table-cell>
          <table:table-cell>
            <text:p>831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5:05</text:p>
          </table:table-cell>
          <table:table-cell>
            <text:p>831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5:31</text:p>
          </table:table-cell>
          <table:table-cell>
            <text:p>838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5:31</text:p>
          </table:table-cell>
          <table:table-cell>
            <text:p>838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5:56</text:p>
          </table:table-cell>
          <table:table-cell>
            <text:p>845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5:56</text:p>
          </table:table-cell>
          <table:table-cell>
            <text:p>845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6:21</text:p>
          </table:table-cell>
          <table:table-cell>
            <text:p>852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6:21</text:p>
          </table:table-cell>
          <table:table-cell>
            <text:p>852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6:47</text:p>
          </table:table-cell>
          <table:table-cell>
            <text:p>859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6:47</text:p>
          </table:table-cell>
          <table:table-cell>
            <text:p>859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7:12</text:p>
          </table:table-cell>
          <table:table-cell>
            <text:p>866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7:12</text:p>
          </table:table-cell>
          <table:table-cell>
            <text:p>866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7:38</text:p>
          </table:table-cell>
          <table:table-cell>
            <text:p>873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7:38</text:p>
          </table:table-cell>
          <table:table-cell>
            <text:p>873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8:04</text:p>
          </table:table-cell>
          <table:table-cell>
            <text:p>880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8:04</text:p>
          </table:table-cell>
          <table:table-cell>
            <text:p>880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8:29</text:p>
          </table:table-cell>
          <table:table-cell>
            <text:p>887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8:29</text:p>
          </table:table-cell>
          <table:table-cell>
            <text:p>887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8:54</text:p>
          </table:table-cell>
          <table:table-cell>
            <text:p>894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8:54</text:p>
          </table:table-cell>
          <table:table-cell>
            <text:p>894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9:20</text:p>
          </table:table-cell>
          <table:table-cell>
            <text:p>901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9:20</text:p>
          </table:table-cell>
          <table:table-cell>
            <text:p>901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9:46</text:p>
          </table:table-cell>
          <table:table-cell>
            <text:p>908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39:46</text:p>
          </table:table-cell>
          <table:table-cell>
            <text:p>908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0:11</text:p>
          </table:table-cell>
          <table:table-cell>
            <text:p>915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0:11</text:p>
          </table:table-cell>
          <table:table-cell>
            <text:p>915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0:36</text:p>
          </table:table-cell>
          <table:table-cell>
            <text:p>922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0:36</text:p>
          </table:table-cell>
          <table:table-cell>
            <text:p>922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1:01</text:p>
          </table:table-cell>
          <table:table-cell>
            <text:p>929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1:01</text:p>
          </table:table-cell>
          <table:table-cell>
            <text:p>929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1:26</text:p>
          </table:table-cell>
          <table:table-cell>
            <text:p>936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1:26</text:p>
          </table:table-cell>
          <table:table-cell>
            <text:p>936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1:51</text:p>
          </table:table-cell>
          <table:table-cell>
            <text:p>943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1:51</text:p>
          </table:table-cell>
          <table:table-cell>
            <text:p>943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2:18</text:p>
          </table:table-cell>
          <table:table-cell>
            <text:p>951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2:18</text:p>
          </table:table-cell>
          <table:table-cell>
            <text:p>951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2:43</text:p>
          </table:table-cell>
          <table:table-cell>
            <text:p>957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2:43</text:p>
          </table:table-cell>
          <table:table-cell>
            <text:p>957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3:09</text:p>
          </table:table-cell>
          <table:table-cell>
            <text:p>964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3:09</text:p>
          </table:table-cell>
          <table:table-cell>
            <text:p>964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3:33</text:p>
          </table:table-cell>
          <table:table-cell>
            <text:p>972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3:33</text:p>
          </table:table-cell>
          <table:table-cell>
            <text:p>972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3:59</text:p>
          </table:table-cell>
          <table:table-cell>
            <text:p>979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3:59</text:p>
          </table:table-cell>
          <table:table-cell>
            <text:p>979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4:24</text:p>
          </table:table-cell>
          <table:table-cell>
            <text:p>986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4:24</text:p>
          </table:table-cell>
          <table:table-cell>
            <text:p>986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4:50</text:p>
          </table:table-cell>
          <table:table-cell>
            <text:p>993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4:50</text:p>
          </table:table-cell>
          <table:table-cell>
            <text:p>993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5:14</text:p>
          </table:table-cell>
          <table:table-cell>
            <text:p>1000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5:14</text:p>
          </table:table-cell>
          <table:table-cell>
            <text:p>1000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5:40</text:p>
          </table:table-cell>
          <table:table-cell>
            <text:p>1007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5:40</text:p>
          </table:table-cell>
          <table:table-cell>
            <text:p>1007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6:06</text:p>
          </table:table-cell>
          <table:table-cell>
            <text:p>1014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6:06</text:p>
          </table:table-cell>
          <table:table-cell>
            <text:p>1014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6:31</text:p>
          </table:table-cell>
          <table:table-cell>
            <text:p>1021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6:31</text:p>
          </table:table-cell>
          <table:table-cell>
            <text:p>1021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6:56</text:p>
          </table:table-cell>
          <table:table-cell>
            <text:p>1028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6:56</text:p>
          </table:table-cell>
          <table:table-cell>
            <text:p>1028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7:21</text:p>
          </table:table-cell>
          <table:table-cell>
            <text:p>1035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7:21</text:p>
          </table:table-cell>
          <table:table-cell>
            <text:p>1035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7:47</text:p>
          </table:table-cell>
          <table:table-cell>
            <text:p>1043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7:47</text:p>
          </table:table-cell>
          <table:table-cell>
            <text:p>1043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8:13</text:p>
          </table:table-cell>
          <table:table-cell>
            <text:p>1050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8:13</text:p>
          </table:table-cell>
          <table:table-cell>
            <text:p>1050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8:38</text:p>
          </table:table-cell>
          <table:table-cell>
            <text:p>1057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8:38</text:p>
          </table:table-cell>
          <table:table-cell>
            <text:p>1057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9:04</text:p>
          </table:table-cell>
          <table:table-cell>
            <text:p>1064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9:04</text:p>
          </table:table-cell>
          <table:table-cell>
            <text:p>1064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9:29</text:p>
          </table:table-cell>
          <table:table-cell>
            <text:p>1071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9:29</text:p>
          </table:table-cell>
          <table:table-cell>
            <text:p>1071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9:53</text:p>
          </table:table-cell>
          <table:table-cell>
            <text:p>1078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49:53</text:p>
          </table:table-cell>
          <table:table-cell>
            <text:p>1078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0:18</text:p>
          </table:table-cell>
          <table:table-cell>
            <text:p>1085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0:18</text:p>
          </table:table-cell>
          <table:table-cell>
            <text:p>1085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0:45</text:p>
          </table:table-cell>
          <table:table-cell>
            <text:p>1092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0:45</text:p>
          </table:table-cell>
          <table:table-cell>
            <text:p>1092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1:11</text:p>
          </table:table-cell>
          <table:table-cell>
            <text:p>1100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1:11</text:p>
          </table:table-cell>
          <table:table-cell>
            <text:p>1100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1:36</text:p>
          </table:table-cell>
          <table:table-cell>
            <text:p>1106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1:36</text:p>
          </table:table-cell>
          <table:table-cell>
            <text:p>1106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2:01</text:p>
          </table:table-cell>
          <table:table-cell>
            <text:p>1113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2:01</text:p>
          </table:table-cell>
          <table:table-cell>
            <text:p>1113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2:27</text:p>
          </table:table-cell>
          <table:table-cell>
            <text:p>1120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2:27</text:p>
          </table:table-cell>
          <table:table-cell>
            <text:p>1120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2:52</text:p>
          </table:table-cell>
          <table:table-cell>
            <text:p>1127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2:52</text:p>
          </table:table-cell>
          <table:table-cell>
            <text:p>1127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3:18</text:p>
          </table:table-cell>
          <table:table-cell>
            <text:p>1134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3:18</text:p>
          </table:table-cell>
          <table:table-cell>
            <text:p>1134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3:43</text:p>
          </table:table-cell>
          <table:table-cell>
            <text:p>1141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3:43</text:p>
          </table:table-cell>
          <table:table-cell>
            <text:p>1141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4:08</text:p>
          </table:table-cell>
          <table:table-cell>
            <text:p>1148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4:08</text:p>
          </table:table-cell>
          <table:table-cell>
            <text:p>1148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4:34</text:p>
          </table:table-cell>
          <table:table-cell>
            <text:p>1155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4:34</text:p>
          </table:table-cell>
          <table:table-cell>
            <text:p>1155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4:59</text:p>
          </table:table-cell>
          <table:table-cell>
            <text:p>1162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4:59</text:p>
          </table:table-cell>
          <table:table-cell>
            <text:p>1162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5:25</text:p>
          </table:table-cell>
          <table:table-cell>
            <text:p>1169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5:25</text:p>
          </table:table-cell>
          <table:table-cell>
            <text:p>1169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5:50</text:p>
          </table:table-cell>
          <table:table-cell>
            <text:p>1176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5:50</text:p>
          </table:table-cell>
          <table:table-cell>
            <text:p>1176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6:14</text:p>
          </table:table-cell>
          <table:table-cell>
            <text:p>1183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6:14</text:p>
          </table:table-cell>
          <table:table-cell>
            <text:p>1183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6:39</text:p>
          </table:table-cell>
          <table:table-cell>
            <text:p>1190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6:39</text:p>
          </table:table-cell>
          <table:table-cell>
            <text:p>1190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7:05</text:p>
          </table:table-cell>
          <table:table-cell>
            <text:p>1197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7:05</text:p>
          </table:table-cell>
          <table:table-cell>
            <text:p>1197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7:31</text:p>
          </table:table-cell>
          <table:table-cell>
            <text:p>1204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7:31</text:p>
          </table:table-cell>
          <table:table-cell>
            <text:p>1204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7:56</text:p>
          </table:table-cell>
          <table:table-cell>
            <text:p>1211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7:56</text:p>
          </table:table-cell>
          <table:table-cell>
            <text:p>1211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8:22</text:p>
          </table:table-cell>
          <table:table-cell>
            <text:p>1218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8:22</text:p>
          </table:table-cell>
          <table:table-cell>
            <text:p>1218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8:47</text:p>
          </table:table-cell>
          <table:table-cell>
            <text:p>1225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8:47</text:p>
          </table:table-cell>
          <table:table-cell>
            <text:p>1225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9:13</text:p>
          </table:table-cell>
          <table:table-cell>
            <text:p>1232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9:13</text:p>
          </table:table-cell>
          <table:table-cell>
            <text:p>1232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9:37</text:p>
          </table:table-cell>
          <table:table-cell>
            <text:p>1240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0:59:37</text:p>
          </table:table-cell>
          <table:table-cell>
            <text:p>1240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0:02</text:p>
          </table:table-cell>
          <table:table-cell>
            <text:p>1247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0:02</text:p>
          </table:table-cell>
          <table:table-cell>
            <text:p>1247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0:29</text:p>
          </table:table-cell>
          <table:table-cell>
            <text:p>1254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0:29</text:p>
          </table:table-cell>
          <table:table-cell>
            <text:p>1254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0:54</text:p>
          </table:table-cell>
          <table:table-cell>
            <text:p>1261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0:54</text:p>
          </table:table-cell>
          <table:table-cell>
            <text:p>1261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1:18</text:p>
          </table:table-cell>
          <table:table-cell>
            <text:p>1268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1:18</text:p>
          </table:table-cell>
          <table:table-cell>
            <text:p>1268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1:44</text:p>
          </table:table-cell>
          <table:table-cell>
            <text:p>1275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1:44</text:p>
          </table:table-cell>
          <table:table-cell>
            <text:p>1275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2:10</text:p>
          </table:table-cell>
          <table:table-cell>
            <text:p>1282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2:10</text:p>
          </table:table-cell>
          <table:table-cell>
            <text:p>1282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2:35</text:p>
          </table:table-cell>
          <table:table-cell>
            <text:p>1289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2:35</text:p>
          </table:table-cell>
          <table:table-cell>
            <text:p>1289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3:01</text:p>
          </table:table-cell>
          <table:table-cell>
            <text:p>1296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3:01</text:p>
          </table:table-cell>
          <table:table-cell>
            <text:p>1296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3:26</text:p>
          </table:table-cell>
          <table:table-cell>
            <text:p>1303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3:26</text:p>
          </table:table-cell>
          <table:table-cell>
            <text:p>1303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3:52</text:p>
          </table:table-cell>
          <table:table-cell>
            <text:p>1311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3:52</text:p>
          </table:table-cell>
          <table:table-cell>
            <text:p>1311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4:17</text:p>
          </table:table-cell>
          <table:table-cell>
            <text:p>1317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4:17</text:p>
          </table:table-cell>
          <table:table-cell>
            <text:p>1317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4:41</text:p>
          </table:table-cell>
          <table:table-cell>
            <text:p>1324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4:41</text:p>
          </table:table-cell>
          <table:table-cell>
            <text:p>1324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5:07</text:p>
          </table:table-cell>
          <table:table-cell>
            <text:p>1331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5:07</text:p>
          </table:table-cell>
          <table:table-cell>
            <text:p>1331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5:34</text:p>
          </table:table-cell>
          <table:table-cell>
            <text:p>1339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5:34</text:p>
          </table:table-cell>
          <table:table-cell>
            <text:p>1339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5:59</text:p>
          </table:table-cell>
          <table:table-cell>
            <text:p>1346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5:59</text:p>
          </table:table-cell>
          <table:table-cell>
            <text:p>1346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6:25</text:p>
          </table:table-cell>
          <table:table-cell>
            <text:p>1353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6:25</text:p>
          </table:table-cell>
          <table:table-cell>
            <text:p>1353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6:50</text:p>
          </table:table-cell>
          <table:table-cell>
            <text:p>1359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6:50</text:p>
          </table:table-cell>
          <table:table-cell>
            <text:p>1359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7:16</text:p>
          </table:table-cell>
          <table:table-cell>
            <text:p>1366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7:16</text:p>
          </table:table-cell>
          <table:table-cell>
            <text:p>1366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7:41</text:p>
          </table:table-cell>
          <table:table-cell>
            <text:p>1373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7:41</text:p>
          </table:table-cell>
          <table:table-cell>
            <text:p>1373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8:07</text:p>
          </table:table-cell>
          <table:table-cell>
            <text:p>1381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8:07</text:p>
          </table:table-cell>
          <table:table-cell>
            <text:p>1381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8:33</text:p>
          </table:table-cell>
          <table:table-cell>
            <text:p>1387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8:33</text:p>
          </table:table-cell>
          <table:table-cell>
            <text:p>1387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8:57</text:p>
          </table:table-cell>
          <table:table-cell>
            <text:p>1394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8:57</text:p>
          </table:table-cell>
          <table:table-cell>
            <text:p>1394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9:23</text:p>
          </table:table-cell>
          <table:table-cell>
            <text:p>1401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  <table:table-row>
          <table:table-cell>
            <text:p>2025-10-03 21:09:23</text:p>
          </table:table-cell>
          <table:table-cell>
            <text:p>1401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>001</text:p>
          </table:table-cell>
          <table:table-cell>
            <text:p>01</text:p>
          </table:table-cell>
          <table:table-cell>
            <text:p>Authentication and Ciphering Req</text:p>
          </table:table-cell>
          <table:table-cell>
            <text:p>132</text:p>
          </table:table-cell>
          <table:table-cell>
            <text:p>100</text:p>
          </table:table-cell>
          <table:table-cell>
            <text:p>GEA0</text:p>
          </table:table-cell>
        </table:table-row>
      </table:table>
      <table:table table:name="3G ENC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Domain</text:p>
          </table:table-cell>
          <table:table-cell>
            <text:p>Message</text:p>
          </table:table-cell>
          <table:table-cell>
            <text:p>ARFCN</text:p>
          </table:table-cell>
          <table:table-cell>
            <text:p>RNC_ID</text:p>
          </table:table-cell>
          <table:table-cell>
            <text:p>Cell_ID</text:p>
          </table:table-cell>
          <table:table-cell>
            <text:p>Algorithm</text:p>
          </table:table-cell>
        </table:table-row>
      </table:table>
      <table:table table:name="3G INT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Domain</text:p>
          </table:table-cell>
          <table:table-cell>
            <text:p>Message</text:p>
          </table:table-cell>
          <table:table-cell>
            <text:p>ARFCN</text:p>
          </table:table-cell>
          <table:table-cell>
            <text:p>RNC_ID</text:p>
          </table:table-cell>
          <table:table-cell>
            <text:p>Cell_ID</text:p>
          </table:table-cell>
          <table:table-cell>
            <text:p>Algorithm</text:p>
          </table:table-cell>
        </table:table-row>
        <table:table-row>
          <table:table-cell>
            <text:p>2025-10-03 19:45:10</text:p>
          </table:table-cell>
          <table:table-cell>
            <text:p>1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5:35</text:p>
          </table:table-cell>
          <table:table-cell>
            <text:p>8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6:01</text:p>
          </table:table-cell>
          <table:table-cell>
            <text:p>15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6:27</text:p>
          </table:table-cell>
          <table:table-cell>
            <text:p>22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6:53</text:p>
          </table:table-cell>
          <table:table-cell>
            <text:p>29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7:18</text:p>
          </table:table-cell>
          <table:table-cell>
            <text:p>36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7:43</text:p>
          </table:table-cell>
          <table:table-cell>
            <text:p>43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8:09</text:p>
          </table:table-cell>
          <table:table-cell>
            <text:p>50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8:33</text:p>
          </table:table-cell>
          <table:table-cell>
            <text:p>57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8:59</text:p>
          </table:table-cell>
          <table:table-cell>
            <text:p>65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9:24</text:p>
          </table:table-cell>
          <table:table-cell>
            <text:p>72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49:50</text:p>
          </table:table-cell>
          <table:table-cell>
            <text:p>78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0:14</text:p>
          </table:table-cell>
          <table:table-cell>
            <text:p>86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0:40</text:p>
          </table:table-cell>
          <table:table-cell>
            <text:p>93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1:06</text:p>
          </table:table-cell>
          <table:table-cell>
            <text:p>100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1:31</text:p>
          </table:table-cell>
          <table:table-cell>
            <text:p>107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1:57</text:p>
          </table:table-cell>
          <table:table-cell>
            <text:p>114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2:21</text:p>
          </table:table-cell>
          <table:table-cell>
            <text:p>121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2:48</text:p>
          </table:table-cell>
          <table:table-cell>
            <text:p>128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3:13</text:p>
          </table:table-cell>
          <table:table-cell>
            <text:p>135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3:38</text:p>
          </table:table-cell>
          <table:table-cell>
            <text:p>142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4:04</text:p>
          </table:table-cell>
          <table:table-cell>
            <text:p>149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4:30</text:p>
          </table:table-cell>
          <table:table-cell>
            <text:p>156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4:55</text:p>
          </table:table-cell>
          <table:table-cell>
            <text:p>163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5:20</text:p>
          </table:table-cell>
          <table:table-cell>
            <text:p>170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5:46</text:p>
          </table:table-cell>
          <table:table-cell>
            <text:p>177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6:10</text:p>
          </table:table-cell>
          <table:table-cell>
            <text:p>184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6:36</text:p>
          </table:table-cell>
          <table:table-cell>
            <text:p>191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7:01</text:p>
          </table:table-cell>
          <table:table-cell>
            <text:p>198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7:27</text:p>
          </table:table-cell>
          <table:table-cell>
            <text:p>206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7:51</text:p>
          </table:table-cell>
          <table:table-cell>
            <text:p>213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8:18</text:p>
          </table:table-cell>
          <table:table-cell>
            <text:p>220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8:43</text:p>
          </table:table-cell>
          <table:table-cell>
            <text:p>227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9:08</text:p>
          </table:table-cell>
          <table:table-cell>
            <text:p>234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9:34</text:p>
          </table:table-cell>
          <table:table-cell>
            <text:p>241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19:59:58</text:p>
          </table:table-cell>
          <table:table-cell>
            <text:p>248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0:24</text:p>
          </table:table-cell>
          <table:table-cell>
            <text:p>255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0:50</text:p>
          </table:table-cell>
          <table:table-cell>
            <text:p>262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1:15</text:p>
          </table:table-cell>
          <table:table-cell>
            <text:p>270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1:41</text:p>
          </table:table-cell>
          <table:table-cell>
            <text:p>277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2:07</text:p>
          </table:table-cell>
          <table:table-cell>
            <text:p>284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2:31</text:p>
          </table:table-cell>
          <table:table-cell>
            <text:p>291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2:57</text:p>
          </table:table-cell>
          <table:table-cell>
            <text:p>298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3:21</text:p>
          </table:table-cell>
          <table:table-cell>
            <text:p>305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3:47</text:p>
          </table:table-cell>
          <table:table-cell>
            <text:p>312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4:14</text:p>
          </table:table-cell>
          <table:table-cell>
            <text:p>320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4:39</text:p>
          </table:table-cell>
          <table:table-cell>
            <text:p>326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5:04</text:p>
          </table:table-cell>
          <table:table-cell>
            <text:p>333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5:29</text:p>
          </table:table-cell>
          <table:table-cell>
            <text:p>340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5:55</text:p>
          </table:table-cell>
          <table:table-cell>
            <text:p>347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6:21</text:p>
          </table:table-cell>
          <table:table-cell>
            <text:p>355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6:45</text:p>
          </table:table-cell>
          <table:table-cell>
            <text:p>361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7:11</text:p>
          </table:table-cell>
          <table:table-cell>
            <text:p>368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7:36</text:p>
          </table:table-cell>
          <table:table-cell>
            <text:p>375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8:02</text:p>
          </table:table-cell>
          <table:table-cell>
            <text:p>382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8:27</text:p>
          </table:table-cell>
          <table:table-cell>
            <text:p>389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8:52</text:p>
          </table:table-cell>
          <table:table-cell>
            <text:p>396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9:18</text:p>
          </table:table-cell>
          <table:table-cell>
            <text:p>403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09:43</text:p>
          </table:table-cell>
          <table:table-cell>
            <text:p>410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0:08</text:p>
          </table:table-cell>
          <table:table-cell>
            <text:p>417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0:33</text:p>
          </table:table-cell>
          <table:table-cell>
            <text:p>425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0:59</text:p>
          </table:table-cell>
          <table:table-cell>
            <text:p>432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1:24</text:p>
          </table:table-cell>
          <table:table-cell>
            <text:p>439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1:51</text:p>
          </table:table-cell>
          <table:table-cell>
            <text:p>446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2:16</text:p>
          </table:table-cell>
          <table:table-cell>
            <text:p>453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2:42</text:p>
          </table:table-cell>
          <table:table-cell>
            <text:p>460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3:07</text:p>
          </table:table-cell>
          <table:table-cell>
            <text:p>467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3:32</text:p>
          </table:table-cell>
          <table:table-cell>
            <text:p>474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3:57</text:p>
          </table:table-cell>
          <table:table-cell>
            <text:p>481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4:23</text:p>
          </table:table-cell>
          <table:table-cell>
            <text:p>488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4:47</text:p>
          </table:table-cell>
          <table:table-cell>
            <text:p>495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5:12</text:p>
          </table:table-cell>
          <table:table-cell>
            <text:p>501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5:39</text:p>
          </table:table-cell>
          <table:table-cell>
            <text:p>509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6:04</text:p>
          </table:table-cell>
          <table:table-cell>
            <text:p>516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6:30</text:p>
          </table:table-cell>
          <table:table-cell>
            <text:p>523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6:57</text:p>
          </table:table-cell>
          <table:table-cell>
            <text:p>530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7:22</text:p>
          </table:table-cell>
          <table:table-cell>
            <text:p>537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7:47</text:p>
          </table:table-cell>
          <table:table-cell>
            <text:p>543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8:12</text:p>
          </table:table-cell>
          <table:table-cell>
            <text:p>550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8:37</text:p>
          </table:table-cell>
          <table:table-cell>
            <text:p>557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9:01</text:p>
          </table:table-cell>
          <table:table-cell>
            <text:p>564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9:28</text:p>
          </table:table-cell>
          <table:table-cell>
            <text:p>571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19:54</text:p>
          </table:table-cell>
          <table:table-cell>
            <text:p>578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0:18</text:p>
          </table:table-cell>
          <table:table-cell>
            <text:p>584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0:45</text:p>
          </table:table-cell>
          <table:table-cell>
            <text:p>592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1:09</text:p>
          </table:table-cell>
          <table:table-cell>
            <text:p>599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1:34</text:p>
          </table:table-cell>
          <table:table-cell>
            <text:p>605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1:58</text:p>
          </table:table-cell>
          <table:table-cell>
            <text:p>612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2:25</text:p>
          </table:table-cell>
          <table:table-cell>
            <text:p>619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2:49</text:p>
          </table:table-cell>
          <table:table-cell>
            <text:p>626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3:17</text:p>
          </table:table-cell>
          <table:table-cell>
            <text:p>634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3:41</text:p>
          </table:table-cell>
          <table:table-cell>
            <text:p>641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4:07</text:p>
          </table:table-cell>
          <table:table-cell>
            <text:p>648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4:32</text:p>
          </table:table-cell>
          <table:table-cell>
            <text:p>655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4:57</text:p>
          </table:table-cell>
          <table:table-cell>
            <text:p>662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5:22</text:p>
          </table:table-cell>
          <table:table-cell>
            <text:p>669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5:48</text:p>
          </table:table-cell>
          <table:table-cell>
            <text:p>676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6:13</text:p>
          </table:table-cell>
          <table:table-cell>
            <text:p>682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6:38</text:p>
          </table:table-cell>
          <table:table-cell>
            <text:p>690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7:03</text:p>
          </table:table-cell>
          <table:table-cell>
            <text:p>697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7:29</text:p>
          </table:table-cell>
          <table:table-cell>
            <text:p>704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7:54</text:p>
          </table:table-cell>
          <table:table-cell>
            <text:p>711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8:20</text:p>
          </table:table-cell>
          <table:table-cell>
            <text:p>718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8:45</text:p>
          </table:table-cell>
          <table:table-cell>
            <text:p>725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9:10</text:p>
          </table:table-cell>
          <table:table-cell>
            <text:p>732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29:36</text:p>
          </table:table-cell>
          <table:table-cell>
            <text:p>740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0:02</text:p>
          </table:table-cell>
          <table:table-cell>
            <text:p>746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0:27</text:p>
          </table:table-cell>
          <table:table-cell>
            <text:p>753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0:51</text:p>
          </table:table-cell>
          <table:table-cell>
            <text:p>760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1:18</text:p>
          </table:table-cell>
          <table:table-cell>
            <text:p>768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1:42</text:p>
          </table:table-cell>
          <table:table-cell>
            <text:p>774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2:08</text:p>
          </table:table-cell>
          <table:table-cell>
            <text:p>782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2:33</text:p>
          </table:table-cell>
          <table:table-cell>
            <text:p>789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2:59</text:p>
          </table:table-cell>
          <table:table-cell>
            <text:p>796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3:24</text:p>
          </table:table-cell>
          <table:table-cell>
            <text:p>803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3:50</text:p>
          </table:table-cell>
          <table:table-cell>
            <text:p>810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4:16</text:p>
          </table:table-cell>
          <table:table-cell>
            <text:p>817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4:40</text:p>
          </table:table-cell>
          <table:table-cell>
            <text:p>824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5:06</text:p>
          </table:table-cell>
          <table:table-cell>
            <text:p>831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5:32</text:p>
          </table:table-cell>
          <table:table-cell>
            <text:p>838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5:57</text:p>
          </table:table-cell>
          <table:table-cell>
            <text:p>845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6:22</text:p>
          </table:table-cell>
          <table:table-cell>
            <text:p>852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6:48</text:p>
          </table:table-cell>
          <table:table-cell>
            <text:p>859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7:13</text:p>
          </table:table-cell>
          <table:table-cell>
            <text:p>866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7:39</text:p>
          </table:table-cell>
          <table:table-cell>
            <text:p>873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8:05</text:p>
          </table:table-cell>
          <table:table-cell>
            <text:p>881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8:29</text:p>
          </table:table-cell>
          <table:table-cell>
            <text:p>887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8:55</text:p>
          </table:table-cell>
          <table:table-cell>
            <text:p>894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9:20</text:p>
          </table:table-cell>
          <table:table-cell>
            <text:p>902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39:46</text:p>
          </table:table-cell>
          <table:table-cell>
            <text:p>909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0:12</text:p>
          </table:table-cell>
          <table:table-cell>
            <text:p>916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0:37</text:p>
          </table:table-cell>
          <table:table-cell>
            <text:p>923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1:01</text:p>
          </table:table-cell>
          <table:table-cell>
            <text:p>929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1:27</text:p>
          </table:table-cell>
          <table:table-cell>
            <text:p>936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1:52</text:p>
          </table:table-cell>
          <table:table-cell>
            <text:p>943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2:18</text:p>
          </table:table-cell>
          <table:table-cell>
            <text:p>951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2:44</text:p>
          </table:table-cell>
          <table:table-cell>
            <text:p>958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3:09</text:p>
          </table:table-cell>
          <table:table-cell>
            <text:p>965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3:33</text:p>
          </table:table-cell>
          <table:table-cell>
            <text:p>972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4:00</text:p>
          </table:table-cell>
          <table:table-cell>
            <text:p>979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4:25</text:p>
          </table:table-cell>
          <table:table-cell>
            <text:p>986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4:50</text:p>
          </table:table-cell>
          <table:table-cell>
            <text:p>993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5:15</text:p>
          </table:table-cell>
          <table:table-cell>
            <text:p>1000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5:41</text:p>
          </table:table-cell>
          <table:table-cell>
            <text:p>1007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6:07</text:p>
          </table:table-cell>
          <table:table-cell>
            <text:p>1014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6:32</text:p>
          </table:table-cell>
          <table:table-cell>
            <text:p>1021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6:57</text:p>
          </table:table-cell>
          <table:table-cell>
            <text:p>1028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7:22</text:p>
          </table:table-cell>
          <table:table-cell>
            <text:p>1036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7:48</text:p>
          </table:table-cell>
          <table:table-cell>
            <text:p>1043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8:13</text:p>
          </table:table-cell>
          <table:table-cell>
            <text:p>1050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8:38</text:p>
          </table:table-cell>
          <table:table-cell>
            <text:p>1057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9:04</text:p>
          </table:table-cell>
          <table:table-cell>
            <text:p>1064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9:30</text:p>
          </table:table-cell>
          <table:table-cell>
            <text:p>1071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49:54</text:p>
          </table:table-cell>
          <table:table-cell>
            <text:p>1078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0:19</text:p>
          </table:table-cell>
          <table:table-cell>
            <text:p>1085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0:46</text:p>
          </table:table-cell>
          <table:table-cell>
            <text:p>1093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1:11</text:p>
          </table:table-cell>
          <table:table-cell>
            <text:p>1100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1:36</text:p>
          </table:table-cell>
          <table:table-cell>
            <text:p>1106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2:02</text:p>
          </table:table-cell>
          <table:table-cell>
            <text:p>1114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2:27</text:p>
          </table:table-cell>
          <table:table-cell>
            <text:p>1120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2:53</text:p>
          </table:table-cell>
          <table:table-cell>
            <text:p>1128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3:18</text:p>
          </table:table-cell>
          <table:table-cell>
            <text:p>1134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3:43</text:p>
          </table:table-cell>
          <table:table-cell>
            <text:p>1141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4:08</text:p>
          </table:table-cell>
          <table:table-cell>
            <text:p>1148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4:34</text:p>
          </table:table-cell>
          <table:table-cell>
            <text:p>1155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5:00</text:p>
          </table:table-cell>
          <table:table-cell>
            <text:p>1162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5:26</text:p>
          </table:table-cell>
          <table:table-cell>
            <text:p>1169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5:50</text:p>
          </table:table-cell>
          <table:table-cell>
            <text:p>1176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6:15</text:p>
          </table:table-cell>
          <table:table-cell>
            <text:p>1183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6:40</text:p>
          </table:table-cell>
          <table:table-cell>
            <text:p>1190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7:06</text:p>
          </table:table-cell>
          <table:table-cell>
            <text:p>1198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7:32</text:p>
          </table:table-cell>
          <table:table-cell>
            <text:p>1205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7:57</text:p>
          </table:table-cell>
          <table:table-cell>
            <text:p>1211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8:23</text:p>
          </table:table-cell>
          <table:table-cell>
            <text:p>1218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8:48</text:p>
          </table:table-cell>
          <table:table-cell>
            <text:p>1226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9:13</text:p>
          </table:table-cell>
          <table:table-cell>
            <text:p>1233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0:59:38</text:p>
          </table:table-cell>
          <table:table-cell>
            <text:p>1240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0:03</text:p>
          </table:table-cell>
          <table:table-cell>
            <text:p>1247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0:29</text:p>
          </table:table-cell>
          <table:table-cell>
            <text:p>1254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0:55</text:p>
          </table:table-cell>
          <table:table-cell>
            <text:p>1262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1:19</text:p>
          </table:table-cell>
          <table:table-cell>
            <text:p>1268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1:45</text:p>
          </table:table-cell>
          <table:table-cell>
            <text:p>1276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2:11</text:p>
          </table:table-cell>
          <table:table-cell>
            <text:p>1283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2:36</text:p>
          </table:table-cell>
          <table:table-cell>
            <text:p>1290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3:01</text:p>
          </table:table-cell>
          <table:table-cell>
            <text:p>1297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3:27</text:p>
          </table:table-cell>
          <table:table-cell>
            <text:p>1303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3:53</text:p>
          </table:table-cell>
          <table:table-cell>
            <text:p>1311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4:18</text:p>
          </table:table-cell>
          <table:table-cell>
            <text:p>1317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4:42</text:p>
          </table:table-cell>
          <table:table-cell>
            <text:p>1324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5:08</text:p>
          </table:table-cell>
          <table:table-cell>
            <text:p>1331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5:34</text:p>
          </table:table-cell>
          <table:table-cell>
            <text:p>1339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6:00</text:p>
          </table:table-cell>
          <table:table-cell>
            <text:p>1346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6:26</text:p>
          </table:table-cell>
          <table:table-cell>
            <text:p>1353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6:51</text:p>
          </table:table-cell>
          <table:table-cell>
            <text:p>1360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7:17</text:p>
          </table:table-cell>
          <table:table-cell>
            <text:p>1367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7:42</text:p>
          </table:table-cell>
          <table:table-cell>
            <text:p>1374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8:08</text:p>
          </table:table-cell>
          <table:table-cell>
            <text:p>1381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8:34</text:p>
          </table:table-cell>
          <table:table-cell>
            <text:p>1388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8:58</text:p>
          </table:table-cell>
          <table:table-cell>
            <text:p>1394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  <table:table-row>
          <table:table-cell>
            <text:p>2025-10-03 21:09:24</text:p>
          </table:table-cell>
          <table:table-cell>
            <text:p>1401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001</text:p>
          </table:table-cell>
          <table:table-cell>
            <text:p>01</text:p>
          </table:table-cell>
          <table:table-cell>
            <text:p>PS</text:p>
          </table:table-cell>
          <table:table-cell>
            <text:p>securityModeCommand</text:p>
          </table:table-cell>
          <table:table-cell>
            <text:p>3050</text:p>
          </table:table-cell>
          <table:table-cell>
            <text:p>0</text:p>
          </table:table-cell>
          <table:table-cell>
            <text:p>10</text:p>
          </table:table-cell>
          <table:table-cell>
            <text:p>UIA1</text:p>
          </table:table-cell>
        </table:table-row>
      </table:table>
      <table:table table:name="4G NAS ENC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lgorithm</text:p>
          </table:table-cell>
        </table:table-row>
      </table:table>
      <table:table table:name="4G NAS INT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lgorithm</text:p>
          </table:table-cell>
        </table:table-row>
      </table:table>
      <table:table table:name="5G RRC ENC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RFCN</text:p>
          </table:table-cell>
          <table:table-cell>
            <text:p>Cell_ID</text:p>
          </table:table-cell>
          <table:table-cell>
            <text:p>Algorithm</text:p>
          </table:table-cell>
        </table:table-row>
      </table:table>
      <table:table table:name="5G RRC INT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RFCN</text:p>
          </table:table-cell>
          <table:table-cell>
            <text:p>Cell_ID</text:p>
          </table:table-cell>
          <table:table-cell>
            <text:p>Algorithm</text:p>
          </table:table-cell>
        </table:table-row>
      </table:table>
      <table:table table:name="5G NAS ENC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lgorithm</text:p>
          </table:table-cell>
        </table:table-row>
      </table:table>
      <table:table table:name="5G NAS INT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lgorithm</text:p>
          </table:table-cell>
        </table:table-row>
      </table:table>
      <table:table table:name="2G CS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Message</text:p>
          </table:table-cell>
          <table:table-cell>
            <text:p>ARFCN</text:p>
          </table:table-cell>
          <table:table-cell>
            <text:p>LAC</text:p>
          </table:table-cell>
          <table:table-cell>
            <text:p>ID Type</text:p>
          </table:table-cell>
          <table:table-cell>
            <text:p>ID</text:p>
          </table:table-cell>
        </table:table-row>
      </table:table>
      <table:table table:name="2G PS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Message</text:p>
          </table:table-cell>
          <table:table-cell>
            <text:p>ARFCN</text:p>
          </table:table-cell>
          <table:table-cell>
            <text:p>LAC</text:p>
          </table:table-cell>
          <table:table-cell>
            <text:p>ID Type</text:p>
          </table:table-cell>
          <table:table-cell>
            <text:p>ID</text:p>
          </table:table-cell>
        </table:table-row>
        <table:table-row>
          <table:table-cell>
            <text:p>2025-10-03 19:45:07</text:p>
          </table:table-cell>
          <table:table-cell>
            <text:p>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5:09</text:p>
          </table:table-cell>
          <table:table-cell>
            <text:p>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5:09</text:p>
          </table:table-cell>
          <table:table-cell>
            <text:p>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5:11</text:p>
          </table:table-cell>
          <table:table-cell>
            <text:p>1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5:34</text:p>
          </table:table-cell>
          <table:table-cell>
            <text:p>8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5:34</text:p>
          </table:table-cell>
          <table:table-cell>
            <text:p>8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5:36</text:p>
          </table:table-cell>
          <table:table-cell>
            <text:p>8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6:00</text:p>
          </table:table-cell>
          <table:table-cell>
            <text:p>15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6:00</text:p>
          </table:table-cell>
          <table:table-cell>
            <text:p>15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6:02</text:p>
          </table:table-cell>
          <table:table-cell>
            <text:p>16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6:26</text:p>
          </table:table-cell>
          <table:table-cell>
            <text:p>22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6:26</text:p>
          </table:table-cell>
          <table:table-cell>
            <text:p>22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6:28</text:p>
          </table:table-cell>
          <table:table-cell>
            <text:p>23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6:51</text:p>
          </table:table-cell>
          <table:table-cell>
            <text:p>29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6:51</text:p>
          </table:table-cell>
          <table:table-cell>
            <text:p>29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6:53</text:p>
          </table:table-cell>
          <table:table-cell>
            <text:p>300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7:16</text:p>
          </table:table-cell>
          <table:table-cell>
            <text:p>36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7:16</text:p>
          </table:table-cell>
          <table:table-cell>
            <text:p>36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7:18</text:p>
          </table:table-cell>
          <table:table-cell>
            <text:p>37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7:42</text:p>
          </table:table-cell>
          <table:table-cell>
            <text:p>43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7:42</text:p>
          </table:table-cell>
          <table:table-cell>
            <text:p>43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7:44</text:p>
          </table:table-cell>
          <table:table-cell>
            <text:p>44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8:08</text:p>
          </table:table-cell>
          <table:table-cell>
            <text:p>50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8:08</text:p>
          </table:table-cell>
          <table:table-cell>
            <text:p>50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8:10</text:p>
          </table:table-cell>
          <table:table-cell>
            <text:p>51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8:32</text:p>
          </table:table-cell>
          <table:table-cell>
            <text:p>57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8:32</text:p>
          </table:table-cell>
          <table:table-cell>
            <text:p>57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8:34</text:p>
          </table:table-cell>
          <table:table-cell>
            <text:p>58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8:58</text:p>
          </table:table-cell>
          <table:table-cell>
            <text:p>64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8:58</text:p>
          </table:table-cell>
          <table:table-cell>
            <text:p>64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9:00</text:p>
          </table:table-cell>
          <table:table-cell>
            <text:p>65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9:23</text:p>
          </table:table-cell>
          <table:table-cell>
            <text:p>71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9:23</text:p>
          </table:table-cell>
          <table:table-cell>
            <text:p>71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9:25</text:p>
          </table:table-cell>
          <table:table-cell>
            <text:p>723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9:48</text:p>
          </table:table-cell>
          <table:table-cell>
            <text:p>78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9:48</text:p>
          </table:table-cell>
          <table:table-cell>
            <text:p>78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9:50</text:p>
          </table:table-cell>
          <table:table-cell>
            <text:p>79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0:13</text:p>
          </table:table-cell>
          <table:table-cell>
            <text:p>85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0:13</text:p>
          </table:table-cell>
          <table:table-cell>
            <text:p>85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0:15</text:p>
          </table:table-cell>
          <table:table-cell>
            <text:p>86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0:39</text:p>
          </table:table-cell>
          <table:table-cell>
            <text:p>92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0:39</text:p>
          </table:table-cell>
          <table:table-cell>
            <text:p>92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0:41</text:p>
          </table:table-cell>
          <table:table-cell>
            <text:p>93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1:05</text:p>
          </table:table-cell>
          <table:table-cell>
            <text:p>99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1:05</text:p>
          </table:table-cell>
          <table:table-cell>
            <text:p>99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1:07</text:p>
          </table:table-cell>
          <table:table-cell>
            <text:p>100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1:30</text:p>
          </table:table-cell>
          <table:table-cell>
            <text:p>106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1:30</text:p>
          </table:table-cell>
          <table:table-cell>
            <text:p>106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1:32</text:p>
          </table:table-cell>
          <table:table-cell>
            <text:p>107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1:56</text:p>
          </table:table-cell>
          <table:table-cell>
            <text:p>113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1:56</text:p>
          </table:table-cell>
          <table:table-cell>
            <text:p>113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1:58</text:p>
          </table:table-cell>
          <table:table-cell>
            <text:p>114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2:20</text:p>
          </table:table-cell>
          <table:table-cell>
            <text:p>120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2:20</text:p>
          </table:table-cell>
          <table:table-cell>
            <text:p>120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2:22</text:p>
          </table:table-cell>
          <table:table-cell>
            <text:p>121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2:47</text:p>
          </table:table-cell>
          <table:table-cell>
            <text:p>128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2:47</text:p>
          </table:table-cell>
          <table:table-cell>
            <text:p>128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2:49</text:p>
          </table:table-cell>
          <table:table-cell>
            <text:p>1290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3:12</text:p>
          </table:table-cell>
          <table:table-cell>
            <text:p>135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3:12</text:p>
          </table:table-cell>
          <table:table-cell>
            <text:p>135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3:14</text:p>
          </table:table-cell>
          <table:table-cell>
            <text:p>135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3:37</text:p>
          </table:table-cell>
          <table:table-cell>
            <text:p>142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3:37</text:p>
          </table:table-cell>
          <table:table-cell>
            <text:p>142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3:39</text:p>
          </table:table-cell>
          <table:table-cell>
            <text:p>142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4:03</text:p>
          </table:table-cell>
          <table:table-cell>
            <text:p>149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4:03</text:p>
          </table:table-cell>
          <table:table-cell>
            <text:p>149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4:05</text:p>
          </table:table-cell>
          <table:table-cell>
            <text:p>149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4:28</text:p>
          </table:table-cell>
          <table:table-cell>
            <text:p>156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4:28</text:p>
          </table:table-cell>
          <table:table-cell>
            <text:p>156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4:30</text:p>
          </table:table-cell>
          <table:table-cell>
            <text:p>157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4:54</text:p>
          </table:table-cell>
          <table:table-cell>
            <text:p>163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4:54</text:p>
          </table:table-cell>
          <table:table-cell>
            <text:p>163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4:56</text:p>
          </table:table-cell>
          <table:table-cell>
            <text:p>163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5:19</text:p>
          </table:table-cell>
          <table:table-cell>
            <text:p>170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5:19</text:p>
          </table:table-cell>
          <table:table-cell>
            <text:p>170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5:21</text:p>
          </table:table-cell>
          <table:table-cell>
            <text:p>171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5:45</text:p>
          </table:table-cell>
          <table:table-cell>
            <text:p>177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5:45</text:p>
          </table:table-cell>
          <table:table-cell>
            <text:p>177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5:47</text:p>
          </table:table-cell>
          <table:table-cell>
            <text:p>178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6:09</text:p>
          </table:table-cell>
          <table:table-cell>
            <text:p>184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6:09</text:p>
          </table:table-cell>
          <table:table-cell>
            <text:p>184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6:11</text:p>
          </table:table-cell>
          <table:table-cell>
            <text:p>1849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6:35</text:p>
          </table:table-cell>
          <table:table-cell>
            <text:p>191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6:35</text:p>
          </table:table-cell>
          <table:table-cell>
            <text:p>191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6:37</text:p>
          </table:table-cell>
          <table:table-cell>
            <text:p>192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6:59</text:p>
          </table:table-cell>
          <table:table-cell>
            <text:p>198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6:59</text:p>
          </table:table-cell>
          <table:table-cell>
            <text:p>1983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7:01</text:p>
          </table:table-cell>
          <table:table-cell>
            <text:p>198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7:26</text:p>
          </table:table-cell>
          <table:table-cell>
            <text:p>205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7:26</text:p>
          </table:table-cell>
          <table:table-cell>
            <text:p>205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7:28</text:p>
          </table:table-cell>
          <table:table-cell>
            <text:p>206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7:50</text:p>
          </table:table-cell>
          <table:table-cell>
            <text:p>212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7:50</text:p>
          </table:table-cell>
          <table:table-cell>
            <text:p>212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7:52</text:p>
          </table:table-cell>
          <table:table-cell>
            <text:p>213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8:17</text:p>
          </table:table-cell>
          <table:table-cell>
            <text:p>220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8:17</text:p>
          </table:table-cell>
          <table:table-cell>
            <text:p>220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8:19</text:p>
          </table:table-cell>
          <table:table-cell>
            <text:p>220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8:42</text:p>
          </table:table-cell>
          <table:table-cell>
            <text:p>227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8:42</text:p>
          </table:table-cell>
          <table:table-cell>
            <text:p>227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8:44</text:p>
          </table:table-cell>
          <table:table-cell>
            <text:p>227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9:07</text:p>
          </table:table-cell>
          <table:table-cell>
            <text:p>234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9:07</text:p>
          </table:table-cell>
          <table:table-cell>
            <text:p>234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9:09</text:p>
          </table:table-cell>
          <table:table-cell>
            <text:p>234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9:33</text:p>
          </table:table-cell>
          <table:table-cell>
            <text:p>241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9:33</text:p>
          </table:table-cell>
          <table:table-cell>
            <text:p>241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9:35</text:p>
          </table:table-cell>
          <table:table-cell>
            <text:p>241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9:57</text:p>
          </table:table-cell>
          <table:table-cell>
            <text:p>247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9:57</text:p>
          </table:table-cell>
          <table:table-cell>
            <text:p>247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9:59</text:p>
          </table:table-cell>
          <table:table-cell>
            <text:p>248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0:23</text:p>
          </table:table-cell>
          <table:table-cell>
            <text:p>255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0:23</text:p>
          </table:table-cell>
          <table:table-cell>
            <text:p>255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0:25</text:p>
          </table:table-cell>
          <table:table-cell>
            <text:p>255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0:49</text:p>
          </table:table-cell>
          <table:table-cell>
            <text:p>262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0:49</text:p>
          </table:table-cell>
          <table:table-cell>
            <text:p>262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0:50</text:p>
          </table:table-cell>
          <table:table-cell>
            <text:p>263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1:14</text:p>
          </table:table-cell>
          <table:table-cell>
            <text:p>269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1:14</text:p>
          </table:table-cell>
          <table:table-cell>
            <text:p>269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1:16</text:p>
          </table:table-cell>
          <table:table-cell>
            <text:p>270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1:40</text:p>
          </table:table-cell>
          <table:table-cell>
            <text:p>277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1:40</text:p>
          </table:table-cell>
          <table:table-cell>
            <text:p>277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1:42</text:p>
          </table:table-cell>
          <table:table-cell>
            <text:p>278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2:06</text:p>
          </table:table-cell>
          <table:table-cell>
            <text:p>284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2:06</text:p>
          </table:table-cell>
          <table:table-cell>
            <text:p>284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2:08</text:p>
          </table:table-cell>
          <table:table-cell>
            <text:p>285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2:30</text:p>
          </table:table-cell>
          <table:table-cell>
            <text:p>291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2:30</text:p>
          </table:table-cell>
          <table:table-cell>
            <text:p>291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2:32</text:p>
          </table:table-cell>
          <table:table-cell>
            <text:p>291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2:56</text:p>
          </table:table-cell>
          <table:table-cell>
            <text:p>298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2:56</text:p>
          </table:table-cell>
          <table:table-cell>
            <text:p>298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2:58</text:p>
          </table:table-cell>
          <table:table-cell>
            <text:p>299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3:20</text:p>
          </table:table-cell>
          <table:table-cell>
            <text:p>305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3:20</text:p>
          </table:table-cell>
          <table:table-cell>
            <text:p>305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3:22</text:p>
          </table:table-cell>
          <table:table-cell>
            <text:p>305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3:46</text:p>
          </table:table-cell>
          <table:table-cell>
            <text:p>312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3:46</text:p>
          </table:table-cell>
          <table:table-cell>
            <text:p>312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3:48</text:p>
          </table:table-cell>
          <table:table-cell>
            <text:p>313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4:12</text:p>
          </table:table-cell>
          <table:table-cell>
            <text:p>319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4:12</text:p>
          </table:table-cell>
          <table:table-cell>
            <text:p>319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4:14</text:p>
          </table:table-cell>
          <table:table-cell>
            <text:p>3203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4:38</text:p>
          </table:table-cell>
          <table:table-cell>
            <text:p>326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4:38</text:p>
          </table:table-cell>
          <table:table-cell>
            <text:p>326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4:40</text:p>
          </table:table-cell>
          <table:table-cell>
            <text:p>327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5:03</text:p>
          </table:table-cell>
          <table:table-cell>
            <text:p>333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5:03</text:p>
          </table:table-cell>
          <table:table-cell>
            <text:p>333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5:05</text:p>
          </table:table-cell>
          <table:table-cell>
            <text:p>334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5:28</text:p>
          </table:table-cell>
          <table:table-cell>
            <text:p>340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5:28</text:p>
          </table:table-cell>
          <table:table-cell>
            <text:p>340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5:30</text:p>
          </table:table-cell>
          <table:table-cell>
            <text:p>341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5:54</text:p>
          </table:table-cell>
          <table:table-cell>
            <text:p>347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5:54</text:p>
          </table:table-cell>
          <table:table-cell>
            <text:p>347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5:56</text:p>
          </table:table-cell>
          <table:table-cell>
            <text:p>348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6:20</text:p>
          </table:table-cell>
          <table:table-cell>
            <text:p>354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6:20</text:p>
          </table:table-cell>
          <table:table-cell>
            <text:p>354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6:21</text:p>
          </table:table-cell>
          <table:table-cell>
            <text:p>355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6:44</text:p>
          </table:table-cell>
          <table:table-cell>
            <text:p>361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6:44</text:p>
          </table:table-cell>
          <table:table-cell>
            <text:p>361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6:45</text:p>
          </table:table-cell>
          <table:table-cell>
            <text:p>361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7:10</text:p>
          </table:table-cell>
          <table:table-cell>
            <text:p>368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7:10</text:p>
          </table:table-cell>
          <table:table-cell>
            <text:p>368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7:12</text:p>
          </table:table-cell>
          <table:table-cell>
            <text:p>369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7:35</text:p>
          </table:table-cell>
          <table:table-cell>
            <text:p>375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7:35</text:p>
          </table:table-cell>
          <table:table-cell>
            <text:p>375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7:37</text:p>
          </table:table-cell>
          <table:table-cell>
            <text:p>376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8:01</text:p>
          </table:table-cell>
          <table:table-cell>
            <text:p>382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8:01</text:p>
          </table:table-cell>
          <table:table-cell>
            <text:p>382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8:03</text:p>
          </table:table-cell>
          <table:table-cell>
            <text:p>383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8:26</text:p>
          </table:table-cell>
          <table:table-cell>
            <text:p>389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8:26</text:p>
          </table:table-cell>
          <table:table-cell>
            <text:p>389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8:28</text:p>
          </table:table-cell>
          <table:table-cell>
            <text:p>390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8:51</text:p>
          </table:table-cell>
          <table:table-cell>
            <text:p>396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8:51</text:p>
          </table:table-cell>
          <table:table-cell>
            <text:p>396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8:53</text:p>
          </table:table-cell>
          <table:table-cell>
            <text:p>397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9:17</text:p>
          </table:table-cell>
          <table:table-cell>
            <text:p>403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9:17</text:p>
          </table:table-cell>
          <table:table-cell>
            <text:p>403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9:19</text:p>
          </table:table-cell>
          <table:table-cell>
            <text:p>403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9:42</text:p>
          </table:table-cell>
          <table:table-cell>
            <text:p>410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9:42</text:p>
          </table:table-cell>
          <table:table-cell>
            <text:p>410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9:44</text:p>
          </table:table-cell>
          <table:table-cell>
            <text:p>410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0:07</text:p>
          </table:table-cell>
          <table:table-cell>
            <text:p>417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0:07</text:p>
          </table:table-cell>
          <table:table-cell>
            <text:p>417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0:09</text:p>
          </table:table-cell>
          <table:table-cell>
            <text:p>418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0:32</text:p>
          </table:table-cell>
          <table:table-cell>
            <text:p>424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0:32</text:p>
          </table:table-cell>
          <table:table-cell>
            <text:p>424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0:34</text:p>
          </table:table-cell>
          <table:table-cell>
            <text:p>425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0:58</text:p>
          </table:table-cell>
          <table:table-cell>
            <text:p>431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0:58</text:p>
          </table:table-cell>
          <table:table-cell>
            <text:p>4320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1:00</text:p>
          </table:table-cell>
          <table:table-cell>
            <text:p>432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1:23</text:p>
          </table:table-cell>
          <table:table-cell>
            <text:p>438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1:23</text:p>
          </table:table-cell>
          <table:table-cell>
            <text:p>438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1:25</text:p>
          </table:table-cell>
          <table:table-cell>
            <text:p>439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1:49</text:p>
          </table:table-cell>
          <table:table-cell>
            <text:p>446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1:49</text:p>
          </table:table-cell>
          <table:table-cell>
            <text:p>446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1:51</text:p>
          </table:table-cell>
          <table:table-cell>
            <text:p>446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2:15</text:p>
          </table:table-cell>
          <table:table-cell>
            <text:p>453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2:15</text:p>
          </table:table-cell>
          <table:table-cell>
            <text:p>453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2:17</text:p>
          </table:table-cell>
          <table:table-cell>
            <text:p>453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2:40</text:p>
          </table:table-cell>
          <table:table-cell>
            <text:p>459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2:40</text:p>
          </table:table-cell>
          <table:table-cell>
            <text:p>459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2:43</text:p>
          </table:table-cell>
          <table:table-cell>
            <text:p>460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3:06</text:p>
          </table:table-cell>
          <table:table-cell>
            <text:p>467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3:06</text:p>
          </table:table-cell>
          <table:table-cell>
            <text:p>467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3:08</text:p>
          </table:table-cell>
          <table:table-cell>
            <text:p>467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3:31</text:p>
          </table:table-cell>
          <table:table-cell>
            <text:p>473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3:31</text:p>
          </table:table-cell>
          <table:table-cell>
            <text:p>473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3:32</text:p>
          </table:table-cell>
          <table:table-cell>
            <text:p>474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3:56</text:p>
          </table:table-cell>
          <table:table-cell>
            <text:p>480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3:56</text:p>
          </table:table-cell>
          <table:table-cell>
            <text:p>480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3:58</text:p>
          </table:table-cell>
          <table:table-cell>
            <text:p>481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4:21</text:p>
          </table:table-cell>
          <table:table-cell>
            <text:p>488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4:21</text:p>
          </table:table-cell>
          <table:table-cell>
            <text:p>4880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4:23</text:p>
          </table:table-cell>
          <table:table-cell>
            <text:p>488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4:46</text:p>
          </table:table-cell>
          <table:table-cell>
            <text:p>494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4:46</text:p>
          </table:table-cell>
          <table:table-cell>
            <text:p>494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4:48</text:p>
          </table:table-cell>
          <table:table-cell>
            <text:p>495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5:11</text:p>
          </table:table-cell>
          <table:table-cell>
            <text:p>501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5:11</text:p>
          </table:table-cell>
          <table:table-cell>
            <text:p>501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5:13</text:p>
          </table:table-cell>
          <table:table-cell>
            <text:p>502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5:38</text:p>
          </table:table-cell>
          <table:table-cell>
            <text:p>508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5:38</text:p>
          </table:table-cell>
          <table:table-cell>
            <text:p>508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5:40</text:p>
          </table:table-cell>
          <table:table-cell>
            <text:p>509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6:03</text:p>
          </table:table-cell>
          <table:table-cell>
            <text:p>515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6:03</text:p>
          </table:table-cell>
          <table:table-cell>
            <text:p>515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6:06</text:p>
          </table:table-cell>
          <table:table-cell>
            <text:p>516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6:29</text:p>
          </table:table-cell>
          <table:table-cell>
            <text:p>522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6:29</text:p>
          </table:table-cell>
          <table:table-cell>
            <text:p>522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6:31</text:p>
          </table:table-cell>
          <table:table-cell>
            <text:p>5233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6:55</text:p>
          </table:table-cell>
          <table:table-cell>
            <text:p>529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6:55</text:p>
          </table:table-cell>
          <table:table-cell>
            <text:p>529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6:58</text:p>
          </table:table-cell>
          <table:table-cell>
            <text:p>530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7:19</text:p>
          </table:table-cell>
          <table:table-cell>
            <text:p>536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7:19</text:p>
          </table:table-cell>
          <table:table-cell>
            <text:p>536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7:23</text:p>
          </table:table-cell>
          <table:table-cell>
            <text:p>537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7:45</text:p>
          </table:table-cell>
          <table:table-cell>
            <text:p>543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7:45</text:p>
          </table:table-cell>
          <table:table-cell>
            <text:p>543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7:48</text:p>
          </table:table-cell>
          <table:table-cell>
            <text:p>544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8:09</text:p>
          </table:table-cell>
          <table:table-cell>
            <text:p>549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8:09</text:p>
          </table:table-cell>
          <table:table-cell>
            <text:p>549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8:13</text:p>
          </table:table-cell>
          <table:table-cell>
            <text:p>5509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8:35</text:p>
          </table:table-cell>
          <table:table-cell>
            <text:p>556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8:35</text:p>
          </table:table-cell>
          <table:table-cell>
            <text:p>556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8:38</text:p>
          </table:table-cell>
          <table:table-cell>
            <text:p>557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9:00</text:p>
          </table:table-cell>
          <table:table-cell>
            <text:p>563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9:00</text:p>
          </table:table-cell>
          <table:table-cell>
            <text:p>563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9:02</text:p>
          </table:table-cell>
          <table:table-cell>
            <text:p>5643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9:27</text:p>
          </table:table-cell>
          <table:table-cell>
            <text:p>570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9:27</text:p>
          </table:table-cell>
          <table:table-cell>
            <text:p>570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9:29</text:p>
          </table:table-cell>
          <table:table-cell>
            <text:p>571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9:52</text:p>
          </table:table-cell>
          <table:table-cell>
            <text:p>577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9:52</text:p>
          </table:table-cell>
          <table:table-cell>
            <text:p>577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9:55</text:p>
          </table:table-cell>
          <table:table-cell>
            <text:p>578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0:16</text:p>
          </table:table-cell>
          <table:table-cell>
            <text:p>584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0:16</text:p>
          </table:table-cell>
          <table:table-cell>
            <text:p>584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0:19</text:p>
          </table:table-cell>
          <table:table-cell>
            <text:p>585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0:43</text:p>
          </table:table-cell>
          <table:table-cell>
            <text:p>591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0:43</text:p>
          </table:table-cell>
          <table:table-cell>
            <text:p>591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0:46</text:p>
          </table:table-cell>
          <table:table-cell>
            <text:p>592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1:08</text:p>
          </table:table-cell>
          <table:table-cell>
            <text:p>598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1:08</text:p>
          </table:table-cell>
          <table:table-cell>
            <text:p>598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1:11</text:p>
          </table:table-cell>
          <table:table-cell>
            <text:p>599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1:33</text:p>
          </table:table-cell>
          <table:table-cell>
            <text:p>605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1:33</text:p>
          </table:table-cell>
          <table:table-cell>
            <text:p>605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1:35</text:p>
          </table:table-cell>
          <table:table-cell>
            <text:p>606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1:57</text:p>
          </table:table-cell>
          <table:table-cell>
            <text:p>612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1:57</text:p>
          </table:table-cell>
          <table:table-cell>
            <text:p>612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1:59</text:p>
          </table:table-cell>
          <table:table-cell>
            <text:p>612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2:24</text:p>
          </table:table-cell>
          <table:table-cell>
            <text:p>619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2:24</text:p>
          </table:table-cell>
          <table:table-cell>
            <text:p>619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2:26</text:p>
          </table:table-cell>
          <table:table-cell>
            <text:p>620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2:48</text:p>
          </table:table-cell>
          <table:table-cell>
            <text:p>626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2:48</text:p>
          </table:table-cell>
          <table:table-cell>
            <text:p>626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2:50</text:p>
          </table:table-cell>
          <table:table-cell>
            <text:p>627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3:15</text:p>
          </table:table-cell>
          <table:table-cell>
            <text:p>634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3:15</text:p>
          </table:table-cell>
          <table:table-cell>
            <text:p>634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3:18</text:p>
          </table:table-cell>
          <table:table-cell>
            <text:p>6350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3:40</text:p>
          </table:table-cell>
          <table:table-cell>
            <text:p>640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3:40</text:p>
          </table:table-cell>
          <table:table-cell>
            <text:p>640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3:42</text:p>
          </table:table-cell>
          <table:table-cell>
            <text:p>641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4:05</text:p>
          </table:table-cell>
          <table:table-cell>
            <text:p>648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4:05</text:p>
          </table:table-cell>
          <table:table-cell>
            <text:p>648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4:08</text:p>
          </table:table-cell>
          <table:table-cell>
            <text:p>6489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4:31</text:p>
          </table:table-cell>
          <table:table-cell>
            <text:p>655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4:31</text:p>
          </table:table-cell>
          <table:table-cell>
            <text:p>655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4:33</text:p>
          </table:table-cell>
          <table:table-cell>
            <text:p>655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4:56</text:p>
          </table:table-cell>
          <table:table-cell>
            <text:p>661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4:56</text:p>
          </table:table-cell>
          <table:table-cell>
            <text:p>661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4:58</text:p>
          </table:table-cell>
          <table:table-cell>
            <text:p>662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5:21</text:p>
          </table:table-cell>
          <table:table-cell>
            <text:p>668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5:21</text:p>
          </table:table-cell>
          <table:table-cell>
            <text:p>668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5:23</text:p>
          </table:table-cell>
          <table:table-cell>
            <text:p>669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5:47</text:p>
          </table:table-cell>
          <table:table-cell>
            <text:p>675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5:47</text:p>
          </table:table-cell>
          <table:table-cell>
            <text:p>675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5:49</text:p>
          </table:table-cell>
          <table:table-cell>
            <text:p>676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6:12</text:p>
          </table:table-cell>
          <table:table-cell>
            <text:p>682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6:12</text:p>
          </table:table-cell>
          <table:table-cell>
            <text:p>682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6:13</text:p>
          </table:table-cell>
          <table:table-cell>
            <text:p>683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6:37</text:p>
          </table:table-cell>
          <table:table-cell>
            <text:p>689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6:37</text:p>
          </table:table-cell>
          <table:table-cell>
            <text:p>689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6:39</text:p>
          </table:table-cell>
          <table:table-cell>
            <text:p>690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7:02</text:p>
          </table:table-cell>
          <table:table-cell>
            <text:p>696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7:02</text:p>
          </table:table-cell>
          <table:table-cell>
            <text:p>696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7:04</text:p>
          </table:table-cell>
          <table:table-cell>
            <text:p>697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7:28</text:p>
          </table:table-cell>
          <table:table-cell>
            <text:p>704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7:28</text:p>
          </table:table-cell>
          <table:table-cell>
            <text:p>704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7:30</text:p>
          </table:table-cell>
          <table:table-cell>
            <text:p>704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7:53</text:p>
          </table:table-cell>
          <table:table-cell>
            <text:p>711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7:53</text:p>
          </table:table-cell>
          <table:table-cell>
            <text:p>711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7:55</text:p>
          </table:table-cell>
          <table:table-cell>
            <text:p>711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8:19</text:p>
          </table:table-cell>
          <table:table-cell>
            <text:p>718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8:19</text:p>
          </table:table-cell>
          <table:table-cell>
            <text:p>718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8:21</text:p>
          </table:table-cell>
          <table:table-cell>
            <text:p>718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8:44</text:p>
          </table:table-cell>
          <table:table-cell>
            <text:p>725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8:44</text:p>
          </table:table-cell>
          <table:table-cell>
            <text:p>725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8:46</text:p>
          </table:table-cell>
          <table:table-cell>
            <text:p>725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9:09</text:p>
          </table:table-cell>
          <table:table-cell>
            <text:p>732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9:09</text:p>
          </table:table-cell>
          <table:table-cell>
            <text:p>732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9:10</text:p>
          </table:table-cell>
          <table:table-cell>
            <text:p>732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9:35</text:p>
          </table:table-cell>
          <table:table-cell>
            <text:p>739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9:35</text:p>
          </table:table-cell>
          <table:table-cell>
            <text:p>739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9:37</text:p>
          </table:table-cell>
          <table:table-cell>
            <text:p>740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0:01</text:p>
          </table:table-cell>
          <table:table-cell>
            <text:p>746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0:01</text:p>
          </table:table-cell>
          <table:table-cell>
            <text:p>746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0:03</text:p>
          </table:table-cell>
          <table:table-cell>
            <text:p>747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0:26</text:p>
          </table:table-cell>
          <table:table-cell>
            <text:p>753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0:26</text:p>
          </table:table-cell>
          <table:table-cell>
            <text:p>753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0:28</text:p>
          </table:table-cell>
          <table:table-cell>
            <text:p>7540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0:50</text:p>
          </table:table-cell>
          <table:table-cell>
            <text:p>760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0:50</text:p>
          </table:table-cell>
          <table:table-cell>
            <text:p>760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0:52</text:p>
          </table:table-cell>
          <table:table-cell>
            <text:p>761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1:17</text:p>
          </table:table-cell>
          <table:table-cell>
            <text:p>767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1:17</text:p>
          </table:table-cell>
          <table:table-cell>
            <text:p>767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1:19</text:p>
          </table:table-cell>
          <table:table-cell>
            <text:p>768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1:41</text:p>
          </table:table-cell>
          <table:table-cell>
            <text:p>774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1:41</text:p>
          </table:table-cell>
          <table:table-cell>
            <text:p>774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1:43</text:p>
          </table:table-cell>
          <table:table-cell>
            <text:p>7752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2:07</text:p>
          </table:table-cell>
          <table:table-cell>
            <text:p>781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2:07</text:p>
          </table:table-cell>
          <table:table-cell>
            <text:p>781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2:09</text:p>
          </table:table-cell>
          <table:table-cell>
            <text:p>782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2:32</text:p>
          </table:table-cell>
          <table:table-cell>
            <text:p>789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2:32</text:p>
          </table:table-cell>
          <table:table-cell>
            <text:p>789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2:34</text:p>
          </table:table-cell>
          <table:table-cell>
            <text:p>789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2:58</text:p>
          </table:table-cell>
          <table:table-cell>
            <text:p>796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2:58</text:p>
          </table:table-cell>
          <table:table-cell>
            <text:p>796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3:00</text:p>
          </table:table-cell>
          <table:table-cell>
            <text:p>7968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3:23</text:p>
          </table:table-cell>
          <table:table-cell>
            <text:p>803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3:23</text:p>
          </table:table-cell>
          <table:table-cell>
            <text:p>803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3:25</text:p>
          </table:table-cell>
          <table:table-cell>
            <text:p>803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3:49</text:p>
          </table:table-cell>
          <table:table-cell>
            <text:p>810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3:49</text:p>
          </table:table-cell>
          <table:table-cell>
            <text:p>810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3:51</text:p>
          </table:table-cell>
          <table:table-cell>
            <text:p>811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4:14</text:p>
          </table:table-cell>
          <table:table-cell>
            <text:p>817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4:14</text:p>
          </table:table-cell>
          <table:table-cell>
            <text:p>817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4:16</text:p>
          </table:table-cell>
          <table:table-cell>
            <text:p>817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4:39</text:p>
          </table:table-cell>
          <table:table-cell>
            <text:p>824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4:39</text:p>
          </table:table-cell>
          <table:table-cell>
            <text:p>824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4:41</text:p>
          </table:table-cell>
          <table:table-cell>
            <text:p>824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5:05</text:p>
          </table:table-cell>
          <table:table-cell>
            <text:p>831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5:05</text:p>
          </table:table-cell>
          <table:table-cell>
            <text:p>831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5:07</text:p>
          </table:table-cell>
          <table:table-cell>
            <text:p>8319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5:31</text:p>
          </table:table-cell>
          <table:table-cell>
            <text:p>838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5:31</text:p>
          </table:table-cell>
          <table:table-cell>
            <text:p>838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5:33</text:p>
          </table:table-cell>
          <table:table-cell>
            <text:p>838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5:56</text:p>
          </table:table-cell>
          <table:table-cell>
            <text:p>845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5:56</text:p>
          </table:table-cell>
          <table:table-cell>
            <text:p>845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5:58</text:p>
          </table:table-cell>
          <table:table-cell>
            <text:p>845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6:21</text:p>
          </table:table-cell>
          <table:table-cell>
            <text:p>852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6:21</text:p>
          </table:table-cell>
          <table:table-cell>
            <text:p>852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6:23</text:p>
          </table:table-cell>
          <table:table-cell>
            <text:p>852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6:47</text:p>
          </table:table-cell>
          <table:table-cell>
            <text:p>859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6:47</text:p>
          </table:table-cell>
          <table:table-cell>
            <text:p>8592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6:49</text:p>
          </table:table-cell>
          <table:table-cell>
            <text:p>859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7:12</text:p>
          </table:table-cell>
          <table:table-cell>
            <text:p>866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7:12</text:p>
          </table:table-cell>
          <table:table-cell>
            <text:p>866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7:14</text:p>
          </table:table-cell>
          <table:table-cell>
            <text:p>867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7:38</text:p>
          </table:table-cell>
          <table:table-cell>
            <text:p>873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7:38</text:p>
          </table:table-cell>
          <table:table-cell>
            <text:p>873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7:40</text:p>
          </table:table-cell>
          <table:table-cell>
            <text:p>874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8:04</text:p>
          </table:table-cell>
          <table:table-cell>
            <text:p>880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8:04</text:p>
          </table:table-cell>
          <table:table-cell>
            <text:p>880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8:06</text:p>
          </table:table-cell>
          <table:table-cell>
            <text:p>881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8:28</text:p>
          </table:table-cell>
          <table:table-cell>
            <text:p>887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8:28</text:p>
          </table:table-cell>
          <table:table-cell>
            <text:p>887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8:30</text:p>
          </table:table-cell>
          <table:table-cell>
            <text:p>887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8:54</text:p>
          </table:table-cell>
          <table:table-cell>
            <text:p>894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8:54</text:p>
          </table:table-cell>
          <table:table-cell>
            <text:p>894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8:56</text:p>
          </table:table-cell>
          <table:table-cell>
            <text:p>895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9:19</text:p>
          </table:table-cell>
          <table:table-cell>
            <text:p>901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9:19</text:p>
          </table:table-cell>
          <table:table-cell>
            <text:p>901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9:21</text:p>
          </table:table-cell>
          <table:table-cell>
            <text:p>902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9:45</text:p>
          </table:table-cell>
          <table:table-cell>
            <text:p>908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9:45</text:p>
          </table:table-cell>
          <table:table-cell>
            <text:p>908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9:47</text:p>
          </table:table-cell>
          <table:table-cell>
            <text:p>909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0:10</text:p>
          </table:table-cell>
          <table:table-cell>
            <text:p>915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0:10</text:p>
          </table:table-cell>
          <table:table-cell>
            <text:p>915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0:13</text:p>
          </table:table-cell>
          <table:table-cell>
            <text:p>916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0:35</text:p>
          </table:table-cell>
          <table:table-cell>
            <text:p>922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0:35</text:p>
          </table:table-cell>
          <table:table-cell>
            <text:p>922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0:38</text:p>
          </table:table-cell>
          <table:table-cell>
            <text:p>923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1:00</text:p>
          </table:table-cell>
          <table:table-cell>
            <text:p>929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1:00</text:p>
          </table:table-cell>
          <table:table-cell>
            <text:p>929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1:02</text:p>
          </table:table-cell>
          <table:table-cell>
            <text:p>9302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1:26</text:p>
          </table:table-cell>
          <table:table-cell>
            <text:p>936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1:26</text:p>
          </table:table-cell>
          <table:table-cell>
            <text:p>936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1:28</text:p>
          </table:table-cell>
          <table:table-cell>
            <text:p>937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1:51</text:p>
          </table:table-cell>
          <table:table-cell>
            <text:p>943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1:51</text:p>
          </table:table-cell>
          <table:table-cell>
            <text:p>943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1:53</text:p>
          </table:table-cell>
          <table:table-cell>
            <text:p>944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2:17</text:p>
          </table:table-cell>
          <table:table-cell>
            <text:p>950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2:17</text:p>
          </table:table-cell>
          <table:table-cell>
            <text:p>950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2:19</text:p>
          </table:table-cell>
          <table:table-cell>
            <text:p>951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2:42</text:p>
          </table:table-cell>
          <table:table-cell>
            <text:p>957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2:42</text:p>
          </table:table-cell>
          <table:table-cell>
            <text:p>957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2:44</text:p>
          </table:table-cell>
          <table:table-cell>
            <text:p>958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3:08</text:p>
          </table:table-cell>
          <table:table-cell>
            <text:p>964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3:08</text:p>
          </table:table-cell>
          <table:table-cell>
            <text:p>964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3:10</text:p>
          </table:table-cell>
          <table:table-cell>
            <text:p>965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3:32</text:p>
          </table:table-cell>
          <table:table-cell>
            <text:p>971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3:32</text:p>
          </table:table-cell>
          <table:table-cell>
            <text:p>971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3:34</text:p>
          </table:table-cell>
          <table:table-cell>
            <text:p>972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3:59</text:p>
          </table:table-cell>
          <table:table-cell>
            <text:p>979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3:59</text:p>
          </table:table-cell>
          <table:table-cell>
            <text:p>979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4:01</text:p>
          </table:table-cell>
          <table:table-cell>
            <text:p>979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4:23</text:p>
          </table:table-cell>
          <table:table-cell>
            <text:p>986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4:23</text:p>
          </table:table-cell>
          <table:table-cell>
            <text:p>986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4:25</text:p>
          </table:table-cell>
          <table:table-cell>
            <text:p>986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4:49</text:p>
          </table:table-cell>
          <table:table-cell>
            <text:p>993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4:49</text:p>
          </table:table-cell>
          <table:table-cell>
            <text:p>993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4:51</text:p>
          </table:table-cell>
          <table:table-cell>
            <text:p>993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5:14</text:p>
          </table:table-cell>
          <table:table-cell>
            <text:p>1000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5:14</text:p>
          </table:table-cell>
          <table:table-cell>
            <text:p>1000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5:16</text:p>
          </table:table-cell>
          <table:table-cell>
            <text:p>1000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5:40</text:p>
          </table:table-cell>
          <table:table-cell>
            <text:p>1007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5:40</text:p>
          </table:table-cell>
          <table:table-cell>
            <text:p>1007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5:42</text:p>
          </table:table-cell>
          <table:table-cell>
            <text:p>1008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6:06</text:p>
          </table:table-cell>
          <table:table-cell>
            <text:p>1014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6:06</text:p>
          </table:table-cell>
          <table:table-cell>
            <text:p>1014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6:07</text:p>
          </table:table-cell>
          <table:table-cell>
            <text:p>1015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6:31</text:p>
          </table:table-cell>
          <table:table-cell>
            <text:p>1021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6:31</text:p>
          </table:table-cell>
          <table:table-cell>
            <text:p>1021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6:33</text:p>
          </table:table-cell>
          <table:table-cell>
            <text:p>1022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6:56</text:p>
          </table:table-cell>
          <table:table-cell>
            <text:p>1028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6:56</text:p>
          </table:table-cell>
          <table:table-cell>
            <text:p>1028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6:57</text:p>
          </table:table-cell>
          <table:table-cell>
            <text:p>1029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7:21</text:p>
          </table:table-cell>
          <table:table-cell>
            <text:p>1035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7:21</text:p>
          </table:table-cell>
          <table:table-cell>
            <text:p>1035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7:23</text:p>
          </table:table-cell>
          <table:table-cell>
            <text:p>1036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7:46</text:p>
          </table:table-cell>
          <table:table-cell>
            <text:p>1042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7:46</text:p>
          </table:table-cell>
          <table:table-cell>
            <text:p>10429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7:48</text:p>
          </table:table-cell>
          <table:table-cell>
            <text:p>1043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8:12</text:p>
          </table:table-cell>
          <table:table-cell>
            <text:p>1049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8:12</text:p>
          </table:table-cell>
          <table:table-cell>
            <text:p>1049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8:14</text:p>
          </table:table-cell>
          <table:table-cell>
            <text:p>10505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8:37</text:p>
          </table:table-cell>
          <table:table-cell>
            <text:p>1056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8:37</text:p>
          </table:table-cell>
          <table:table-cell>
            <text:p>10569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8:40</text:p>
          </table:table-cell>
          <table:table-cell>
            <text:p>1057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9:03</text:p>
          </table:table-cell>
          <table:table-cell>
            <text:p>1064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9:03</text:p>
          </table:table-cell>
          <table:table-cell>
            <text:p>1064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9:05</text:p>
          </table:table-cell>
          <table:table-cell>
            <text:p>1064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9:28</text:p>
          </table:table-cell>
          <table:table-cell>
            <text:p>1070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9:28</text:p>
          </table:table-cell>
          <table:table-cell>
            <text:p>10710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9:31</text:p>
          </table:table-cell>
          <table:table-cell>
            <text:p>1071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9:53</text:p>
          </table:table-cell>
          <table:table-cell>
            <text:p>1078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9:53</text:p>
          </table:table-cell>
          <table:table-cell>
            <text:p>10781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9:55</text:p>
          </table:table-cell>
          <table:table-cell>
            <text:p>1078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0:18</text:p>
          </table:table-cell>
          <table:table-cell>
            <text:p>1085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0:18</text:p>
          </table:table-cell>
          <table:table-cell>
            <text:p>10853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0:20</text:p>
          </table:table-cell>
          <table:table-cell>
            <text:p>10860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0:45</text:p>
          </table:table-cell>
          <table:table-cell>
            <text:p>1092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0:45</text:p>
          </table:table-cell>
          <table:table-cell>
            <text:p>10926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0:47</text:p>
          </table:table-cell>
          <table:table-cell>
            <text:p>1093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1:10</text:p>
          </table:table-cell>
          <table:table-cell>
            <text:p>1099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1:10</text:p>
          </table:table-cell>
          <table:table-cell>
            <text:p>10998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1:12</text:p>
          </table:table-cell>
          <table:table-cell>
            <text:p>1100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1:35</text:p>
          </table:table-cell>
          <table:table-cell>
            <text:p>1106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1:35</text:p>
          </table:table-cell>
          <table:table-cell>
            <text:p>1106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1:37</text:p>
          </table:table-cell>
          <table:table-cell>
            <text:p>1107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2:01</text:p>
          </table:table-cell>
          <table:table-cell>
            <text:p>1113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2:01</text:p>
          </table:table-cell>
          <table:table-cell>
            <text:p>1113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2:03</text:p>
          </table:table-cell>
          <table:table-cell>
            <text:p>11142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2:26</text:p>
          </table:table-cell>
          <table:table-cell>
            <text:p>1120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2:26</text:p>
          </table:table-cell>
          <table:table-cell>
            <text:p>11205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2:28</text:p>
          </table:table-cell>
          <table:table-cell>
            <text:p>11212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2:52</text:p>
          </table:table-cell>
          <table:table-cell>
            <text:p>1127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2:52</text:p>
          </table:table-cell>
          <table:table-cell>
            <text:p>11276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2:54</text:p>
          </table:table-cell>
          <table:table-cell>
            <text:p>11283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3:17</text:p>
          </table:table-cell>
          <table:table-cell>
            <text:p>1134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3:17</text:p>
          </table:table-cell>
          <table:table-cell>
            <text:p>1134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3:19</text:p>
          </table:table-cell>
          <table:table-cell>
            <text:p>1135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3:42</text:p>
          </table:table-cell>
          <table:table-cell>
            <text:p>1141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3:42</text:p>
          </table:table-cell>
          <table:table-cell>
            <text:p>1141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3:44</text:p>
          </table:table-cell>
          <table:table-cell>
            <text:p>11418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4:07</text:p>
          </table:table-cell>
          <table:table-cell>
            <text:p>1148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4:07</text:p>
          </table:table-cell>
          <table:table-cell>
            <text:p>1148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4:09</text:p>
          </table:table-cell>
          <table:table-cell>
            <text:p>1148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4:33</text:p>
          </table:table-cell>
          <table:table-cell>
            <text:p>1155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4:33</text:p>
          </table:table-cell>
          <table:table-cell>
            <text:p>11553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4:35</text:p>
          </table:table-cell>
          <table:table-cell>
            <text:p>1156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4:58</text:p>
          </table:table-cell>
          <table:table-cell>
            <text:p>1162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4:58</text:p>
          </table:table-cell>
          <table:table-cell>
            <text:p>1162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5:00</text:p>
          </table:table-cell>
          <table:table-cell>
            <text:p>11629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5:24</text:p>
          </table:table-cell>
          <table:table-cell>
            <text:p>1169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5:24</text:p>
          </table:table-cell>
          <table:table-cell>
            <text:p>1169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5:27</text:p>
          </table:table-cell>
          <table:table-cell>
            <text:p>11699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5:49</text:p>
          </table:table-cell>
          <table:table-cell>
            <text:p>1175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5:49</text:p>
          </table:table-cell>
          <table:table-cell>
            <text:p>11760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5:51</text:p>
          </table:table-cell>
          <table:table-cell>
            <text:p>1176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6:13</text:p>
          </table:table-cell>
          <table:table-cell>
            <text:p>1183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6:13</text:p>
          </table:table-cell>
          <table:table-cell>
            <text:p>1183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6:16</text:p>
          </table:table-cell>
          <table:table-cell>
            <text:p>1183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6:39</text:p>
          </table:table-cell>
          <table:table-cell>
            <text:p>1190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6:39</text:p>
          </table:table-cell>
          <table:table-cell>
            <text:p>1190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6:41</text:p>
          </table:table-cell>
          <table:table-cell>
            <text:p>11912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7:05</text:p>
          </table:table-cell>
          <table:table-cell>
            <text:p>1197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7:05</text:p>
          </table:table-cell>
          <table:table-cell>
            <text:p>1197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7:07</text:p>
          </table:table-cell>
          <table:table-cell>
            <text:p>1198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7:31</text:p>
          </table:table-cell>
          <table:table-cell>
            <text:p>1204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7:31</text:p>
          </table:table-cell>
          <table:table-cell>
            <text:p>12045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7:33</text:p>
          </table:table-cell>
          <table:table-cell>
            <text:p>12052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7:56</text:p>
          </table:table-cell>
          <table:table-cell>
            <text:p>1211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7:56</text:p>
          </table:table-cell>
          <table:table-cell>
            <text:p>1211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7:58</text:p>
          </table:table-cell>
          <table:table-cell>
            <text:p>1212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8:22</text:p>
          </table:table-cell>
          <table:table-cell>
            <text:p>1218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8:22</text:p>
          </table:table-cell>
          <table:table-cell>
            <text:p>1218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8:24</text:p>
          </table:table-cell>
          <table:table-cell>
            <text:p>12192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8:47</text:p>
          </table:table-cell>
          <table:table-cell>
            <text:p>1225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8:47</text:p>
          </table:table-cell>
          <table:table-cell>
            <text:p>1225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8:49</text:p>
          </table:table-cell>
          <table:table-cell>
            <text:p>1226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9:12</text:p>
          </table:table-cell>
          <table:table-cell>
            <text:p>1232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9:12</text:p>
          </table:table-cell>
          <table:table-cell>
            <text:p>1232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9:14</text:p>
          </table:table-cell>
          <table:table-cell>
            <text:p>12334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9:36</text:p>
          </table:table-cell>
          <table:table-cell>
            <text:p>1239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9:36</text:p>
          </table:table-cell>
          <table:table-cell>
            <text:p>1239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9:39</text:p>
          </table:table-cell>
          <table:table-cell>
            <text:p>1240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0:02</text:p>
          </table:table-cell>
          <table:table-cell>
            <text:p>1247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0:02</text:p>
          </table:table-cell>
          <table:table-cell>
            <text:p>12470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0:04</text:p>
          </table:table-cell>
          <table:table-cell>
            <text:p>12477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0:28</text:p>
          </table:table-cell>
          <table:table-cell>
            <text:p>1254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0:28</text:p>
          </table:table-cell>
          <table:table-cell>
            <text:p>12543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0:30</text:p>
          </table:table-cell>
          <table:table-cell>
            <text:p>12550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0:53</text:p>
          </table:table-cell>
          <table:table-cell>
            <text:p>1261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0:53</text:p>
          </table:table-cell>
          <table:table-cell>
            <text:p>12614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0:55</text:p>
          </table:table-cell>
          <table:table-cell>
            <text:p>12621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1:18</text:p>
          </table:table-cell>
          <table:table-cell>
            <text:p>1268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1:18</text:p>
          </table:table-cell>
          <table:table-cell>
            <text:p>12685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1:20</text:p>
          </table:table-cell>
          <table:table-cell>
            <text:p>12692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1:44</text:p>
          </table:table-cell>
          <table:table-cell>
            <text:p>1275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1:44</text:p>
          </table:table-cell>
          <table:table-cell>
            <text:p>1275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1:46</text:p>
          </table:table-cell>
          <table:table-cell>
            <text:p>1276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2:10</text:p>
          </table:table-cell>
          <table:table-cell>
            <text:p>1282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2:10</text:p>
          </table:table-cell>
          <table:table-cell>
            <text:p>1282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2:12</text:p>
          </table:table-cell>
          <table:table-cell>
            <text:p>1283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2:35</text:p>
          </table:table-cell>
          <table:table-cell>
            <text:p>1289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2:35</text:p>
          </table:table-cell>
          <table:table-cell>
            <text:p>1289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2:37</text:p>
          </table:table-cell>
          <table:table-cell>
            <text:p>12903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3:00</text:p>
          </table:table-cell>
          <table:table-cell>
            <text:p>1296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3:00</text:p>
          </table:table-cell>
          <table:table-cell>
            <text:p>1296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3:02</text:p>
          </table:table-cell>
          <table:table-cell>
            <text:p>1297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3:26</text:p>
          </table:table-cell>
          <table:table-cell>
            <text:p>1303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3:26</text:p>
          </table:table-cell>
          <table:table-cell>
            <text:p>13036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3:28</text:p>
          </table:table-cell>
          <table:table-cell>
            <text:p>13043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3:52</text:p>
          </table:table-cell>
          <table:table-cell>
            <text:p>1310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3:52</text:p>
          </table:table-cell>
          <table:table-cell>
            <text:p>1310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3:54</text:p>
          </table:table-cell>
          <table:table-cell>
            <text:p>1311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4:17</text:p>
          </table:table-cell>
          <table:table-cell>
            <text:p>1317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4:17</text:p>
          </table:table-cell>
          <table:table-cell>
            <text:p>13174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4:19</text:p>
          </table:table-cell>
          <table:table-cell>
            <text:p>1318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4:41</text:p>
          </table:table-cell>
          <table:table-cell>
            <text:p>1324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4:41</text:p>
          </table:table-cell>
          <table:table-cell>
            <text:p>13240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4:43</text:p>
          </table:table-cell>
          <table:table-cell>
            <text:p>13247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5:06</text:p>
          </table:table-cell>
          <table:table-cell>
            <text:p>1331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5:06</text:p>
          </table:table-cell>
          <table:table-cell>
            <text:p>1331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5:09</text:p>
          </table:table-cell>
          <table:table-cell>
            <text:p>13321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5:33</text:p>
          </table:table-cell>
          <table:table-cell>
            <text:p>1338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5:33</text:p>
          </table:table-cell>
          <table:table-cell>
            <text:p>1338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5:36</text:p>
          </table:table-cell>
          <table:table-cell>
            <text:p>13396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5:58</text:p>
          </table:table-cell>
          <table:table-cell>
            <text:p>1345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5:58</text:p>
          </table:table-cell>
          <table:table-cell>
            <text:p>13458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6:01</text:p>
          </table:table-cell>
          <table:table-cell>
            <text:p>13465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6:24</text:p>
          </table:table-cell>
          <table:table-cell>
            <text:p>1352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6:24</text:p>
          </table:table-cell>
          <table:table-cell>
            <text:p>1352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6:27</text:p>
          </table:table-cell>
          <table:table-cell>
            <text:p>13538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6:50</text:p>
          </table:table-cell>
          <table:table-cell>
            <text:p>1359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6:50</text:p>
          </table:table-cell>
          <table:table-cell>
            <text:p>13596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6:53</text:p>
          </table:table-cell>
          <table:table-cell>
            <text:p>13603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7:15</text:p>
          </table:table-cell>
          <table:table-cell>
            <text:p>1366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7:15</text:p>
          </table:table-cell>
          <table:table-cell>
            <text:p>13667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7:18</text:p>
          </table:table-cell>
          <table:table-cell>
            <text:p>136744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7:40</text:p>
          </table:table-cell>
          <table:table-cell>
            <text:p>1373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7:40</text:p>
          </table:table-cell>
          <table:table-cell>
            <text:p>13737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7:43</text:p>
          </table:table-cell>
          <table:table-cell>
            <text:p>137442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8:06</text:p>
          </table:table-cell>
          <table:table-cell>
            <text:p>1380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8:06</text:p>
          </table:table-cell>
          <table:table-cell>
            <text:p>1380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8:10</text:p>
          </table:table-cell>
          <table:table-cell>
            <text:p>13817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8:32</text:p>
          </table:table-cell>
          <table:table-cell>
            <text:p>1387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8:32</text:p>
          </table:table-cell>
          <table:table-cell>
            <text:p>13873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8:35</text:p>
          </table:table-cell>
          <table:table-cell>
            <text:p>138836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8:56</text:p>
          </table:table-cell>
          <table:table-cell>
            <text:p>1394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8:56</text:p>
          </table:table-cell>
          <table:table-cell>
            <text:p>1394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9:00</text:p>
          </table:table-cell>
          <table:table-cell>
            <text:p>139518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9:22</text:p>
          </table:table-cell>
          <table:table-cell>
            <text:p>1401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quest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9:22</text:p>
          </table:table-cell>
          <table:table-cell>
            <text:p>14012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Identity Response</text:p>
          </table:table-cell>
          <table:table-cell>
            <text:p/>
          </table:table-cell>
          <table:table-cell>
            <text:p/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9:25</text:p>
          </table:table-cell>
          <table:table-cell>
            <text:p>140210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Complet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5:11</text:p>
          </table:table-cell>
          <table:table-cell>
            <text:p>1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1</text:p>
          </table:table-cell>
        </table:table-row>
        <table:table-row>
          <table:table-cell>
            <text:p>2025-10-03 19:45:32</text:p>
          </table:table-cell>
          <table:table-cell>
            <text:p>7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1</text:p>
          </table:table-cell>
        </table:table-row>
        <table:table-row>
          <table:table-cell>
            <text:p>2025-10-03 19:45:36</text:p>
          </table:table-cell>
          <table:table-cell>
            <text:p>8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2</text:p>
          </table:table-cell>
        </table:table-row>
        <table:table-row>
          <table:table-cell>
            <text:p>2025-10-03 19:45:58</text:p>
          </table:table-cell>
          <table:table-cell>
            <text:p>14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2</text:p>
          </table:table-cell>
        </table:table-row>
        <table:table-row>
          <table:table-cell>
            <text:p>2025-10-03 19:46:02</text:p>
          </table:table-cell>
          <table:table-cell>
            <text:p>16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3</text:p>
          </table:table-cell>
        </table:table-row>
        <table:table-row>
          <table:table-cell>
            <text:p>2025-10-03 19:46:24</text:p>
          </table:table-cell>
          <table:table-cell>
            <text:p>21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3</text:p>
          </table:table-cell>
        </table:table-row>
        <table:table-row>
          <table:table-cell>
            <text:p>2025-10-03 19:46:28</text:p>
          </table:table-cell>
          <table:table-cell>
            <text:p>23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4</text:p>
          </table:table-cell>
        </table:table-row>
        <table:table-row>
          <table:table-cell>
            <text:p>2025-10-03 19:46:50</text:p>
          </table:table-cell>
          <table:table-cell>
            <text:p>28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4</text:p>
          </table:table-cell>
        </table:table-row>
        <table:table-row>
          <table:table-cell>
            <text:p>2025-10-03 19:46:53</text:p>
          </table:table-cell>
          <table:table-cell>
            <text:p>29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5</text:p>
          </table:table-cell>
        </table:table-row>
        <table:table-row>
          <table:table-cell>
            <text:p>2025-10-03 19:47:15</text:p>
          </table:table-cell>
          <table:table-cell>
            <text:p>35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5</text:p>
          </table:table-cell>
        </table:table-row>
        <table:table-row>
          <table:table-cell>
            <text:p>2025-10-03 19:47:18</text:p>
          </table:table-cell>
          <table:table-cell>
            <text:p>37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6</text:p>
          </table:table-cell>
        </table:table-row>
        <table:table-row>
          <table:table-cell>
            <text:p>2025-10-03 19:47:41</text:p>
          </table:table-cell>
          <table:table-cell>
            <text:p>43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6</text:p>
          </table:table-cell>
        </table:table-row>
        <table:table-row>
          <table:table-cell>
            <text:p>2025-10-03 19:47:44</text:p>
          </table:table-cell>
          <table:table-cell>
            <text:p>44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7</text:p>
          </table:table-cell>
        </table:table-row>
        <table:table-row>
          <table:table-cell>
            <text:p>2025-10-03 19:48:06</text:p>
          </table:table-cell>
          <table:table-cell>
            <text:p>49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7</text:p>
          </table:table-cell>
        </table:table-row>
        <table:table-row>
          <table:table-cell>
            <text:p>2025-10-03 19:48:10</text:p>
          </table:table-cell>
          <table:table-cell>
            <text:p>51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8</text:p>
          </table:table-cell>
        </table:table-row>
        <table:table-row>
          <table:table-cell>
            <text:p>2025-10-03 19:48:30</text:p>
          </table:table-cell>
          <table:table-cell>
            <text:p>56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8</text:p>
          </table:table-cell>
        </table:table-row>
        <table:table-row>
          <table:table-cell>
            <text:p>2025-10-03 19:48:34</text:p>
          </table:table-cell>
          <table:table-cell>
            <text:p>58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9</text:p>
          </table:table-cell>
        </table:table-row>
        <table:table-row>
          <table:table-cell>
            <text:p>2025-10-03 19:48:56</text:p>
          </table:table-cell>
          <table:table-cell>
            <text:p>64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9</text:p>
          </table:table-cell>
        </table:table-row>
        <table:table-row>
          <table:table-cell>
            <text:p>2025-10-03 19:49:00</text:p>
          </table:table-cell>
          <table:table-cell>
            <text:p>65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a</text:p>
          </table:table-cell>
        </table:table-row>
        <table:table-row>
          <table:table-cell>
            <text:p>2025-10-03 19:49:21</text:p>
          </table:table-cell>
          <table:table-cell>
            <text:p>71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a</text:p>
          </table:table-cell>
        </table:table-row>
        <table:table-row>
          <table:table-cell>
            <text:p>2025-10-03 19:49:25</text:p>
          </table:table-cell>
          <table:table-cell>
            <text:p>72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b</text:p>
          </table:table-cell>
        </table:table-row>
        <table:table-row>
          <table:table-cell>
            <text:p>2025-10-03 19:49:47</text:p>
          </table:table-cell>
          <table:table-cell>
            <text:p>78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b</text:p>
          </table:table-cell>
        </table:table-row>
        <table:table-row>
          <table:table-cell>
            <text:p>2025-10-03 19:49:50</text:p>
          </table:table-cell>
          <table:table-cell>
            <text:p>79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c</text:p>
          </table:table-cell>
        </table:table-row>
        <table:table-row>
          <table:table-cell>
            <text:p>2025-10-03 19:50:12</text:p>
          </table:table-cell>
          <table:table-cell>
            <text:p>85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c</text:p>
          </table:table-cell>
        </table:table-row>
        <table:table-row>
          <table:table-cell>
            <text:p>2025-10-03 19:50:15</text:p>
          </table:table-cell>
          <table:table-cell>
            <text:p>86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d</text:p>
          </table:table-cell>
        </table:table-row>
        <table:table-row>
          <table:table-cell>
            <text:p>2025-10-03 19:50:38</text:p>
          </table:table-cell>
          <table:table-cell>
            <text:p>92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d</text:p>
          </table:table-cell>
        </table:table-row>
        <table:table-row>
          <table:table-cell>
            <text:p>2025-10-03 19:50:41</text:p>
          </table:table-cell>
          <table:table-cell>
            <text:p>93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e</text:p>
          </table:table-cell>
        </table:table-row>
        <table:table-row>
          <table:table-cell>
            <text:p>2025-10-03 19:51:04</text:p>
          </table:table-cell>
          <table:table-cell>
            <text:p>99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e</text:p>
          </table:table-cell>
        </table:table-row>
        <table:table-row>
          <table:table-cell>
            <text:p>2025-10-03 19:51:07</text:p>
          </table:table-cell>
          <table:table-cell>
            <text:p>100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f</text:p>
          </table:table-cell>
        </table:table-row>
        <table:table-row>
          <table:table-cell>
            <text:p>2025-10-03 19:51:28</text:p>
          </table:table-cell>
          <table:table-cell>
            <text:p>106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0f</text:p>
          </table:table-cell>
        </table:table-row>
        <table:table-row>
          <table:table-cell>
            <text:p>2025-10-03 19:51:32</text:p>
          </table:table-cell>
          <table:table-cell>
            <text:p>107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0</text:p>
          </table:table-cell>
        </table:table-row>
        <table:table-row>
          <table:table-cell>
            <text:p>2025-10-03 19:51:54</text:p>
          </table:table-cell>
          <table:table-cell>
            <text:p>113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0</text:p>
          </table:table-cell>
        </table:table-row>
        <table:table-row>
          <table:table-cell>
            <text:p>2025-10-03 19:51:58</text:p>
          </table:table-cell>
          <table:table-cell>
            <text:p>114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1</text:p>
          </table:table-cell>
        </table:table-row>
        <table:table-row>
          <table:table-cell>
            <text:p>2025-10-03 19:52:18</text:p>
          </table:table-cell>
          <table:table-cell>
            <text:p>120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1</text:p>
          </table:table-cell>
        </table:table-row>
        <table:table-row>
          <table:table-cell>
            <text:p>2025-10-03 19:52:22</text:p>
          </table:table-cell>
          <table:table-cell>
            <text:p>121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2</text:p>
          </table:table-cell>
        </table:table-row>
        <table:table-row>
          <table:table-cell>
            <text:p>2025-10-03 19:52:45</text:p>
          </table:table-cell>
          <table:table-cell>
            <text:p>127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2</text:p>
          </table:table-cell>
        </table:table-row>
        <table:table-row>
          <table:table-cell>
            <text:p>2025-10-03 19:52:49</text:p>
          </table:table-cell>
          <table:table-cell>
            <text:p>128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3</text:p>
          </table:table-cell>
        </table:table-row>
        <table:table-row>
          <table:table-cell>
            <text:p>2025-10-03 19:53:11</text:p>
          </table:table-cell>
          <table:table-cell>
            <text:p>134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3</text:p>
          </table:table-cell>
        </table:table-row>
        <table:table-row>
          <table:table-cell>
            <text:p>2025-10-03 19:53:14</text:p>
          </table:table-cell>
          <table:table-cell>
            <text:p>135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4</text:p>
          </table:table-cell>
        </table:table-row>
        <table:table-row>
          <table:table-cell>
            <text:p>2025-10-03 19:53:35</text:p>
          </table:table-cell>
          <table:table-cell>
            <text:p>141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4</text:p>
          </table:table-cell>
        </table:table-row>
        <table:table-row>
          <table:table-cell>
            <text:p>2025-10-03 19:53:39</text:p>
          </table:table-cell>
          <table:table-cell>
            <text:p>142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5</text:p>
          </table:table-cell>
        </table:table-row>
        <table:table-row>
          <table:table-cell>
            <text:p>2025-10-03 19:54:01</text:p>
          </table:table-cell>
          <table:table-cell>
            <text:p>148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5</text:p>
          </table:table-cell>
        </table:table-row>
        <table:table-row>
          <table:table-cell>
            <text:p>2025-10-03 19:54:05</text:p>
          </table:table-cell>
          <table:table-cell>
            <text:p>149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6</text:p>
          </table:table-cell>
        </table:table-row>
        <table:table-row>
          <table:table-cell>
            <text:p>2025-10-03 19:54:27</text:p>
          </table:table-cell>
          <table:table-cell>
            <text:p>155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6</text:p>
          </table:table-cell>
        </table:table-row>
        <table:table-row>
          <table:table-cell>
            <text:p>2025-10-03 19:54:30</text:p>
          </table:table-cell>
          <table:table-cell>
            <text:p>157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7</text:p>
          </table:table-cell>
        </table:table-row>
        <table:table-row>
          <table:table-cell>
            <text:p>2025-10-03 19:54:52</text:p>
          </table:table-cell>
          <table:table-cell>
            <text:p>162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7</text:p>
          </table:table-cell>
        </table:table-row>
        <table:table-row>
          <table:table-cell>
            <text:p>2025-10-03 19:54:56</text:p>
          </table:table-cell>
          <table:table-cell>
            <text:p>163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8</text:p>
          </table:table-cell>
        </table:table-row>
        <table:table-row>
          <table:table-cell>
            <text:p>2025-10-03 19:55:17</text:p>
          </table:table-cell>
          <table:table-cell>
            <text:p>169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8</text:p>
          </table:table-cell>
        </table:table-row>
        <table:table-row>
          <table:table-cell>
            <text:p>2025-10-03 19:55:21</text:p>
          </table:table-cell>
          <table:table-cell>
            <text:p>171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9</text:p>
          </table:table-cell>
        </table:table-row>
        <table:table-row>
          <table:table-cell>
            <text:p>2025-10-03 19:55:43</text:p>
          </table:table-cell>
          <table:table-cell>
            <text:p>177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9</text:p>
          </table:table-cell>
        </table:table-row>
        <table:table-row>
          <table:table-cell>
            <text:p>2025-10-03 19:55:47</text:p>
          </table:table-cell>
          <table:table-cell>
            <text:p>178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a</text:p>
          </table:table-cell>
        </table:table-row>
        <table:table-row>
          <table:table-cell>
            <text:p>2025-10-03 19:56:08</text:p>
          </table:table-cell>
          <table:table-cell>
            <text:p>183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a</text:p>
          </table:table-cell>
        </table:table-row>
        <table:table-row>
          <table:table-cell>
            <text:p>2025-10-03 19:56:11</text:p>
          </table:table-cell>
          <table:table-cell>
            <text:p>184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b</text:p>
          </table:table-cell>
        </table:table-row>
        <table:table-row>
          <table:table-cell>
            <text:p>2025-10-03 19:56:33</text:p>
          </table:table-cell>
          <table:table-cell>
            <text:p>190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b</text:p>
          </table:table-cell>
        </table:table-row>
        <table:table-row>
          <table:table-cell>
            <text:p>2025-10-03 19:56:37</text:p>
          </table:table-cell>
          <table:table-cell>
            <text:p>192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c</text:p>
          </table:table-cell>
        </table:table-row>
        <table:table-row>
          <table:table-cell>
            <text:p>2025-10-03 19:56:58</text:p>
          </table:table-cell>
          <table:table-cell>
            <text:p>197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c</text:p>
          </table:table-cell>
        </table:table-row>
        <table:table-row>
          <table:table-cell>
            <text:p>2025-10-03 19:57:01</text:p>
          </table:table-cell>
          <table:table-cell>
            <text:p>198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d</text:p>
          </table:table-cell>
        </table:table-row>
        <table:table-row>
          <table:table-cell>
            <text:p>2025-10-03 19:57:24</text:p>
          </table:table-cell>
          <table:table-cell>
            <text:p>205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d</text:p>
          </table:table-cell>
        </table:table-row>
        <table:table-row>
          <table:table-cell>
            <text:p>2025-10-03 19:57:28</text:p>
          </table:table-cell>
          <table:table-cell>
            <text:p>206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e</text:p>
          </table:table-cell>
        </table:table-row>
        <table:table-row>
          <table:table-cell>
            <text:p>2025-10-03 19:57:48</text:p>
          </table:table-cell>
          <table:table-cell>
            <text:p>212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e</text:p>
          </table:table-cell>
        </table:table-row>
        <table:table-row>
          <table:table-cell>
            <text:p>2025-10-03 19:57:52</text:p>
          </table:table-cell>
          <table:table-cell>
            <text:p>213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f</text:p>
          </table:table-cell>
        </table:table-row>
        <table:table-row>
          <table:table-cell>
            <text:p>2025-10-03 19:58:15</text:p>
          </table:table-cell>
          <table:table-cell>
            <text:p>219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1f</text:p>
          </table:table-cell>
        </table:table-row>
        <table:table-row>
          <table:table-cell>
            <text:p>2025-10-03 19:58:19</text:p>
          </table:table-cell>
          <table:table-cell>
            <text:p>220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0</text:p>
          </table:table-cell>
        </table:table-row>
        <table:table-row>
          <table:table-cell>
            <text:p>2025-10-03 19:58:40</text:p>
          </table:table-cell>
          <table:table-cell>
            <text:p>226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0</text:p>
          </table:table-cell>
        </table:table-row>
        <table:table-row>
          <table:table-cell>
            <text:p>2025-10-03 19:58:44</text:p>
          </table:table-cell>
          <table:table-cell>
            <text:p>227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1</text:p>
          </table:table-cell>
        </table:table-row>
        <table:table-row>
          <table:table-cell>
            <text:p>2025-10-03 19:59:05</text:p>
          </table:table-cell>
          <table:table-cell>
            <text:p>233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1</text:p>
          </table:table-cell>
        </table:table-row>
        <table:table-row>
          <table:table-cell>
            <text:p>2025-10-03 19:59:09</text:p>
          </table:table-cell>
          <table:table-cell>
            <text:p>234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2</text:p>
          </table:table-cell>
        </table:table-row>
        <table:table-row>
          <table:table-cell>
            <text:p>2025-10-03 19:59:31</text:p>
          </table:table-cell>
          <table:table-cell>
            <text:p>240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2</text:p>
          </table:table-cell>
        </table:table-row>
        <table:table-row>
          <table:table-cell>
            <text:p>2025-10-03 19:59:35</text:p>
          </table:table-cell>
          <table:table-cell>
            <text:p>241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3</text:p>
          </table:table-cell>
        </table:table-row>
        <table:table-row>
          <table:table-cell>
            <text:p>2025-10-03 19:59:55</text:p>
          </table:table-cell>
          <table:table-cell>
            <text:p>247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3</text:p>
          </table:table-cell>
        </table:table-row>
        <table:table-row>
          <table:table-cell>
            <text:p>2025-10-03 19:59:59</text:p>
          </table:table-cell>
          <table:table-cell>
            <text:p>248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4</text:p>
          </table:table-cell>
        </table:table-row>
        <table:table-row>
          <table:table-cell>
            <text:p>2025-10-03 20:00:21</text:p>
          </table:table-cell>
          <table:table-cell>
            <text:p>254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4</text:p>
          </table:table-cell>
        </table:table-row>
        <table:table-row>
          <table:table-cell>
            <text:p>2025-10-03 20:00:25</text:p>
          </table:table-cell>
          <table:table-cell>
            <text:p>255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5</text:p>
          </table:table-cell>
        </table:table-row>
        <table:table-row>
          <table:table-cell>
            <text:p>2025-10-03 20:00:47</text:p>
          </table:table-cell>
          <table:table-cell>
            <text:p>261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5</text:p>
          </table:table-cell>
        </table:table-row>
        <table:table-row>
          <table:table-cell>
            <text:p>2025-10-03 20:00:50</text:p>
          </table:table-cell>
          <table:table-cell>
            <text:p>263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6</text:p>
          </table:table-cell>
        </table:table-row>
        <table:table-row>
          <table:table-cell>
            <text:p>2025-10-03 20:01:12</text:p>
          </table:table-cell>
          <table:table-cell>
            <text:p>269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6</text:p>
          </table:table-cell>
        </table:table-row>
        <table:table-row>
          <table:table-cell>
            <text:p>2025-10-03 20:01:16</text:p>
          </table:table-cell>
          <table:table-cell>
            <text:p>270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7</text:p>
          </table:table-cell>
        </table:table-row>
        <table:table-row>
          <table:table-cell>
            <text:p>2025-10-03 20:01:38</text:p>
          </table:table-cell>
          <table:table-cell>
            <text:p>276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7</text:p>
          </table:table-cell>
        </table:table-row>
        <table:table-row>
          <table:table-cell>
            <text:p>2025-10-03 20:01:42</text:p>
          </table:table-cell>
          <table:table-cell>
            <text:p>278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8</text:p>
          </table:table-cell>
        </table:table-row>
        <table:table-row>
          <table:table-cell>
            <text:p>2025-10-03 20:02:04</text:p>
          </table:table-cell>
          <table:table-cell>
            <text:p>283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8</text:p>
          </table:table-cell>
        </table:table-row>
        <table:table-row>
          <table:table-cell>
            <text:p>2025-10-03 20:02:08</text:p>
          </table:table-cell>
          <table:table-cell>
            <text:p>285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9</text:p>
          </table:table-cell>
        </table:table-row>
        <table:table-row>
          <table:table-cell>
            <text:p>2025-10-03 20:02:29</text:p>
          </table:table-cell>
          <table:table-cell>
            <text:p>290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9</text:p>
          </table:table-cell>
        </table:table-row>
        <table:table-row>
          <table:table-cell>
            <text:p>2025-10-03 20:02:32</text:p>
          </table:table-cell>
          <table:table-cell>
            <text:p>291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a</text:p>
          </table:table-cell>
        </table:table-row>
        <table:table-row>
          <table:table-cell>
            <text:p>2025-10-03 20:02:54</text:p>
          </table:table-cell>
          <table:table-cell>
            <text:p>297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a</text:p>
          </table:table-cell>
        </table:table-row>
        <table:table-row>
          <table:table-cell>
            <text:p>2025-10-03 20:02:58</text:p>
          </table:table-cell>
          <table:table-cell>
            <text:p>299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b</text:p>
          </table:table-cell>
        </table:table-row>
        <table:table-row>
          <table:table-cell>
            <text:p>2025-10-03 20:03:19</text:p>
          </table:table-cell>
          <table:table-cell>
            <text:p>304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b</text:p>
          </table:table-cell>
        </table:table-row>
        <table:table-row>
          <table:table-cell>
            <text:p>2025-10-03 20:03:22</text:p>
          </table:table-cell>
          <table:table-cell>
            <text:p>305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c</text:p>
          </table:table-cell>
        </table:table-row>
        <table:table-row>
          <table:table-cell>
            <text:p>2025-10-03 20:03:44</text:p>
          </table:table-cell>
          <table:table-cell>
            <text:p>311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c</text:p>
          </table:table-cell>
        </table:table-row>
        <table:table-row>
          <table:table-cell>
            <text:p>2025-10-03 20:03:48</text:p>
          </table:table-cell>
          <table:table-cell>
            <text:p>313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d</text:p>
          </table:table-cell>
        </table:table-row>
        <table:table-row>
          <table:table-cell>
            <text:p>2025-10-03 20:04:11</text:p>
          </table:table-cell>
          <table:table-cell>
            <text:p>319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d</text:p>
          </table:table-cell>
        </table:table-row>
        <table:table-row>
          <table:table-cell>
            <text:p>2025-10-03 20:04:14</text:p>
          </table:table-cell>
          <table:table-cell>
            <text:p>320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e</text:p>
          </table:table-cell>
        </table:table-row>
        <table:table-row>
          <table:table-cell>
            <text:p>2025-10-03 20:04:36</text:p>
          </table:table-cell>
          <table:table-cell>
            <text:p>326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e</text:p>
          </table:table-cell>
        </table:table-row>
        <table:table-row>
          <table:table-cell>
            <text:p>2025-10-03 20:04:40</text:p>
          </table:table-cell>
          <table:table-cell>
            <text:p>327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f</text:p>
          </table:table-cell>
        </table:table-row>
        <table:table-row>
          <table:table-cell>
            <text:p>2025-10-03 20:05:01</text:p>
          </table:table-cell>
          <table:table-cell>
            <text:p>332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2f</text:p>
          </table:table-cell>
        </table:table-row>
        <table:table-row>
          <table:table-cell>
            <text:p>2025-10-03 20:05:05</text:p>
          </table:table-cell>
          <table:table-cell>
            <text:p>334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0</text:p>
          </table:table-cell>
        </table:table-row>
        <table:table-row>
          <table:table-cell>
            <text:p>2025-10-03 20:05:26</text:p>
          </table:table-cell>
          <table:table-cell>
            <text:p>340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0</text:p>
          </table:table-cell>
        </table:table-row>
        <table:table-row>
          <table:table-cell>
            <text:p>2025-10-03 20:05:30</text:p>
          </table:table-cell>
          <table:table-cell>
            <text:p>341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1</text:p>
          </table:table-cell>
        </table:table-row>
        <table:table-row>
          <table:table-cell>
            <text:p>2025-10-03 20:05:52</text:p>
          </table:table-cell>
          <table:table-cell>
            <text:p>347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1</text:p>
          </table:table-cell>
        </table:table-row>
        <table:table-row>
          <table:table-cell>
            <text:p>2025-10-03 20:05:56</text:p>
          </table:table-cell>
          <table:table-cell>
            <text:p>348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2</text:p>
          </table:table-cell>
        </table:table-row>
        <table:table-row>
          <table:table-cell>
            <text:p>2025-10-03 20:06:18</text:p>
          </table:table-cell>
          <table:table-cell>
            <text:p>354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2</text:p>
          </table:table-cell>
        </table:table-row>
        <table:table-row>
          <table:table-cell>
            <text:p>2025-10-03 20:06:21</text:p>
          </table:table-cell>
          <table:table-cell>
            <text:p>355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3</text:p>
          </table:table-cell>
        </table:table-row>
        <table:table-row>
          <table:table-cell>
            <text:p>2025-10-03 20:06:42</text:p>
          </table:table-cell>
          <table:table-cell>
            <text:p>360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3</text:p>
          </table:table-cell>
        </table:table-row>
        <table:table-row>
          <table:table-cell>
            <text:p>2025-10-03 20:06:45</text:p>
          </table:table-cell>
          <table:table-cell>
            <text:p>361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4</text:p>
          </table:table-cell>
        </table:table-row>
        <table:table-row>
          <table:table-cell>
            <text:p>2025-10-03 20:07:08</text:p>
          </table:table-cell>
          <table:table-cell>
            <text:p>368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4</text:p>
          </table:table-cell>
        </table:table-row>
        <table:table-row>
          <table:table-cell>
            <text:p>2025-10-03 20:07:12</text:p>
          </table:table-cell>
          <table:table-cell>
            <text:p>369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5</text:p>
          </table:table-cell>
        </table:table-row>
        <table:table-row>
          <table:table-cell>
            <text:p>2025-10-03 20:07:33</text:p>
          </table:table-cell>
          <table:table-cell>
            <text:p>375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5</text:p>
          </table:table-cell>
        </table:table-row>
        <table:table-row>
          <table:table-cell>
            <text:p>2025-10-03 20:07:37</text:p>
          </table:table-cell>
          <table:table-cell>
            <text:p>376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6</text:p>
          </table:table-cell>
        </table:table-row>
        <table:table-row>
          <table:table-cell>
            <text:p>2025-10-03 20:07:59</text:p>
          </table:table-cell>
          <table:table-cell>
            <text:p>382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6</text:p>
          </table:table-cell>
        </table:table-row>
        <table:table-row>
          <table:table-cell>
            <text:p>2025-10-03 20:08:03</text:p>
          </table:table-cell>
          <table:table-cell>
            <text:p>383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7</text:p>
          </table:table-cell>
        </table:table-row>
        <table:table-row>
          <table:table-cell>
            <text:p>2025-10-03 20:08:24</text:p>
          </table:table-cell>
          <table:table-cell>
            <text:p>388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7</text:p>
          </table:table-cell>
        </table:table-row>
        <table:table-row>
          <table:table-cell>
            <text:p>2025-10-03 20:08:28</text:p>
          </table:table-cell>
          <table:table-cell>
            <text:p>390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8</text:p>
          </table:table-cell>
        </table:table-row>
        <table:table-row>
          <table:table-cell>
            <text:p>2025-10-03 20:08:49</text:p>
          </table:table-cell>
          <table:table-cell>
            <text:p>395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8</text:p>
          </table:table-cell>
        </table:table-row>
        <table:table-row>
          <table:table-cell>
            <text:p>2025-10-03 20:08:53</text:p>
          </table:table-cell>
          <table:table-cell>
            <text:p>397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9</text:p>
          </table:table-cell>
        </table:table-row>
        <table:table-row>
          <table:table-cell>
            <text:p>2025-10-03 20:09:15</text:p>
          </table:table-cell>
          <table:table-cell>
            <text:p>402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9</text:p>
          </table:table-cell>
        </table:table-row>
        <table:table-row>
          <table:table-cell>
            <text:p>2025-10-03 20:09:19</text:p>
          </table:table-cell>
          <table:table-cell>
            <text:p>403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a</text:p>
          </table:table-cell>
        </table:table-row>
        <table:table-row>
          <table:table-cell>
            <text:p>2025-10-03 20:09:41</text:p>
          </table:table-cell>
          <table:table-cell>
            <text:p>409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a</text:p>
          </table:table-cell>
        </table:table-row>
        <table:table-row>
          <table:table-cell>
            <text:p>2025-10-03 20:09:44</text:p>
          </table:table-cell>
          <table:table-cell>
            <text:p>410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b</text:p>
          </table:table-cell>
        </table:table-row>
        <table:table-row>
          <table:table-cell>
            <text:p>2025-10-03 20:10:05</text:p>
          </table:table-cell>
          <table:table-cell>
            <text:p>416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b</text:p>
          </table:table-cell>
        </table:table-row>
        <table:table-row>
          <table:table-cell>
            <text:p>2025-10-03 20:10:09</text:p>
          </table:table-cell>
          <table:table-cell>
            <text:p>418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c</text:p>
          </table:table-cell>
        </table:table-row>
        <table:table-row>
          <table:table-cell>
            <text:p>2025-10-03 20:10:30</text:p>
          </table:table-cell>
          <table:table-cell>
            <text:p>424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c</text:p>
          </table:table-cell>
        </table:table-row>
        <table:table-row>
          <table:table-cell>
            <text:p>2025-10-03 20:10:34</text:p>
          </table:table-cell>
          <table:table-cell>
            <text:p>425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d</text:p>
          </table:table-cell>
        </table:table-row>
        <table:table-row>
          <table:table-cell>
            <text:p>2025-10-03 20:10:56</text:p>
          </table:table-cell>
          <table:table-cell>
            <text:p>431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d</text:p>
          </table:table-cell>
        </table:table-row>
        <table:table-row>
          <table:table-cell>
            <text:p>2025-10-03 20:11:00</text:p>
          </table:table-cell>
          <table:table-cell>
            <text:p>432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e</text:p>
          </table:table-cell>
        </table:table-row>
        <table:table-row>
          <table:table-cell>
            <text:p>2025-10-03 20:11:21</text:p>
          </table:table-cell>
          <table:table-cell>
            <text:p>438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e</text:p>
          </table:table-cell>
        </table:table-row>
        <table:table-row>
          <table:table-cell>
            <text:p>2025-10-03 20:11:25</text:p>
          </table:table-cell>
          <table:table-cell>
            <text:p>4395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f</text:p>
          </table:table-cell>
        </table:table-row>
        <table:table-row>
          <table:table-cell>
            <text:p>2025-10-03 20:11:48</text:p>
          </table:table-cell>
          <table:table-cell>
            <text:p>445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3f</text:p>
          </table:table-cell>
        </table:table-row>
        <table:table-row>
          <table:table-cell>
            <text:p>2025-10-03 20:11:51</text:p>
          </table:table-cell>
          <table:table-cell>
            <text:p>446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0</text:p>
          </table:table-cell>
        </table:table-row>
        <table:table-row>
          <table:table-cell>
            <text:p>2025-10-03 20:12:13</text:p>
          </table:table-cell>
          <table:table-cell>
            <text:p>452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0</text:p>
          </table:table-cell>
        </table:table-row>
        <table:table-row>
          <table:table-cell>
            <text:p>2025-10-03 20:12:17</text:p>
          </table:table-cell>
          <table:table-cell>
            <text:p>453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1</text:p>
          </table:table-cell>
        </table:table-row>
        <table:table-row>
          <table:table-cell>
            <text:p>2025-10-03 20:12:38</text:p>
          </table:table-cell>
          <table:table-cell>
            <text:p>459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1</text:p>
          </table:table-cell>
        </table:table-row>
        <table:table-row>
          <table:table-cell>
            <text:p>2025-10-03 20:12:43</text:p>
          </table:table-cell>
          <table:table-cell>
            <text:p>460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2</text:p>
          </table:table-cell>
        </table:table-row>
        <table:table-row>
          <table:table-cell>
            <text:p>2025-10-03 20:13:04</text:p>
          </table:table-cell>
          <table:table-cell>
            <text:p>466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2</text:p>
          </table:table-cell>
        </table:table-row>
        <table:table-row>
          <table:table-cell>
            <text:p>2025-10-03 20:13:08</text:p>
          </table:table-cell>
          <table:table-cell>
            <text:p>467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3</text:p>
          </table:table-cell>
        </table:table-row>
        <table:table-row>
          <table:table-cell>
            <text:p>2025-10-03 20:13:29</text:p>
          </table:table-cell>
          <table:table-cell>
            <text:p>473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3</text:p>
          </table:table-cell>
        </table:table-row>
        <table:table-row>
          <table:table-cell>
            <text:p>2025-10-03 20:13:32</text:p>
          </table:table-cell>
          <table:table-cell>
            <text:p>474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4</text:p>
          </table:table-cell>
        </table:table-row>
        <table:table-row>
          <table:table-cell>
            <text:p>2025-10-03 20:13:54</text:p>
          </table:table-cell>
          <table:table-cell>
            <text:p>480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4</text:p>
          </table:table-cell>
        </table:table-row>
        <table:table-row>
          <table:table-cell>
            <text:p>2025-10-03 20:13:58</text:p>
          </table:table-cell>
          <table:table-cell>
            <text:p>481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5</text:p>
          </table:table-cell>
        </table:table-row>
        <table:table-row>
          <table:table-cell>
            <text:p>2025-10-03 20:14:20</text:p>
          </table:table-cell>
          <table:table-cell>
            <text:p>487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5</text:p>
          </table:table-cell>
        </table:table-row>
        <table:table-row>
          <table:table-cell>
            <text:p>2025-10-03 20:14:23</text:p>
          </table:table-cell>
          <table:table-cell>
            <text:p>488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6</text:p>
          </table:table-cell>
        </table:table-row>
        <table:table-row>
          <table:table-cell>
            <text:p>2025-10-03 20:14:44</text:p>
          </table:table-cell>
          <table:table-cell>
            <text:p>494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6</text:p>
          </table:table-cell>
        </table:table-row>
        <table:table-row>
          <table:table-cell>
            <text:p>2025-10-03 20:14:48</text:p>
          </table:table-cell>
          <table:table-cell>
            <text:p>495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7</text:p>
          </table:table-cell>
        </table:table-row>
        <table:table-row>
          <table:table-cell>
            <text:p>2025-10-03 20:15:10</text:p>
          </table:table-cell>
          <table:table-cell>
            <text:p>501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7</text:p>
          </table:table-cell>
        </table:table-row>
        <table:table-row>
          <table:table-cell>
            <text:p>2025-10-03 20:15:13</text:p>
          </table:table-cell>
          <table:table-cell>
            <text:p>502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8</text:p>
          </table:table-cell>
        </table:table-row>
        <table:table-row>
          <table:table-cell>
            <text:p>2025-10-03 20:15:36</text:p>
          </table:table-cell>
          <table:table-cell>
            <text:p>508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8</text:p>
          </table:table-cell>
        </table:table-row>
        <table:table-row>
          <table:table-cell>
            <text:p>2025-10-03 20:15:40</text:p>
          </table:table-cell>
          <table:table-cell>
            <text:p>509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9</text:p>
          </table:table-cell>
        </table:table-row>
        <table:table-row>
          <table:table-cell>
            <text:p>2025-10-03 20:16:01</text:p>
          </table:table-cell>
          <table:table-cell>
            <text:p>514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9</text:p>
          </table:table-cell>
        </table:table-row>
        <table:table-row>
          <table:table-cell>
            <text:p>2025-10-03 20:16:06</text:p>
          </table:table-cell>
          <table:table-cell>
            <text:p>516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a</text:p>
          </table:table-cell>
        </table:table-row>
        <table:table-row>
          <table:table-cell>
            <text:p>2025-10-03 20:16:26</text:p>
          </table:table-cell>
          <table:table-cell>
            <text:p>521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a</text:p>
          </table:table-cell>
        </table:table-row>
        <table:table-row>
          <table:table-cell>
            <text:p>2025-10-03 20:16:31</text:p>
          </table:table-cell>
          <table:table-cell>
            <text:p>523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b</text:p>
          </table:table-cell>
        </table:table-row>
        <table:table-row>
          <table:table-cell>
            <text:p>2025-10-03 20:16:52</text:p>
          </table:table-cell>
          <table:table-cell>
            <text:p>528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b</text:p>
          </table:table-cell>
        </table:table-row>
        <table:table-row>
          <table:table-cell>
            <text:p>2025-10-03 20:16:58</text:p>
          </table:table-cell>
          <table:table-cell>
            <text:p>530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c</text:p>
          </table:table-cell>
        </table:table-row>
        <table:table-row>
          <table:table-cell>
            <text:p>2025-10-03 20:17:16</text:p>
          </table:table-cell>
          <table:table-cell>
            <text:p>535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c</text:p>
          </table:table-cell>
        </table:table-row>
        <table:table-row>
          <table:table-cell>
            <text:p>2025-10-03 20:17:23</text:p>
          </table:table-cell>
          <table:table-cell>
            <text:p>537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d</text:p>
          </table:table-cell>
        </table:table-row>
        <table:table-row>
          <table:table-cell>
            <text:p>2025-10-03 20:17:43</text:p>
          </table:table-cell>
          <table:table-cell>
            <text:p>542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d</text:p>
          </table:table-cell>
        </table:table-row>
        <table:table-row>
          <table:table-cell>
            <text:p>2025-10-03 20:17:48</text:p>
          </table:table-cell>
          <table:table-cell>
            <text:p>544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e</text:p>
          </table:table-cell>
        </table:table-row>
        <table:table-row>
          <table:table-cell>
            <text:p>2025-10-03 20:18:07</text:p>
          </table:table-cell>
          <table:table-cell>
            <text:p>549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e</text:p>
          </table:table-cell>
        </table:table-row>
        <table:table-row>
          <table:table-cell>
            <text:p>2025-10-03 20:18:13</text:p>
          </table:table-cell>
          <table:table-cell>
            <text:p>550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f</text:p>
          </table:table-cell>
        </table:table-row>
        <table:table-row>
          <table:table-cell>
            <text:p>2025-10-03 20:18:33</text:p>
          </table:table-cell>
          <table:table-cell>
            <text:p>556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4f</text:p>
          </table:table-cell>
        </table:table-row>
        <table:table-row>
          <table:table-cell>
            <text:p>2025-10-03 20:18:38</text:p>
          </table:table-cell>
          <table:table-cell>
            <text:p>557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0</text:p>
          </table:table-cell>
        </table:table-row>
        <table:table-row>
          <table:table-cell>
            <text:p>2025-10-03 20:18:58</text:p>
          </table:table-cell>
          <table:table-cell>
            <text:p>563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0</text:p>
          </table:table-cell>
        </table:table-row>
        <table:table-row>
          <table:table-cell>
            <text:p>2025-10-03 20:19:02</text:p>
          </table:table-cell>
          <table:table-cell>
            <text:p>564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1</text:p>
          </table:table-cell>
        </table:table-row>
        <table:table-row>
          <table:table-cell>
            <text:p>2025-10-03 20:19:24</text:p>
          </table:table-cell>
          <table:table-cell>
            <text:p>570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1</text:p>
          </table:table-cell>
        </table:table-row>
        <table:table-row>
          <table:table-cell>
            <text:p>2025-10-03 20:19:29</text:p>
          </table:table-cell>
          <table:table-cell>
            <text:p>571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2</text:p>
          </table:table-cell>
        </table:table-row>
        <table:table-row>
          <table:table-cell>
            <text:p>2025-10-03 20:19:50</text:p>
          </table:table-cell>
          <table:table-cell>
            <text:p>577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2</text:p>
          </table:table-cell>
        </table:table-row>
        <table:table-row>
          <table:table-cell>
            <text:p>2025-10-03 20:19:55</text:p>
          </table:table-cell>
          <table:table-cell>
            <text:p>578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3</text:p>
          </table:table-cell>
        </table:table-row>
        <table:table-row>
          <table:table-cell>
            <text:p>2025-10-03 20:20:14</text:p>
          </table:table-cell>
          <table:table-cell>
            <text:p>583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3</text:p>
          </table:table-cell>
        </table:table-row>
        <table:table-row>
          <table:table-cell>
            <text:p>2025-10-03 20:20:19</text:p>
          </table:table-cell>
          <table:table-cell>
            <text:p>585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4</text:p>
          </table:table-cell>
        </table:table-row>
        <table:table-row>
          <table:table-cell>
            <text:p>2025-10-03 20:20:40</text:p>
          </table:table-cell>
          <table:table-cell>
            <text:p>591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4</text:p>
          </table:table-cell>
        </table:table-row>
        <table:table-row>
          <table:table-cell>
            <text:p>2025-10-03 20:20:46</text:p>
          </table:table-cell>
          <table:table-cell>
            <text:p>592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5</text:p>
          </table:table-cell>
        </table:table-row>
        <table:table-row>
          <table:table-cell>
            <text:p>2025-10-03 20:21:05</text:p>
          </table:table-cell>
          <table:table-cell>
            <text:p>597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5</text:p>
          </table:table-cell>
        </table:table-row>
        <table:table-row>
          <table:table-cell>
            <text:p>2025-10-03 20:21:11</text:p>
          </table:table-cell>
          <table:table-cell>
            <text:p>599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6</text:p>
          </table:table-cell>
        </table:table-row>
        <table:table-row>
          <table:table-cell>
            <text:p>2025-10-03 20:21:31</text:p>
          </table:table-cell>
          <table:table-cell>
            <text:p>604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6</text:p>
          </table:table-cell>
        </table:table-row>
        <table:table-row>
          <table:table-cell>
            <text:p>2025-10-03 20:21:35</text:p>
          </table:table-cell>
          <table:table-cell>
            <text:p>606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7</text:p>
          </table:table-cell>
        </table:table-row>
        <table:table-row>
          <table:table-cell>
            <text:p>2025-10-03 20:21:55</text:p>
          </table:table-cell>
          <table:table-cell>
            <text:p>611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7</text:p>
          </table:table-cell>
        </table:table-row>
        <table:table-row>
          <table:table-cell>
            <text:p>2025-10-03 20:21:59</text:p>
          </table:table-cell>
          <table:table-cell>
            <text:p>612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8</text:p>
          </table:table-cell>
        </table:table-row>
        <table:table-row>
          <table:table-cell>
            <text:p>2025-10-03 20:22:22</text:p>
          </table:table-cell>
          <table:table-cell>
            <text:p>618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8</text:p>
          </table:table-cell>
        </table:table-row>
        <table:table-row>
          <table:table-cell>
            <text:p>2025-10-03 20:22:26</text:p>
          </table:table-cell>
          <table:table-cell>
            <text:p>620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9</text:p>
          </table:table-cell>
        </table:table-row>
        <table:table-row>
          <table:table-cell>
            <text:p>2025-10-03 20:22:46</text:p>
          </table:table-cell>
          <table:table-cell>
            <text:p>625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9</text:p>
          </table:table-cell>
        </table:table-row>
        <table:table-row>
          <table:table-cell>
            <text:p>2025-10-03 20:22:50</text:p>
          </table:table-cell>
          <table:table-cell>
            <text:p>627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a</text:p>
          </table:table-cell>
        </table:table-row>
        <table:table-row>
          <table:table-cell>
            <text:p>2025-10-03 20:23:13</text:p>
          </table:table-cell>
          <table:table-cell>
            <text:p>633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a</text:p>
          </table:table-cell>
        </table:table-row>
        <table:table-row>
          <table:table-cell>
            <text:p>2025-10-03 20:23:18</text:p>
          </table:table-cell>
          <table:table-cell>
            <text:p>634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b</text:p>
          </table:table-cell>
        </table:table-row>
        <table:table-row>
          <table:table-cell>
            <text:p>2025-10-03 20:23:37</text:p>
          </table:table-cell>
          <table:table-cell>
            <text:p>640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b</text:p>
          </table:table-cell>
        </table:table-row>
        <table:table-row>
          <table:table-cell>
            <text:p>2025-10-03 20:23:42</text:p>
          </table:table-cell>
          <table:table-cell>
            <text:p>641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c</text:p>
          </table:table-cell>
        </table:table-row>
        <table:table-row>
          <table:table-cell>
            <text:p>2025-10-03 20:24:03</text:p>
          </table:table-cell>
          <table:table-cell>
            <text:p>647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c</text:p>
          </table:table-cell>
        </table:table-row>
        <table:table-row>
          <table:table-cell>
            <text:p>2025-10-03 20:24:08</text:p>
          </table:table-cell>
          <table:table-cell>
            <text:p>648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d</text:p>
          </table:table-cell>
        </table:table-row>
        <table:table-row>
          <table:table-cell>
            <text:p>2025-10-03 20:24:29</text:p>
          </table:table-cell>
          <table:table-cell>
            <text:p>654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d</text:p>
          </table:table-cell>
        </table:table-row>
        <table:table-row>
          <table:table-cell>
            <text:p>2025-10-03 20:24:33</text:p>
          </table:table-cell>
          <table:table-cell>
            <text:p>655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e</text:p>
          </table:table-cell>
        </table:table-row>
        <table:table-row>
          <table:table-cell>
            <text:p>2025-10-03 20:24:54</text:p>
          </table:table-cell>
          <table:table-cell>
            <text:p>661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e</text:p>
          </table:table-cell>
        </table:table-row>
        <table:table-row>
          <table:table-cell>
            <text:p>2025-10-03 20:24:58</text:p>
          </table:table-cell>
          <table:table-cell>
            <text:p>662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f</text:p>
          </table:table-cell>
        </table:table-row>
        <table:table-row>
          <table:table-cell>
            <text:p>2025-10-03 20:25:20</text:p>
          </table:table-cell>
          <table:table-cell>
            <text:p>668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5f</text:p>
          </table:table-cell>
        </table:table-row>
        <table:table-row>
          <table:table-cell>
            <text:p>2025-10-03 20:25:23</text:p>
          </table:table-cell>
          <table:table-cell>
            <text:p>669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0</text:p>
          </table:table-cell>
        </table:table-row>
        <table:table-row>
          <table:table-cell>
            <text:p>2025-10-03 20:25:45</text:p>
          </table:table-cell>
          <table:table-cell>
            <text:p>675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0</text:p>
          </table:table-cell>
        </table:table-row>
        <table:table-row>
          <table:table-cell>
            <text:p>2025-10-03 20:25:49</text:p>
          </table:table-cell>
          <table:table-cell>
            <text:p>676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1</text:p>
          </table:table-cell>
        </table:table-row>
        <table:table-row>
          <table:table-cell>
            <text:p>2025-10-03 20:26:10</text:p>
          </table:table-cell>
          <table:table-cell>
            <text:p>682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1</text:p>
          </table:table-cell>
        </table:table-row>
        <table:table-row>
          <table:table-cell>
            <text:p>2025-10-03 20:26:13</text:p>
          </table:table-cell>
          <table:table-cell>
            <text:p>683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2</text:p>
          </table:table-cell>
        </table:table-row>
        <table:table-row>
          <table:table-cell>
            <text:p>2025-10-03 20:26:35</text:p>
          </table:table-cell>
          <table:table-cell>
            <text:p>689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2</text:p>
          </table:table-cell>
        </table:table-row>
        <table:table-row>
          <table:table-cell>
            <text:p>2025-10-03 20:26:39</text:p>
          </table:table-cell>
          <table:table-cell>
            <text:p>690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3</text:p>
          </table:table-cell>
        </table:table-row>
        <table:table-row>
          <table:table-cell>
            <text:p>2025-10-03 20:27:00</text:p>
          </table:table-cell>
          <table:table-cell>
            <text:p>696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3</text:p>
          </table:table-cell>
        </table:table-row>
        <table:table-row>
          <table:table-cell>
            <text:p>2025-10-03 20:27:04</text:p>
          </table:table-cell>
          <table:table-cell>
            <text:p>697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4</text:p>
          </table:table-cell>
        </table:table-row>
        <table:table-row>
          <table:table-cell>
            <text:p>2025-10-03 20:27:26</text:p>
          </table:table-cell>
          <table:table-cell>
            <text:p>703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4</text:p>
          </table:table-cell>
        </table:table-row>
        <table:table-row>
          <table:table-cell>
            <text:p>2025-10-03 20:27:30</text:p>
          </table:table-cell>
          <table:table-cell>
            <text:p>704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5</text:p>
          </table:table-cell>
        </table:table-row>
        <table:table-row>
          <table:table-cell>
            <text:p>2025-10-03 20:27:51</text:p>
          </table:table-cell>
          <table:table-cell>
            <text:p>710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5</text:p>
          </table:table-cell>
        </table:table-row>
        <table:table-row>
          <table:table-cell>
            <text:p>2025-10-03 20:27:55</text:p>
          </table:table-cell>
          <table:table-cell>
            <text:p>711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6</text:p>
          </table:table-cell>
        </table:table-row>
        <table:table-row>
          <table:table-cell>
            <text:p>2025-10-03 20:28:17</text:p>
          </table:table-cell>
          <table:table-cell>
            <text:p>717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6</text:p>
          </table:table-cell>
        </table:table-row>
        <table:table-row>
          <table:table-cell>
            <text:p>2025-10-03 20:28:21</text:p>
          </table:table-cell>
          <table:table-cell>
            <text:p>718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7</text:p>
          </table:table-cell>
        </table:table-row>
        <table:table-row>
          <table:table-cell>
            <text:p>2025-10-03 20:28:42</text:p>
          </table:table-cell>
          <table:table-cell>
            <text:p>724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7</text:p>
          </table:table-cell>
        </table:table-row>
        <table:table-row>
          <table:table-cell>
            <text:p>2025-10-03 20:28:46</text:p>
          </table:table-cell>
          <table:table-cell>
            <text:p>725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8</text:p>
          </table:table-cell>
        </table:table-row>
        <table:table-row>
          <table:table-cell>
            <text:p>2025-10-03 20:29:07</text:p>
          </table:table-cell>
          <table:table-cell>
            <text:p>731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8</text:p>
          </table:table-cell>
        </table:table-row>
        <table:table-row>
          <table:table-cell>
            <text:p>2025-10-03 20:29:10</text:p>
          </table:table-cell>
          <table:table-cell>
            <text:p>732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9</text:p>
          </table:table-cell>
        </table:table-row>
        <table:table-row>
          <table:table-cell>
            <text:p>2025-10-03 20:29:33</text:p>
          </table:table-cell>
          <table:table-cell>
            <text:p>738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9</text:p>
          </table:table-cell>
        </table:table-row>
        <table:table-row>
          <table:table-cell>
            <text:p>2025-10-03 20:29:37</text:p>
          </table:table-cell>
          <table:table-cell>
            <text:p>740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a</text:p>
          </table:table-cell>
        </table:table-row>
        <table:table-row>
          <table:table-cell>
            <text:p>2025-10-03 20:29:59</text:p>
          </table:table-cell>
          <table:table-cell>
            <text:p>745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a</text:p>
          </table:table-cell>
        </table:table-row>
        <table:table-row>
          <table:table-cell>
            <text:p>2025-10-03 20:30:03</text:p>
          </table:table-cell>
          <table:table-cell>
            <text:p>747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b</text:p>
          </table:table-cell>
        </table:table-row>
        <table:table-row>
          <table:table-cell>
            <text:p>2025-10-03 20:30:24</text:p>
          </table:table-cell>
          <table:table-cell>
            <text:p>752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b</text:p>
          </table:table-cell>
        </table:table-row>
        <table:table-row>
          <table:table-cell>
            <text:p>2025-10-03 20:30:28</text:p>
          </table:table-cell>
          <table:table-cell>
            <text:p>753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c</text:p>
          </table:table-cell>
        </table:table-row>
        <table:table-row>
          <table:table-cell>
            <text:p>2025-10-03 20:30:48</text:p>
          </table:table-cell>
          <table:table-cell>
            <text:p>759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c</text:p>
          </table:table-cell>
        </table:table-row>
        <table:table-row>
          <table:table-cell>
            <text:p>2025-10-03 20:30:52</text:p>
          </table:table-cell>
          <table:table-cell>
            <text:p>761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d</text:p>
          </table:table-cell>
        </table:table-row>
        <table:table-row>
          <table:table-cell>
            <text:p>2025-10-03 20:31:15</text:p>
          </table:table-cell>
          <table:table-cell>
            <text:p>767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d</text:p>
          </table:table-cell>
        </table:table-row>
        <table:table-row>
          <table:table-cell>
            <text:p>2025-10-03 20:31:19</text:p>
          </table:table-cell>
          <table:table-cell>
            <text:p>768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e</text:p>
          </table:table-cell>
        </table:table-row>
        <table:table-row>
          <table:table-cell>
            <text:p>2025-10-03 20:31:39</text:p>
          </table:table-cell>
          <table:table-cell>
            <text:p>774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e</text:p>
          </table:table-cell>
        </table:table-row>
        <table:table-row>
          <table:table-cell>
            <text:p>2025-10-03 20:31:43</text:p>
          </table:table-cell>
          <table:table-cell>
            <text:p>775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f</text:p>
          </table:table-cell>
        </table:table-row>
        <table:table-row>
          <table:table-cell>
            <text:p>2025-10-03 20:32:06</text:p>
          </table:table-cell>
          <table:table-cell>
            <text:p>781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6f</text:p>
          </table:table-cell>
        </table:table-row>
        <table:table-row>
          <table:table-cell>
            <text:p>2025-10-03 20:32:09</text:p>
          </table:table-cell>
          <table:table-cell>
            <text:p>782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0</text:p>
          </table:table-cell>
        </table:table-row>
        <table:table-row>
          <table:table-cell>
            <text:p>2025-10-03 20:32:30</text:p>
          </table:table-cell>
          <table:table-cell>
            <text:p>788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0</text:p>
          </table:table-cell>
        </table:table-row>
        <table:table-row>
          <table:table-cell>
            <text:p>2025-10-03 20:32:34</text:p>
          </table:table-cell>
          <table:table-cell>
            <text:p>789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1</text:p>
          </table:table-cell>
        </table:table-row>
        <table:table-row>
          <table:table-cell>
            <text:p>2025-10-03 20:32:56</text:p>
          </table:table-cell>
          <table:table-cell>
            <text:p>795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1</text:p>
          </table:table-cell>
        </table:table-row>
        <table:table-row>
          <table:table-cell>
            <text:p>2025-10-03 20:33:00</text:p>
          </table:table-cell>
          <table:table-cell>
            <text:p>796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2</text:p>
          </table:table-cell>
        </table:table-row>
        <table:table-row>
          <table:table-cell>
            <text:p>2025-10-03 20:33:21</text:p>
          </table:table-cell>
          <table:table-cell>
            <text:p>802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2</text:p>
          </table:table-cell>
        </table:table-row>
        <table:table-row>
          <table:table-cell>
            <text:p>2025-10-03 20:33:25</text:p>
          </table:table-cell>
          <table:table-cell>
            <text:p>803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3</text:p>
          </table:table-cell>
        </table:table-row>
        <table:table-row>
          <table:table-cell>
            <text:p>2025-10-03 20:33:47</text:p>
          </table:table-cell>
          <table:table-cell>
            <text:p>809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3</text:p>
          </table:table-cell>
        </table:table-row>
        <table:table-row>
          <table:table-cell>
            <text:p>2025-10-03 20:33:51</text:p>
          </table:table-cell>
          <table:table-cell>
            <text:p>811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4</text:p>
          </table:table-cell>
        </table:table-row>
        <table:table-row>
          <table:table-cell>
            <text:p>2025-10-03 20:34:13</text:p>
          </table:table-cell>
          <table:table-cell>
            <text:p>816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4</text:p>
          </table:table-cell>
        </table:table-row>
        <table:table-row>
          <table:table-cell>
            <text:p>2025-10-03 20:34:16</text:p>
          </table:table-cell>
          <table:table-cell>
            <text:p>817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5</text:p>
          </table:table-cell>
        </table:table-row>
        <table:table-row>
          <table:table-cell>
            <text:p>2025-10-03 20:34:37</text:p>
          </table:table-cell>
          <table:table-cell>
            <text:p>8237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5</text:p>
          </table:table-cell>
        </table:table-row>
        <table:table-row>
          <table:table-cell>
            <text:p>2025-10-03 20:34:41</text:p>
          </table:table-cell>
          <table:table-cell>
            <text:p>824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6</text:p>
          </table:table-cell>
        </table:table-row>
        <table:table-row>
          <table:table-cell>
            <text:p>2025-10-03 20:35:03</text:p>
          </table:table-cell>
          <table:table-cell>
            <text:p>830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6</text:p>
          </table:table-cell>
        </table:table-row>
        <table:table-row>
          <table:table-cell>
            <text:p>2025-10-03 20:35:07</text:p>
          </table:table-cell>
          <table:table-cell>
            <text:p>831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7</text:p>
          </table:table-cell>
        </table:table-row>
        <table:table-row>
          <table:table-cell>
            <text:p>2025-10-03 20:35:29</text:p>
          </table:table-cell>
          <table:table-cell>
            <text:p>837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7</text:p>
          </table:table-cell>
        </table:table-row>
        <table:table-row>
          <table:table-cell>
            <text:p>2025-10-03 20:35:33</text:p>
          </table:table-cell>
          <table:table-cell>
            <text:p>838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8</text:p>
          </table:table-cell>
        </table:table-row>
        <table:table-row>
          <table:table-cell>
            <text:p>2025-10-03 20:35:54</text:p>
          </table:table-cell>
          <table:table-cell>
            <text:p>844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8</text:p>
          </table:table-cell>
        </table:table-row>
        <table:table-row>
          <table:table-cell>
            <text:p>2025-10-03 20:35:58</text:p>
          </table:table-cell>
          <table:table-cell>
            <text:p>845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9</text:p>
          </table:table-cell>
        </table:table-row>
        <table:table-row>
          <table:table-cell>
            <text:p>2025-10-03 20:36:19</text:p>
          </table:table-cell>
          <table:table-cell>
            <text:p>851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9</text:p>
          </table:table-cell>
        </table:table-row>
        <table:table-row>
          <table:table-cell>
            <text:p>2025-10-03 20:36:23</text:p>
          </table:table-cell>
          <table:table-cell>
            <text:p>852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a</text:p>
          </table:table-cell>
        </table:table-row>
        <table:table-row>
          <table:table-cell>
            <text:p>2025-10-03 20:36:45</text:p>
          </table:table-cell>
          <table:table-cell>
            <text:p>858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a</text:p>
          </table:table-cell>
        </table:table-row>
        <table:table-row>
          <table:table-cell>
            <text:p>2025-10-03 20:36:49</text:p>
          </table:table-cell>
          <table:table-cell>
            <text:p>859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b</text:p>
          </table:table-cell>
        </table:table-row>
        <table:table-row>
          <table:table-cell>
            <text:p>2025-10-03 20:37:10</text:p>
          </table:table-cell>
          <table:table-cell>
            <text:p>865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b</text:p>
          </table:table-cell>
        </table:table-row>
        <table:table-row>
          <table:table-cell>
            <text:p>2025-10-03 20:37:14</text:p>
          </table:table-cell>
          <table:table-cell>
            <text:p>867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c</text:p>
          </table:table-cell>
        </table:table-row>
        <table:table-row>
          <table:table-cell>
            <text:p>2025-10-03 20:37:36</text:p>
          </table:table-cell>
          <table:table-cell>
            <text:p>8727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c</text:p>
          </table:table-cell>
        </table:table-row>
        <table:table-row>
          <table:table-cell>
            <text:p>2025-10-03 20:37:40</text:p>
          </table:table-cell>
          <table:table-cell>
            <text:p>874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d</text:p>
          </table:table-cell>
        </table:table-row>
        <table:table-row>
          <table:table-cell>
            <text:p>2025-10-03 20:38:01</text:p>
          </table:table-cell>
          <table:table-cell>
            <text:p>879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d</text:p>
          </table:table-cell>
        </table:table-row>
        <table:table-row>
          <table:table-cell>
            <text:p>2025-10-03 20:38:06</text:p>
          </table:table-cell>
          <table:table-cell>
            <text:p>881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e</text:p>
          </table:table-cell>
        </table:table-row>
        <table:table-row>
          <table:table-cell>
            <text:p>2025-10-03 20:38:26</text:p>
          </table:table-cell>
          <table:table-cell>
            <text:p>8866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e</text:p>
          </table:table-cell>
        </table:table-row>
        <table:table-row>
          <table:table-cell>
            <text:p>2025-10-03 20:38:30</text:p>
          </table:table-cell>
          <table:table-cell>
            <text:p>887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f</text:p>
          </table:table-cell>
        </table:table-row>
        <table:table-row>
          <table:table-cell>
            <text:p>2025-10-03 20:38:52</text:p>
          </table:table-cell>
          <table:table-cell>
            <text:p>893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7f</text:p>
          </table:table-cell>
        </table:table-row>
        <table:table-row>
          <table:table-cell>
            <text:p>2025-10-03 20:38:56</text:p>
          </table:table-cell>
          <table:table-cell>
            <text:p>895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0</text:p>
          </table:table-cell>
        </table:table-row>
        <table:table-row>
          <table:table-cell>
            <text:p>2025-10-03 20:39:17</text:p>
          </table:table-cell>
          <table:table-cell>
            <text:p>900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0</text:p>
          </table:table-cell>
        </table:table-row>
        <table:table-row>
          <table:table-cell>
            <text:p>2025-10-03 20:39:21</text:p>
          </table:table-cell>
          <table:table-cell>
            <text:p>902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1</text:p>
          </table:table-cell>
        </table:table-row>
        <table:table-row>
          <table:table-cell>
            <text:p>2025-10-03 20:39:43</text:p>
          </table:table-cell>
          <table:table-cell>
            <text:p>907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1</text:p>
          </table:table-cell>
        </table:table-row>
        <table:table-row>
          <table:table-cell>
            <text:p>2025-10-03 20:39:47</text:p>
          </table:table-cell>
          <table:table-cell>
            <text:p>909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2</text:p>
          </table:table-cell>
        </table:table-row>
        <table:table-row>
          <table:table-cell>
            <text:p>2025-10-03 20:40:08</text:p>
          </table:table-cell>
          <table:table-cell>
            <text:p>914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2</text:p>
          </table:table-cell>
        </table:table-row>
        <table:table-row>
          <table:table-cell>
            <text:p>2025-10-03 20:40:13</text:p>
          </table:table-cell>
          <table:table-cell>
            <text:p>916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3</text:p>
          </table:table-cell>
        </table:table-row>
        <table:table-row>
          <table:table-cell>
            <text:p>2025-10-03 20:40:33</text:p>
          </table:table-cell>
          <table:table-cell>
            <text:p>9219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3</text:p>
          </table:table-cell>
        </table:table-row>
        <table:table-row>
          <table:table-cell>
            <text:p>2025-10-03 20:40:38</text:p>
          </table:table-cell>
          <table:table-cell>
            <text:p>923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4</text:p>
          </table:table-cell>
        </table:table-row>
        <table:table-row>
          <table:table-cell>
            <text:p>2025-10-03 20:40:58</text:p>
          </table:table-cell>
          <table:table-cell>
            <text:p>929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4</text:p>
          </table:table-cell>
        </table:table-row>
        <table:table-row>
          <table:table-cell>
            <text:p>2025-10-03 20:41:02</text:p>
          </table:table-cell>
          <table:table-cell>
            <text:p>930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5</text:p>
          </table:table-cell>
        </table:table-row>
        <table:table-row>
          <table:table-cell>
            <text:p>2025-10-03 20:41:24</text:p>
          </table:table-cell>
          <table:table-cell>
            <text:p>935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5</text:p>
          </table:table-cell>
        </table:table-row>
        <table:table-row>
          <table:table-cell>
            <text:p>2025-10-03 20:41:28</text:p>
          </table:table-cell>
          <table:table-cell>
            <text:p>937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6</text:p>
          </table:table-cell>
        </table:table-row>
        <table:table-row>
          <table:table-cell>
            <text:p>2025-10-03 20:41:49</text:p>
          </table:table-cell>
          <table:table-cell>
            <text:p>942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6</text:p>
          </table:table-cell>
        </table:table-row>
        <table:table-row>
          <table:table-cell>
            <text:p>2025-10-03 20:41:53</text:p>
          </table:table-cell>
          <table:table-cell>
            <text:p>944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7</text:p>
          </table:table-cell>
        </table:table-row>
        <table:table-row>
          <table:table-cell>
            <text:p>2025-10-03 20:42:15</text:p>
          </table:table-cell>
          <table:table-cell>
            <text:p>950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7</text:p>
          </table:table-cell>
        </table:table-row>
        <table:table-row>
          <table:table-cell>
            <text:p>2025-10-03 20:42:19</text:p>
          </table:table-cell>
          <table:table-cell>
            <text:p>951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8</text:p>
          </table:table-cell>
        </table:table-row>
        <table:table-row>
          <table:table-cell>
            <text:p>2025-10-03 20:42:41</text:p>
          </table:table-cell>
          <table:table-cell>
            <text:p>957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8</text:p>
          </table:table-cell>
        </table:table-row>
        <table:table-row>
          <table:table-cell>
            <text:p>2025-10-03 20:42:44</text:p>
          </table:table-cell>
          <table:table-cell>
            <text:p>958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9</text:p>
          </table:table-cell>
        </table:table-row>
        <table:table-row>
          <table:table-cell>
            <text:p>2025-10-03 20:43:06</text:p>
          </table:table-cell>
          <table:table-cell>
            <text:p>964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9</text:p>
          </table:table-cell>
        </table:table-row>
        <table:table-row>
          <table:table-cell>
            <text:p>2025-10-03 20:43:10</text:p>
          </table:table-cell>
          <table:table-cell>
            <text:p>965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a</text:p>
          </table:table-cell>
        </table:table-row>
        <table:table-row>
          <table:table-cell>
            <text:p>2025-10-03 20:43:30</text:p>
          </table:table-cell>
          <table:table-cell>
            <text:p>971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a</text:p>
          </table:table-cell>
        </table:table-row>
        <table:table-row>
          <table:table-cell>
            <text:p>2025-10-03 20:43:34</text:p>
          </table:table-cell>
          <table:table-cell>
            <text:p>972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b</text:p>
          </table:table-cell>
        </table:table-row>
        <table:table-row>
          <table:table-cell>
            <text:p>2025-10-03 20:43:57</text:p>
          </table:table-cell>
          <table:table-cell>
            <text:p>978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b</text:p>
          </table:table-cell>
        </table:table-row>
        <table:table-row>
          <table:table-cell>
            <text:p>2025-10-03 20:44:01</text:p>
          </table:table-cell>
          <table:table-cell>
            <text:p>979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c</text:p>
          </table:table-cell>
        </table:table-row>
        <table:table-row>
          <table:table-cell>
            <text:p>2025-10-03 20:44:22</text:p>
          </table:table-cell>
          <table:table-cell>
            <text:p>985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c</text:p>
          </table:table-cell>
        </table:table-row>
        <table:table-row>
          <table:table-cell>
            <text:p>2025-10-03 20:44:25</text:p>
          </table:table-cell>
          <table:table-cell>
            <text:p>986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d</text:p>
          </table:table-cell>
        </table:table-row>
        <table:table-row>
          <table:table-cell>
            <text:p>2025-10-03 20:44:48</text:p>
          </table:table-cell>
          <table:table-cell>
            <text:p>992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d</text:p>
          </table:table-cell>
        </table:table-row>
        <table:table-row>
          <table:table-cell>
            <text:p>2025-10-03 20:44:51</text:p>
          </table:table-cell>
          <table:table-cell>
            <text:p>993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e</text:p>
          </table:table-cell>
        </table:table-row>
        <table:table-row>
          <table:table-cell>
            <text:p>2025-10-03 20:45:12</text:p>
          </table:table-cell>
          <table:table-cell>
            <text:p>999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e</text:p>
          </table:table-cell>
        </table:table-row>
        <table:table-row>
          <table:table-cell>
            <text:p>2025-10-03 20:45:16</text:p>
          </table:table-cell>
          <table:table-cell>
            <text:p>1000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f</text:p>
          </table:table-cell>
        </table:table-row>
        <table:table-row>
          <table:table-cell>
            <text:p>2025-10-03 20:45:38</text:p>
          </table:table-cell>
          <table:table-cell>
            <text:p>1006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8f</text:p>
          </table:table-cell>
        </table:table-row>
        <table:table-row>
          <table:table-cell>
            <text:p>2025-10-03 20:45:42</text:p>
          </table:table-cell>
          <table:table-cell>
            <text:p>1008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0</text:p>
          </table:table-cell>
        </table:table-row>
        <table:table-row>
          <table:table-cell>
            <text:p>2025-10-03 20:46:04</text:p>
          </table:table-cell>
          <table:table-cell>
            <text:p>1013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0</text:p>
          </table:table-cell>
        </table:table-row>
        <table:table-row>
          <table:table-cell>
            <text:p>2025-10-03 20:46:07</text:p>
          </table:table-cell>
          <table:table-cell>
            <text:p>1015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1</text:p>
          </table:table-cell>
        </table:table-row>
        <table:table-row>
          <table:table-cell>
            <text:p>2025-10-03 20:46:29</text:p>
          </table:table-cell>
          <table:table-cell>
            <text:p>1020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1</text:p>
          </table:table-cell>
        </table:table-row>
        <table:table-row>
          <table:table-cell>
            <text:p>2025-10-03 20:46:33</text:p>
          </table:table-cell>
          <table:table-cell>
            <text:p>1022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2</text:p>
          </table:table-cell>
        </table:table-row>
        <table:table-row>
          <table:table-cell>
            <text:p>2025-10-03 20:46:54</text:p>
          </table:table-cell>
          <table:table-cell>
            <text:p>1028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2</text:p>
          </table:table-cell>
        </table:table-row>
        <table:table-row>
          <table:table-cell>
            <text:p>2025-10-03 20:46:57</text:p>
          </table:table-cell>
          <table:table-cell>
            <text:p>1029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3</text:p>
          </table:table-cell>
        </table:table-row>
        <table:table-row>
          <table:table-cell>
            <text:p>2025-10-03 20:47:19</text:p>
          </table:table-cell>
          <table:table-cell>
            <text:p>1035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3</text:p>
          </table:table-cell>
        </table:table-row>
        <table:table-row>
          <table:table-cell>
            <text:p>2025-10-03 20:47:23</text:p>
          </table:table-cell>
          <table:table-cell>
            <text:p>1036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4</text:p>
          </table:table-cell>
        </table:table-row>
        <table:table-row>
          <table:table-cell>
            <text:p>2025-10-03 20:47:44</text:p>
          </table:table-cell>
          <table:table-cell>
            <text:p>1042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4</text:p>
          </table:table-cell>
        </table:table-row>
        <table:table-row>
          <table:table-cell>
            <text:p>2025-10-03 20:47:48</text:p>
          </table:table-cell>
          <table:table-cell>
            <text:p>1043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5</text:p>
          </table:table-cell>
        </table:table-row>
        <table:table-row>
          <table:table-cell>
            <text:p>2025-10-03 20:48:10</text:p>
          </table:table-cell>
          <table:table-cell>
            <text:p>1049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5</text:p>
          </table:table-cell>
        </table:table-row>
        <table:table-row>
          <table:table-cell>
            <text:p>2025-10-03 20:48:14</text:p>
          </table:table-cell>
          <table:table-cell>
            <text:p>10504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6</text:p>
          </table:table-cell>
        </table:table-row>
        <table:table-row>
          <table:table-cell>
            <text:p>2025-10-03 20:48:35</text:p>
          </table:table-cell>
          <table:table-cell>
            <text:p>1056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6</text:p>
          </table:table-cell>
        </table:table-row>
        <table:table-row>
          <table:table-cell>
            <text:p>2025-10-03 20:48:40</text:p>
          </table:table-cell>
          <table:table-cell>
            <text:p>10576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7</text:p>
          </table:table-cell>
        </table:table-row>
        <table:table-row>
          <table:table-cell>
            <text:p>2025-10-03 20:49:01</text:p>
          </table:table-cell>
          <table:table-cell>
            <text:p>10634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7</text:p>
          </table:table-cell>
        </table:table-row>
        <table:table-row>
          <table:table-cell>
            <text:p>2025-10-03 20:49:05</text:p>
          </table:table-cell>
          <table:table-cell>
            <text:p>1064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8</text:p>
          </table:table-cell>
        </table:table-row>
        <table:table-row>
          <table:table-cell>
            <text:p>2025-10-03 20:49:27</text:p>
          </table:table-cell>
          <table:table-cell>
            <text:p>1070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8</text:p>
          </table:table-cell>
        </table:table-row>
        <table:table-row>
          <table:table-cell>
            <text:p>2025-10-03 20:49:31</text:p>
          </table:table-cell>
          <table:table-cell>
            <text:p>10716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9</text:p>
          </table:table-cell>
        </table:table-row>
        <table:table-row>
          <table:table-cell>
            <text:p>2025-10-03 20:49:51</text:p>
          </table:table-cell>
          <table:table-cell>
            <text:p>1077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9</text:p>
          </table:table-cell>
        </table:table-row>
        <table:table-row>
          <table:table-cell>
            <text:p>2025-10-03 20:49:55</text:p>
          </table:table-cell>
          <table:table-cell>
            <text:p>10788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a</text:p>
          </table:table-cell>
        </table:table-row>
        <table:table-row>
          <table:table-cell>
            <text:p>2025-10-03 20:50:16</text:p>
          </table:table-cell>
          <table:table-cell>
            <text:p>1084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a</text:p>
          </table:table-cell>
        </table:table-row>
        <table:table-row>
          <table:table-cell>
            <text:p>2025-10-03 20:50:20</text:p>
          </table:table-cell>
          <table:table-cell>
            <text:p>10859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b</text:p>
          </table:table-cell>
        </table:table-row>
        <table:table-row>
          <table:table-cell>
            <text:p>2025-10-03 20:50:43</text:p>
          </table:table-cell>
          <table:table-cell>
            <text:p>1092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b</text:p>
          </table:table-cell>
        </table:table-row>
        <table:table-row>
          <table:table-cell>
            <text:p>2025-10-03 20:50:47</text:p>
          </table:table-cell>
          <table:table-cell>
            <text:p>1093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c</text:p>
          </table:table-cell>
        </table:table-row>
        <table:table-row>
          <table:table-cell>
            <text:p>2025-10-03 20:51:08</text:p>
          </table:table-cell>
          <table:table-cell>
            <text:p>1099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c</text:p>
          </table:table-cell>
        </table:table-row>
        <table:table-row>
          <table:table-cell>
            <text:p>2025-10-03 20:51:12</text:p>
          </table:table-cell>
          <table:table-cell>
            <text:p>11005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d</text:p>
          </table:table-cell>
        </table:table-row>
        <table:table-row>
          <table:table-cell>
            <text:p>2025-10-03 20:51:33</text:p>
          </table:table-cell>
          <table:table-cell>
            <text:p>1105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d</text:p>
          </table:table-cell>
        </table:table-row>
        <table:table-row>
          <table:table-cell>
            <text:p>2025-10-03 20:51:37</text:p>
          </table:table-cell>
          <table:table-cell>
            <text:p>1107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e</text:p>
          </table:table-cell>
        </table:table-row>
        <table:table-row>
          <table:table-cell>
            <text:p>2025-10-03 20:51:59</text:p>
          </table:table-cell>
          <table:table-cell>
            <text:p>1112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e</text:p>
          </table:table-cell>
        </table:table-row>
        <table:table-row>
          <table:table-cell>
            <text:p>2025-10-03 20:52:03</text:p>
          </table:table-cell>
          <table:table-cell>
            <text:p>1114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f</text:p>
          </table:table-cell>
        </table:table-row>
        <table:table-row>
          <table:table-cell>
            <text:p>2025-10-03 20:52:24</text:p>
          </table:table-cell>
          <table:table-cell>
            <text:p>1120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9f</text:p>
          </table:table-cell>
        </table:table-row>
        <table:table-row>
          <table:table-cell>
            <text:p>2025-10-03 20:52:28</text:p>
          </table:table-cell>
          <table:table-cell>
            <text:p>11212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0</text:p>
          </table:table-cell>
        </table:table-row>
        <table:table-row>
          <table:table-cell>
            <text:p>2025-10-03 20:52:50</text:p>
          </table:table-cell>
          <table:table-cell>
            <text:p>1127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0</text:p>
          </table:table-cell>
        </table:table-row>
        <table:table-row>
          <table:table-cell>
            <text:p>2025-10-03 20:52:54</text:p>
          </table:table-cell>
          <table:table-cell>
            <text:p>1128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1</text:p>
          </table:table-cell>
        </table:table-row>
        <table:table-row>
          <table:table-cell>
            <text:p>2025-10-03 20:53:15</text:p>
          </table:table-cell>
          <table:table-cell>
            <text:p>1133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1</text:p>
          </table:table-cell>
        </table:table-row>
        <table:table-row>
          <table:table-cell>
            <text:p>2025-10-03 20:53:19</text:p>
          </table:table-cell>
          <table:table-cell>
            <text:p>1135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2</text:p>
          </table:table-cell>
        </table:table-row>
        <table:table-row>
          <table:table-cell>
            <text:p>2025-10-03 20:53:40</text:p>
          </table:table-cell>
          <table:table-cell>
            <text:p>1140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2</text:p>
          </table:table-cell>
        </table:table-row>
        <table:table-row>
          <table:table-cell>
            <text:p>2025-10-03 20:53:44</text:p>
          </table:table-cell>
          <table:table-cell>
            <text:p>1141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3</text:p>
          </table:table-cell>
        </table:table-row>
        <table:table-row>
          <table:table-cell>
            <text:p>2025-10-03 20:54:05</text:p>
          </table:table-cell>
          <table:table-cell>
            <text:p>1147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3</text:p>
          </table:table-cell>
        </table:table-row>
        <table:table-row>
          <table:table-cell>
            <text:p>2025-10-03 20:54:09</text:p>
          </table:table-cell>
          <table:table-cell>
            <text:p>1148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4</text:p>
          </table:table-cell>
        </table:table-row>
        <table:table-row>
          <table:table-cell>
            <text:p>2025-10-03 20:54:31</text:p>
          </table:table-cell>
          <table:table-cell>
            <text:p>1154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4</text:p>
          </table:table-cell>
        </table:table-row>
        <table:table-row>
          <table:table-cell>
            <text:p>2025-10-03 20:54:35</text:p>
          </table:table-cell>
          <table:table-cell>
            <text:p>11560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5</text:p>
          </table:table-cell>
        </table:table-row>
        <table:table-row>
          <table:table-cell>
            <text:p>2025-10-03 20:54:57</text:p>
          </table:table-cell>
          <table:table-cell>
            <text:p>1161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5</text:p>
          </table:table-cell>
        </table:table-row>
        <table:table-row>
          <table:table-cell>
            <text:p>2025-10-03 20:55:00</text:p>
          </table:table-cell>
          <table:table-cell>
            <text:p>1162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6</text:p>
          </table:table-cell>
        </table:table-row>
        <table:table-row>
          <table:table-cell>
            <text:p>2025-10-03 20:55:22</text:p>
          </table:table-cell>
          <table:table-cell>
            <text:p>1168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6</text:p>
          </table:table-cell>
        </table:table-row>
        <table:table-row>
          <table:table-cell>
            <text:p>2025-10-03 20:55:27</text:p>
          </table:table-cell>
          <table:table-cell>
            <text:p>11699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7</text:p>
          </table:table-cell>
        </table:table-row>
        <table:table-row>
          <table:table-cell>
            <text:p>2025-10-03 20:55:47</text:p>
          </table:table-cell>
          <table:table-cell>
            <text:p>1175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7</text:p>
          </table:table-cell>
        </table:table-row>
        <table:table-row>
          <table:table-cell>
            <text:p>2025-10-03 20:55:51</text:p>
          </table:table-cell>
          <table:table-cell>
            <text:p>11766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8</text:p>
          </table:table-cell>
        </table:table-row>
        <table:table-row>
          <table:table-cell>
            <text:p>2025-10-03 20:56:12</text:p>
          </table:table-cell>
          <table:table-cell>
            <text:p>11825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8</text:p>
          </table:table-cell>
        </table:table-row>
        <table:table-row>
          <table:table-cell>
            <text:p>2025-10-03 20:56:16</text:p>
          </table:table-cell>
          <table:table-cell>
            <text:p>1183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9</text:p>
          </table:table-cell>
        </table:table-row>
        <table:table-row>
          <table:table-cell>
            <text:p>2025-10-03 20:56:37</text:p>
          </table:table-cell>
          <table:table-cell>
            <text:p>1189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9</text:p>
          </table:table-cell>
        </table:table-row>
        <table:table-row>
          <table:table-cell>
            <text:p>2025-10-03 20:56:41</text:p>
          </table:table-cell>
          <table:table-cell>
            <text:p>1191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a</text:p>
          </table:table-cell>
        </table:table-row>
        <table:table-row>
          <table:table-cell>
            <text:p>2025-10-03 20:57:03</text:p>
          </table:table-cell>
          <table:table-cell>
            <text:p>11972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a</text:p>
          </table:table-cell>
        </table:table-row>
        <table:table-row>
          <table:table-cell>
            <text:p>2025-10-03 20:57:07</text:p>
          </table:table-cell>
          <table:table-cell>
            <text:p>1198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b</text:p>
          </table:table-cell>
        </table:table-row>
        <table:table-row>
          <table:table-cell>
            <text:p>2025-10-03 20:57:29</text:p>
          </table:table-cell>
          <table:table-cell>
            <text:p>1204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b</text:p>
          </table:table-cell>
        </table:table-row>
        <table:table-row>
          <table:table-cell>
            <text:p>2025-10-03 20:57:33</text:p>
          </table:table-cell>
          <table:table-cell>
            <text:p>1205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c</text:p>
          </table:table-cell>
        </table:table-row>
        <table:table-row>
          <table:table-cell>
            <text:p>2025-10-03 20:57:54</text:p>
          </table:table-cell>
          <table:table-cell>
            <text:p>1211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c</text:p>
          </table:table-cell>
        </table:table-row>
        <table:table-row>
          <table:table-cell>
            <text:p>2025-10-03 20:57:58</text:p>
          </table:table-cell>
          <table:table-cell>
            <text:p>1212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d</text:p>
          </table:table-cell>
        </table:table-row>
        <table:table-row>
          <table:table-cell>
            <text:p>2025-10-03 20:58:20</text:p>
          </table:table-cell>
          <table:table-cell>
            <text:p>1218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d</text:p>
          </table:table-cell>
        </table:table-row>
        <table:table-row>
          <table:table-cell>
            <text:p>2025-10-03 20:58:24</text:p>
          </table:table-cell>
          <table:table-cell>
            <text:p>1219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e</text:p>
          </table:table-cell>
        </table:table-row>
        <table:table-row>
          <table:table-cell>
            <text:p>2025-10-03 20:58:45</text:p>
          </table:table-cell>
          <table:table-cell>
            <text:p>1225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e</text:p>
          </table:table-cell>
        </table:table-row>
        <table:table-row>
          <table:table-cell>
            <text:p>2025-10-03 20:58:49</text:p>
          </table:table-cell>
          <table:table-cell>
            <text:p>1226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f</text:p>
          </table:table-cell>
        </table:table-row>
        <table:table-row>
          <table:table-cell>
            <text:p>2025-10-03 20:59:10</text:p>
          </table:table-cell>
          <table:table-cell>
            <text:p>12322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af</text:p>
          </table:table-cell>
        </table:table-row>
        <table:table-row>
          <table:table-cell>
            <text:p>2025-10-03 20:59:14</text:p>
          </table:table-cell>
          <table:table-cell>
            <text:p>12333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0</text:p>
          </table:table-cell>
        </table:table-row>
        <table:table-row>
          <table:table-cell>
            <text:p>2025-10-03 20:59:35</text:p>
          </table:table-cell>
          <table:table-cell>
            <text:p>12392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0</text:p>
          </table:table-cell>
        </table:table-row>
        <table:table-row>
          <table:table-cell>
            <text:p>2025-10-03 20:59:39</text:p>
          </table:table-cell>
          <table:table-cell>
            <text:p>1240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1</text:p>
          </table:table-cell>
        </table:table-row>
        <table:table-row>
          <table:table-cell>
            <text:p>2025-10-03 21:00:00</text:p>
          </table:table-cell>
          <table:table-cell>
            <text:p>12464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1</text:p>
          </table:table-cell>
        </table:table-row>
        <table:table-row>
          <table:table-cell>
            <text:p>2025-10-03 21:00:04</text:p>
          </table:table-cell>
          <table:table-cell>
            <text:p>12477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2</text:p>
          </table:table-cell>
        </table:table-row>
        <table:table-row>
          <table:table-cell>
            <text:p>2025-10-03 21:00:26</text:p>
          </table:table-cell>
          <table:table-cell>
            <text:p>1253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2</text:p>
          </table:table-cell>
        </table:table-row>
        <table:table-row>
          <table:table-cell>
            <text:p>2025-10-03 21:00:30</text:p>
          </table:table-cell>
          <table:table-cell>
            <text:p>12550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3</text:p>
          </table:table-cell>
        </table:table-row>
        <table:table-row>
          <table:table-cell>
            <text:p>2025-10-03 21:00:51</text:p>
          </table:table-cell>
          <table:table-cell>
            <text:p>12608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3</text:p>
          </table:table-cell>
        </table:table-row>
        <table:table-row>
          <table:table-cell>
            <text:p>2025-10-03 21:00:55</text:p>
          </table:table-cell>
          <table:table-cell>
            <text:p>12621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4</text:p>
          </table:table-cell>
        </table:table-row>
        <table:table-row>
          <table:table-cell>
            <text:p>2025-10-03 21:01:16</text:p>
          </table:table-cell>
          <table:table-cell>
            <text:p>12679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4</text:p>
          </table:table-cell>
        </table:table-row>
        <table:table-row>
          <table:table-cell>
            <text:p>2025-10-03 21:01:20</text:p>
          </table:table-cell>
          <table:table-cell>
            <text:p>12692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5</text:p>
          </table:table-cell>
        </table:table-row>
        <table:table-row>
          <table:table-cell>
            <text:p>2025-10-03 21:01:42</text:p>
          </table:table-cell>
          <table:table-cell>
            <text:p>1275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5</text:p>
          </table:table-cell>
        </table:table-row>
        <table:table-row>
          <table:table-cell>
            <text:p>2025-10-03 21:01:46</text:p>
          </table:table-cell>
          <table:table-cell>
            <text:p>1276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6</text:p>
          </table:table-cell>
        </table:table-row>
        <table:table-row>
          <table:table-cell>
            <text:p>2025-10-03 21:02:08</text:p>
          </table:table-cell>
          <table:table-cell>
            <text:p>1282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6</text:p>
          </table:table-cell>
        </table:table-row>
        <table:table-row>
          <table:table-cell>
            <text:p>2025-10-03 21:02:12</text:p>
          </table:table-cell>
          <table:table-cell>
            <text:p>1283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7</text:p>
          </table:table-cell>
        </table:table-row>
        <table:table-row>
          <table:table-cell>
            <text:p>2025-10-03 21:02:33</text:p>
          </table:table-cell>
          <table:table-cell>
            <text:p>12890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7</text:p>
          </table:table-cell>
        </table:table-row>
        <table:table-row>
          <table:table-cell>
            <text:p>2025-10-03 21:02:37</text:p>
          </table:table-cell>
          <table:table-cell>
            <text:p>1290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8</text:p>
          </table:table-cell>
        </table:table-row>
        <table:table-row>
          <table:table-cell>
            <text:p>2025-10-03 21:02:58</text:p>
          </table:table-cell>
          <table:table-cell>
            <text:p>1296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8</text:p>
          </table:table-cell>
        </table:table-row>
        <table:table-row>
          <table:table-cell>
            <text:p>2025-10-03 21:03:02</text:p>
          </table:table-cell>
          <table:table-cell>
            <text:p>1297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9</text:p>
          </table:table-cell>
        </table:table-row>
        <table:table-row>
          <table:table-cell>
            <text:p>2025-10-03 21:03:24</text:p>
          </table:table-cell>
          <table:table-cell>
            <text:p>1303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9</text:p>
          </table:table-cell>
        </table:table-row>
        <table:table-row>
          <table:table-cell>
            <text:p>2025-10-03 21:03:28</text:p>
          </table:table-cell>
          <table:table-cell>
            <text:p>1304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a</text:p>
          </table:table-cell>
        </table:table-row>
        <table:table-row>
          <table:table-cell>
            <text:p>2025-10-03 21:03:49</text:p>
          </table:table-cell>
          <table:table-cell>
            <text:p>13101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a</text:p>
          </table:table-cell>
        </table:table-row>
        <table:table-row>
          <table:table-cell>
            <text:p>2025-10-03 21:03:54</text:p>
          </table:table-cell>
          <table:table-cell>
            <text:p>1311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b</text:p>
          </table:table-cell>
        </table:table-row>
        <table:table-row>
          <table:table-cell>
            <text:p>2025-10-03 21:04:15</text:p>
          </table:table-cell>
          <table:table-cell>
            <text:p>1316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b</text:p>
          </table:table-cell>
        </table:table-row>
        <table:table-row>
          <table:table-cell>
            <text:p>2025-10-03 21:04:19</text:p>
          </table:table-cell>
          <table:table-cell>
            <text:p>1318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c</text:p>
          </table:table-cell>
        </table:table-row>
        <table:table-row>
          <table:table-cell>
            <text:p>2025-10-03 21:04:39</text:p>
          </table:table-cell>
          <table:table-cell>
            <text:p>1323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c</text:p>
          </table:table-cell>
        </table:table-row>
        <table:table-row>
          <table:table-cell>
            <text:p>2025-10-03 21:04:43</text:p>
          </table:table-cell>
          <table:table-cell>
            <text:p>13247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d</text:p>
          </table:table-cell>
        </table:table-row>
        <table:table-row>
          <table:table-cell>
            <text:p>2025-10-03 21:05:04</text:p>
          </table:table-cell>
          <table:table-cell>
            <text:p>1330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d</text:p>
          </table:table-cell>
        </table:table-row>
        <table:table-row>
          <table:table-cell>
            <text:p>2025-10-03 21:05:09</text:p>
          </table:table-cell>
          <table:table-cell>
            <text:p>13321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e</text:p>
          </table:table-cell>
        </table:table-row>
        <table:table-row>
          <table:table-cell>
            <text:p>2025-10-03 21:05:31</text:p>
          </table:table-cell>
          <table:table-cell>
            <text:p>1338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e</text:p>
          </table:table-cell>
        </table:table-row>
        <table:table-row>
          <table:table-cell>
            <text:p>2025-10-03 21:05:36</text:p>
          </table:table-cell>
          <table:table-cell>
            <text:p>13395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f</text:p>
          </table:table-cell>
        </table:table-row>
        <table:table-row>
          <table:table-cell>
            <text:p>2025-10-03 21:05:56</text:p>
          </table:table-cell>
          <table:table-cell>
            <text:p>13451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bf</text:p>
          </table:table-cell>
        </table:table-row>
        <table:table-row>
          <table:table-cell>
            <text:p>2025-10-03 21:06:01</text:p>
          </table:table-cell>
          <table:table-cell>
            <text:p>13465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c0</text:p>
          </table:table-cell>
        </table:table-row>
        <table:table-row>
          <table:table-cell>
            <text:p>2025-10-03 21:06:21</text:p>
          </table:table-cell>
          <table:table-cell>
            <text:p>1352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c0</text:p>
          </table:table-cell>
        </table:table-row>
        <table:table-row>
          <table:table-cell>
            <text:p>2025-10-03 21:06:27</text:p>
          </table:table-cell>
          <table:table-cell>
            <text:p>13538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c1</text:p>
          </table:table-cell>
        </table:table-row>
        <table:table-row>
          <table:table-cell>
            <text:p>2025-10-03 21:06:47</text:p>
          </table:table-cell>
          <table:table-cell>
            <text:p>13590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c1</text:p>
          </table:table-cell>
        </table:table-row>
        <table:table-row>
          <table:table-cell>
            <text:p>2025-10-03 21:06:53</text:p>
          </table:table-cell>
          <table:table-cell>
            <text:p>13603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c2</text:p>
          </table:table-cell>
        </table:table-row>
        <table:table-row>
          <table:table-cell>
            <text:p>2025-10-03 21:07:13</text:p>
          </table:table-cell>
          <table:table-cell>
            <text:p>13658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c2</text:p>
          </table:table-cell>
        </table:table-row>
        <table:table-row>
          <table:table-cell>
            <text:p>2025-10-03 21:07:18</text:p>
          </table:table-cell>
          <table:table-cell>
            <text:p>13674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c3</text:p>
          </table:table-cell>
        </table:table-row>
        <table:table-row>
          <table:table-cell>
            <text:p>2025-10-03 21:07:37</text:p>
          </table:table-cell>
          <table:table-cell>
            <text:p>13728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c3</text:p>
          </table:table-cell>
        </table:table-row>
        <table:table-row>
          <table:table-cell>
            <text:p>2025-10-03 21:07:43</text:p>
          </table:table-cell>
          <table:table-cell>
            <text:p>13744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c4</text:p>
          </table:table-cell>
        </table:table-row>
        <table:table-row>
          <table:table-cell>
            <text:p>2025-10-03 21:08:04</text:p>
          </table:table-cell>
          <table:table-cell>
            <text:p>13799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c4</text:p>
          </table:table-cell>
        </table:table-row>
        <table:table-row>
          <table:table-cell>
            <text:p>2025-10-03 21:08:10</text:p>
          </table:table-cell>
          <table:table-cell>
            <text:p>13817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c5</text:p>
          </table:table-cell>
        </table:table-row>
        <table:table-row>
          <table:table-cell>
            <text:p>2025-10-03 21:08:29</text:p>
          </table:table-cell>
          <table:table-cell>
            <text:p>13866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c5</text:p>
          </table:table-cell>
        </table:table-row>
        <table:table-row>
          <table:table-cell>
            <text:p>2025-10-03 21:08:35</text:p>
          </table:table-cell>
          <table:table-cell>
            <text:p>138835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c6</text:p>
          </table:table-cell>
        </table:table-row>
        <table:table-row>
          <table:table-cell>
            <text:p>2025-10-03 21:08:53</text:p>
          </table:table-cell>
          <table:table-cell>
            <text:p>139331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c6</text:p>
          </table:table-cell>
        </table:table-row>
        <table:table-row>
          <table:table-cell>
            <text:p>2025-10-03 21:09:00</text:p>
          </table:table-cell>
          <table:table-cell>
            <text:p>139517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c7</text:p>
          </table:table-cell>
        </table:table-row>
        <table:table-row>
          <table:table-cell>
            <text:p>2025-10-03 21:09:19</text:p>
          </table:table-cell>
          <table:table-cell>
            <text:p>140033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Reques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c7</text:p>
          </table:table-cell>
        </table:table-row>
        <table:table-row>
          <table:table-cell>
            <text:p>2025-10-03 21:09:25</text:p>
          </table:table-cell>
          <table:table-cell>
            <text:p>140209</text:p>
          </table:table-cell>
          <table:table-cell>
            <text:p>GSMTAP V2</text:p>
          </table:table-cell>
          <table:table-cell>
            <text:p>GSM Abis</text:p>
          </table:table-cell>
          <table:table-cell>
            <text:p>GSM Abis</text:p>
          </table:table-cell>
          <table:table-cell>
            <text:p/>
          </table:table-cell>
          <table:table-cell>
            <text:p/>
          </table:table-cell>
          <table:table-cell>
            <text:p>Attach Accept</text:p>
          </table:table-cell>
          <table:table-cell>
            <text:p/>
          </table:table-cell>
          <table:table-cell>
            <text:p/>
          </table:table-cell>
          <table:table-cell>
            <text:p>TMSI</text:p>
          </table:table-cell>
          <table:table-cell>
            <text:p>0x0f60c8</text:p>
          </table:table-cell>
        </table:table-row>
      </table:table>
      <table:table table:name="3G RRC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RFCN</text:p>
          </table:table-cell>
          <table:table-cell>
            <text:p>ID Type</text:p>
          </table:table-cell>
          <table:table-cell>
            <text:p>ID</text:p>
          </table:table-cell>
        </table:table-row>
        <table:table-row>
          <table:table-cell>
            <text:p>2025-10-03 19:45:07</text:p>
          </table:table-cell>
          <table:table-cell>
            <text:p>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5:07</text:p>
          </table:table-cell>
          <table:table-cell>
            <text:p>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e3001</text:p>
          </table:table-cell>
        </table:table-row>
        <table:table-row>
          <table:table-cell>
            <text:p>2025-10-03 19:45:32</text:p>
          </table:table-cell>
          <table:table-cell>
            <text:p>7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01</text:p>
          </table:table-cell>
        </table:table-row>
        <table:table-row>
          <table:table-cell>
            <text:p>2025-10-03 19:45:33</text:p>
          </table:table-cell>
          <table:table-cell>
            <text:p>7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01</text:p>
          </table:table-cell>
        </table:table-row>
        <table:table-row>
          <table:table-cell>
            <text:p>2025-10-03 19:45:59</text:p>
          </table:table-cell>
          <table:table-cell>
            <text:p>15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02</text:p>
          </table:table-cell>
        </table:table-row>
        <table:table-row>
          <table:table-cell>
            <text:p>2025-10-03 19:45:59</text:p>
          </table:table-cell>
          <table:table-cell>
            <text:p>15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02</text:p>
          </table:table-cell>
        </table:table-row>
        <table:table-row>
          <table:table-cell>
            <text:p>2025-10-03 19:46:25</text:p>
          </table:table-cell>
          <table:table-cell>
            <text:p>22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03</text:p>
          </table:table-cell>
        </table:table-row>
        <table:table-row>
          <table:table-cell>
            <text:p>2025-10-03 19:46:25</text:p>
          </table:table-cell>
          <table:table-cell>
            <text:p>22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03</text:p>
          </table:table-cell>
        </table:table-row>
        <table:table-row>
          <table:table-cell>
            <text:p>2025-10-03 19:46:50</text:p>
          </table:table-cell>
          <table:table-cell>
            <text:p>29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04</text:p>
          </table:table-cell>
        </table:table-row>
        <table:table-row>
          <table:table-cell>
            <text:p>2025-10-03 19:46:50</text:p>
          </table:table-cell>
          <table:table-cell>
            <text:p>29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04</text:p>
          </table:table-cell>
        </table:table-row>
        <table:table-row>
          <table:table-cell>
            <text:p>2025-10-03 19:47:15</text:p>
          </table:table-cell>
          <table:table-cell>
            <text:p>36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05</text:p>
          </table:table-cell>
        </table:table-row>
        <table:table-row>
          <table:table-cell>
            <text:p>2025-10-03 19:47:15</text:p>
          </table:table-cell>
          <table:table-cell>
            <text:p>36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05</text:p>
          </table:table-cell>
        </table:table-row>
        <table:table-row>
          <table:table-cell>
            <text:p>2025-10-03 19:47:41</text:p>
          </table:table-cell>
          <table:table-cell>
            <text:p>43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06</text:p>
          </table:table-cell>
        </table:table-row>
        <table:table-row>
          <table:table-cell>
            <text:p>2025-10-03 19:47:41</text:p>
          </table:table-cell>
          <table:table-cell>
            <text:p>43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06</text:p>
          </table:table-cell>
        </table:table-row>
        <table:table-row>
          <table:table-cell>
            <text:p>2025-10-03 19:48:06</text:p>
          </table:table-cell>
          <table:table-cell>
            <text:p>50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07</text:p>
          </table:table-cell>
        </table:table-row>
        <table:table-row>
          <table:table-cell>
            <text:p>2025-10-03 19:48:06</text:p>
          </table:table-cell>
          <table:table-cell>
            <text:p>50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07</text:p>
          </table:table-cell>
        </table:table-row>
        <table:table-row>
          <table:table-cell>
            <text:p>2025-10-03 19:48:30</text:p>
          </table:table-cell>
          <table:table-cell>
            <text:p>57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08</text:p>
          </table:table-cell>
        </table:table-row>
        <table:table-row>
          <table:table-cell>
            <text:p>2025-10-03 19:48:31</text:p>
          </table:table-cell>
          <table:table-cell>
            <text:p>57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08</text:p>
          </table:table-cell>
        </table:table-row>
        <table:table-row>
          <table:table-cell>
            <text:p>2025-10-03 19:48:56</text:p>
          </table:table-cell>
          <table:table-cell>
            <text:p>64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09</text:p>
          </table:table-cell>
        </table:table-row>
        <table:table-row>
          <table:table-cell>
            <text:p>2025-10-03 19:48:57</text:p>
          </table:table-cell>
          <table:table-cell>
            <text:p>64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09</text:p>
          </table:table-cell>
        </table:table-row>
        <table:table-row>
          <table:table-cell>
            <text:p>2025-10-03 19:49:22</text:p>
          </table:table-cell>
          <table:table-cell>
            <text:p>71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0a</text:p>
          </table:table-cell>
        </table:table-row>
        <table:table-row>
          <table:table-cell>
            <text:p>2025-10-03 19:49:22</text:p>
          </table:table-cell>
          <table:table-cell>
            <text:p>71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0a</text:p>
          </table:table-cell>
        </table:table-row>
        <table:table-row>
          <table:table-cell>
            <text:p>2025-10-03 19:49:47</text:p>
          </table:table-cell>
          <table:table-cell>
            <text:p>78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0b</text:p>
          </table:table-cell>
        </table:table-row>
        <table:table-row>
          <table:table-cell>
            <text:p>2025-10-03 19:49:47</text:p>
          </table:table-cell>
          <table:table-cell>
            <text:p>78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0b</text:p>
          </table:table-cell>
        </table:table-row>
        <table:table-row>
          <table:table-cell>
            <text:p>2025-10-03 19:50:12</text:p>
          </table:table-cell>
          <table:table-cell>
            <text:p>85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0c</text:p>
          </table:table-cell>
        </table:table-row>
        <table:table-row>
          <table:table-cell>
            <text:p>2025-10-03 19:50:12</text:p>
          </table:table-cell>
          <table:table-cell>
            <text:p>85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0c</text:p>
          </table:table-cell>
        </table:table-row>
        <table:table-row>
          <table:table-cell>
            <text:p>2025-10-03 19:50:38</text:p>
          </table:table-cell>
          <table:table-cell>
            <text:p>92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0d</text:p>
          </table:table-cell>
        </table:table-row>
        <table:table-row>
          <table:table-cell>
            <text:p>2025-10-03 19:50:38</text:p>
          </table:table-cell>
          <table:table-cell>
            <text:p>92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0d</text:p>
          </table:table-cell>
        </table:table-row>
        <table:table-row>
          <table:table-cell>
            <text:p>2025-10-03 19:51:04</text:p>
          </table:table-cell>
          <table:table-cell>
            <text:p>99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0e</text:p>
          </table:table-cell>
        </table:table-row>
        <table:table-row>
          <table:table-cell>
            <text:p>2025-10-03 19:51:04</text:p>
          </table:table-cell>
          <table:table-cell>
            <text:p>99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0e</text:p>
          </table:table-cell>
        </table:table-row>
        <table:table-row>
          <table:table-cell>
            <text:p>2025-10-03 19:51:29</text:p>
          </table:table-cell>
          <table:table-cell>
            <text:p>106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0f</text:p>
          </table:table-cell>
        </table:table-row>
        <table:table-row>
          <table:table-cell>
            <text:p>2025-10-03 19:51:29</text:p>
          </table:table-cell>
          <table:table-cell>
            <text:p>106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0f</text:p>
          </table:table-cell>
        </table:table-row>
        <table:table-row>
          <table:table-cell>
            <text:p>2025-10-03 19:51:54</text:p>
          </table:table-cell>
          <table:table-cell>
            <text:p>113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10</text:p>
          </table:table-cell>
        </table:table-row>
        <table:table-row>
          <table:table-cell>
            <text:p>2025-10-03 19:51:55</text:p>
          </table:table-cell>
          <table:table-cell>
            <text:p>113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10</text:p>
          </table:table-cell>
        </table:table-row>
        <table:table-row>
          <table:table-cell>
            <text:p>2025-10-03 19:52:19</text:p>
          </table:table-cell>
          <table:table-cell>
            <text:p>120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11</text:p>
          </table:table-cell>
        </table:table-row>
        <table:table-row>
          <table:table-cell>
            <text:p>2025-10-03 19:52:19</text:p>
          </table:table-cell>
          <table:table-cell>
            <text:p>120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11</text:p>
          </table:table-cell>
        </table:table-row>
        <table:table-row>
          <table:table-cell>
            <text:p>2025-10-03 19:52:45</text:p>
          </table:table-cell>
          <table:table-cell>
            <text:p>128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12</text:p>
          </table:table-cell>
        </table:table-row>
        <table:table-row>
          <table:table-cell>
            <text:p>2025-10-03 19:52:46</text:p>
          </table:table-cell>
          <table:table-cell>
            <text:p>128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12</text:p>
          </table:table-cell>
        </table:table-row>
        <table:table-row>
          <table:table-cell>
            <text:p>2025-10-03 19:53:11</text:p>
          </table:table-cell>
          <table:table-cell>
            <text:p>134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13</text:p>
          </table:table-cell>
        </table:table-row>
        <table:table-row>
          <table:table-cell>
            <text:p>2025-10-03 19:53:11</text:p>
          </table:table-cell>
          <table:table-cell>
            <text:p>134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13</text:p>
          </table:table-cell>
        </table:table-row>
        <table:table-row>
          <table:table-cell>
            <text:p>2025-10-03 19:53:35</text:p>
          </table:table-cell>
          <table:table-cell>
            <text:p>141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14</text:p>
          </table:table-cell>
        </table:table-row>
        <table:table-row>
          <table:table-cell>
            <text:p>2025-10-03 19:53:36</text:p>
          </table:table-cell>
          <table:table-cell>
            <text:p>141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14</text:p>
          </table:table-cell>
        </table:table-row>
        <table:table-row>
          <table:table-cell>
            <text:p>2025-10-03 19:54:01</text:p>
          </table:table-cell>
          <table:table-cell>
            <text:p>148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15</text:p>
          </table:table-cell>
        </table:table-row>
        <table:table-row>
          <table:table-cell>
            <text:p>2025-10-03 19:54:01</text:p>
          </table:table-cell>
          <table:table-cell>
            <text:p>148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15</text:p>
          </table:table-cell>
        </table:table-row>
        <table:table-row>
          <table:table-cell>
            <text:p>2025-10-03 19:54:27</text:p>
          </table:table-cell>
          <table:table-cell>
            <text:p>156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16</text:p>
          </table:table-cell>
        </table:table-row>
        <table:table-row>
          <table:table-cell>
            <text:p>2025-10-03 19:54:27</text:p>
          </table:table-cell>
          <table:table-cell>
            <text:p>156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16</text:p>
          </table:table-cell>
        </table:table-row>
        <table:table-row>
          <table:table-cell>
            <text:p>2025-10-03 19:54:52</text:p>
          </table:table-cell>
          <table:table-cell>
            <text:p>163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17</text:p>
          </table:table-cell>
        </table:table-row>
        <table:table-row>
          <table:table-cell>
            <text:p>2025-10-03 19:54:52</text:p>
          </table:table-cell>
          <table:table-cell>
            <text:p>163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17</text:p>
          </table:table-cell>
        </table:table-row>
        <table:table-row>
          <table:table-cell>
            <text:p>2025-10-03 19:55:17</text:p>
          </table:table-cell>
          <table:table-cell>
            <text:p>170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18</text:p>
          </table:table-cell>
        </table:table-row>
        <table:table-row>
          <table:table-cell>
            <text:p>2025-10-03 19:55:17</text:p>
          </table:table-cell>
          <table:table-cell>
            <text:p>170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18</text:p>
          </table:table-cell>
        </table:table-row>
        <table:table-row>
          <table:table-cell>
            <text:p>2025-10-03 19:55:43</text:p>
          </table:table-cell>
          <table:table-cell>
            <text:p>177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19</text:p>
          </table:table-cell>
        </table:table-row>
        <table:table-row>
          <table:table-cell>
            <text:p>2025-10-03 19:55:43</text:p>
          </table:table-cell>
          <table:table-cell>
            <text:p>177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19</text:p>
          </table:table-cell>
        </table:table-row>
        <table:table-row>
          <table:table-cell>
            <text:p>2025-10-03 19:56:08</text:p>
          </table:table-cell>
          <table:table-cell>
            <text:p>183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1a</text:p>
          </table:table-cell>
        </table:table-row>
        <table:table-row>
          <table:table-cell>
            <text:p>2025-10-03 19:56:08</text:p>
          </table:table-cell>
          <table:table-cell>
            <text:p>183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1a</text:p>
          </table:table-cell>
        </table:table-row>
        <table:table-row>
          <table:table-cell>
            <text:p>2025-10-03 19:56:33</text:p>
          </table:table-cell>
          <table:table-cell>
            <text:p>191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1b</text:p>
          </table:table-cell>
        </table:table-row>
        <table:table-row>
          <table:table-cell>
            <text:p>2025-10-03 19:56:34</text:p>
          </table:table-cell>
          <table:table-cell>
            <text:p>191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1b</text:p>
          </table:table-cell>
        </table:table-row>
        <table:table-row>
          <table:table-cell>
            <text:p>2025-10-03 19:56:58</text:p>
          </table:table-cell>
          <table:table-cell>
            <text:p>198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1c</text:p>
          </table:table-cell>
        </table:table-row>
        <table:table-row>
          <table:table-cell>
            <text:p>2025-10-03 19:56:58</text:p>
          </table:table-cell>
          <table:table-cell>
            <text:p>198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1c</text:p>
          </table:table-cell>
        </table:table-row>
        <table:table-row>
          <table:table-cell>
            <text:p>2025-10-03 19:57:24</text:p>
          </table:table-cell>
          <table:table-cell>
            <text:p>205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1d</text:p>
          </table:table-cell>
        </table:table-row>
        <table:table-row>
          <table:table-cell>
            <text:p>2025-10-03 19:57:24</text:p>
          </table:table-cell>
          <table:table-cell>
            <text:p>205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1d</text:p>
          </table:table-cell>
        </table:table-row>
        <table:table-row>
          <table:table-cell>
            <text:p>2025-10-03 19:57:49</text:p>
          </table:table-cell>
          <table:table-cell>
            <text:p>212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1e</text:p>
          </table:table-cell>
        </table:table-row>
        <table:table-row>
          <table:table-cell>
            <text:p>2025-10-03 19:57:49</text:p>
          </table:table-cell>
          <table:table-cell>
            <text:p>212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1e</text:p>
          </table:table-cell>
        </table:table-row>
        <table:table-row>
          <table:table-cell>
            <text:p>2025-10-03 19:58:15</text:p>
          </table:table-cell>
          <table:table-cell>
            <text:p>219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1f</text:p>
          </table:table-cell>
        </table:table-row>
        <table:table-row>
          <table:table-cell>
            <text:p>2025-10-03 19:58:16</text:p>
          </table:table-cell>
          <table:table-cell>
            <text:p>219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1f</text:p>
          </table:table-cell>
        </table:table-row>
        <table:table-row>
          <table:table-cell>
            <text:p>2025-10-03 19:58:40</text:p>
          </table:table-cell>
          <table:table-cell>
            <text:p>226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20</text:p>
          </table:table-cell>
        </table:table-row>
        <table:table-row>
          <table:table-cell>
            <text:p>2025-10-03 19:58:40</text:p>
          </table:table-cell>
          <table:table-cell>
            <text:p>226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20</text:p>
          </table:table-cell>
        </table:table-row>
        <table:table-row>
          <table:table-cell>
            <text:p>2025-10-03 19:59:06</text:p>
          </table:table-cell>
          <table:table-cell>
            <text:p>233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21</text:p>
          </table:table-cell>
        </table:table-row>
        <table:table-row>
          <table:table-cell>
            <text:p>2025-10-03 19:59:06</text:p>
          </table:table-cell>
          <table:table-cell>
            <text:p>233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21</text:p>
          </table:table-cell>
        </table:table-row>
        <table:table-row>
          <table:table-cell>
            <text:p>2025-10-03 19:59:32</text:p>
          </table:table-cell>
          <table:table-cell>
            <text:p>240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22</text:p>
          </table:table-cell>
        </table:table-row>
        <table:table-row>
          <table:table-cell>
            <text:p>2025-10-03 19:59:32</text:p>
          </table:table-cell>
          <table:table-cell>
            <text:p>240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22</text:p>
          </table:table-cell>
        </table:table-row>
        <table:table-row>
          <table:table-cell>
            <text:p>2025-10-03 19:59:56</text:p>
          </table:table-cell>
          <table:table-cell>
            <text:p>247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23</text:p>
          </table:table-cell>
        </table:table-row>
        <table:table-row>
          <table:table-cell>
            <text:p>2025-10-03 19:59:56</text:p>
          </table:table-cell>
          <table:table-cell>
            <text:p>247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23</text:p>
          </table:table-cell>
        </table:table-row>
        <table:table-row>
          <table:table-cell>
            <text:p>2025-10-03 20:00:22</text:p>
          </table:table-cell>
          <table:table-cell>
            <text:p>254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24</text:p>
          </table:table-cell>
        </table:table-row>
        <table:table-row>
          <table:table-cell>
            <text:p>2025-10-03 20:00:22</text:p>
          </table:table-cell>
          <table:table-cell>
            <text:p>254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24</text:p>
          </table:table-cell>
        </table:table-row>
        <table:table-row>
          <table:table-cell>
            <text:p>2025-10-03 20:00:47</text:p>
          </table:table-cell>
          <table:table-cell>
            <text:p>262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25</text:p>
          </table:table-cell>
        </table:table-row>
        <table:table-row>
          <table:table-cell>
            <text:p>2025-10-03 20:00:47</text:p>
          </table:table-cell>
          <table:table-cell>
            <text:p>262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25</text:p>
          </table:table-cell>
        </table:table-row>
        <table:table-row>
          <table:table-cell>
            <text:p>2025-10-03 20:01:13</text:p>
          </table:table-cell>
          <table:table-cell>
            <text:p>269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26</text:p>
          </table:table-cell>
        </table:table-row>
        <table:table-row>
          <table:table-cell>
            <text:p>2025-10-03 20:01:13</text:p>
          </table:table-cell>
          <table:table-cell>
            <text:p>269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26</text:p>
          </table:table-cell>
        </table:table-row>
        <table:table-row>
          <table:table-cell>
            <text:p>2025-10-03 20:01:38</text:p>
          </table:table-cell>
          <table:table-cell>
            <text:p>277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27</text:p>
          </table:table-cell>
        </table:table-row>
        <table:table-row>
          <table:table-cell>
            <text:p>2025-10-03 20:01:39</text:p>
          </table:table-cell>
          <table:table-cell>
            <text:p>277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27</text:p>
          </table:table-cell>
        </table:table-row>
        <table:table-row>
          <table:table-cell>
            <text:p>2025-10-03 20:02:04</text:p>
          </table:table-cell>
          <table:table-cell>
            <text:p>284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28</text:p>
          </table:table-cell>
        </table:table-row>
        <table:table-row>
          <table:table-cell>
            <text:p>2025-10-03 20:02:04</text:p>
          </table:table-cell>
          <table:table-cell>
            <text:p>284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28</text:p>
          </table:table-cell>
        </table:table-row>
        <table:table-row>
          <table:table-cell>
            <text:p>2025-10-03 20:02:29</text:p>
          </table:table-cell>
          <table:table-cell>
            <text:p>290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29</text:p>
          </table:table-cell>
        </table:table-row>
        <table:table-row>
          <table:table-cell>
            <text:p>2025-10-03 20:02:29</text:p>
          </table:table-cell>
          <table:table-cell>
            <text:p>290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29</text:p>
          </table:table-cell>
        </table:table-row>
        <table:table-row>
          <table:table-cell>
            <text:p>2025-10-03 20:02:55</text:p>
          </table:table-cell>
          <table:table-cell>
            <text:p>298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2a</text:p>
          </table:table-cell>
        </table:table-row>
        <table:table-row>
          <table:table-cell>
            <text:p>2025-10-03 20:02:55</text:p>
          </table:table-cell>
          <table:table-cell>
            <text:p>298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2a</text:p>
          </table:table-cell>
        </table:table-row>
        <table:table-row>
          <table:table-cell>
            <text:p>2025-10-03 20:03:19</text:p>
          </table:table-cell>
          <table:table-cell>
            <text:p>304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2b</text:p>
          </table:table-cell>
        </table:table-row>
        <table:table-row>
          <table:table-cell>
            <text:p>2025-10-03 20:03:19</text:p>
          </table:table-cell>
          <table:table-cell>
            <text:p>304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2b</text:p>
          </table:table-cell>
        </table:table-row>
        <table:table-row>
          <table:table-cell>
            <text:p>2025-10-03 20:03:44</text:p>
          </table:table-cell>
          <table:table-cell>
            <text:p>312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2c</text:p>
          </table:table-cell>
        </table:table-row>
        <table:table-row>
          <table:table-cell>
            <text:p>2025-10-03 20:03:45</text:p>
          </table:table-cell>
          <table:table-cell>
            <text:p>312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2c</text:p>
          </table:table-cell>
        </table:table-row>
        <table:table-row>
          <table:table-cell>
            <text:p>2025-10-03 20:04:11</text:p>
          </table:table-cell>
          <table:table-cell>
            <text:p>319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2d</text:p>
          </table:table-cell>
        </table:table-row>
        <table:table-row>
          <table:table-cell>
            <text:p>2025-10-03 20:04:11</text:p>
          </table:table-cell>
          <table:table-cell>
            <text:p>319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2d</text:p>
          </table:table-cell>
        </table:table-row>
        <table:table-row>
          <table:table-cell>
            <text:p>2025-10-03 20:04:36</text:p>
          </table:table-cell>
          <table:table-cell>
            <text:p>326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2e</text:p>
          </table:table-cell>
        </table:table-row>
        <table:table-row>
          <table:table-cell>
            <text:p>2025-10-03 20:04:36</text:p>
          </table:table-cell>
          <table:table-cell>
            <text:p>326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2e</text:p>
          </table:table-cell>
        </table:table-row>
        <table:table-row>
          <table:table-cell>
            <text:p>2025-10-03 20:05:01</text:p>
          </table:table-cell>
          <table:table-cell>
            <text:p>333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2f</text:p>
          </table:table-cell>
        </table:table-row>
        <table:table-row>
          <table:table-cell>
            <text:p>2025-10-03 20:05:01</text:p>
          </table:table-cell>
          <table:table-cell>
            <text:p>333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2f</text:p>
          </table:table-cell>
        </table:table-row>
        <table:table-row>
          <table:table-cell>
            <text:p>2025-10-03 20:05:26</text:p>
          </table:table-cell>
          <table:table-cell>
            <text:p>340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30</text:p>
          </table:table-cell>
        </table:table-row>
        <table:table-row>
          <table:table-cell>
            <text:p>2025-10-03 20:05:27</text:p>
          </table:table-cell>
          <table:table-cell>
            <text:p>340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30</text:p>
          </table:table-cell>
        </table:table-row>
        <table:table-row>
          <table:table-cell>
            <text:p>2025-10-03 20:05:52</text:p>
          </table:table-cell>
          <table:table-cell>
            <text:p>347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31</text:p>
          </table:table-cell>
        </table:table-row>
        <table:table-row>
          <table:table-cell>
            <text:p>2025-10-03 20:05:53</text:p>
          </table:table-cell>
          <table:table-cell>
            <text:p>347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31</text:p>
          </table:table-cell>
        </table:table-row>
        <table:table-row>
          <table:table-cell>
            <text:p>2025-10-03 20:06:18</text:p>
          </table:table-cell>
          <table:table-cell>
            <text:p>354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32</text:p>
          </table:table-cell>
        </table:table-row>
        <table:table-row>
          <table:table-cell>
            <text:p>2025-10-03 20:06:18</text:p>
          </table:table-cell>
          <table:table-cell>
            <text:p>354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32</text:p>
          </table:table-cell>
        </table:table-row>
        <table:table-row>
          <table:table-cell>
            <text:p>2025-10-03 20:06:42</text:p>
          </table:table-cell>
          <table:table-cell>
            <text:p>360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33</text:p>
          </table:table-cell>
        </table:table-row>
        <table:table-row>
          <table:table-cell>
            <text:p>2025-10-03 20:06:42</text:p>
          </table:table-cell>
          <table:table-cell>
            <text:p>360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33</text:p>
          </table:table-cell>
        </table:table-row>
        <table:table-row>
          <table:table-cell>
            <text:p>2025-10-03 20:07:09</text:p>
          </table:table-cell>
          <table:table-cell>
            <text:p>368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34</text:p>
          </table:table-cell>
        </table:table-row>
        <table:table-row>
          <table:table-cell>
            <text:p>2025-10-03 20:07:09</text:p>
          </table:table-cell>
          <table:table-cell>
            <text:p>368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34</text:p>
          </table:table-cell>
        </table:table-row>
        <table:table-row>
          <table:table-cell>
            <text:p>2025-10-03 20:07:33</text:p>
          </table:table-cell>
          <table:table-cell>
            <text:p>375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35</text:p>
          </table:table-cell>
        </table:table-row>
        <table:table-row>
          <table:table-cell>
            <text:p>2025-10-03 20:07:34</text:p>
          </table:table-cell>
          <table:table-cell>
            <text:p>375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35</text:p>
          </table:table-cell>
        </table:table-row>
        <table:table-row>
          <table:table-cell>
            <text:p>2025-10-03 20:07:59</text:p>
          </table:table-cell>
          <table:table-cell>
            <text:p>382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36</text:p>
          </table:table-cell>
        </table:table-row>
        <table:table-row>
          <table:table-cell>
            <text:p>2025-10-03 20:08:00</text:p>
          </table:table-cell>
          <table:table-cell>
            <text:p>382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36</text:p>
          </table:table-cell>
        </table:table-row>
        <table:table-row>
          <table:table-cell>
            <text:p>2025-10-03 20:08:25</text:p>
          </table:table-cell>
          <table:table-cell>
            <text:p>389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37</text:p>
          </table:table-cell>
        </table:table-row>
        <table:table-row>
          <table:table-cell>
            <text:p>2025-10-03 20:08:25</text:p>
          </table:table-cell>
          <table:table-cell>
            <text:p>389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37</text:p>
          </table:table-cell>
        </table:table-row>
        <table:table-row>
          <table:table-cell>
            <text:p>2025-10-03 20:08:50</text:p>
          </table:table-cell>
          <table:table-cell>
            <text:p>396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38</text:p>
          </table:table-cell>
        </table:table-row>
        <table:table-row>
          <table:table-cell>
            <text:p>2025-10-03 20:08:50</text:p>
          </table:table-cell>
          <table:table-cell>
            <text:p>396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38</text:p>
          </table:table-cell>
        </table:table-row>
        <table:table-row>
          <table:table-cell>
            <text:p>2025-10-03 20:09:16</text:p>
          </table:table-cell>
          <table:table-cell>
            <text:p>402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39</text:p>
          </table:table-cell>
        </table:table-row>
        <table:table-row>
          <table:table-cell>
            <text:p>2025-10-03 20:09:16</text:p>
          </table:table-cell>
          <table:table-cell>
            <text:p>402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39</text:p>
          </table:table-cell>
        </table:table-row>
        <table:table-row>
          <table:table-cell>
            <text:p>2025-10-03 20:09:41</text:p>
          </table:table-cell>
          <table:table-cell>
            <text:p>409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3a</text:p>
          </table:table-cell>
        </table:table-row>
        <table:table-row>
          <table:table-cell>
            <text:p>2025-10-03 20:09:41</text:p>
          </table:table-cell>
          <table:table-cell>
            <text:p>409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3a</text:p>
          </table:table-cell>
        </table:table-row>
        <table:table-row>
          <table:table-cell>
            <text:p>2025-10-03 20:10:05</text:p>
          </table:table-cell>
          <table:table-cell>
            <text:p>417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3b</text:p>
          </table:table-cell>
        </table:table-row>
        <table:table-row>
          <table:table-cell>
            <text:p>2025-10-03 20:10:05</text:p>
          </table:table-cell>
          <table:table-cell>
            <text:p>417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3b</text:p>
          </table:table-cell>
        </table:table-row>
        <table:table-row>
          <table:table-cell>
            <text:p>2025-10-03 20:10:30</text:p>
          </table:table-cell>
          <table:table-cell>
            <text:p>424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3c</text:p>
          </table:table-cell>
        </table:table-row>
        <table:table-row>
          <table:table-cell>
            <text:p>2025-10-03 20:10:31</text:p>
          </table:table-cell>
          <table:table-cell>
            <text:p>424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3c</text:p>
          </table:table-cell>
        </table:table-row>
        <table:table-row>
          <table:table-cell>
            <text:p>2025-10-03 20:10:56</text:p>
          </table:table-cell>
          <table:table-cell>
            <text:p>431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3d</text:p>
          </table:table-cell>
        </table:table-row>
        <table:table-row>
          <table:table-cell>
            <text:p>2025-10-03 20:10:57</text:p>
          </table:table-cell>
          <table:table-cell>
            <text:p>431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3d</text:p>
          </table:table-cell>
        </table:table-row>
        <table:table-row>
          <table:table-cell>
            <text:p>2025-10-03 20:11:21</text:p>
          </table:table-cell>
          <table:table-cell>
            <text:p>438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3e</text:p>
          </table:table-cell>
        </table:table-row>
        <table:table-row>
          <table:table-cell>
            <text:p>2025-10-03 20:11:21</text:p>
          </table:table-cell>
          <table:table-cell>
            <text:p>438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3e</text:p>
          </table:table-cell>
        </table:table-row>
        <table:table-row>
          <table:table-cell>
            <text:p>2025-10-03 20:11:48</text:p>
          </table:table-cell>
          <table:table-cell>
            <text:p>445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3f</text:p>
          </table:table-cell>
        </table:table-row>
        <table:table-row>
          <table:table-cell>
            <text:p>2025-10-03 20:11:48</text:p>
          </table:table-cell>
          <table:table-cell>
            <text:p>445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3f</text:p>
          </table:table-cell>
        </table:table-row>
        <table:table-row>
          <table:table-cell>
            <text:p>2025-10-03 20:12:13</text:p>
          </table:table-cell>
          <table:table-cell>
            <text:p>452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40</text:p>
          </table:table-cell>
        </table:table-row>
        <table:table-row>
          <table:table-cell>
            <text:p>2025-10-03 20:12:13</text:p>
          </table:table-cell>
          <table:table-cell>
            <text:p>452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40</text:p>
          </table:table-cell>
        </table:table-row>
        <table:table-row>
          <table:table-cell>
            <text:p>2025-10-03 20:12:38</text:p>
          </table:table-cell>
          <table:table-cell>
            <text:p>459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41</text:p>
          </table:table-cell>
        </table:table-row>
        <table:table-row>
          <table:table-cell>
            <text:p>2025-10-03 20:12:39</text:p>
          </table:table-cell>
          <table:table-cell>
            <text:p>459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41</text:p>
          </table:table-cell>
        </table:table-row>
        <table:table-row>
          <table:table-cell>
            <text:p>2025-10-03 20:13:04</text:p>
          </table:table-cell>
          <table:table-cell>
            <text:p>466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42</text:p>
          </table:table-cell>
        </table:table-row>
        <table:table-row>
          <table:table-cell>
            <text:p>2025-10-03 20:13:04</text:p>
          </table:table-cell>
          <table:table-cell>
            <text:p>466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42</text:p>
          </table:table-cell>
        </table:table-row>
        <table:table-row>
          <table:table-cell>
            <text:p>2025-10-03 20:13:29</text:p>
          </table:table-cell>
          <table:table-cell>
            <text:p>473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43</text:p>
          </table:table-cell>
        </table:table-row>
        <table:table-row>
          <table:table-cell>
            <text:p>2025-10-03 20:13:29</text:p>
          </table:table-cell>
          <table:table-cell>
            <text:p>473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43</text:p>
          </table:table-cell>
        </table:table-row>
        <table:table-row>
          <table:table-cell>
            <text:p>2025-10-03 20:13:54</text:p>
          </table:table-cell>
          <table:table-cell>
            <text:p>480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44</text:p>
          </table:table-cell>
        </table:table-row>
        <table:table-row>
          <table:table-cell>
            <text:p>2025-10-03 20:13:54</text:p>
          </table:table-cell>
          <table:table-cell>
            <text:p>480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44</text:p>
          </table:table-cell>
        </table:table-row>
        <table:table-row>
          <table:table-cell>
            <text:p>2025-10-03 20:14:20</text:p>
          </table:table-cell>
          <table:table-cell>
            <text:p>487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45</text:p>
          </table:table-cell>
        </table:table-row>
        <table:table-row>
          <table:table-cell>
            <text:p>2025-10-03 20:14:20</text:p>
          </table:table-cell>
          <table:table-cell>
            <text:p>487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45</text:p>
          </table:table-cell>
        </table:table-row>
        <table:table-row>
          <table:table-cell>
            <text:p>2025-10-03 20:14:45</text:p>
          </table:table-cell>
          <table:table-cell>
            <text:p>494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46</text:p>
          </table:table-cell>
        </table:table-row>
        <table:table-row>
          <table:table-cell>
            <text:p>2025-10-03 20:14:45</text:p>
          </table:table-cell>
          <table:table-cell>
            <text:p>494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46</text:p>
          </table:table-cell>
        </table:table-row>
        <table:table-row>
          <table:table-cell>
            <text:p>2025-10-03 20:15:10</text:p>
          </table:table-cell>
          <table:table-cell>
            <text:p>501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47</text:p>
          </table:table-cell>
        </table:table-row>
        <table:table-row>
          <table:table-cell>
            <text:p>2025-10-03 20:15:10</text:p>
          </table:table-cell>
          <table:table-cell>
            <text:p>501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47</text:p>
          </table:table-cell>
        </table:table-row>
        <table:table-row>
          <table:table-cell>
            <text:p>2025-10-03 20:15:36</text:p>
          </table:table-cell>
          <table:table-cell>
            <text:p>508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48</text:p>
          </table:table-cell>
        </table:table-row>
        <table:table-row>
          <table:table-cell>
            <text:p>2025-10-03 20:15:36</text:p>
          </table:table-cell>
          <table:table-cell>
            <text:p>508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48</text:p>
          </table:table-cell>
        </table:table-row>
        <table:table-row>
          <table:table-cell>
            <text:p>2025-10-03 20:16:01</text:p>
          </table:table-cell>
          <table:table-cell>
            <text:p>515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49</text:p>
          </table:table-cell>
        </table:table-row>
        <table:table-row>
          <table:table-cell>
            <text:p>2025-10-03 20:16:02</text:p>
          </table:table-cell>
          <table:table-cell>
            <text:p>515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49</text:p>
          </table:table-cell>
        </table:table-row>
        <table:table-row>
          <table:table-cell>
            <text:p>2025-10-03 20:16:27</text:p>
          </table:table-cell>
          <table:table-cell>
            <text:p>522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4a</text:p>
          </table:table-cell>
        </table:table-row>
        <table:table-row>
          <table:table-cell>
            <text:p>2025-10-03 20:16:27</text:p>
          </table:table-cell>
          <table:table-cell>
            <text:p>522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4a</text:p>
          </table:table-cell>
        </table:table-row>
        <table:table-row>
          <table:table-cell>
            <text:p>2025-10-03 20:16:52</text:p>
          </table:table-cell>
          <table:table-cell>
            <text:p>528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4b</text:p>
          </table:table-cell>
        </table:table-row>
        <table:table-row>
          <table:table-cell>
            <text:p>2025-10-03 20:16:53</text:p>
          </table:table-cell>
          <table:table-cell>
            <text:p>528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4b</text:p>
          </table:table-cell>
        </table:table-row>
        <table:table-row>
          <table:table-cell>
            <text:p>2025-10-03 20:17:17</text:p>
          </table:table-cell>
          <table:table-cell>
            <text:p>535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4c</text:p>
          </table:table-cell>
        </table:table-row>
        <table:table-row>
          <table:table-cell>
            <text:p>2025-10-03 20:17:17</text:p>
          </table:table-cell>
          <table:table-cell>
            <text:p>535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4c</text:p>
          </table:table-cell>
        </table:table-row>
        <table:table-row>
          <table:table-cell>
            <text:p>2025-10-03 20:17:43</text:p>
          </table:table-cell>
          <table:table-cell>
            <text:p>542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4d</text:p>
          </table:table-cell>
        </table:table-row>
        <table:table-row>
          <table:table-cell>
            <text:p>2025-10-03 20:17:44</text:p>
          </table:table-cell>
          <table:table-cell>
            <text:p>542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4d</text:p>
          </table:table-cell>
        </table:table-row>
        <table:table-row>
          <table:table-cell>
            <text:p>2025-10-03 20:18:07</text:p>
          </table:table-cell>
          <table:table-cell>
            <text:p>549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4e</text:p>
          </table:table-cell>
        </table:table-row>
        <table:table-row>
          <table:table-cell>
            <text:p>2025-10-03 20:18:08</text:p>
          </table:table-cell>
          <table:table-cell>
            <text:p>549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4e</text:p>
          </table:table-cell>
        </table:table-row>
        <table:table-row>
          <table:table-cell>
            <text:p>2025-10-03 20:18:34</text:p>
          </table:table-cell>
          <table:table-cell>
            <text:p>556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4f</text:p>
          </table:table-cell>
        </table:table-row>
        <table:table-row>
          <table:table-cell>
            <text:p>2025-10-03 20:18:34</text:p>
          </table:table-cell>
          <table:table-cell>
            <text:p>556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4f</text:p>
          </table:table-cell>
        </table:table-row>
        <table:table-row>
          <table:table-cell>
            <text:p>2025-10-03 20:18:58</text:p>
          </table:table-cell>
          <table:table-cell>
            <text:p>563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50</text:p>
          </table:table-cell>
        </table:table-row>
        <table:table-row>
          <table:table-cell>
            <text:p>2025-10-03 20:18:59</text:p>
          </table:table-cell>
          <table:table-cell>
            <text:p>563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50</text:p>
          </table:table-cell>
        </table:table-row>
        <table:table-row>
          <table:table-cell>
            <text:p>2025-10-03 20:19:25</text:p>
          </table:table-cell>
          <table:table-cell>
            <text:p>570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51</text:p>
          </table:table-cell>
        </table:table-row>
        <table:table-row>
          <table:table-cell>
            <text:p>2025-10-03 20:19:25</text:p>
          </table:table-cell>
          <table:table-cell>
            <text:p>570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51</text:p>
          </table:table-cell>
        </table:table-row>
        <table:table-row>
          <table:table-cell>
            <text:p>2025-10-03 20:19:50</text:p>
          </table:table-cell>
          <table:table-cell>
            <text:p>577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52</text:p>
          </table:table-cell>
        </table:table-row>
        <table:table-row>
          <table:table-cell>
            <text:p>2025-10-03 20:19:50</text:p>
          </table:table-cell>
          <table:table-cell>
            <text:p>577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52</text:p>
          </table:table-cell>
        </table:table-row>
        <table:table-row>
          <table:table-cell>
            <text:p>2025-10-03 20:20:14</text:p>
          </table:table-cell>
          <table:table-cell>
            <text:p>583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53</text:p>
          </table:table-cell>
        </table:table-row>
        <table:table-row>
          <table:table-cell>
            <text:p>2025-10-03 20:20:15</text:p>
          </table:table-cell>
          <table:table-cell>
            <text:p>583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53</text:p>
          </table:table-cell>
        </table:table-row>
        <table:table-row>
          <table:table-cell>
            <text:p>2025-10-03 20:20:41</text:p>
          </table:table-cell>
          <table:table-cell>
            <text:p>591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54</text:p>
          </table:table-cell>
        </table:table-row>
        <table:table-row>
          <table:table-cell>
            <text:p>2025-10-03 20:20:41</text:p>
          </table:table-cell>
          <table:table-cell>
            <text:p>591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54</text:p>
          </table:table-cell>
        </table:table-row>
        <table:table-row>
          <table:table-cell>
            <text:p>2025-10-03 20:21:05</text:p>
          </table:table-cell>
          <table:table-cell>
            <text:p>598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55</text:p>
          </table:table-cell>
        </table:table-row>
        <table:table-row>
          <table:table-cell>
            <text:p>2025-10-03 20:21:06</text:p>
          </table:table-cell>
          <table:table-cell>
            <text:p>598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55</text:p>
          </table:table-cell>
        </table:table-row>
        <table:table-row>
          <table:table-cell>
            <text:p>2025-10-03 20:21:32</text:p>
          </table:table-cell>
          <table:table-cell>
            <text:p>605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56</text:p>
          </table:table-cell>
        </table:table-row>
        <table:table-row>
          <table:table-cell>
            <text:p>2025-10-03 20:21:32</text:p>
          </table:table-cell>
          <table:table-cell>
            <text:p>605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56</text:p>
          </table:table-cell>
        </table:table-row>
        <table:table-row>
          <table:table-cell>
            <text:p>2025-10-03 20:21:56</text:p>
          </table:table-cell>
          <table:table-cell>
            <text:p>611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57</text:p>
          </table:table-cell>
        </table:table-row>
        <table:table-row>
          <table:table-cell>
            <text:p>2025-10-03 20:21:56</text:p>
          </table:table-cell>
          <table:table-cell>
            <text:p>611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57</text:p>
          </table:table-cell>
        </table:table-row>
        <table:table-row>
          <table:table-cell>
            <text:p>2025-10-03 20:22:22</text:p>
          </table:table-cell>
          <table:table-cell>
            <text:p>619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58</text:p>
          </table:table-cell>
        </table:table-row>
        <table:table-row>
          <table:table-cell>
            <text:p>2025-10-03 20:22:22</text:p>
          </table:table-cell>
          <table:table-cell>
            <text:p>619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58</text:p>
          </table:table-cell>
        </table:table-row>
        <table:table-row>
          <table:table-cell>
            <text:p>2025-10-03 20:22:46</text:p>
          </table:table-cell>
          <table:table-cell>
            <text:p>626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59</text:p>
          </table:table-cell>
        </table:table-row>
        <table:table-row>
          <table:table-cell>
            <text:p>2025-10-03 20:22:47</text:p>
          </table:table-cell>
          <table:table-cell>
            <text:p>626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59</text:p>
          </table:table-cell>
        </table:table-row>
        <table:table-row>
          <table:table-cell>
            <text:p>2025-10-03 20:23:13</text:p>
          </table:table-cell>
          <table:table-cell>
            <text:p>633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5a</text:p>
          </table:table-cell>
        </table:table-row>
        <table:table-row>
          <table:table-cell>
            <text:p>2025-10-03 20:23:13</text:p>
          </table:table-cell>
          <table:table-cell>
            <text:p>633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5a</text:p>
          </table:table-cell>
        </table:table-row>
        <table:table-row>
          <table:table-cell>
            <text:p>2025-10-03 20:23:38</text:p>
          </table:table-cell>
          <table:table-cell>
            <text:p>640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5b</text:p>
          </table:table-cell>
        </table:table-row>
        <table:table-row>
          <table:table-cell>
            <text:p>2025-10-03 20:23:38</text:p>
          </table:table-cell>
          <table:table-cell>
            <text:p>640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5b</text:p>
          </table:table-cell>
        </table:table-row>
        <table:table-row>
          <table:table-cell>
            <text:p>2025-10-03 20:24:03</text:p>
          </table:table-cell>
          <table:table-cell>
            <text:p>647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5c</text:p>
          </table:table-cell>
        </table:table-row>
        <table:table-row>
          <table:table-cell>
            <text:p>2025-10-03 20:24:04</text:p>
          </table:table-cell>
          <table:table-cell>
            <text:p>647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5c</text:p>
          </table:table-cell>
        </table:table-row>
        <table:table-row>
          <table:table-cell>
            <text:p>2025-10-03 20:24:29</text:p>
          </table:table-cell>
          <table:table-cell>
            <text:p>654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5d</text:p>
          </table:table-cell>
        </table:table-row>
        <table:table-row>
          <table:table-cell>
            <text:p>2025-10-03 20:24:29</text:p>
          </table:table-cell>
          <table:table-cell>
            <text:p>654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5d</text:p>
          </table:table-cell>
        </table:table-row>
        <table:table-row>
          <table:table-cell>
            <text:p>2025-10-03 20:24:54</text:p>
          </table:table-cell>
          <table:table-cell>
            <text:p>661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5e</text:p>
          </table:table-cell>
        </table:table-row>
        <table:table-row>
          <table:table-cell>
            <text:p>2025-10-03 20:24:55</text:p>
          </table:table-cell>
          <table:table-cell>
            <text:p>661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5e</text:p>
          </table:table-cell>
        </table:table-row>
        <table:table-row>
          <table:table-cell>
            <text:p>2025-10-03 20:25:20</text:p>
          </table:table-cell>
          <table:table-cell>
            <text:p>668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5f</text:p>
          </table:table-cell>
        </table:table-row>
        <table:table-row>
          <table:table-cell>
            <text:p>2025-10-03 20:25:20</text:p>
          </table:table-cell>
          <table:table-cell>
            <text:p>668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5f</text:p>
          </table:table-cell>
        </table:table-row>
        <table:table-row>
          <table:table-cell>
            <text:p>2025-10-03 20:25:45</text:p>
          </table:table-cell>
          <table:table-cell>
            <text:p>675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60</text:p>
          </table:table-cell>
        </table:table-row>
        <table:table-row>
          <table:table-cell>
            <text:p>2025-10-03 20:25:46</text:p>
          </table:table-cell>
          <table:table-cell>
            <text:p>675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60</text:p>
          </table:table-cell>
        </table:table-row>
        <table:table-row>
          <table:table-cell>
            <text:p>2025-10-03 20:26:10</text:p>
          </table:table-cell>
          <table:table-cell>
            <text:p>682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61</text:p>
          </table:table-cell>
        </table:table-row>
        <table:table-row>
          <table:table-cell>
            <text:p>2025-10-03 20:26:10</text:p>
          </table:table-cell>
          <table:table-cell>
            <text:p>682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61</text:p>
          </table:table-cell>
        </table:table-row>
        <table:table-row>
          <table:table-cell>
            <text:p>2025-10-03 20:26:36</text:p>
          </table:table-cell>
          <table:table-cell>
            <text:p>689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62</text:p>
          </table:table-cell>
        </table:table-row>
        <table:table-row>
          <table:table-cell>
            <text:p>2025-10-03 20:26:36</text:p>
          </table:table-cell>
          <table:table-cell>
            <text:p>689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62</text:p>
          </table:table-cell>
        </table:table-row>
        <table:table-row>
          <table:table-cell>
            <text:p>2025-10-03 20:27:00</text:p>
          </table:table-cell>
          <table:table-cell>
            <text:p>696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63</text:p>
          </table:table-cell>
        </table:table-row>
        <table:table-row>
          <table:table-cell>
            <text:p>2025-10-03 20:27:01</text:p>
          </table:table-cell>
          <table:table-cell>
            <text:p>696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63</text:p>
          </table:table-cell>
        </table:table-row>
        <table:table-row>
          <table:table-cell>
            <text:p>2025-10-03 20:27:27</text:p>
          </table:table-cell>
          <table:table-cell>
            <text:p>703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64</text:p>
          </table:table-cell>
        </table:table-row>
        <table:table-row>
          <table:table-cell>
            <text:p>2025-10-03 20:27:27</text:p>
          </table:table-cell>
          <table:table-cell>
            <text:p>703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64</text:p>
          </table:table-cell>
        </table:table-row>
        <table:table-row>
          <table:table-cell>
            <text:p>2025-10-03 20:27:51</text:p>
          </table:table-cell>
          <table:table-cell>
            <text:p>710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65</text:p>
          </table:table-cell>
        </table:table-row>
        <table:table-row>
          <table:table-cell>
            <text:p>2025-10-03 20:27:52</text:p>
          </table:table-cell>
          <table:table-cell>
            <text:p>710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65</text:p>
          </table:table-cell>
        </table:table-row>
        <table:table-row>
          <table:table-cell>
            <text:p>2025-10-03 20:28:17</text:p>
          </table:table-cell>
          <table:table-cell>
            <text:p>717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66</text:p>
          </table:table-cell>
        </table:table-row>
        <table:table-row>
          <table:table-cell>
            <text:p>2025-10-03 20:28:18</text:p>
          </table:table-cell>
          <table:table-cell>
            <text:p>717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66</text:p>
          </table:table-cell>
        </table:table-row>
        <table:table-row>
          <table:table-cell>
            <text:p>2025-10-03 20:28:43</text:p>
          </table:table-cell>
          <table:table-cell>
            <text:p>724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67</text:p>
          </table:table-cell>
        </table:table-row>
        <table:table-row>
          <table:table-cell>
            <text:p>2025-10-03 20:28:43</text:p>
          </table:table-cell>
          <table:table-cell>
            <text:p>724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67</text:p>
          </table:table-cell>
        </table:table-row>
        <table:table-row>
          <table:table-cell>
            <text:p>2025-10-03 20:29:07</text:p>
          </table:table-cell>
          <table:table-cell>
            <text:p>731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68</text:p>
          </table:table-cell>
        </table:table-row>
        <table:table-row>
          <table:table-cell>
            <text:p>2025-10-03 20:29:07</text:p>
          </table:table-cell>
          <table:table-cell>
            <text:p>731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68</text:p>
          </table:table-cell>
        </table:table-row>
        <table:table-row>
          <table:table-cell>
            <text:p>2025-10-03 20:29:33</text:p>
          </table:table-cell>
          <table:table-cell>
            <text:p>739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69</text:p>
          </table:table-cell>
        </table:table-row>
        <table:table-row>
          <table:table-cell>
            <text:p>2025-10-03 20:29:33</text:p>
          </table:table-cell>
          <table:table-cell>
            <text:p>739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69</text:p>
          </table:table-cell>
        </table:table-row>
        <table:table-row>
          <table:table-cell>
            <text:p>2025-10-03 20:29:59</text:p>
          </table:table-cell>
          <table:table-cell>
            <text:p>746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6a</text:p>
          </table:table-cell>
        </table:table-row>
        <table:table-row>
          <table:table-cell>
            <text:p>2025-10-03 20:29:59</text:p>
          </table:table-cell>
          <table:table-cell>
            <text:p>746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6a</text:p>
          </table:table-cell>
        </table:table-row>
        <table:table-row>
          <table:table-cell>
            <text:p>2025-10-03 20:30:24</text:p>
          </table:table-cell>
          <table:table-cell>
            <text:p>753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6b</text:p>
          </table:table-cell>
        </table:table-row>
        <table:table-row>
          <table:table-cell>
            <text:p>2025-10-03 20:30:25</text:p>
          </table:table-cell>
          <table:table-cell>
            <text:p>753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6b</text:p>
          </table:table-cell>
        </table:table-row>
        <table:table-row>
          <table:table-cell>
            <text:p>2025-10-03 20:30:49</text:p>
          </table:table-cell>
          <table:table-cell>
            <text:p>760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6c</text:p>
          </table:table-cell>
        </table:table-row>
        <table:table-row>
          <table:table-cell>
            <text:p>2025-10-03 20:30:49</text:p>
          </table:table-cell>
          <table:table-cell>
            <text:p>760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6c</text:p>
          </table:table-cell>
        </table:table-row>
        <table:table-row>
          <table:table-cell>
            <text:p>2025-10-03 20:31:15</text:p>
          </table:table-cell>
          <table:table-cell>
            <text:p>767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6d</text:p>
          </table:table-cell>
        </table:table-row>
        <table:table-row>
          <table:table-cell>
            <text:p>2025-10-03 20:31:16</text:p>
          </table:table-cell>
          <table:table-cell>
            <text:p>767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6d</text:p>
          </table:table-cell>
        </table:table-row>
        <table:table-row>
          <table:table-cell>
            <text:p>2025-10-03 20:31:39</text:p>
          </table:table-cell>
          <table:table-cell>
            <text:p>774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6e</text:p>
          </table:table-cell>
        </table:table-row>
        <table:table-row>
          <table:table-cell>
            <text:p>2025-10-03 20:31:40</text:p>
          </table:table-cell>
          <table:table-cell>
            <text:p>774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6e</text:p>
          </table:table-cell>
        </table:table-row>
        <table:table-row>
          <table:table-cell>
            <text:p>2025-10-03 20:32:06</text:p>
          </table:table-cell>
          <table:table-cell>
            <text:p>781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6f</text:p>
          </table:table-cell>
        </table:table-row>
        <table:table-row>
          <table:table-cell>
            <text:p>2025-10-03 20:32:06</text:p>
          </table:table-cell>
          <table:table-cell>
            <text:p>781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6f</text:p>
          </table:table-cell>
        </table:table-row>
        <table:table-row>
          <table:table-cell>
            <text:p>2025-10-03 20:32:31</text:p>
          </table:table-cell>
          <table:table-cell>
            <text:p>788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70</text:p>
          </table:table-cell>
        </table:table-row>
        <table:table-row>
          <table:table-cell>
            <text:p>2025-10-03 20:32:31</text:p>
          </table:table-cell>
          <table:table-cell>
            <text:p>788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70</text:p>
          </table:table-cell>
        </table:table-row>
        <table:table-row>
          <table:table-cell>
            <text:p>2025-10-03 20:32:57</text:p>
          </table:table-cell>
          <table:table-cell>
            <text:p>795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71</text:p>
          </table:table-cell>
        </table:table-row>
        <table:table-row>
          <table:table-cell>
            <text:p>2025-10-03 20:32:57</text:p>
          </table:table-cell>
          <table:table-cell>
            <text:p>795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71</text:p>
          </table:table-cell>
        </table:table-row>
        <table:table-row>
          <table:table-cell>
            <text:p>2025-10-03 20:33:22</text:p>
          </table:table-cell>
          <table:table-cell>
            <text:p>802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72</text:p>
          </table:table-cell>
        </table:table-row>
        <table:table-row>
          <table:table-cell>
            <text:p>2025-10-03 20:33:22</text:p>
          </table:table-cell>
          <table:table-cell>
            <text:p>802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72</text:p>
          </table:table-cell>
        </table:table-row>
        <table:table-row>
          <table:table-cell>
            <text:p>2025-10-03 20:33:48</text:p>
          </table:table-cell>
          <table:table-cell>
            <text:p>810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73</text:p>
          </table:table-cell>
        </table:table-row>
        <table:table-row>
          <table:table-cell>
            <text:p>2025-10-03 20:33:48</text:p>
          </table:table-cell>
          <table:table-cell>
            <text:p>810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73</text:p>
          </table:table-cell>
        </table:table-row>
        <table:table-row>
          <table:table-cell>
            <text:p>2025-10-03 20:34:13</text:p>
          </table:table-cell>
          <table:table-cell>
            <text:p>816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74</text:p>
          </table:table-cell>
        </table:table-row>
        <table:table-row>
          <table:table-cell>
            <text:p>2025-10-03 20:34:13</text:p>
          </table:table-cell>
          <table:table-cell>
            <text:p>816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74</text:p>
          </table:table-cell>
        </table:table-row>
        <table:table-row>
          <table:table-cell>
            <text:p>2025-10-03 20:34:38</text:p>
          </table:table-cell>
          <table:table-cell>
            <text:p>823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75</text:p>
          </table:table-cell>
        </table:table-row>
        <table:table-row>
          <table:table-cell>
            <text:p>2025-10-03 20:34:38</text:p>
          </table:table-cell>
          <table:table-cell>
            <text:p>823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75</text:p>
          </table:table-cell>
        </table:table-row>
        <table:table-row>
          <table:table-cell>
            <text:p>2025-10-03 20:35:03</text:p>
          </table:table-cell>
          <table:table-cell>
            <text:p>830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76</text:p>
          </table:table-cell>
        </table:table-row>
        <table:table-row>
          <table:table-cell>
            <text:p>2025-10-03 20:35:03</text:p>
          </table:table-cell>
          <table:table-cell>
            <text:p>830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76</text:p>
          </table:table-cell>
        </table:table-row>
        <table:table-row>
          <table:table-cell>
            <text:p>2025-10-03 20:35:29</text:p>
          </table:table-cell>
          <table:table-cell>
            <text:p>837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77</text:p>
          </table:table-cell>
        </table:table-row>
        <table:table-row>
          <table:table-cell>
            <text:p>2025-10-03 20:35:29</text:p>
          </table:table-cell>
          <table:table-cell>
            <text:p>837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77</text:p>
          </table:table-cell>
        </table:table-row>
        <table:table-row>
          <table:table-cell>
            <text:p>2025-10-03 20:35:54</text:p>
          </table:table-cell>
          <table:table-cell>
            <text:p>844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78</text:p>
          </table:table-cell>
        </table:table-row>
        <table:table-row>
          <table:table-cell>
            <text:p>2025-10-03 20:35:55</text:p>
          </table:table-cell>
          <table:table-cell>
            <text:p>844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78</text:p>
          </table:table-cell>
        </table:table-row>
        <table:table-row>
          <table:table-cell>
            <text:p>2025-10-03 20:36:19</text:p>
          </table:table-cell>
          <table:table-cell>
            <text:p>851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79</text:p>
          </table:table-cell>
        </table:table-row>
        <table:table-row>
          <table:table-cell>
            <text:p>2025-10-03 20:36:20</text:p>
          </table:table-cell>
          <table:table-cell>
            <text:p>851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79</text:p>
          </table:table-cell>
        </table:table-row>
        <table:table-row>
          <table:table-cell>
            <text:p>2025-10-03 20:36:45</text:p>
          </table:table-cell>
          <table:table-cell>
            <text:p>858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7a</text:p>
          </table:table-cell>
        </table:table-row>
        <table:table-row>
          <table:table-cell>
            <text:p>2025-10-03 20:36:45</text:p>
          </table:table-cell>
          <table:table-cell>
            <text:p>858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7a</text:p>
          </table:table-cell>
        </table:table-row>
        <table:table-row>
          <table:table-cell>
            <text:p>2025-10-03 20:37:10</text:p>
          </table:table-cell>
          <table:table-cell>
            <text:p>865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7b</text:p>
          </table:table-cell>
        </table:table-row>
        <table:table-row>
          <table:table-cell>
            <text:p>2025-10-03 20:37:10</text:p>
          </table:table-cell>
          <table:table-cell>
            <text:p>865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7b</text:p>
          </table:table-cell>
        </table:table-row>
        <table:table-row>
          <table:table-cell>
            <text:p>2025-10-03 20:37:36</text:p>
          </table:table-cell>
          <table:table-cell>
            <text:p>873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7c</text:p>
          </table:table-cell>
        </table:table-row>
        <table:table-row>
          <table:table-cell>
            <text:p>2025-10-03 20:37:36</text:p>
          </table:table-cell>
          <table:table-cell>
            <text:p>873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7c</text:p>
          </table:table-cell>
        </table:table-row>
        <table:table-row>
          <table:table-cell>
            <text:p>2025-10-03 20:38:02</text:p>
          </table:table-cell>
          <table:table-cell>
            <text:p>880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7d</text:p>
          </table:table-cell>
        </table:table-row>
        <table:table-row>
          <table:table-cell>
            <text:p>2025-10-03 20:38:02</text:p>
          </table:table-cell>
          <table:table-cell>
            <text:p>880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7d</text:p>
          </table:table-cell>
        </table:table-row>
        <table:table-row>
          <table:table-cell>
            <text:p>2025-10-03 20:38:26</text:p>
          </table:table-cell>
          <table:table-cell>
            <text:p>886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7e</text:p>
          </table:table-cell>
        </table:table-row>
        <table:table-row>
          <table:table-cell>
            <text:p>2025-10-03 20:38:27</text:p>
          </table:table-cell>
          <table:table-cell>
            <text:p>886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7e</text:p>
          </table:table-cell>
        </table:table-row>
        <table:table-row>
          <table:table-cell>
            <text:p>2025-10-03 20:38:52</text:p>
          </table:table-cell>
          <table:table-cell>
            <text:p>894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7f</text:p>
          </table:table-cell>
        </table:table-row>
        <table:table-row>
          <table:table-cell>
            <text:p>2025-10-03 20:38:52</text:p>
          </table:table-cell>
          <table:table-cell>
            <text:p>894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7f</text:p>
          </table:table-cell>
        </table:table-row>
        <table:table-row>
          <table:table-cell>
            <text:p>2025-10-03 20:39:17</text:p>
          </table:table-cell>
          <table:table-cell>
            <text:p>901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80</text:p>
          </table:table-cell>
        </table:table-row>
        <table:table-row>
          <table:table-cell>
            <text:p>2025-10-03 20:39:17</text:p>
          </table:table-cell>
          <table:table-cell>
            <text:p>901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80</text:p>
          </table:table-cell>
        </table:table-row>
        <table:table-row>
          <table:table-cell>
            <text:p>2025-10-03 20:39:43</text:p>
          </table:table-cell>
          <table:table-cell>
            <text:p>908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81</text:p>
          </table:table-cell>
        </table:table-row>
        <table:table-row>
          <table:table-cell>
            <text:p>2025-10-03 20:39:43</text:p>
          </table:table-cell>
          <table:table-cell>
            <text:p>908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81</text:p>
          </table:table-cell>
        </table:table-row>
        <table:table-row>
          <table:table-cell>
            <text:p>2025-10-03 20:40:08</text:p>
          </table:table-cell>
          <table:table-cell>
            <text:p>915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82</text:p>
          </table:table-cell>
        </table:table-row>
        <table:table-row>
          <table:table-cell>
            <text:p>2025-10-03 20:40:09</text:p>
          </table:table-cell>
          <table:table-cell>
            <text:p>915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82</text:p>
          </table:table-cell>
        </table:table-row>
        <table:table-row>
          <table:table-cell>
            <text:p>2025-10-03 20:40:33</text:p>
          </table:table-cell>
          <table:table-cell>
            <text:p>922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83</text:p>
          </table:table-cell>
        </table:table-row>
        <table:table-row>
          <table:table-cell>
            <text:p>2025-10-03 20:40:34</text:p>
          </table:table-cell>
          <table:table-cell>
            <text:p>922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83</text:p>
          </table:table-cell>
        </table:table-row>
        <table:table-row>
          <table:table-cell>
            <text:p>2025-10-03 20:40:59</text:p>
          </table:table-cell>
          <table:table-cell>
            <text:p>929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84</text:p>
          </table:table-cell>
        </table:table-row>
        <table:table-row>
          <table:table-cell>
            <text:p>2025-10-03 20:40:59</text:p>
          </table:table-cell>
          <table:table-cell>
            <text:p>929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84</text:p>
          </table:table-cell>
        </table:table-row>
        <table:table-row>
          <table:table-cell>
            <text:p>2025-10-03 20:41:24</text:p>
          </table:table-cell>
          <table:table-cell>
            <text:p>936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85</text:p>
          </table:table-cell>
        </table:table-row>
        <table:table-row>
          <table:table-cell>
            <text:p>2025-10-03 20:41:24</text:p>
          </table:table-cell>
          <table:table-cell>
            <text:p>936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85</text:p>
          </table:table-cell>
        </table:table-row>
        <table:table-row>
          <table:table-cell>
            <text:p>2025-10-03 20:41:49</text:p>
          </table:table-cell>
          <table:table-cell>
            <text:p>943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86</text:p>
          </table:table-cell>
        </table:table-row>
        <table:table-row>
          <table:table-cell>
            <text:p>2025-10-03 20:41:49</text:p>
          </table:table-cell>
          <table:table-cell>
            <text:p>943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86</text:p>
          </table:table-cell>
        </table:table-row>
        <table:table-row>
          <table:table-cell>
            <text:p>2025-10-03 20:42:15</text:p>
          </table:table-cell>
          <table:table-cell>
            <text:p>950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87</text:p>
          </table:table-cell>
        </table:table-row>
        <table:table-row>
          <table:table-cell>
            <text:p>2025-10-03 20:42:16</text:p>
          </table:table-cell>
          <table:table-cell>
            <text:p>950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87</text:p>
          </table:table-cell>
        </table:table-row>
        <table:table-row>
          <table:table-cell>
            <text:p>2025-10-03 20:42:41</text:p>
          </table:table-cell>
          <table:table-cell>
            <text:p>957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88</text:p>
          </table:table-cell>
        </table:table-row>
        <table:table-row>
          <table:table-cell>
            <text:p>2025-10-03 20:42:41</text:p>
          </table:table-cell>
          <table:table-cell>
            <text:p>957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88</text:p>
          </table:table-cell>
        </table:table-row>
        <table:table-row>
          <table:table-cell>
            <text:p>2025-10-03 20:43:06</text:p>
          </table:table-cell>
          <table:table-cell>
            <text:p>964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89</text:p>
          </table:table-cell>
        </table:table-row>
        <table:table-row>
          <table:table-cell>
            <text:p>2025-10-03 20:43:07</text:p>
          </table:table-cell>
          <table:table-cell>
            <text:p>964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89</text:p>
          </table:table-cell>
        </table:table-row>
        <table:table-row>
          <table:table-cell>
            <text:p>2025-10-03 20:43:31</text:p>
          </table:table-cell>
          <table:table-cell>
            <text:p>971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8a</text:p>
          </table:table-cell>
        </table:table-row>
        <table:table-row>
          <table:table-cell>
            <text:p>2025-10-03 20:43:31</text:p>
          </table:table-cell>
          <table:table-cell>
            <text:p>971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8a</text:p>
          </table:table-cell>
        </table:table-row>
        <table:table-row>
          <table:table-cell>
            <text:p>2025-10-03 20:43:57</text:p>
          </table:table-cell>
          <table:table-cell>
            <text:p>978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8b</text:p>
          </table:table-cell>
        </table:table-row>
        <table:table-row>
          <table:table-cell>
            <text:p>2025-10-03 20:43:57</text:p>
          </table:table-cell>
          <table:table-cell>
            <text:p>978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8b</text:p>
          </table:table-cell>
        </table:table-row>
        <table:table-row>
          <table:table-cell>
            <text:p>2025-10-03 20:44:22</text:p>
          </table:table-cell>
          <table:table-cell>
            <text:p>985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8c</text:p>
          </table:table-cell>
        </table:table-row>
        <table:table-row>
          <table:table-cell>
            <text:p>2025-10-03 20:44:22</text:p>
          </table:table-cell>
          <table:table-cell>
            <text:p>985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8c</text:p>
          </table:table-cell>
        </table:table-row>
        <table:table-row>
          <table:table-cell>
            <text:p>2025-10-03 20:44:48</text:p>
          </table:table-cell>
          <table:table-cell>
            <text:p>992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8d</text:p>
          </table:table-cell>
        </table:table-row>
        <table:table-row>
          <table:table-cell>
            <text:p>2025-10-03 20:44:48</text:p>
          </table:table-cell>
          <table:table-cell>
            <text:p>992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8d</text:p>
          </table:table-cell>
        </table:table-row>
        <table:table-row>
          <table:table-cell>
            <text:p>2025-10-03 20:45:12</text:p>
          </table:table-cell>
          <table:table-cell>
            <text:p>999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8e</text:p>
          </table:table-cell>
        </table:table-row>
        <table:table-row>
          <table:table-cell>
            <text:p>2025-10-03 20:45:12</text:p>
          </table:table-cell>
          <table:table-cell>
            <text:p>999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8e</text:p>
          </table:table-cell>
        </table:table-row>
        <table:table-row>
          <table:table-cell>
            <text:p>2025-10-03 20:45:38</text:p>
          </table:table-cell>
          <table:table-cell>
            <text:p>1007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8f</text:p>
          </table:table-cell>
        </table:table-row>
        <table:table-row>
          <table:table-cell>
            <text:p>2025-10-03 20:45:38</text:p>
          </table:table-cell>
          <table:table-cell>
            <text:p>1007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8f</text:p>
          </table:table-cell>
        </table:table-row>
        <table:table-row>
          <table:table-cell>
            <text:p>2025-10-03 20:46:04</text:p>
          </table:table-cell>
          <table:table-cell>
            <text:p>1014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90</text:p>
          </table:table-cell>
        </table:table-row>
        <table:table-row>
          <table:table-cell>
            <text:p>2025-10-03 20:46:04</text:p>
          </table:table-cell>
          <table:table-cell>
            <text:p>1014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90</text:p>
          </table:table-cell>
        </table:table-row>
        <table:table-row>
          <table:table-cell>
            <text:p>2025-10-03 20:46:29</text:p>
          </table:table-cell>
          <table:table-cell>
            <text:p>1021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91</text:p>
          </table:table-cell>
        </table:table-row>
        <table:table-row>
          <table:table-cell>
            <text:p>2025-10-03 20:46:29</text:p>
          </table:table-cell>
          <table:table-cell>
            <text:p>1021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91</text:p>
          </table:table-cell>
        </table:table-row>
        <table:table-row>
          <table:table-cell>
            <text:p>2025-10-03 20:46:54</text:p>
          </table:table-cell>
          <table:table-cell>
            <text:p>1028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92</text:p>
          </table:table-cell>
        </table:table-row>
        <table:table-row>
          <table:table-cell>
            <text:p>2025-10-03 20:46:54</text:p>
          </table:table-cell>
          <table:table-cell>
            <text:p>1028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92</text:p>
          </table:table-cell>
        </table:table-row>
        <table:table-row>
          <table:table-cell>
            <text:p>2025-10-03 20:47:19</text:p>
          </table:table-cell>
          <table:table-cell>
            <text:p>1035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93</text:p>
          </table:table-cell>
        </table:table-row>
        <table:table-row>
          <table:table-cell>
            <text:p>2025-10-03 20:47:20</text:p>
          </table:table-cell>
          <table:table-cell>
            <text:p>1035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93</text:p>
          </table:table-cell>
        </table:table-row>
        <table:table-row>
          <table:table-cell>
            <text:p>2025-10-03 20:47:45</text:p>
          </table:table-cell>
          <table:table-cell>
            <text:p>1042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94</text:p>
          </table:table-cell>
        </table:table-row>
        <table:table-row>
          <table:table-cell>
            <text:p>2025-10-03 20:47:45</text:p>
          </table:table-cell>
          <table:table-cell>
            <text:p>1042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94</text:p>
          </table:table-cell>
        </table:table-row>
        <table:table-row>
          <table:table-cell>
            <text:p>2025-10-03 20:48:11</text:p>
          </table:table-cell>
          <table:table-cell>
            <text:p>1049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95</text:p>
          </table:table-cell>
        </table:table-row>
        <table:table-row>
          <table:table-cell>
            <text:p>2025-10-03 20:48:11</text:p>
          </table:table-cell>
          <table:table-cell>
            <text:p>1049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95</text:p>
          </table:table-cell>
        </table:table-row>
        <table:table-row>
          <table:table-cell>
            <text:p>2025-10-03 20:48:36</text:p>
          </table:table-cell>
          <table:table-cell>
            <text:p>1056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96</text:p>
          </table:table-cell>
        </table:table-row>
        <table:table-row>
          <table:table-cell>
            <text:p>2025-10-03 20:48:36</text:p>
          </table:table-cell>
          <table:table-cell>
            <text:p>1056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96</text:p>
          </table:table-cell>
        </table:table-row>
        <table:table-row>
          <table:table-cell>
            <text:p>2025-10-03 20:49:02</text:p>
          </table:table-cell>
          <table:table-cell>
            <text:p>1063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97</text:p>
          </table:table-cell>
        </table:table-row>
        <table:table-row>
          <table:table-cell>
            <text:p>2025-10-03 20:49:02</text:p>
          </table:table-cell>
          <table:table-cell>
            <text:p>1063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97</text:p>
          </table:table-cell>
        </table:table-row>
        <table:table-row>
          <table:table-cell>
            <text:p>2025-10-03 20:49:27</text:p>
          </table:table-cell>
          <table:table-cell>
            <text:p>1070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98</text:p>
          </table:table-cell>
        </table:table-row>
        <table:table-row>
          <table:table-cell>
            <text:p>2025-10-03 20:49:27</text:p>
          </table:table-cell>
          <table:table-cell>
            <text:p>1070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98</text:p>
          </table:table-cell>
        </table:table-row>
        <table:table-row>
          <table:table-cell>
            <text:p>2025-10-03 20:49:51</text:p>
          </table:table-cell>
          <table:table-cell>
            <text:p>1077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99</text:p>
          </table:table-cell>
        </table:table-row>
        <table:table-row>
          <table:table-cell>
            <text:p>2025-10-03 20:49:51</text:p>
          </table:table-cell>
          <table:table-cell>
            <text:p>1077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99</text:p>
          </table:table-cell>
        </table:table-row>
        <table:table-row>
          <table:table-cell>
            <text:p>2025-10-03 20:50:16</text:p>
          </table:table-cell>
          <table:table-cell>
            <text:p>1084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9a</text:p>
          </table:table-cell>
        </table:table-row>
        <table:table-row>
          <table:table-cell>
            <text:p>2025-10-03 20:50:16</text:p>
          </table:table-cell>
          <table:table-cell>
            <text:p>1084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9a</text:p>
          </table:table-cell>
        </table:table-row>
        <table:table-row>
          <table:table-cell>
            <text:p>2025-10-03 20:50:43</text:p>
          </table:table-cell>
          <table:table-cell>
            <text:p>1092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9b</text:p>
          </table:table-cell>
        </table:table-row>
        <table:table-row>
          <table:table-cell>
            <text:p>2025-10-03 20:50:43</text:p>
          </table:table-cell>
          <table:table-cell>
            <text:p>1092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9b</text:p>
          </table:table-cell>
        </table:table-row>
        <table:table-row>
          <table:table-cell>
            <text:p>2025-10-03 20:51:09</text:p>
          </table:table-cell>
          <table:table-cell>
            <text:p>1099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9c</text:p>
          </table:table-cell>
        </table:table-row>
        <table:table-row>
          <table:table-cell>
            <text:p>2025-10-03 20:51:09</text:p>
          </table:table-cell>
          <table:table-cell>
            <text:p>1099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9c</text:p>
          </table:table-cell>
        </table:table-row>
        <table:table-row>
          <table:table-cell>
            <text:p>2025-10-03 20:51:33</text:p>
          </table:table-cell>
          <table:table-cell>
            <text:p>1106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9d</text:p>
          </table:table-cell>
        </table:table-row>
        <table:table-row>
          <table:table-cell>
            <text:p>2025-10-03 20:51:34</text:p>
          </table:table-cell>
          <table:table-cell>
            <text:p>1106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9d</text:p>
          </table:table-cell>
        </table:table-row>
        <table:table-row>
          <table:table-cell>
            <text:p>2025-10-03 20:51:59</text:p>
          </table:table-cell>
          <table:table-cell>
            <text:p>1113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9e</text:p>
          </table:table-cell>
        </table:table-row>
        <table:table-row>
          <table:table-cell>
            <text:p>2025-10-03 20:51:59</text:p>
          </table:table-cell>
          <table:table-cell>
            <text:p>1113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9e</text:p>
          </table:table-cell>
        </table:table-row>
        <table:table-row>
          <table:table-cell>
            <text:p>2025-10-03 20:52:24</text:p>
          </table:table-cell>
          <table:table-cell>
            <text:p>1120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9f</text:p>
          </table:table-cell>
        </table:table-row>
        <table:table-row>
          <table:table-cell>
            <text:p>2025-10-03 20:52:25</text:p>
          </table:table-cell>
          <table:table-cell>
            <text:p>1120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9f</text:p>
          </table:table-cell>
        </table:table-row>
        <table:table-row>
          <table:table-cell>
            <text:p>2025-10-03 20:52:50</text:p>
          </table:table-cell>
          <table:table-cell>
            <text:p>1127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a0</text:p>
          </table:table-cell>
        </table:table-row>
        <table:table-row>
          <table:table-cell>
            <text:p>2025-10-03 20:52:50</text:p>
          </table:table-cell>
          <table:table-cell>
            <text:p>1127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a0</text:p>
          </table:table-cell>
        </table:table-row>
        <table:table-row>
          <table:table-cell>
            <text:p>2025-10-03 20:53:15</text:p>
          </table:table-cell>
          <table:table-cell>
            <text:p>1134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a1</text:p>
          </table:table-cell>
        </table:table-row>
        <table:table-row>
          <table:table-cell>
            <text:p>2025-10-03 20:53:16</text:p>
          </table:table-cell>
          <table:table-cell>
            <text:p>1134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a1</text:p>
          </table:table-cell>
        </table:table-row>
        <table:table-row>
          <table:table-cell>
            <text:p>2025-10-03 20:53:41</text:p>
          </table:table-cell>
          <table:table-cell>
            <text:p>1140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a2</text:p>
          </table:table-cell>
        </table:table-row>
        <table:table-row>
          <table:table-cell>
            <text:p>2025-10-03 20:53:41</text:p>
          </table:table-cell>
          <table:table-cell>
            <text:p>1140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a2</text:p>
          </table:table-cell>
        </table:table-row>
        <table:table-row>
          <table:table-cell>
            <text:p>2025-10-03 20:54:05</text:p>
          </table:table-cell>
          <table:table-cell>
            <text:p>1147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a3</text:p>
          </table:table-cell>
        </table:table-row>
        <table:table-row>
          <table:table-cell>
            <text:p>2025-10-03 20:54:06</text:p>
          </table:table-cell>
          <table:table-cell>
            <text:p>1147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a3</text:p>
          </table:table-cell>
        </table:table-row>
        <table:table-row>
          <table:table-cell>
            <text:p>2025-10-03 20:54:31</text:p>
          </table:table-cell>
          <table:table-cell>
            <text:p>1155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a4</text:p>
          </table:table-cell>
        </table:table-row>
        <table:table-row>
          <table:table-cell>
            <text:p>2025-10-03 20:54:32</text:p>
          </table:table-cell>
          <table:table-cell>
            <text:p>1155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a4</text:p>
          </table:table-cell>
        </table:table-row>
        <table:table-row>
          <table:table-cell>
            <text:p>2025-10-03 20:54:57</text:p>
          </table:table-cell>
          <table:table-cell>
            <text:p>1161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a5</text:p>
          </table:table-cell>
        </table:table-row>
        <table:table-row>
          <table:table-cell>
            <text:p>2025-10-03 20:54:57</text:p>
          </table:table-cell>
          <table:table-cell>
            <text:p>1161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a5</text:p>
          </table:table-cell>
        </table:table-row>
        <table:table-row>
          <table:table-cell>
            <text:p>2025-10-03 20:55:22</text:p>
          </table:table-cell>
          <table:table-cell>
            <text:p>1168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a6</text:p>
          </table:table-cell>
        </table:table-row>
        <table:table-row>
          <table:table-cell>
            <text:p>2025-10-03 20:55:23</text:p>
          </table:table-cell>
          <table:table-cell>
            <text:p>1168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a6</text:p>
          </table:table-cell>
        </table:table-row>
        <table:table-row>
          <table:table-cell>
            <text:p>2025-10-03 20:55:48</text:p>
          </table:table-cell>
          <table:table-cell>
            <text:p>1175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a7</text:p>
          </table:table-cell>
        </table:table-row>
        <table:table-row>
          <table:table-cell>
            <text:p>2025-10-03 20:55:48</text:p>
          </table:table-cell>
          <table:table-cell>
            <text:p>1175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a7</text:p>
          </table:table-cell>
        </table:table-row>
        <table:table-row>
          <table:table-cell>
            <text:p>2025-10-03 20:56:12</text:p>
          </table:table-cell>
          <table:table-cell>
            <text:p>1182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a8</text:p>
          </table:table-cell>
        </table:table-row>
        <table:table-row>
          <table:table-cell>
            <text:p>2025-10-03 20:56:12</text:p>
          </table:table-cell>
          <table:table-cell>
            <text:p>1182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a8</text:p>
          </table:table-cell>
        </table:table-row>
        <table:table-row>
          <table:table-cell>
            <text:p>2025-10-03 20:56:37</text:p>
          </table:table-cell>
          <table:table-cell>
            <text:p>1190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a9</text:p>
          </table:table-cell>
        </table:table-row>
        <table:table-row>
          <table:table-cell>
            <text:p>2025-10-03 20:56:37</text:p>
          </table:table-cell>
          <table:table-cell>
            <text:p>1190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a9</text:p>
          </table:table-cell>
        </table:table-row>
        <table:table-row>
          <table:table-cell>
            <text:p>2025-10-03 20:57:03</text:p>
          </table:table-cell>
          <table:table-cell>
            <text:p>1197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aa</text:p>
          </table:table-cell>
        </table:table-row>
        <table:table-row>
          <table:table-cell>
            <text:p>2025-10-03 20:57:03</text:p>
          </table:table-cell>
          <table:table-cell>
            <text:p>1197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aa</text:p>
          </table:table-cell>
        </table:table-row>
        <table:table-row>
          <table:table-cell>
            <text:p>2025-10-03 20:57:29</text:p>
          </table:table-cell>
          <table:table-cell>
            <text:p>1204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ab</text:p>
          </table:table-cell>
        </table:table-row>
        <table:table-row>
          <table:table-cell>
            <text:p>2025-10-03 20:57:29</text:p>
          </table:table-cell>
          <table:table-cell>
            <text:p>1204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ab</text:p>
          </table:table-cell>
        </table:table-row>
        <table:table-row>
          <table:table-cell>
            <text:p>2025-10-03 20:57:54</text:p>
          </table:table-cell>
          <table:table-cell>
            <text:p>1211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ac</text:p>
          </table:table-cell>
        </table:table-row>
        <table:table-row>
          <table:table-cell>
            <text:p>2025-10-03 20:57:54</text:p>
          </table:table-cell>
          <table:table-cell>
            <text:p>1211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ac</text:p>
          </table:table-cell>
        </table:table-row>
        <table:table-row>
          <table:table-cell>
            <text:p>2025-10-03 20:58:20</text:p>
          </table:table-cell>
          <table:table-cell>
            <text:p>1218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ad</text:p>
          </table:table-cell>
        </table:table-row>
        <table:table-row>
          <table:table-cell>
            <text:p>2025-10-03 20:58:20</text:p>
          </table:table-cell>
          <table:table-cell>
            <text:p>1218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ad</text:p>
          </table:table-cell>
        </table:table-row>
        <table:table-row>
          <table:table-cell>
            <text:p>2025-10-03 20:58:45</text:p>
          </table:table-cell>
          <table:table-cell>
            <text:p>1225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ae</text:p>
          </table:table-cell>
        </table:table-row>
        <table:table-row>
          <table:table-cell>
            <text:p>2025-10-03 20:58:45</text:p>
          </table:table-cell>
          <table:table-cell>
            <text:p>1225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ae</text:p>
          </table:table-cell>
        </table:table-row>
        <table:table-row>
          <table:table-cell>
            <text:p>2025-10-03 20:59:10</text:p>
          </table:table-cell>
          <table:table-cell>
            <text:p>1232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af</text:p>
          </table:table-cell>
        </table:table-row>
        <table:table-row>
          <table:table-cell>
            <text:p>2025-10-03 20:59:11</text:p>
          </table:table-cell>
          <table:table-cell>
            <text:p>1232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af</text:p>
          </table:table-cell>
        </table:table-row>
        <table:table-row>
          <table:table-cell>
            <text:p>2025-10-03 20:59:35</text:p>
          </table:table-cell>
          <table:table-cell>
            <text:p>1239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b0</text:p>
          </table:table-cell>
        </table:table-row>
        <table:table-row>
          <table:table-cell>
            <text:p>2025-10-03 20:59:35</text:p>
          </table:table-cell>
          <table:table-cell>
            <text:p>1239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b0</text:p>
          </table:table-cell>
        </table:table-row>
        <table:table-row>
          <table:table-cell>
            <text:p>2025-10-03 21:00:00</text:p>
          </table:table-cell>
          <table:table-cell>
            <text:p>1246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b1</text:p>
          </table:table-cell>
        </table:table-row>
        <table:table-row>
          <table:table-cell>
            <text:p>2025-10-03 21:00:00</text:p>
          </table:table-cell>
          <table:table-cell>
            <text:p>1246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b1</text:p>
          </table:table-cell>
        </table:table-row>
        <table:table-row>
          <table:table-cell>
            <text:p>2025-10-03 21:00:27</text:p>
          </table:table-cell>
          <table:table-cell>
            <text:p>1253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b2</text:p>
          </table:table-cell>
        </table:table-row>
        <table:table-row>
          <table:table-cell>
            <text:p>2025-10-03 21:00:27</text:p>
          </table:table-cell>
          <table:table-cell>
            <text:p>1253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b2</text:p>
          </table:table-cell>
        </table:table-row>
        <table:table-row>
          <table:table-cell>
            <text:p>2025-10-03 21:00:52</text:p>
          </table:table-cell>
          <table:table-cell>
            <text:p>1261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b3</text:p>
          </table:table-cell>
        </table:table-row>
        <table:table-row>
          <table:table-cell>
            <text:p>2025-10-03 21:00:52</text:p>
          </table:table-cell>
          <table:table-cell>
            <text:p>1261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b3</text:p>
          </table:table-cell>
        </table:table-row>
        <table:table-row>
          <table:table-cell>
            <text:p>2025-10-03 21:01:16</text:p>
          </table:table-cell>
          <table:table-cell>
            <text:p>1268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b4</text:p>
          </table:table-cell>
        </table:table-row>
        <table:table-row>
          <table:table-cell>
            <text:p>2025-10-03 21:01:16</text:p>
          </table:table-cell>
          <table:table-cell>
            <text:p>1268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b4</text:p>
          </table:table-cell>
        </table:table-row>
        <table:table-row>
          <table:table-cell>
            <text:p>2025-10-03 21:01:42</text:p>
          </table:table-cell>
          <table:table-cell>
            <text:p>1275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b5</text:p>
          </table:table-cell>
        </table:table-row>
        <table:table-row>
          <table:table-cell>
            <text:p>2025-10-03 21:01:42</text:p>
          </table:table-cell>
          <table:table-cell>
            <text:p>1275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b5</text:p>
          </table:table-cell>
        </table:table-row>
        <table:table-row>
          <table:table-cell>
            <text:p>2025-10-03 21:02:08</text:p>
          </table:table-cell>
          <table:table-cell>
            <text:p>1282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b6</text:p>
          </table:table-cell>
        </table:table-row>
        <table:table-row>
          <table:table-cell>
            <text:p>2025-10-03 21:02:08</text:p>
          </table:table-cell>
          <table:table-cell>
            <text:p>1282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b6</text:p>
          </table:table-cell>
        </table:table-row>
        <table:table-row>
          <table:table-cell>
            <text:p>2025-10-03 21:02:33</text:p>
          </table:table-cell>
          <table:table-cell>
            <text:p>1289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b7</text:p>
          </table:table-cell>
        </table:table-row>
        <table:table-row>
          <table:table-cell>
            <text:p>2025-10-03 21:02:33</text:p>
          </table:table-cell>
          <table:table-cell>
            <text:p>1289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b7</text:p>
          </table:table-cell>
        </table:table-row>
        <table:table-row>
          <table:table-cell>
            <text:p>2025-10-03 21:02:58</text:p>
          </table:table-cell>
          <table:table-cell>
            <text:p>1296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b8</text:p>
          </table:table-cell>
        </table:table-row>
        <table:table-row>
          <table:table-cell>
            <text:p>2025-10-03 21:02:59</text:p>
          </table:table-cell>
          <table:table-cell>
            <text:p>1296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b8</text:p>
          </table:table-cell>
        </table:table-row>
        <table:table-row>
          <table:table-cell>
            <text:p>2025-10-03 21:03:24</text:p>
          </table:table-cell>
          <table:table-cell>
            <text:p>1303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b9</text:p>
          </table:table-cell>
        </table:table-row>
        <table:table-row>
          <table:table-cell>
            <text:p>2025-10-03 21:03:24</text:p>
          </table:table-cell>
          <table:table-cell>
            <text:p>1303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b9</text:p>
          </table:table-cell>
        </table:table-row>
        <table:table-row>
          <table:table-cell>
            <text:p>2025-10-03 21:03:50</text:p>
          </table:table-cell>
          <table:table-cell>
            <text:p>1310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ba</text:p>
          </table:table-cell>
        </table:table-row>
        <table:table-row>
          <table:table-cell>
            <text:p>2025-10-03 21:03:50</text:p>
          </table:table-cell>
          <table:table-cell>
            <text:p>1310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ba</text:p>
          </table:table-cell>
        </table:table-row>
        <table:table-row>
          <table:table-cell>
            <text:p>2025-10-03 21:04:15</text:p>
          </table:table-cell>
          <table:table-cell>
            <text:p>1317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bb</text:p>
          </table:table-cell>
        </table:table-row>
        <table:table-row>
          <table:table-cell>
            <text:p>2025-10-03 21:04:15</text:p>
          </table:table-cell>
          <table:table-cell>
            <text:p>1317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bb</text:p>
          </table:table-cell>
        </table:table-row>
        <table:table-row>
          <table:table-cell>
            <text:p>2025-10-03 21:04:39</text:p>
          </table:table-cell>
          <table:table-cell>
            <text:p>1323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bc</text:p>
          </table:table-cell>
        </table:table-row>
        <table:table-row>
          <table:table-cell>
            <text:p>2025-10-03 21:04:39</text:p>
          </table:table-cell>
          <table:table-cell>
            <text:p>1323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bc</text:p>
          </table:table-cell>
        </table:table-row>
        <table:table-row>
          <table:table-cell>
            <text:p>2025-10-03 21:05:05</text:p>
          </table:table-cell>
          <table:table-cell>
            <text:p>1331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bd</text:p>
          </table:table-cell>
        </table:table-row>
        <table:table-row>
          <table:table-cell>
            <text:p>2025-10-03 21:05:05</text:p>
          </table:table-cell>
          <table:table-cell>
            <text:p>1331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bd</text:p>
          </table:table-cell>
        </table:table-row>
        <table:table-row>
          <table:table-cell>
            <text:p>2025-10-03 21:05:31</text:p>
          </table:table-cell>
          <table:table-cell>
            <text:p>1338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be</text:p>
          </table:table-cell>
        </table:table-row>
        <table:table-row>
          <table:table-cell>
            <text:p>2025-10-03 21:05:32</text:p>
          </table:table-cell>
          <table:table-cell>
            <text:p>1338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be</text:p>
          </table:table-cell>
        </table:table-row>
        <table:table-row>
          <table:table-cell>
            <text:p>2025-10-03 21:05:56</text:p>
          </table:table-cell>
          <table:table-cell>
            <text:p>1345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bf</text:p>
          </table:table-cell>
        </table:table-row>
        <table:table-row>
          <table:table-cell>
            <text:p>2025-10-03 21:05:56</text:p>
          </table:table-cell>
          <table:table-cell>
            <text:p>1345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bf</text:p>
          </table:table-cell>
        </table:table-row>
        <table:table-row>
          <table:table-cell>
            <text:p>2025-10-03 21:06:21</text:p>
          </table:table-cell>
          <table:table-cell>
            <text:p>1352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c0</text:p>
          </table:table-cell>
        </table:table-row>
        <table:table-row>
          <table:table-cell>
            <text:p>2025-10-03 21:06:22</text:p>
          </table:table-cell>
          <table:table-cell>
            <text:p>1352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c0</text:p>
          </table:table-cell>
        </table:table-row>
        <table:table-row>
          <table:table-cell>
            <text:p>2025-10-03 21:06:47</text:p>
          </table:table-cell>
          <table:table-cell>
            <text:p>1359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c1</text:p>
          </table:table-cell>
        </table:table-row>
        <table:table-row>
          <table:table-cell>
            <text:p>2025-10-03 21:06:48</text:p>
          </table:table-cell>
          <table:table-cell>
            <text:p>1359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c1</text:p>
          </table:table-cell>
        </table:table-row>
        <table:table-row>
          <table:table-cell>
            <text:p>2025-10-03 21:07:13</text:p>
          </table:table-cell>
          <table:table-cell>
            <text:p>1366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c2</text:p>
          </table:table-cell>
        </table:table-row>
        <table:table-row>
          <table:table-cell>
            <text:p>2025-10-03 21:07:13</text:p>
          </table:table-cell>
          <table:table-cell>
            <text:p>1366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c2</text:p>
          </table:table-cell>
        </table:table-row>
        <table:table-row>
          <table:table-cell>
            <text:p>2025-10-03 21:07:38</text:p>
          </table:table-cell>
          <table:table-cell>
            <text:p>1373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c3</text:p>
          </table:table-cell>
        </table:table-row>
        <table:table-row>
          <table:table-cell>
            <text:p>2025-10-03 21:07:38</text:p>
          </table:table-cell>
          <table:table-cell>
            <text:p>1373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c3</text:p>
          </table:table-cell>
        </table:table-row>
        <table:table-row>
          <table:table-cell>
            <text:p>2025-10-03 21:08:04</text:p>
          </table:table-cell>
          <table:table-cell>
            <text:p>1380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c4</text:p>
          </table:table-cell>
        </table:table-row>
        <table:table-row>
          <table:table-cell>
            <text:p>2025-10-03 21:08:04</text:p>
          </table:table-cell>
          <table:table-cell>
            <text:p>1380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c4</text:p>
          </table:table-cell>
        </table:table-row>
        <table:table-row>
          <table:table-cell>
            <text:p>2025-10-03 21:08:29</text:p>
          </table:table-cell>
          <table:table-cell>
            <text:p>1386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c5</text:p>
          </table:table-cell>
        </table:table-row>
        <table:table-row>
          <table:table-cell>
            <text:p>2025-10-03 21:08:30</text:p>
          </table:table-cell>
          <table:table-cell>
            <text:p>1386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c5</text:p>
          </table:table-cell>
        </table:table-row>
        <table:table-row>
          <table:table-cell>
            <text:p>2025-10-03 21:08:54</text:p>
          </table:table-cell>
          <table:table-cell>
            <text:p>1393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c6</text:p>
          </table:table-cell>
        </table:table-row>
        <table:table-row>
          <table:table-cell>
            <text:p>2025-10-03 21:08:54</text:p>
          </table:table-cell>
          <table:table-cell>
            <text:p>1393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c6</text:p>
          </table:table-cell>
        </table:table-row>
        <table:table-row>
          <table:table-cell>
            <text:p>2025-10-03 21:09:20</text:p>
          </table:table-cell>
          <table:table-cell>
            <text:p>1400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CCCH</text:p>
          </table:table-cell>
          <table:table-cell>
            <text:p>rrcConnectionRequest</text:p>
          </table:table-cell>
          <table:table-cell>
            <text:p>2825</text:p>
          </table:table-cell>
          <table:table-cell>
            <text:p>PTMSI</text:p>
          </table:table-cell>
          <table:table-cell>
            <text:p>0x000f60c7</text:p>
          </table:table-cell>
        </table:table-row>
        <table:table-row>
          <table:table-cell>
            <text:p>2025-10-03 21:09:20</text:p>
          </table:table-cell>
          <table:table-cell>
            <text:p>1400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CCCH</text:p>
          </table:table-cell>
          <table:table-cell>
            <text:p>rrcConnectionSetup</text:p>
          </table:table-cell>
          <table:table-cell>
            <text:p>3050</text:p>
          </table:table-cell>
          <table:table-cell>
            <text:p>PTMSI</text:p>
          </table:table-cell>
          <table:table-cell>
            <text:p>0x000f60c7</text:p>
          </table:table-cell>
        </table:table-row>
      </table:table>
      <table:table table:name="3G NAS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Domain</text:p>
          </table:table-cell>
          <table:table-cell>
            <text:p>Message</text:p>
          </table:table-cell>
          <table:table-cell>
            <text:p>ARFCN</text:p>
          </table:table-cell>
          <table:table-cell>
            <text:p>ID Type</text:p>
          </table:table-cell>
          <table:table-cell>
            <text:p>ID</text:p>
          </table:table-cell>
        </table:table-row>
        <table:table-row>
          <table:table-cell>
            <text:p>2025-10-03 19:45:08</text:p>
          </table:table-cell>
          <table:table-cell>
            <text:p>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e3001</text:p>
          </table:table-cell>
        </table:table-row>
        <table:table-row>
          <table:table-cell>
            <text:p>2025-10-03 19:45:09</text:p>
          </table:table-cell>
          <table:table-cell>
            <text:p>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5:09</text:p>
          </table:table-cell>
          <table:table-cell>
            <text:p>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5:11</text:p>
          </table:table-cell>
          <table:table-cell>
            <text:p>1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5:34</text:p>
          </table:table-cell>
          <table:table-cell>
            <text:p>8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5:34</text:p>
          </table:table-cell>
          <table:table-cell>
            <text:p>8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5:36</text:p>
          </table:table-cell>
          <table:table-cell>
            <text:p>8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6:00</text:p>
          </table:table-cell>
          <table:table-cell>
            <text:p>15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6:00</text:p>
          </table:table-cell>
          <table:table-cell>
            <text:p>15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6:02</text:p>
          </table:table-cell>
          <table:table-cell>
            <text:p>16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6:26</text:p>
          </table:table-cell>
          <table:table-cell>
            <text:p>22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6:26</text:p>
          </table:table-cell>
          <table:table-cell>
            <text:p>22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6:28</text:p>
          </table:table-cell>
          <table:table-cell>
            <text:p>23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6:51</text:p>
          </table:table-cell>
          <table:table-cell>
            <text:p>29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6:51</text:p>
          </table:table-cell>
          <table:table-cell>
            <text:p>29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6:53</text:p>
          </table:table-cell>
          <table:table-cell>
            <text:p>30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7:16</text:p>
          </table:table-cell>
          <table:table-cell>
            <text:p>36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7:16</text:p>
          </table:table-cell>
          <table:table-cell>
            <text:p>36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7:18</text:p>
          </table:table-cell>
          <table:table-cell>
            <text:p>37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7:42</text:p>
          </table:table-cell>
          <table:table-cell>
            <text:p>43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7:42</text:p>
          </table:table-cell>
          <table:table-cell>
            <text:p>43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7:44</text:p>
          </table:table-cell>
          <table:table-cell>
            <text:p>44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8:08</text:p>
          </table:table-cell>
          <table:table-cell>
            <text:p>50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8:08</text:p>
          </table:table-cell>
          <table:table-cell>
            <text:p>50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8:10</text:p>
          </table:table-cell>
          <table:table-cell>
            <text:p>51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8:32</text:p>
          </table:table-cell>
          <table:table-cell>
            <text:p>57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8:32</text:p>
          </table:table-cell>
          <table:table-cell>
            <text:p>57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8:34</text:p>
          </table:table-cell>
          <table:table-cell>
            <text:p>58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8:58</text:p>
          </table:table-cell>
          <table:table-cell>
            <text:p>64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8:58</text:p>
          </table:table-cell>
          <table:table-cell>
            <text:p>64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9:00</text:p>
          </table:table-cell>
          <table:table-cell>
            <text:p>65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9:23</text:p>
          </table:table-cell>
          <table:table-cell>
            <text:p>71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9:23</text:p>
          </table:table-cell>
          <table:table-cell>
            <text:p>71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9:25</text:p>
          </table:table-cell>
          <table:table-cell>
            <text:p>72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9:48</text:p>
          </table:table-cell>
          <table:table-cell>
            <text:p>78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9:48</text:p>
          </table:table-cell>
          <table:table-cell>
            <text:p>78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49:50</text:p>
          </table:table-cell>
          <table:table-cell>
            <text:p>79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0:13</text:p>
          </table:table-cell>
          <table:table-cell>
            <text:p>85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0:13</text:p>
          </table:table-cell>
          <table:table-cell>
            <text:p>85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0:15</text:p>
          </table:table-cell>
          <table:table-cell>
            <text:p>86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0:39</text:p>
          </table:table-cell>
          <table:table-cell>
            <text:p>92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0:39</text:p>
          </table:table-cell>
          <table:table-cell>
            <text:p>92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0:41</text:p>
          </table:table-cell>
          <table:table-cell>
            <text:p>93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1:05</text:p>
          </table:table-cell>
          <table:table-cell>
            <text:p>99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1:05</text:p>
          </table:table-cell>
          <table:table-cell>
            <text:p>99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1:07</text:p>
          </table:table-cell>
          <table:table-cell>
            <text:p>100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1:30</text:p>
          </table:table-cell>
          <table:table-cell>
            <text:p>106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1:30</text:p>
          </table:table-cell>
          <table:table-cell>
            <text:p>106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1:32</text:p>
          </table:table-cell>
          <table:table-cell>
            <text:p>107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1:56</text:p>
          </table:table-cell>
          <table:table-cell>
            <text:p>113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1:56</text:p>
          </table:table-cell>
          <table:table-cell>
            <text:p>113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1:58</text:p>
          </table:table-cell>
          <table:table-cell>
            <text:p>114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2:20</text:p>
          </table:table-cell>
          <table:table-cell>
            <text:p>120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2:20</text:p>
          </table:table-cell>
          <table:table-cell>
            <text:p>120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2:22</text:p>
          </table:table-cell>
          <table:table-cell>
            <text:p>121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2:47</text:p>
          </table:table-cell>
          <table:table-cell>
            <text:p>128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2:47</text:p>
          </table:table-cell>
          <table:table-cell>
            <text:p>128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2:49</text:p>
          </table:table-cell>
          <table:table-cell>
            <text:p>129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3:12</text:p>
          </table:table-cell>
          <table:table-cell>
            <text:p>135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3:12</text:p>
          </table:table-cell>
          <table:table-cell>
            <text:p>135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3:14</text:p>
          </table:table-cell>
          <table:table-cell>
            <text:p>135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3:37</text:p>
          </table:table-cell>
          <table:table-cell>
            <text:p>142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3:37</text:p>
          </table:table-cell>
          <table:table-cell>
            <text:p>142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3:39</text:p>
          </table:table-cell>
          <table:table-cell>
            <text:p>142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4:03</text:p>
          </table:table-cell>
          <table:table-cell>
            <text:p>149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4:03</text:p>
          </table:table-cell>
          <table:table-cell>
            <text:p>149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4:05</text:p>
          </table:table-cell>
          <table:table-cell>
            <text:p>149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4:28</text:p>
          </table:table-cell>
          <table:table-cell>
            <text:p>156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4:28</text:p>
          </table:table-cell>
          <table:table-cell>
            <text:p>156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4:30</text:p>
          </table:table-cell>
          <table:table-cell>
            <text:p>157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4:54</text:p>
          </table:table-cell>
          <table:table-cell>
            <text:p>163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4:54</text:p>
          </table:table-cell>
          <table:table-cell>
            <text:p>163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4:56</text:p>
          </table:table-cell>
          <table:table-cell>
            <text:p>163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5:19</text:p>
          </table:table-cell>
          <table:table-cell>
            <text:p>170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5:19</text:p>
          </table:table-cell>
          <table:table-cell>
            <text:p>170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5:21</text:p>
          </table:table-cell>
          <table:table-cell>
            <text:p>171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5:45</text:p>
          </table:table-cell>
          <table:table-cell>
            <text:p>177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5:45</text:p>
          </table:table-cell>
          <table:table-cell>
            <text:p>177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5:47</text:p>
          </table:table-cell>
          <table:table-cell>
            <text:p>178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6:09</text:p>
          </table:table-cell>
          <table:table-cell>
            <text:p>184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6:09</text:p>
          </table:table-cell>
          <table:table-cell>
            <text:p>184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6:11</text:p>
          </table:table-cell>
          <table:table-cell>
            <text:p>184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6:35</text:p>
          </table:table-cell>
          <table:table-cell>
            <text:p>191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6:35</text:p>
          </table:table-cell>
          <table:table-cell>
            <text:p>191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6:37</text:p>
          </table:table-cell>
          <table:table-cell>
            <text:p>192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6:59</text:p>
          </table:table-cell>
          <table:table-cell>
            <text:p>198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6:59</text:p>
          </table:table-cell>
          <table:table-cell>
            <text:p>198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7:01</text:p>
          </table:table-cell>
          <table:table-cell>
            <text:p>198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7:26</text:p>
          </table:table-cell>
          <table:table-cell>
            <text:p>205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7:26</text:p>
          </table:table-cell>
          <table:table-cell>
            <text:p>205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7:28</text:p>
          </table:table-cell>
          <table:table-cell>
            <text:p>206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7:50</text:p>
          </table:table-cell>
          <table:table-cell>
            <text:p>212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7:50</text:p>
          </table:table-cell>
          <table:table-cell>
            <text:p>212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7:52</text:p>
          </table:table-cell>
          <table:table-cell>
            <text:p>213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8:17</text:p>
          </table:table-cell>
          <table:table-cell>
            <text:p>220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8:17</text:p>
          </table:table-cell>
          <table:table-cell>
            <text:p>220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8:19</text:p>
          </table:table-cell>
          <table:table-cell>
            <text:p>220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8:42</text:p>
          </table:table-cell>
          <table:table-cell>
            <text:p>227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8:42</text:p>
          </table:table-cell>
          <table:table-cell>
            <text:p>227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8:44</text:p>
          </table:table-cell>
          <table:table-cell>
            <text:p>227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9:07</text:p>
          </table:table-cell>
          <table:table-cell>
            <text:p>234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9:07</text:p>
          </table:table-cell>
          <table:table-cell>
            <text:p>234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9:09</text:p>
          </table:table-cell>
          <table:table-cell>
            <text:p>234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9:33</text:p>
          </table:table-cell>
          <table:table-cell>
            <text:p>241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9:33</text:p>
          </table:table-cell>
          <table:table-cell>
            <text:p>241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9:35</text:p>
          </table:table-cell>
          <table:table-cell>
            <text:p>241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9:57</text:p>
          </table:table-cell>
          <table:table-cell>
            <text:p>247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59:57</text:p>
          </table:table-cell>
          <table:table-cell>
            <text:p>247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19:59:59</text:p>
          </table:table-cell>
          <table:table-cell>
            <text:p>248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0:23</text:p>
          </table:table-cell>
          <table:table-cell>
            <text:p>255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0:23</text:p>
          </table:table-cell>
          <table:table-cell>
            <text:p>255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0:25</text:p>
          </table:table-cell>
          <table:table-cell>
            <text:p>255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0:49</text:p>
          </table:table-cell>
          <table:table-cell>
            <text:p>262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0:49</text:p>
          </table:table-cell>
          <table:table-cell>
            <text:p>262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0:50</text:p>
          </table:table-cell>
          <table:table-cell>
            <text:p>263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1:14</text:p>
          </table:table-cell>
          <table:table-cell>
            <text:p>269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1:14</text:p>
          </table:table-cell>
          <table:table-cell>
            <text:p>269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1:16</text:p>
          </table:table-cell>
          <table:table-cell>
            <text:p>270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1:40</text:p>
          </table:table-cell>
          <table:table-cell>
            <text:p>277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1:40</text:p>
          </table:table-cell>
          <table:table-cell>
            <text:p>277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1:42</text:p>
          </table:table-cell>
          <table:table-cell>
            <text:p>278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2:06</text:p>
          </table:table-cell>
          <table:table-cell>
            <text:p>284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2:06</text:p>
          </table:table-cell>
          <table:table-cell>
            <text:p>284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2:08</text:p>
          </table:table-cell>
          <table:table-cell>
            <text:p>285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2:30</text:p>
          </table:table-cell>
          <table:table-cell>
            <text:p>291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2:30</text:p>
          </table:table-cell>
          <table:table-cell>
            <text:p>291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2:32</text:p>
          </table:table-cell>
          <table:table-cell>
            <text:p>291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2:56</text:p>
          </table:table-cell>
          <table:table-cell>
            <text:p>298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2:56</text:p>
          </table:table-cell>
          <table:table-cell>
            <text:p>298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2:58</text:p>
          </table:table-cell>
          <table:table-cell>
            <text:p>299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3:20</text:p>
          </table:table-cell>
          <table:table-cell>
            <text:p>305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3:20</text:p>
          </table:table-cell>
          <table:table-cell>
            <text:p>305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3:22</text:p>
          </table:table-cell>
          <table:table-cell>
            <text:p>305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3:46</text:p>
          </table:table-cell>
          <table:table-cell>
            <text:p>312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3:46</text:p>
          </table:table-cell>
          <table:table-cell>
            <text:p>312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3:48</text:p>
          </table:table-cell>
          <table:table-cell>
            <text:p>313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4:12</text:p>
          </table:table-cell>
          <table:table-cell>
            <text:p>319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4:12</text:p>
          </table:table-cell>
          <table:table-cell>
            <text:p>319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4:14</text:p>
          </table:table-cell>
          <table:table-cell>
            <text:p>320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4:38</text:p>
          </table:table-cell>
          <table:table-cell>
            <text:p>326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4:38</text:p>
          </table:table-cell>
          <table:table-cell>
            <text:p>326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4:40</text:p>
          </table:table-cell>
          <table:table-cell>
            <text:p>327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5:03</text:p>
          </table:table-cell>
          <table:table-cell>
            <text:p>333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5:03</text:p>
          </table:table-cell>
          <table:table-cell>
            <text:p>333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5:05</text:p>
          </table:table-cell>
          <table:table-cell>
            <text:p>334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5:28</text:p>
          </table:table-cell>
          <table:table-cell>
            <text:p>340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5:28</text:p>
          </table:table-cell>
          <table:table-cell>
            <text:p>340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5:30</text:p>
          </table:table-cell>
          <table:table-cell>
            <text:p>341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5:54</text:p>
          </table:table-cell>
          <table:table-cell>
            <text:p>347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5:54</text:p>
          </table:table-cell>
          <table:table-cell>
            <text:p>347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5:56</text:p>
          </table:table-cell>
          <table:table-cell>
            <text:p>348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6:20</text:p>
          </table:table-cell>
          <table:table-cell>
            <text:p>354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6:20</text:p>
          </table:table-cell>
          <table:table-cell>
            <text:p>354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6:21</text:p>
          </table:table-cell>
          <table:table-cell>
            <text:p>355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6:44</text:p>
          </table:table-cell>
          <table:table-cell>
            <text:p>361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6:44</text:p>
          </table:table-cell>
          <table:table-cell>
            <text:p>361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6:45</text:p>
          </table:table-cell>
          <table:table-cell>
            <text:p>361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7:10</text:p>
          </table:table-cell>
          <table:table-cell>
            <text:p>368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7:10</text:p>
          </table:table-cell>
          <table:table-cell>
            <text:p>368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7:12</text:p>
          </table:table-cell>
          <table:table-cell>
            <text:p>369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7:35</text:p>
          </table:table-cell>
          <table:table-cell>
            <text:p>375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7:35</text:p>
          </table:table-cell>
          <table:table-cell>
            <text:p>375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7:37</text:p>
          </table:table-cell>
          <table:table-cell>
            <text:p>376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8:01</text:p>
          </table:table-cell>
          <table:table-cell>
            <text:p>382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8:01</text:p>
          </table:table-cell>
          <table:table-cell>
            <text:p>382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8:03</text:p>
          </table:table-cell>
          <table:table-cell>
            <text:p>383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8:26</text:p>
          </table:table-cell>
          <table:table-cell>
            <text:p>389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8:26</text:p>
          </table:table-cell>
          <table:table-cell>
            <text:p>389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8:28</text:p>
          </table:table-cell>
          <table:table-cell>
            <text:p>390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8:51</text:p>
          </table:table-cell>
          <table:table-cell>
            <text:p>396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8:51</text:p>
          </table:table-cell>
          <table:table-cell>
            <text:p>396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8:53</text:p>
          </table:table-cell>
          <table:table-cell>
            <text:p>397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9:17</text:p>
          </table:table-cell>
          <table:table-cell>
            <text:p>403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9:17</text:p>
          </table:table-cell>
          <table:table-cell>
            <text:p>403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9:19</text:p>
          </table:table-cell>
          <table:table-cell>
            <text:p>403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9:42</text:p>
          </table:table-cell>
          <table:table-cell>
            <text:p>410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09:42</text:p>
          </table:table-cell>
          <table:table-cell>
            <text:p>410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09:44</text:p>
          </table:table-cell>
          <table:table-cell>
            <text:p>410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0:07</text:p>
          </table:table-cell>
          <table:table-cell>
            <text:p>417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0:07</text:p>
          </table:table-cell>
          <table:table-cell>
            <text:p>417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0:09</text:p>
          </table:table-cell>
          <table:table-cell>
            <text:p>418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0:32</text:p>
          </table:table-cell>
          <table:table-cell>
            <text:p>424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0:32</text:p>
          </table:table-cell>
          <table:table-cell>
            <text:p>424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0:34</text:p>
          </table:table-cell>
          <table:table-cell>
            <text:p>425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0:58</text:p>
          </table:table-cell>
          <table:table-cell>
            <text:p>431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0:58</text:p>
          </table:table-cell>
          <table:table-cell>
            <text:p>432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1:00</text:p>
          </table:table-cell>
          <table:table-cell>
            <text:p>432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1:23</text:p>
          </table:table-cell>
          <table:table-cell>
            <text:p>438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1:23</text:p>
          </table:table-cell>
          <table:table-cell>
            <text:p>438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1:25</text:p>
          </table:table-cell>
          <table:table-cell>
            <text:p>439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1:49</text:p>
          </table:table-cell>
          <table:table-cell>
            <text:p>446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1:49</text:p>
          </table:table-cell>
          <table:table-cell>
            <text:p>446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1:51</text:p>
          </table:table-cell>
          <table:table-cell>
            <text:p>446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2:15</text:p>
          </table:table-cell>
          <table:table-cell>
            <text:p>453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2:15</text:p>
          </table:table-cell>
          <table:table-cell>
            <text:p>453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2:17</text:p>
          </table:table-cell>
          <table:table-cell>
            <text:p>453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2:40</text:p>
          </table:table-cell>
          <table:table-cell>
            <text:p>459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2:40</text:p>
          </table:table-cell>
          <table:table-cell>
            <text:p>459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2:43</text:p>
          </table:table-cell>
          <table:table-cell>
            <text:p>460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3:06</text:p>
          </table:table-cell>
          <table:table-cell>
            <text:p>467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3:06</text:p>
          </table:table-cell>
          <table:table-cell>
            <text:p>467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3:08</text:p>
          </table:table-cell>
          <table:table-cell>
            <text:p>467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3:31</text:p>
          </table:table-cell>
          <table:table-cell>
            <text:p>473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3:31</text:p>
          </table:table-cell>
          <table:table-cell>
            <text:p>473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3:32</text:p>
          </table:table-cell>
          <table:table-cell>
            <text:p>474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3:56</text:p>
          </table:table-cell>
          <table:table-cell>
            <text:p>480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3:56</text:p>
          </table:table-cell>
          <table:table-cell>
            <text:p>480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3:58</text:p>
          </table:table-cell>
          <table:table-cell>
            <text:p>481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4:21</text:p>
          </table:table-cell>
          <table:table-cell>
            <text:p>488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4:21</text:p>
          </table:table-cell>
          <table:table-cell>
            <text:p>488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4:23</text:p>
          </table:table-cell>
          <table:table-cell>
            <text:p>488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4:46</text:p>
          </table:table-cell>
          <table:table-cell>
            <text:p>494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4:46</text:p>
          </table:table-cell>
          <table:table-cell>
            <text:p>494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4:48</text:p>
          </table:table-cell>
          <table:table-cell>
            <text:p>495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5:11</text:p>
          </table:table-cell>
          <table:table-cell>
            <text:p>501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5:11</text:p>
          </table:table-cell>
          <table:table-cell>
            <text:p>501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5:13</text:p>
          </table:table-cell>
          <table:table-cell>
            <text:p>502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5:38</text:p>
          </table:table-cell>
          <table:table-cell>
            <text:p>508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5:38</text:p>
          </table:table-cell>
          <table:table-cell>
            <text:p>508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5:40</text:p>
          </table:table-cell>
          <table:table-cell>
            <text:p>509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6:03</text:p>
          </table:table-cell>
          <table:table-cell>
            <text:p>515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6:03</text:p>
          </table:table-cell>
          <table:table-cell>
            <text:p>515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6:06</text:p>
          </table:table-cell>
          <table:table-cell>
            <text:p>516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6:29</text:p>
          </table:table-cell>
          <table:table-cell>
            <text:p>522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6:29</text:p>
          </table:table-cell>
          <table:table-cell>
            <text:p>522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6:31</text:p>
          </table:table-cell>
          <table:table-cell>
            <text:p>523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6:55</text:p>
          </table:table-cell>
          <table:table-cell>
            <text:p>529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6:55</text:p>
          </table:table-cell>
          <table:table-cell>
            <text:p>529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6:58</text:p>
          </table:table-cell>
          <table:table-cell>
            <text:p>530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7:19</text:p>
          </table:table-cell>
          <table:table-cell>
            <text:p>536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7:19</text:p>
          </table:table-cell>
          <table:table-cell>
            <text:p>536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7:23</text:p>
          </table:table-cell>
          <table:table-cell>
            <text:p>537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7:45</text:p>
          </table:table-cell>
          <table:table-cell>
            <text:p>543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7:45</text:p>
          </table:table-cell>
          <table:table-cell>
            <text:p>543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7:48</text:p>
          </table:table-cell>
          <table:table-cell>
            <text:p>544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8:09</text:p>
          </table:table-cell>
          <table:table-cell>
            <text:p>549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8:09</text:p>
          </table:table-cell>
          <table:table-cell>
            <text:p>549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8:13</text:p>
          </table:table-cell>
          <table:table-cell>
            <text:p>550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8:35</text:p>
          </table:table-cell>
          <table:table-cell>
            <text:p>556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8:35</text:p>
          </table:table-cell>
          <table:table-cell>
            <text:p>556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8:38</text:p>
          </table:table-cell>
          <table:table-cell>
            <text:p>557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9:00</text:p>
          </table:table-cell>
          <table:table-cell>
            <text:p>563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9:00</text:p>
          </table:table-cell>
          <table:table-cell>
            <text:p>563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9:02</text:p>
          </table:table-cell>
          <table:table-cell>
            <text:p>564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9:27</text:p>
          </table:table-cell>
          <table:table-cell>
            <text:p>570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9:27</text:p>
          </table:table-cell>
          <table:table-cell>
            <text:p>570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9:29</text:p>
          </table:table-cell>
          <table:table-cell>
            <text:p>571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9:52</text:p>
          </table:table-cell>
          <table:table-cell>
            <text:p>577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19:52</text:p>
          </table:table-cell>
          <table:table-cell>
            <text:p>577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19:55</text:p>
          </table:table-cell>
          <table:table-cell>
            <text:p>578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0:16</text:p>
          </table:table-cell>
          <table:table-cell>
            <text:p>584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0:16</text:p>
          </table:table-cell>
          <table:table-cell>
            <text:p>584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0:19</text:p>
          </table:table-cell>
          <table:table-cell>
            <text:p>585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0:43</text:p>
          </table:table-cell>
          <table:table-cell>
            <text:p>591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0:43</text:p>
          </table:table-cell>
          <table:table-cell>
            <text:p>591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0:46</text:p>
          </table:table-cell>
          <table:table-cell>
            <text:p>592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1:08</text:p>
          </table:table-cell>
          <table:table-cell>
            <text:p>598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1:08</text:p>
          </table:table-cell>
          <table:table-cell>
            <text:p>598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1:11</text:p>
          </table:table-cell>
          <table:table-cell>
            <text:p>599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1:33</text:p>
          </table:table-cell>
          <table:table-cell>
            <text:p>605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1:33</text:p>
          </table:table-cell>
          <table:table-cell>
            <text:p>605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1:35</text:p>
          </table:table-cell>
          <table:table-cell>
            <text:p>606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1:57</text:p>
          </table:table-cell>
          <table:table-cell>
            <text:p>612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1:57</text:p>
          </table:table-cell>
          <table:table-cell>
            <text:p>612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1:59</text:p>
          </table:table-cell>
          <table:table-cell>
            <text:p>612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2:24</text:p>
          </table:table-cell>
          <table:table-cell>
            <text:p>619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2:24</text:p>
          </table:table-cell>
          <table:table-cell>
            <text:p>619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2:26</text:p>
          </table:table-cell>
          <table:table-cell>
            <text:p>620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2:48</text:p>
          </table:table-cell>
          <table:table-cell>
            <text:p>626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2:48</text:p>
          </table:table-cell>
          <table:table-cell>
            <text:p>626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2:50</text:p>
          </table:table-cell>
          <table:table-cell>
            <text:p>627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3:15</text:p>
          </table:table-cell>
          <table:table-cell>
            <text:p>634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3:15</text:p>
          </table:table-cell>
          <table:table-cell>
            <text:p>634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3:18</text:p>
          </table:table-cell>
          <table:table-cell>
            <text:p>635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3:40</text:p>
          </table:table-cell>
          <table:table-cell>
            <text:p>640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3:40</text:p>
          </table:table-cell>
          <table:table-cell>
            <text:p>640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3:42</text:p>
          </table:table-cell>
          <table:table-cell>
            <text:p>641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4:05</text:p>
          </table:table-cell>
          <table:table-cell>
            <text:p>648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4:05</text:p>
          </table:table-cell>
          <table:table-cell>
            <text:p>648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4:08</text:p>
          </table:table-cell>
          <table:table-cell>
            <text:p>648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4:31</text:p>
          </table:table-cell>
          <table:table-cell>
            <text:p>655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4:31</text:p>
          </table:table-cell>
          <table:table-cell>
            <text:p>655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4:33</text:p>
          </table:table-cell>
          <table:table-cell>
            <text:p>655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4:56</text:p>
          </table:table-cell>
          <table:table-cell>
            <text:p>661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4:56</text:p>
          </table:table-cell>
          <table:table-cell>
            <text:p>661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4:58</text:p>
          </table:table-cell>
          <table:table-cell>
            <text:p>662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5:21</text:p>
          </table:table-cell>
          <table:table-cell>
            <text:p>668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5:21</text:p>
          </table:table-cell>
          <table:table-cell>
            <text:p>668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5:23</text:p>
          </table:table-cell>
          <table:table-cell>
            <text:p>669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5:47</text:p>
          </table:table-cell>
          <table:table-cell>
            <text:p>675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5:47</text:p>
          </table:table-cell>
          <table:table-cell>
            <text:p>675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5:49</text:p>
          </table:table-cell>
          <table:table-cell>
            <text:p>676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6:12</text:p>
          </table:table-cell>
          <table:table-cell>
            <text:p>682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6:12</text:p>
          </table:table-cell>
          <table:table-cell>
            <text:p>682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6:13</text:p>
          </table:table-cell>
          <table:table-cell>
            <text:p>683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6:37</text:p>
          </table:table-cell>
          <table:table-cell>
            <text:p>689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6:37</text:p>
          </table:table-cell>
          <table:table-cell>
            <text:p>689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6:39</text:p>
          </table:table-cell>
          <table:table-cell>
            <text:p>690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7:02</text:p>
          </table:table-cell>
          <table:table-cell>
            <text:p>696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7:02</text:p>
          </table:table-cell>
          <table:table-cell>
            <text:p>696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7:04</text:p>
          </table:table-cell>
          <table:table-cell>
            <text:p>697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7:28</text:p>
          </table:table-cell>
          <table:table-cell>
            <text:p>704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7:28</text:p>
          </table:table-cell>
          <table:table-cell>
            <text:p>704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7:30</text:p>
          </table:table-cell>
          <table:table-cell>
            <text:p>704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7:53</text:p>
          </table:table-cell>
          <table:table-cell>
            <text:p>711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7:53</text:p>
          </table:table-cell>
          <table:table-cell>
            <text:p>711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7:55</text:p>
          </table:table-cell>
          <table:table-cell>
            <text:p>711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8:19</text:p>
          </table:table-cell>
          <table:table-cell>
            <text:p>718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8:19</text:p>
          </table:table-cell>
          <table:table-cell>
            <text:p>718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8:21</text:p>
          </table:table-cell>
          <table:table-cell>
            <text:p>718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8:44</text:p>
          </table:table-cell>
          <table:table-cell>
            <text:p>725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8:44</text:p>
          </table:table-cell>
          <table:table-cell>
            <text:p>725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8:46</text:p>
          </table:table-cell>
          <table:table-cell>
            <text:p>725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9:09</text:p>
          </table:table-cell>
          <table:table-cell>
            <text:p>732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9:09</text:p>
          </table:table-cell>
          <table:table-cell>
            <text:p>732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9:10</text:p>
          </table:table-cell>
          <table:table-cell>
            <text:p>732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9:35</text:p>
          </table:table-cell>
          <table:table-cell>
            <text:p>739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29:35</text:p>
          </table:table-cell>
          <table:table-cell>
            <text:p>739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29:37</text:p>
          </table:table-cell>
          <table:table-cell>
            <text:p>740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0:01</text:p>
          </table:table-cell>
          <table:table-cell>
            <text:p>746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0:01</text:p>
          </table:table-cell>
          <table:table-cell>
            <text:p>746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0:03</text:p>
          </table:table-cell>
          <table:table-cell>
            <text:p>747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0:26</text:p>
          </table:table-cell>
          <table:table-cell>
            <text:p>753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0:26</text:p>
          </table:table-cell>
          <table:table-cell>
            <text:p>753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0:28</text:p>
          </table:table-cell>
          <table:table-cell>
            <text:p>754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0:50</text:p>
          </table:table-cell>
          <table:table-cell>
            <text:p>760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0:50</text:p>
          </table:table-cell>
          <table:table-cell>
            <text:p>760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0:52</text:p>
          </table:table-cell>
          <table:table-cell>
            <text:p>761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1:17</text:p>
          </table:table-cell>
          <table:table-cell>
            <text:p>767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1:17</text:p>
          </table:table-cell>
          <table:table-cell>
            <text:p>767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1:19</text:p>
          </table:table-cell>
          <table:table-cell>
            <text:p>768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1:41</text:p>
          </table:table-cell>
          <table:table-cell>
            <text:p>774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1:41</text:p>
          </table:table-cell>
          <table:table-cell>
            <text:p>774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1:43</text:p>
          </table:table-cell>
          <table:table-cell>
            <text:p>775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2:07</text:p>
          </table:table-cell>
          <table:table-cell>
            <text:p>781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2:07</text:p>
          </table:table-cell>
          <table:table-cell>
            <text:p>781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2:09</text:p>
          </table:table-cell>
          <table:table-cell>
            <text:p>782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2:32</text:p>
          </table:table-cell>
          <table:table-cell>
            <text:p>789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2:32</text:p>
          </table:table-cell>
          <table:table-cell>
            <text:p>789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2:34</text:p>
          </table:table-cell>
          <table:table-cell>
            <text:p>789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2:58</text:p>
          </table:table-cell>
          <table:table-cell>
            <text:p>796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2:58</text:p>
          </table:table-cell>
          <table:table-cell>
            <text:p>796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3:00</text:p>
          </table:table-cell>
          <table:table-cell>
            <text:p>796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3:23</text:p>
          </table:table-cell>
          <table:table-cell>
            <text:p>803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3:23</text:p>
          </table:table-cell>
          <table:table-cell>
            <text:p>803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3:25</text:p>
          </table:table-cell>
          <table:table-cell>
            <text:p>803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3:49</text:p>
          </table:table-cell>
          <table:table-cell>
            <text:p>810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3:49</text:p>
          </table:table-cell>
          <table:table-cell>
            <text:p>810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3:51</text:p>
          </table:table-cell>
          <table:table-cell>
            <text:p>811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4:14</text:p>
          </table:table-cell>
          <table:table-cell>
            <text:p>817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4:14</text:p>
          </table:table-cell>
          <table:table-cell>
            <text:p>817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4:16</text:p>
          </table:table-cell>
          <table:table-cell>
            <text:p>817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4:39</text:p>
          </table:table-cell>
          <table:table-cell>
            <text:p>824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4:39</text:p>
          </table:table-cell>
          <table:table-cell>
            <text:p>824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4:41</text:p>
          </table:table-cell>
          <table:table-cell>
            <text:p>824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5:05</text:p>
          </table:table-cell>
          <table:table-cell>
            <text:p>831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5:05</text:p>
          </table:table-cell>
          <table:table-cell>
            <text:p>831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5:07</text:p>
          </table:table-cell>
          <table:table-cell>
            <text:p>831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5:31</text:p>
          </table:table-cell>
          <table:table-cell>
            <text:p>838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5:31</text:p>
          </table:table-cell>
          <table:table-cell>
            <text:p>838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5:33</text:p>
          </table:table-cell>
          <table:table-cell>
            <text:p>838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5:56</text:p>
          </table:table-cell>
          <table:table-cell>
            <text:p>845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5:56</text:p>
          </table:table-cell>
          <table:table-cell>
            <text:p>845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5:58</text:p>
          </table:table-cell>
          <table:table-cell>
            <text:p>845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6:21</text:p>
          </table:table-cell>
          <table:table-cell>
            <text:p>852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6:21</text:p>
          </table:table-cell>
          <table:table-cell>
            <text:p>852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6:23</text:p>
          </table:table-cell>
          <table:table-cell>
            <text:p>852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6:47</text:p>
          </table:table-cell>
          <table:table-cell>
            <text:p>859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6:47</text:p>
          </table:table-cell>
          <table:table-cell>
            <text:p>859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6:49</text:p>
          </table:table-cell>
          <table:table-cell>
            <text:p>859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7:12</text:p>
          </table:table-cell>
          <table:table-cell>
            <text:p>866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7:12</text:p>
          </table:table-cell>
          <table:table-cell>
            <text:p>866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7:14</text:p>
          </table:table-cell>
          <table:table-cell>
            <text:p>867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7:38</text:p>
          </table:table-cell>
          <table:table-cell>
            <text:p>873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7:38</text:p>
          </table:table-cell>
          <table:table-cell>
            <text:p>873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7:40</text:p>
          </table:table-cell>
          <table:table-cell>
            <text:p>874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8:04</text:p>
          </table:table-cell>
          <table:table-cell>
            <text:p>880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8:04</text:p>
          </table:table-cell>
          <table:table-cell>
            <text:p>880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8:06</text:p>
          </table:table-cell>
          <table:table-cell>
            <text:p>881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8:28</text:p>
          </table:table-cell>
          <table:table-cell>
            <text:p>887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8:28</text:p>
          </table:table-cell>
          <table:table-cell>
            <text:p>887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8:30</text:p>
          </table:table-cell>
          <table:table-cell>
            <text:p>887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8:54</text:p>
          </table:table-cell>
          <table:table-cell>
            <text:p>894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8:54</text:p>
          </table:table-cell>
          <table:table-cell>
            <text:p>894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8:56</text:p>
          </table:table-cell>
          <table:table-cell>
            <text:p>895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9:19</text:p>
          </table:table-cell>
          <table:table-cell>
            <text:p>901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9:19</text:p>
          </table:table-cell>
          <table:table-cell>
            <text:p>901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9:21</text:p>
          </table:table-cell>
          <table:table-cell>
            <text:p>902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9:45</text:p>
          </table:table-cell>
          <table:table-cell>
            <text:p>908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39:45</text:p>
          </table:table-cell>
          <table:table-cell>
            <text:p>908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39:47</text:p>
          </table:table-cell>
          <table:table-cell>
            <text:p>909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0:10</text:p>
          </table:table-cell>
          <table:table-cell>
            <text:p>915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0:10</text:p>
          </table:table-cell>
          <table:table-cell>
            <text:p>915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0:13</text:p>
          </table:table-cell>
          <table:table-cell>
            <text:p>916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0:35</text:p>
          </table:table-cell>
          <table:table-cell>
            <text:p>922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0:35</text:p>
          </table:table-cell>
          <table:table-cell>
            <text:p>922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0:38</text:p>
          </table:table-cell>
          <table:table-cell>
            <text:p>923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1:00</text:p>
          </table:table-cell>
          <table:table-cell>
            <text:p>929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1:00</text:p>
          </table:table-cell>
          <table:table-cell>
            <text:p>929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1:02</text:p>
          </table:table-cell>
          <table:table-cell>
            <text:p>930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1:26</text:p>
          </table:table-cell>
          <table:table-cell>
            <text:p>936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1:26</text:p>
          </table:table-cell>
          <table:table-cell>
            <text:p>936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1:28</text:p>
          </table:table-cell>
          <table:table-cell>
            <text:p>937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1:51</text:p>
          </table:table-cell>
          <table:table-cell>
            <text:p>943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1:51</text:p>
          </table:table-cell>
          <table:table-cell>
            <text:p>943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1:53</text:p>
          </table:table-cell>
          <table:table-cell>
            <text:p>944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2:17</text:p>
          </table:table-cell>
          <table:table-cell>
            <text:p>950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2:17</text:p>
          </table:table-cell>
          <table:table-cell>
            <text:p>950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2:19</text:p>
          </table:table-cell>
          <table:table-cell>
            <text:p>951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2:42</text:p>
          </table:table-cell>
          <table:table-cell>
            <text:p>957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2:42</text:p>
          </table:table-cell>
          <table:table-cell>
            <text:p>957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2:44</text:p>
          </table:table-cell>
          <table:table-cell>
            <text:p>958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3:08</text:p>
          </table:table-cell>
          <table:table-cell>
            <text:p>964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3:08</text:p>
          </table:table-cell>
          <table:table-cell>
            <text:p>964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3:10</text:p>
          </table:table-cell>
          <table:table-cell>
            <text:p>965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3:32</text:p>
          </table:table-cell>
          <table:table-cell>
            <text:p>971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3:32</text:p>
          </table:table-cell>
          <table:table-cell>
            <text:p>971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3:34</text:p>
          </table:table-cell>
          <table:table-cell>
            <text:p>972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3:59</text:p>
          </table:table-cell>
          <table:table-cell>
            <text:p>979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3:59</text:p>
          </table:table-cell>
          <table:table-cell>
            <text:p>979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4:01</text:p>
          </table:table-cell>
          <table:table-cell>
            <text:p>979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4:23</text:p>
          </table:table-cell>
          <table:table-cell>
            <text:p>986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4:23</text:p>
          </table:table-cell>
          <table:table-cell>
            <text:p>986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4:25</text:p>
          </table:table-cell>
          <table:table-cell>
            <text:p>986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4:49</text:p>
          </table:table-cell>
          <table:table-cell>
            <text:p>993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4:49</text:p>
          </table:table-cell>
          <table:table-cell>
            <text:p>993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4:51</text:p>
          </table:table-cell>
          <table:table-cell>
            <text:p>993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5:14</text:p>
          </table:table-cell>
          <table:table-cell>
            <text:p>1000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5:14</text:p>
          </table:table-cell>
          <table:table-cell>
            <text:p>1000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5:16</text:p>
          </table:table-cell>
          <table:table-cell>
            <text:p>1000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5:40</text:p>
          </table:table-cell>
          <table:table-cell>
            <text:p>1007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5:40</text:p>
          </table:table-cell>
          <table:table-cell>
            <text:p>1007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5:42</text:p>
          </table:table-cell>
          <table:table-cell>
            <text:p>1008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6:06</text:p>
          </table:table-cell>
          <table:table-cell>
            <text:p>1014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6:06</text:p>
          </table:table-cell>
          <table:table-cell>
            <text:p>1014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6:07</text:p>
          </table:table-cell>
          <table:table-cell>
            <text:p>1015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6:31</text:p>
          </table:table-cell>
          <table:table-cell>
            <text:p>1021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6:31</text:p>
          </table:table-cell>
          <table:table-cell>
            <text:p>1021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6:33</text:p>
          </table:table-cell>
          <table:table-cell>
            <text:p>1022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6:56</text:p>
          </table:table-cell>
          <table:table-cell>
            <text:p>1028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6:56</text:p>
          </table:table-cell>
          <table:table-cell>
            <text:p>1028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6:57</text:p>
          </table:table-cell>
          <table:table-cell>
            <text:p>1029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7:21</text:p>
          </table:table-cell>
          <table:table-cell>
            <text:p>1035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7:21</text:p>
          </table:table-cell>
          <table:table-cell>
            <text:p>1035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7:23</text:p>
          </table:table-cell>
          <table:table-cell>
            <text:p>1036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7:46</text:p>
          </table:table-cell>
          <table:table-cell>
            <text:p>1042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7:46</text:p>
          </table:table-cell>
          <table:table-cell>
            <text:p>1042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7:48</text:p>
          </table:table-cell>
          <table:table-cell>
            <text:p>1043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8:12</text:p>
          </table:table-cell>
          <table:table-cell>
            <text:p>1049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8:12</text:p>
          </table:table-cell>
          <table:table-cell>
            <text:p>1049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8:14</text:p>
          </table:table-cell>
          <table:table-cell>
            <text:p>10505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8:37</text:p>
          </table:table-cell>
          <table:table-cell>
            <text:p>1056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8:37</text:p>
          </table:table-cell>
          <table:table-cell>
            <text:p>1056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8:40</text:p>
          </table:table-cell>
          <table:table-cell>
            <text:p>1057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9:03</text:p>
          </table:table-cell>
          <table:table-cell>
            <text:p>1064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9:03</text:p>
          </table:table-cell>
          <table:table-cell>
            <text:p>1064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9:05</text:p>
          </table:table-cell>
          <table:table-cell>
            <text:p>1064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9:28</text:p>
          </table:table-cell>
          <table:table-cell>
            <text:p>1070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9:28</text:p>
          </table:table-cell>
          <table:table-cell>
            <text:p>1071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9:31</text:p>
          </table:table-cell>
          <table:table-cell>
            <text:p>1071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9:53</text:p>
          </table:table-cell>
          <table:table-cell>
            <text:p>1078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49:53</text:p>
          </table:table-cell>
          <table:table-cell>
            <text:p>1078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49:55</text:p>
          </table:table-cell>
          <table:table-cell>
            <text:p>1078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0:18</text:p>
          </table:table-cell>
          <table:table-cell>
            <text:p>1085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0:18</text:p>
          </table:table-cell>
          <table:table-cell>
            <text:p>1085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0:20</text:p>
          </table:table-cell>
          <table:table-cell>
            <text:p>1086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0:45</text:p>
          </table:table-cell>
          <table:table-cell>
            <text:p>1092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0:45</text:p>
          </table:table-cell>
          <table:table-cell>
            <text:p>1092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0:47</text:p>
          </table:table-cell>
          <table:table-cell>
            <text:p>1093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1:10</text:p>
          </table:table-cell>
          <table:table-cell>
            <text:p>1099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1:10</text:p>
          </table:table-cell>
          <table:table-cell>
            <text:p>1099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1:12</text:p>
          </table:table-cell>
          <table:table-cell>
            <text:p>1100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1:35</text:p>
          </table:table-cell>
          <table:table-cell>
            <text:p>1106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1:35</text:p>
          </table:table-cell>
          <table:table-cell>
            <text:p>1106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1:37</text:p>
          </table:table-cell>
          <table:table-cell>
            <text:p>1107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2:01</text:p>
          </table:table-cell>
          <table:table-cell>
            <text:p>1113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2:01</text:p>
          </table:table-cell>
          <table:table-cell>
            <text:p>1113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2:03</text:p>
          </table:table-cell>
          <table:table-cell>
            <text:p>1114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2:26</text:p>
          </table:table-cell>
          <table:table-cell>
            <text:p>1120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2:26</text:p>
          </table:table-cell>
          <table:table-cell>
            <text:p>1120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2:28</text:p>
          </table:table-cell>
          <table:table-cell>
            <text:p>1121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2:52</text:p>
          </table:table-cell>
          <table:table-cell>
            <text:p>1127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2:52</text:p>
          </table:table-cell>
          <table:table-cell>
            <text:p>1127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2:54</text:p>
          </table:table-cell>
          <table:table-cell>
            <text:p>1128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3:17</text:p>
          </table:table-cell>
          <table:table-cell>
            <text:p>1134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3:17</text:p>
          </table:table-cell>
          <table:table-cell>
            <text:p>1134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3:19</text:p>
          </table:table-cell>
          <table:table-cell>
            <text:p>1135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3:42</text:p>
          </table:table-cell>
          <table:table-cell>
            <text:p>1141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3:42</text:p>
          </table:table-cell>
          <table:table-cell>
            <text:p>1141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3:44</text:p>
          </table:table-cell>
          <table:table-cell>
            <text:p>1141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4:07</text:p>
          </table:table-cell>
          <table:table-cell>
            <text:p>1148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4:07</text:p>
          </table:table-cell>
          <table:table-cell>
            <text:p>1148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4:09</text:p>
          </table:table-cell>
          <table:table-cell>
            <text:p>1148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4:33</text:p>
          </table:table-cell>
          <table:table-cell>
            <text:p>1155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4:33</text:p>
          </table:table-cell>
          <table:table-cell>
            <text:p>1155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4:35</text:p>
          </table:table-cell>
          <table:table-cell>
            <text:p>1156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4:58</text:p>
          </table:table-cell>
          <table:table-cell>
            <text:p>1162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4:58</text:p>
          </table:table-cell>
          <table:table-cell>
            <text:p>1162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5:00</text:p>
          </table:table-cell>
          <table:table-cell>
            <text:p>1162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5:24</text:p>
          </table:table-cell>
          <table:table-cell>
            <text:p>1169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5:24</text:p>
          </table:table-cell>
          <table:table-cell>
            <text:p>1169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5:27</text:p>
          </table:table-cell>
          <table:table-cell>
            <text:p>1169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5:49</text:p>
          </table:table-cell>
          <table:table-cell>
            <text:p>1175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5:49</text:p>
          </table:table-cell>
          <table:table-cell>
            <text:p>1176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5:51</text:p>
          </table:table-cell>
          <table:table-cell>
            <text:p>1176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6:13</text:p>
          </table:table-cell>
          <table:table-cell>
            <text:p>1183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6:13</text:p>
          </table:table-cell>
          <table:table-cell>
            <text:p>1183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6:16</text:p>
          </table:table-cell>
          <table:table-cell>
            <text:p>1183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6:39</text:p>
          </table:table-cell>
          <table:table-cell>
            <text:p>1190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6:39</text:p>
          </table:table-cell>
          <table:table-cell>
            <text:p>1190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6:41</text:p>
          </table:table-cell>
          <table:table-cell>
            <text:p>1191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7:05</text:p>
          </table:table-cell>
          <table:table-cell>
            <text:p>1197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7:05</text:p>
          </table:table-cell>
          <table:table-cell>
            <text:p>1197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7:07</text:p>
          </table:table-cell>
          <table:table-cell>
            <text:p>1198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7:31</text:p>
          </table:table-cell>
          <table:table-cell>
            <text:p>1204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7:31</text:p>
          </table:table-cell>
          <table:table-cell>
            <text:p>1204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7:33</text:p>
          </table:table-cell>
          <table:table-cell>
            <text:p>1205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7:56</text:p>
          </table:table-cell>
          <table:table-cell>
            <text:p>1211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7:56</text:p>
          </table:table-cell>
          <table:table-cell>
            <text:p>1211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7:58</text:p>
          </table:table-cell>
          <table:table-cell>
            <text:p>1212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8:22</text:p>
          </table:table-cell>
          <table:table-cell>
            <text:p>1218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8:22</text:p>
          </table:table-cell>
          <table:table-cell>
            <text:p>1218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8:24</text:p>
          </table:table-cell>
          <table:table-cell>
            <text:p>1219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8:47</text:p>
          </table:table-cell>
          <table:table-cell>
            <text:p>1225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8:47</text:p>
          </table:table-cell>
          <table:table-cell>
            <text:p>1225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8:49</text:p>
          </table:table-cell>
          <table:table-cell>
            <text:p>1226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9:12</text:p>
          </table:table-cell>
          <table:table-cell>
            <text:p>1232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9:12</text:p>
          </table:table-cell>
          <table:table-cell>
            <text:p>1232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9:14</text:p>
          </table:table-cell>
          <table:table-cell>
            <text:p>1233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9:36</text:p>
          </table:table-cell>
          <table:table-cell>
            <text:p>1239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0:59:36</text:p>
          </table:table-cell>
          <table:table-cell>
            <text:p>1239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0:59:39</text:p>
          </table:table-cell>
          <table:table-cell>
            <text:p>1240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0:02</text:p>
          </table:table-cell>
          <table:table-cell>
            <text:p>1247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0:02</text:p>
          </table:table-cell>
          <table:table-cell>
            <text:p>1247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0:04</text:p>
          </table:table-cell>
          <table:table-cell>
            <text:p>1247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0:28</text:p>
          </table:table-cell>
          <table:table-cell>
            <text:p>1254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0:28</text:p>
          </table:table-cell>
          <table:table-cell>
            <text:p>1254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0:30</text:p>
          </table:table-cell>
          <table:table-cell>
            <text:p>1255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0:53</text:p>
          </table:table-cell>
          <table:table-cell>
            <text:p>1261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0:53</text:p>
          </table:table-cell>
          <table:table-cell>
            <text:p>1261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0:55</text:p>
          </table:table-cell>
          <table:table-cell>
            <text:p>1262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1:18</text:p>
          </table:table-cell>
          <table:table-cell>
            <text:p>12685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1:18</text:p>
          </table:table-cell>
          <table:table-cell>
            <text:p>1268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1:20</text:p>
          </table:table-cell>
          <table:table-cell>
            <text:p>1269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1:44</text:p>
          </table:table-cell>
          <table:table-cell>
            <text:p>1275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1:44</text:p>
          </table:table-cell>
          <table:table-cell>
            <text:p>1275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1:46</text:p>
          </table:table-cell>
          <table:table-cell>
            <text:p>1276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2:10</text:p>
          </table:table-cell>
          <table:table-cell>
            <text:p>1282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2:10</text:p>
          </table:table-cell>
          <table:table-cell>
            <text:p>1282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2:12</text:p>
          </table:table-cell>
          <table:table-cell>
            <text:p>1283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2:35</text:p>
          </table:table-cell>
          <table:table-cell>
            <text:p>1289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2:35</text:p>
          </table:table-cell>
          <table:table-cell>
            <text:p>1289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2:37</text:p>
          </table:table-cell>
          <table:table-cell>
            <text:p>1290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3:00</text:p>
          </table:table-cell>
          <table:table-cell>
            <text:p>1296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3:00</text:p>
          </table:table-cell>
          <table:table-cell>
            <text:p>1296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3:02</text:p>
          </table:table-cell>
          <table:table-cell>
            <text:p>1297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3:26</text:p>
          </table:table-cell>
          <table:table-cell>
            <text:p>1303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3:26</text:p>
          </table:table-cell>
          <table:table-cell>
            <text:p>1303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3:28</text:p>
          </table:table-cell>
          <table:table-cell>
            <text:p>1304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3:52</text:p>
          </table:table-cell>
          <table:table-cell>
            <text:p>1310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3:52</text:p>
          </table:table-cell>
          <table:table-cell>
            <text:p>1310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3:54</text:p>
          </table:table-cell>
          <table:table-cell>
            <text:p>1311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4:17</text:p>
          </table:table-cell>
          <table:table-cell>
            <text:p>1317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4:17</text:p>
          </table:table-cell>
          <table:table-cell>
            <text:p>1317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4:19</text:p>
          </table:table-cell>
          <table:table-cell>
            <text:p>1318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4:41</text:p>
          </table:table-cell>
          <table:table-cell>
            <text:p>1324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4:41</text:p>
          </table:table-cell>
          <table:table-cell>
            <text:p>1324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4:43</text:p>
          </table:table-cell>
          <table:table-cell>
            <text:p>1324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5:06</text:p>
          </table:table-cell>
          <table:table-cell>
            <text:p>1331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5:06</text:p>
          </table:table-cell>
          <table:table-cell>
            <text:p>1331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5:09</text:p>
          </table:table-cell>
          <table:table-cell>
            <text:p>1332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5:33</text:p>
          </table:table-cell>
          <table:table-cell>
            <text:p>1338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5:33</text:p>
          </table:table-cell>
          <table:table-cell>
            <text:p>1338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5:36</text:p>
          </table:table-cell>
          <table:table-cell>
            <text:p>1339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5:58</text:p>
          </table:table-cell>
          <table:table-cell>
            <text:p>13458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5:58</text:p>
          </table:table-cell>
          <table:table-cell>
            <text:p>1345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6:01</text:p>
          </table:table-cell>
          <table:table-cell>
            <text:p>1346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6:24</text:p>
          </table:table-cell>
          <table:table-cell>
            <text:p>1352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6:24</text:p>
          </table:table-cell>
          <table:table-cell>
            <text:p>1352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6:27</text:p>
          </table:table-cell>
          <table:table-cell>
            <text:p>1353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6:50</text:p>
          </table:table-cell>
          <table:table-cell>
            <text:p>1359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6:50</text:p>
          </table:table-cell>
          <table:table-cell>
            <text:p>1359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6:53</text:p>
          </table:table-cell>
          <table:table-cell>
            <text:p>1360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7:15</text:p>
          </table:table-cell>
          <table:table-cell>
            <text:p>1366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7:15</text:p>
          </table:table-cell>
          <table:table-cell>
            <text:p>1366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7:18</text:p>
          </table:table-cell>
          <table:table-cell>
            <text:p>1367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7:40</text:p>
          </table:table-cell>
          <table:table-cell>
            <text:p>1373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7:40</text:p>
          </table:table-cell>
          <table:table-cell>
            <text:p>1373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7:43</text:p>
          </table:table-cell>
          <table:table-cell>
            <text:p>1374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8:06</text:p>
          </table:table-cell>
          <table:table-cell>
            <text:p>1380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8:06</text:p>
          </table:table-cell>
          <table:table-cell>
            <text:p>1380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8:10</text:p>
          </table:table-cell>
          <table:table-cell>
            <text:p>1381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8:32</text:p>
          </table:table-cell>
          <table:table-cell>
            <text:p>1387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8:32</text:p>
          </table:table-cell>
          <table:table-cell>
            <text:p>1387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8:35</text:p>
          </table:table-cell>
          <table:table-cell>
            <text:p>1388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8:56</text:p>
          </table:table-cell>
          <table:table-cell>
            <text:p>1394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8:56</text:p>
          </table:table-cell>
          <table:table-cell>
            <text:p>1394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9:00</text:p>
          </table:table-cell>
          <table:table-cell>
            <text:p>1395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9:22</text:p>
          </table:table-cell>
          <table:table-cell>
            <text:p>1401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Identity Request</text:p>
          </table:table-cell>
          <table:table-cell>
            <text:p>3050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21:09:22</text:p>
          </table:table-cell>
          <table:table-cell>
            <text:p>1401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Identity Response</text:p>
          </table:table-cell>
          <table:table-cell>
            <text:p>2825</text:p>
          </table:table-cell>
          <table:table-cell>
            <text:p>IMSI</text:p>
          </table:table-cell>
          <table:table-cell>
            <text:p/>
          </table:table-cell>
        </table:table-row>
        <table:table-row>
          <table:table-cell>
            <text:p>2025-10-03 21:09:25</text:p>
          </table:table-cell>
          <table:table-cell>
            <text:p>1402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Complete</text:p>
          </table:table-cell>
          <table:table-cell>
            <text:p>2825</text:p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>2025-10-03 19:45:11</text:p>
          </table:table-cell>
          <table:table-cell>
            <text:p>1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01</text:p>
          </table:table-cell>
        </table:table-row>
        <table:table-row>
          <table:table-cell>
            <text:p>2025-10-03 19:45:33</text:p>
          </table:table-cell>
          <table:table-cell>
            <text:p>7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01</text:p>
          </table:table-cell>
        </table:table-row>
        <table:table-row>
          <table:table-cell>
            <text:p>2025-10-03 19:45:36</text:p>
          </table:table-cell>
          <table:table-cell>
            <text:p>8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02</text:p>
          </table:table-cell>
        </table:table-row>
        <table:table-row>
          <table:table-cell>
            <text:p>2025-10-03 19:45:59</text:p>
          </table:table-cell>
          <table:table-cell>
            <text:p>15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02</text:p>
          </table:table-cell>
        </table:table-row>
        <table:table-row>
          <table:table-cell>
            <text:p>2025-10-03 19:46:02</text:p>
          </table:table-cell>
          <table:table-cell>
            <text:p>16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03</text:p>
          </table:table-cell>
        </table:table-row>
        <table:table-row>
          <table:table-cell>
            <text:p>2025-10-03 19:46:25</text:p>
          </table:table-cell>
          <table:table-cell>
            <text:p>22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03</text:p>
          </table:table-cell>
        </table:table-row>
        <table:table-row>
          <table:table-cell>
            <text:p>2025-10-03 19:46:28</text:p>
          </table:table-cell>
          <table:table-cell>
            <text:p>23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04</text:p>
          </table:table-cell>
        </table:table-row>
        <table:table-row>
          <table:table-cell>
            <text:p>2025-10-03 19:46:50</text:p>
          </table:table-cell>
          <table:table-cell>
            <text:p>29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04</text:p>
          </table:table-cell>
        </table:table-row>
        <table:table-row>
          <table:table-cell>
            <text:p>2025-10-03 19:46:53</text:p>
          </table:table-cell>
          <table:table-cell>
            <text:p>29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05</text:p>
          </table:table-cell>
        </table:table-row>
        <table:table-row>
          <table:table-cell>
            <text:p>2025-10-03 19:47:15</text:p>
          </table:table-cell>
          <table:table-cell>
            <text:p>36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05</text:p>
          </table:table-cell>
        </table:table-row>
        <table:table-row>
          <table:table-cell>
            <text:p>2025-10-03 19:47:18</text:p>
          </table:table-cell>
          <table:table-cell>
            <text:p>37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06</text:p>
          </table:table-cell>
        </table:table-row>
        <table:table-row>
          <table:table-cell>
            <text:p>2025-10-03 19:47:41</text:p>
          </table:table-cell>
          <table:table-cell>
            <text:p>43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06</text:p>
          </table:table-cell>
        </table:table-row>
        <table:table-row>
          <table:table-cell>
            <text:p>2025-10-03 19:47:44</text:p>
          </table:table-cell>
          <table:table-cell>
            <text:p>44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07</text:p>
          </table:table-cell>
        </table:table-row>
        <table:table-row>
          <table:table-cell>
            <text:p>2025-10-03 19:48:06</text:p>
          </table:table-cell>
          <table:table-cell>
            <text:p>50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07</text:p>
          </table:table-cell>
        </table:table-row>
        <table:table-row>
          <table:table-cell>
            <text:p>2025-10-03 19:48:10</text:p>
          </table:table-cell>
          <table:table-cell>
            <text:p>51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08</text:p>
          </table:table-cell>
        </table:table-row>
        <table:table-row>
          <table:table-cell>
            <text:p>2025-10-03 19:48:31</text:p>
          </table:table-cell>
          <table:table-cell>
            <text:p>57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08</text:p>
          </table:table-cell>
        </table:table-row>
        <table:table-row>
          <table:table-cell>
            <text:p>2025-10-03 19:48:34</text:p>
          </table:table-cell>
          <table:table-cell>
            <text:p>58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09</text:p>
          </table:table-cell>
        </table:table-row>
        <table:table-row>
          <table:table-cell>
            <text:p>2025-10-03 19:48:57</text:p>
          </table:table-cell>
          <table:table-cell>
            <text:p>64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09</text:p>
          </table:table-cell>
        </table:table-row>
        <table:table-row>
          <table:table-cell>
            <text:p>2025-10-03 19:49:00</text:p>
          </table:table-cell>
          <table:table-cell>
            <text:p>65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0a</text:p>
          </table:table-cell>
        </table:table-row>
        <table:table-row>
          <table:table-cell>
            <text:p>2025-10-03 19:49:22</text:p>
          </table:table-cell>
          <table:table-cell>
            <text:p>71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0a</text:p>
          </table:table-cell>
        </table:table-row>
        <table:table-row>
          <table:table-cell>
            <text:p>2025-10-03 19:49:25</text:p>
          </table:table-cell>
          <table:table-cell>
            <text:p>72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0b</text:p>
          </table:table-cell>
        </table:table-row>
        <table:table-row>
          <table:table-cell>
            <text:p>2025-10-03 19:49:47</text:p>
          </table:table-cell>
          <table:table-cell>
            <text:p>78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0b</text:p>
          </table:table-cell>
        </table:table-row>
        <table:table-row>
          <table:table-cell>
            <text:p>2025-10-03 19:49:50</text:p>
          </table:table-cell>
          <table:table-cell>
            <text:p>79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0c</text:p>
          </table:table-cell>
        </table:table-row>
        <table:table-row>
          <table:table-cell>
            <text:p>2025-10-03 19:50:12</text:p>
          </table:table-cell>
          <table:table-cell>
            <text:p>85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0c</text:p>
          </table:table-cell>
        </table:table-row>
        <table:table-row>
          <table:table-cell>
            <text:p>2025-10-03 19:50:15</text:p>
          </table:table-cell>
          <table:table-cell>
            <text:p>86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0d</text:p>
          </table:table-cell>
        </table:table-row>
        <table:table-row>
          <table:table-cell>
            <text:p>2025-10-03 19:50:38</text:p>
          </table:table-cell>
          <table:table-cell>
            <text:p>92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0d</text:p>
          </table:table-cell>
        </table:table-row>
        <table:table-row>
          <table:table-cell>
            <text:p>2025-10-03 19:50:41</text:p>
          </table:table-cell>
          <table:table-cell>
            <text:p>93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0e</text:p>
          </table:table-cell>
        </table:table-row>
        <table:table-row>
          <table:table-cell>
            <text:p>2025-10-03 19:51:04</text:p>
          </table:table-cell>
          <table:table-cell>
            <text:p>99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0e</text:p>
          </table:table-cell>
        </table:table-row>
        <table:table-row>
          <table:table-cell>
            <text:p>2025-10-03 19:51:07</text:p>
          </table:table-cell>
          <table:table-cell>
            <text:p>100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0f</text:p>
          </table:table-cell>
        </table:table-row>
        <table:table-row>
          <table:table-cell>
            <text:p>2025-10-03 19:51:29</text:p>
          </table:table-cell>
          <table:table-cell>
            <text:p>106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0f</text:p>
          </table:table-cell>
        </table:table-row>
        <table:table-row>
          <table:table-cell>
            <text:p>2025-10-03 19:51:32</text:p>
          </table:table-cell>
          <table:table-cell>
            <text:p>107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10</text:p>
          </table:table-cell>
        </table:table-row>
        <table:table-row>
          <table:table-cell>
            <text:p>2025-10-03 19:51:55</text:p>
          </table:table-cell>
          <table:table-cell>
            <text:p>113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10</text:p>
          </table:table-cell>
        </table:table-row>
        <table:table-row>
          <table:table-cell>
            <text:p>2025-10-03 19:51:58</text:p>
          </table:table-cell>
          <table:table-cell>
            <text:p>114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11</text:p>
          </table:table-cell>
        </table:table-row>
        <table:table-row>
          <table:table-cell>
            <text:p>2025-10-03 19:52:19</text:p>
          </table:table-cell>
          <table:table-cell>
            <text:p>120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11</text:p>
          </table:table-cell>
        </table:table-row>
        <table:table-row>
          <table:table-cell>
            <text:p>2025-10-03 19:52:22</text:p>
          </table:table-cell>
          <table:table-cell>
            <text:p>121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12</text:p>
          </table:table-cell>
        </table:table-row>
        <table:table-row>
          <table:table-cell>
            <text:p>2025-10-03 19:52:46</text:p>
          </table:table-cell>
          <table:table-cell>
            <text:p>128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12</text:p>
          </table:table-cell>
        </table:table-row>
        <table:table-row>
          <table:table-cell>
            <text:p>2025-10-03 19:52:49</text:p>
          </table:table-cell>
          <table:table-cell>
            <text:p>128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13</text:p>
          </table:table-cell>
        </table:table-row>
        <table:table-row>
          <table:table-cell>
            <text:p>2025-10-03 19:53:11</text:p>
          </table:table-cell>
          <table:table-cell>
            <text:p>134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13</text:p>
          </table:table-cell>
        </table:table-row>
        <table:table-row>
          <table:table-cell>
            <text:p>2025-10-03 19:53:14</text:p>
          </table:table-cell>
          <table:table-cell>
            <text:p>135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14</text:p>
          </table:table-cell>
        </table:table-row>
        <table:table-row>
          <table:table-cell>
            <text:p>2025-10-03 19:53:36</text:p>
          </table:table-cell>
          <table:table-cell>
            <text:p>141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14</text:p>
          </table:table-cell>
        </table:table-row>
        <table:table-row>
          <table:table-cell>
            <text:p>2025-10-03 19:53:39</text:p>
          </table:table-cell>
          <table:table-cell>
            <text:p>142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15</text:p>
          </table:table-cell>
        </table:table-row>
        <table:table-row>
          <table:table-cell>
            <text:p>2025-10-03 19:54:01</text:p>
          </table:table-cell>
          <table:table-cell>
            <text:p>148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15</text:p>
          </table:table-cell>
        </table:table-row>
        <table:table-row>
          <table:table-cell>
            <text:p>2025-10-03 19:54:05</text:p>
          </table:table-cell>
          <table:table-cell>
            <text:p>149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16</text:p>
          </table:table-cell>
        </table:table-row>
        <table:table-row>
          <table:table-cell>
            <text:p>2025-10-03 19:54:27</text:p>
          </table:table-cell>
          <table:table-cell>
            <text:p>156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16</text:p>
          </table:table-cell>
        </table:table-row>
        <table:table-row>
          <table:table-cell>
            <text:p>2025-10-03 19:54:30</text:p>
          </table:table-cell>
          <table:table-cell>
            <text:p>157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17</text:p>
          </table:table-cell>
        </table:table-row>
        <table:table-row>
          <table:table-cell>
            <text:p>2025-10-03 19:54:52</text:p>
          </table:table-cell>
          <table:table-cell>
            <text:p>163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17</text:p>
          </table:table-cell>
        </table:table-row>
        <table:table-row>
          <table:table-cell>
            <text:p>2025-10-03 19:54:56</text:p>
          </table:table-cell>
          <table:table-cell>
            <text:p>163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18</text:p>
          </table:table-cell>
        </table:table-row>
        <table:table-row>
          <table:table-cell>
            <text:p>2025-10-03 19:55:17</text:p>
          </table:table-cell>
          <table:table-cell>
            <text:p>170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18</text:p>
          </table:table-cell>
        </table:table-row>
        <table:table-row>
          <table:table-cell>
            <text:p>2025-10-03 19:55:21</text:p>
          </table:table-cell>
          <table:table-cell>
            <text:p>171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19</text:p>
          </table:table-cell>
        </table:table-row>
        <table:table-row>
          <table:table-cell>
            <text:p>2025-10-03 19:55:43</text:p>
          </table:table-cell>
          <table:table-cell>
            <text:p>177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19</text:p>
          </table:table-cell>
        </table:table-row>
        <table:table-row>
          <table:table-cell>
            <text:p>2025-10-03 19:55:47</text:p>
          </table:table-cell>
          <table:table-cell>
            <text:p>178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1a</text:p>
          </table:table-cell>
        </table:table-row>
        <table:table-row>
          <table:table-cell>
            <text:p>2025-10-03 19:56:08</text:p>
          </table:table-cell>
          <table:table-cell>
            <text:p>183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1a</text:p>
          </table:table-cell>
        </table:table-row>
        <table:table-row>
          <table:table-cell>
            <text:p>2025-10-03 19:56:11</text:p>
          </table:table-cell>
          <table:table-cell>
            <text:p>184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1b</text:p>
          </table:table-cell>
        </table:table-row>
        <table:table-row>
          <table:table-cell>
            <text:p>2025-10-03 19:56:34</text:p>
          </table:table-cell>
          <table:table-cell>
            <text:p>191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1b</text:p>
          </table:table-cell>
        </table:table-row>
        <table:table-row>
          <table:table-cell>
            <text:p>2025-10-03 19:56:37</text:p>
          </table:table-cell>
          <table:table-cell>
            <text:p>192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1c</text:p>
          </table:table-cell>
        </table:table-row>
        <table:table-row>
          <table:table-cell>
            <text:p>2025-10-03 19:56:58</text:p>
          </table:table-cell>
          <table:table-cell>
            <text:p>198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1c</text:p>
          </table:table-cell>
        </table:table-row>
        <table:table-row>
          <table:table-cell>
            <text:p>2025-10-03 19:57:01</text:p>
          </table:table-cell>
          <table:table-cell>
            <text:p>198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1d</text:p>
          </table:table-cell>
        </table:table-row>
        <table:table-row>
          <table:table-cell>
            <text:p>2025-10-03 19:57:25</text:p>
          </table:table-cell>
          <table:table-cell>
            <text:p>205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1d</text:p>
          </table:table-cell>
        </table:table-row>
        <table:table-row>
          <table:table-cell>
            <text:p>2025-10-03 19:57:28</text:p>
          </table:table-cell>
          <table:table-cell>
            <text:p>206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1e</text:p>
          </table:table-cell>
        </table:table-row>
        <table:table-row>
          <table:table-cell>
            <text:p>2025-10-03 19:57:49</text:p>
          </table:table-cell>
          <table:table-cell>
            <text:p>212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1e</text:p>
          </table:table-cell>
        </table:table-row>
        <table:table-row>
          <table:table-cell>
            <text:p>2025-10-03 19:57:52</text:p>
          </table:table-cell>
          <table:table-cell>
            <text:p>213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1f</text:p>
          </table:table-cell>
        </table:table-row>
        <table:table-row>
          <table:table-cell>
            <text:p>2025-10-03 19:58:16</text:p>
          </table:table-cell>
          <table:table-cell>
            <text:p>219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1f</text:p>
          </table:table-cell>
        </table:table-row>
        <table:table-row>
          <table:table-cell>
            <text:p>2025-10-03 19:58:19</text:p>
          </table:table-cell>
          <table:table-cell>
            <text:p>220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20</text:p>
          </table:table-cell>
        </table:table-row>
        <table:table-row>
          <table:table-cell>
            <text:p>2025-10-03 19:58:40</text:p>
          </table:table-cell>
          <table:table-cell>
            <text:p>226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20</text:p>
          </table:table-cell>
        </table:table-row>
        <table:table-row>
          <table:table-cell>
            <text:p>2025-10-03 19:58:44</text:p>
          </table:table-cell>
          <table:table-cell>
            <text:p>227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21</text:p>
          </table:table-cell>
        </table:table-row>
        <table:table-row>
          <table:table-cell>
            <text:p>2025-10-03 19:59:06</text:p>
          </table:table-cell>
          <table:table-cell>
            <text:p>233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21</text:p>
          </table:table-cell>
        </table:table-row>
        <table:table-row>
          <table:table-cell>
            <text:p>2025-10-03 19:59:09</text:p>
          </table:table-cell>
          <table:table-cell>
            <text:p>234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22</text:p>
          </table:table-cell>
        </table:table-row>
        <table:table-row>
          <table:table-cell>
            <text:p>2025-10-03 19:59:32</text:p>
          </table:table-cell>
          <table:table-cell>
            <text:p>240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22</text:p>
          </table:table-cell>
        </table:table-row>
        <table:table-row>
          <table:table-cell>
            <text:p>2025-10-03 19:59:35</text:p>
          </table:table-cell>
          <table:table-cell>
            <text:p>241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23</text:p>
          </table:table-cell>
        </table:table-row>
        <table:table-row>
          <table:table-cell>
            <text:p>2025-10-03 19:59:56</text:p>
          </table:table-cell>
          <table:table-cell>
            <text:p>247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23</text:p>
          </table:table-cell>
        </table:table-row>
        <table:table-row>
          <table:table-cell>
            <text:p>2025-10-03 19:59:59</text:p>
          </table:table-cell>
          <table:table-cell>
            <text:p>248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24</text:p>
          </table:table-cell>
        </table:table-row>
        <table:table-row>
          <table:table-cell>
            <text:p>2025-10-03 20:00:22</text:p>
          </table:table-cell>
          <table:table-cell>
            <text:p>254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24</text:p>
          </table:table-cell>
        </table:table-row>
        <table:table-row>
          <table:table-cell>
            <text:p>2025-10-03 20:00:25</text:p>
          </table:table-cell>
          <table:table-cell>
            <text:p>255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25</text:p>
          </table:table-cell>
        </table:table-row>
        <table:table-row>
          <table:table-cell>
            <text:p>2025-10-03 20:00:47</text:p>
          </table:table-cell>
          <table:table-cell>
            <text:p>262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25</text:p>
          </table:table-cell>
        </table:table-row>
        <table:table-row>
          <table:table-cell>
            <text:p>2025-10-03 20:00:50</text:p>
          </table:table-cell>
          <table:table-cell>
            <text:p>263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26</text:p>
          </table:table-cell>
        </table:table-row>
        <table:table-row>
          <table:table-cell>
            <text:p>2025-10-03 20:01:13</text:p>
          </table:table-cell>
          <table:table-cell>
            <text:p>269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26</text:p>
          </table:table-cell>
        </table:table-row>
        <table:table-row>
          <table:table-cell>
            <text:p>2025-10-03 20:01:16</text:p>
          </table:table-cell>
          <table:table-cell>
            <text:p>270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27</text:p>
          </table:table-cell>
        </table:table-row>
        <table:table-row>
          <table:table-cell>
            <text:p>2025-10-03 20:01:39</text:p>
          </table:table-cell>
          <table:table-cell>
            <text:p>277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27</text:p>
          </table:table-cell>
        </table:table-row>
        <table:table-row>
          <table:table-cell>
            <text:p>2025-10-03 20:01:42</text:p>
          </table:table-cell>
          <table:table-cell>
            <text:p>278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28</text:p>
          </table:table-cell>
        </table:table-row>
        <table:table-row>
          <table:table-cell>
            <text:p>2025-10-03 20:02:04</text:p>
          </table:table-cell>
          <table:table-cell>
            <text:p>284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28</text:p>
          </table:table-cell>
        </table:table-row>
        <table:table-row>
          <table:table-cell>
            <text:p>2025-10-03 20:02:08</text:p>
          </table:table-cell>
          <table:table-cell>
            <text:p>285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29</text:p>
          </table:table-cell>
        </table:table-row>
        <table:table-row>
          <table:table-cell>
            <text:p>2025-10-03 20:02:29</text:p>
          </table:table-cell>
          <table:table-cell>
            <text:p>290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29</text:p>
          </table:table-cell>
        </table:table-row>
        <table:table-row>
          <table:table-cell>
            <text:p>2025-10-03 20:02:32</text:p>
          </table:table-cell>
          <table:table-cell>
            <text:p>291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2a</text:p>
          </table:table-cell>
        </table:table-row>
        <table:table-row>
          <table:table-cell>
            <text:p>2025-10-03 20:02:55</text:p>
          </table:table-cell>
          <table:table-cell>
            <text:p>298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2a</text:p>
          </table:table-cell>
        </table:table-row>
        <table:table-row>
          <table:table-cell>
            <text:p>2025-10-03 20:02:58</text:p>
          </table:table-cell>
          <table:table-cell>
            <text:p>299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2b</text:p>
          </table:table-cell>
        </table:table-row>
        <table:table-row>
          <table:table-cell>
            <text:p>2025-10-03 20:03:19</text:p>
          </table:table-cell>
          <table:table-cell>
            <text:p>3047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2b</text:p>
          </table:table-cell>
        </table:table-row>
        <table:table-row>
          <table:table-cell>
            <text:p>2025-10-03 20:03:22</text:p>
          </table:table-cell>
          <table:table-cell>
            <text:p>305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2c</text:p>
          </table:table-cell>
        </table:table-row>
        <table:table-row>
          <table:table-cell>
            <text:p>2025-10-03 20:03:45</text:p>
          </table:table-cell>
          <table:table-cell>
            <text:p>312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2c</text:p>
          </table:table-cell>
        </table:table-row>
        <table:table-row>
          <table:table-cell>
            <text:p>2025-10-03 20:03:48</text:p>
          </table:table-cell>
          <table:table-cell>
            <text:p>313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2d</text:p>
          </table:table-cell>
        </table:table-row>
        <table:table-row>
          <table:table-cell>
            <text:p>2025-10-03 20:04:11</text:p>
          </table:table-cell>
          <table:table-cell>
            <text:p>319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2d</text:p>
          </table:table-cell>
        </table:table-row>
        <table:table-row>
          <table:table-cell>
            <text:p>2025-10-03 20:04:14</text:p>
          </table:table-cell>
          <table:table-cell>
            <text:p>320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2e</text:p>
          </table:table-cell>
        </table:table-row>
        <table:table-row>
          <table:table-cell>
            <text:p>2025-10-03 20:04:37</text:p>
          </table:table-cell>
          <table:table-cell>
            <text:p>326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2e</text:p>
          </table:table-cell>
        </table:table-row>
        <table:table-row>
          <table:table-cell>
            <text:p>2025-10-03 20:04:40</text:p>
          </table:table-cell>
          <table:table-cell>
            <text:p>327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2f</text:p>
          </table:table-cell>
        </table:table-row>
        <table:table-row>
          <table:table-cell>
            <text:p>2025-10-03 20:05:01</text:p>
          </table:table-cell>
          <table:table-cell>
            <text:p>333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2f</text:p>
          </table:table-cell>
        </table:table-row>
        <table:table-row>
          <table:table-cell>
            <text:p>2025-10-03 20:05:05</text:p>
          </table:table-cell>
          <table:table-cell>
            <text:p>334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30</text:p>
          </table:table-cell>
        </table:table-row>
        <table:table-row>
          <table:table-cell>
            <text:p>2025-10-03 20:05:27</text:p>
          </table:table-cell>
          <table:table-cell>
            <text:p>340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30</text:p>
          </table:table-cell>
        </table:table-row>
        <table:table-row>
          <table:table-cell>
            <text:p>2025-10-03 20:05:30</text:p>
          </table:table-cell>
          <table:table-cell>
            <text:p>341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31</text:p>
          </table:table-cell>
        </table:table-row>
        <table:table-row>
          <table:table-cell>
            <text:p>2025-10-03 20:05:53</text:p>
          </table:table-cell>
          <table:table-cell>
            <text:p>347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31</text:p>
          </table:table-cell>
        </table:table-row>
        <table:table-row>
          <table:table-cell>
            <text:p>2025-10-03 20:05:56</text:p>
          </table:table-cell>
          <table:table-cell>
            <text:p>348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32</text:p>
          </table:table-cell>
        </table:table-row>
        <table:table-row>
          <table:table-cell>
            <text:p>2025-10-03 20:06:18</text:p>
          </table:table-cell>
          <table:table-cell>
            <text:p>354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32</text:p>
          </table:table-cell>
        </table:table-row>
        <table:table-row>
          <table:table-cell>
            <text:p>2025-10-03 20:06:21</text:p>
          </table:table-cell>
          <table:table-cell>
            <text:p>355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33</text:p>
          </table:table-cell>
        </table:table-row>
        <table:table-row>
          <table:table-cell>
            <text:p>2025-10-03 20:06:42</text:p>
          </table:table-cell>
          <table:table-cell>
            <text:p>361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33</text:p>
          </table:table-cell>
        </table:table-row>
        <table:table-row>
          <table:table-cell>
            <text:p>2025-10-03 20:06:45</text:p>
          </table:table-cell>
          <table:table-cell>
            <text:p>361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34</text:p>
          </table:table-cell>
        </table:table-row>
        <table:table-row>
          <table:table-cell>
            <text:p>2025-10-03 20:07:09</text:p>
          </table:table-cell>
          <table:table-cell>
            <text:p>368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34</text:p>
          </table:table-cell>
        </table:table-row>
        <table:table-row>
          <table:table-cell>
            <text:p>2025-10-03 20:07:12</text:p>
          </table:table-cell>
          <table:table-cell>
            <text:p>369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35</text:p>
          </table:table-cell>
        </table:table-row>
        <table:table-row>
          <table:table-cell>
            <text:p>2025-10-03 20:07:34</text:p>
          </table:table-cell>
          <table:table-cell>
            <text:p>3752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35</text:p>
          </table:table-cell>
        </table:table-row>
        <table:table-row>
          <table:table-cell>
            <text:p>2025-10-03 20:07:37</text:p>
          </table:table-cell>
          <table:table-cell>
            <text:p>376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36</text:p>
          </table:table-cell>
        </table:table-row>
        <table:table-row>
          <table:table-cell>
            <text:p>2025-10-03 20:08:00</text:p>
          </table:table-cell>
          <table:table-cell>
            <text:p>382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36</text:p>
          </table:table-cell>
        </table:table-row>
        <table:table-row>
          <table:table-cell>
            <text:p>2025-10-03 20:08:03</text:p>
          </table:table-cell>
          <table:table-cell>
            <text:p>383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37</text:p>
          </table:table-cell>
        </table:table-row>
        <table:table-row>
          <table:table-cell>
            <text:p>2025-10-03 20:08:25</text:p>
          </table:table-cell>
          <table:table-cell>
            <text:p>389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37</text:p>
          </table:table-cell>
        </table:table-row>
        <table:table-row>
          <table:table-cell>
            <text:p>2025-10-03 20:08:28</text:p>
          </table:table-cell>
          <table:table-cell>
            <text:p>390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38</text:p>
          </table:table-cell>
        </table:table-row>
        <table:table-row>
          <table:table-cell>
            <text:p>2025-10-03 20:08:50</text:p>
          </table:table-cell>
          <table:table-cell>
            <text:p>396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38</text:p>
          </table:table-cell>
        </table:table-row>
        <table:table-row>
          <table:table-cell>
            <text:p>2025-10-03 20:08:53</text:p>
          </table:table-cell>
          <table:table-cell>
            <text:p>3970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39</text:p>
          </table:table-cell>
        </table:table-row>
        <table:table-row>
          <table:table-cell>
            <text:p>2025-10-03 20:09:16</text:p>
          </table:table-cell>
          <table:table-cell>
            <text:p>403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39</text:p>
          </table:table-cell>
        </table:table-row>
        <table:table-row>
          <table:table-cell>
            <text:p>2025-10-03 20:09:19</text:p>
          </table:table-cell>
          <table:table-cell>
            <text:p>403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3a</text:p>
          </table:table-cell>
        </table:table-row>
        <table:table-row>
          <table:table-cell>
            <text:p>2025-10-03 20:09:41</text:p>
          </table:table-cell>
          <table:table-cell>
            <text:p>409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3a</text:p>
          </table:table-cell>
        </table:table-row>
        <table:table-row>
          <table:table-cell>
            <text:p>2025-10-03 20:09:44</text:p>
          </table:table-cell>
          <table:table-cell>
            <text:p>410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3b</text:p>
          </table:table-cell>
        </table:table-row>
        <table:table-row>
          <table:table-cell>
            <text:p>2025-10-03 20:10:05</text:p>
          </table:table-cell>
          <table:table-cell>
            <text:p>417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3b</text:p>
          </table:table-cell>
        </table:table-row>
        <table:table-row>
          <table:table-cell>
            <text:p>2025-10-03 20:10:09</text:p>
          </table:table-cell>
          <table:table-cell>
            <text:p>418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3c</text:p>
          </table:table-cell>
        </table:table-row>
        <table:table-row>
          <table:table-cell>
            <text:p>2025-10-03 20:10:31</text:p>
          </table:table-cell>
          <table:table-cell>
            <text:p>424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3c</text:p>
          </table:table-cell>
        </table:table-row>
        <table:table-row>
          <table:table-cell>
            <text:p>2025-10-03 20:10:34</text:p>
          </table:table-cell>
          <table:table-cell>
            <text:p>425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3d</text:p>
          </table:table-cell>
        </table:table-row>
        <table:table-row>
          <table:table-cell>
            <text:p>2025-10-03 20:10:57</text:p>
          </table:table-cell>
          <table:table-cell>
            <text:p>431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3d</text:p>
          </table:table-cell>
        </table:table-row>
        <table:table-row>
          <table:table-cell>
            <text:p>2025-10-03 20:11:00</text:p>
          </table:table-cell>
          <table:table-cell>
            <text:p>432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3e</text:p>
          </table:table-cell>
        </table:table-row>
        <table:table-row>
          <table:table-cell>
            <text:p>2025-10-03 20:11:21</text:p>
          </table:table-cell>
          <table:table-cell>
            <text:p>438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3e</text:p>
          </table:table-cell>
        </table:table-row>
        <table:table-row>
          <table:table-cell>
            <text:p>2025-10-03 20:11:25</text:p>
          </table:table-cell>
          <table:table-cell>
            <text:p>4395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3f</text:p>
          </table:table-cell>
        </table:table-row>
        <table:table-row>
          <table:table-cell>
            <text:p>2025-10-03 20:11:48</text:p>
          </table:table-cell>
          <table:table-cell>
            <text:p>445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3f</text:p>
          </table:table-cell>
        </table:table-row>
        <table:table-row>
          <table:table-cell>
            <text:p>2025-10-03 20:11:51</text:p>
          </table:table-cell>
          <table:table-cell>
            <text:p>446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40</text:p>
          </table:table-cell>
        </table:table-row>
        <table:table-row>
          <table:table-cell>
            <text:p>2025-10-03 20:12:13</text:p>
          </table:table-cell>
          <table:table-cell>
            <text:p>452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40</text:p>
          </table:table-cell>
        </table:table-row>
        <table:table-row>
          <table:table-cell>
            <text:p>2025-10-03 20:12:17</text:p>
          </table:table-cell>
          <table:table-cell>
            <text:p>453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41</text:p>
          </table:table-cell>
        </table:table-row>
        <table:table-row>
          <table:table-cell>
            <text:p>2025-10-03 20:12:39</text:p>
          </table:table-cell>
          <table:table-cell>
            <text:p>4596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41</text:p>
          </table:table-cell>
        </table:table-row>
        <table:table-row>
          <table:table-cell>
            <text:p>2025-10-03 20:12:43</text:p>
          </table:table-cell>
          <table:table-cell>
            <text:p>4606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42</text:p>
          </table:table-cell>
        </table:table-row>
        <table:table-row>
          <table:table-cell>
            <text:p>2025-10-03 20:13:04</text:p>
          </table:table-cell>
          <table:table-cell>
            <text:p>466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42</text:p>
          </table:table-cell>
        </table:table-row>
        <table:table-row>
          <table:table-cell>
            <text:p>2025-10-03 20:13:08</text:p>
          </table:table-cell>
          <table:table-cell>
            <text:p>467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43</text:p>
          </table:table-cell>
        </table:table-row>
        <table:table-row>
          <table:table-cell>
            <text:p>2025-10-03 20:13:29</text:p>
          </table:table-cell>
          <table:table-cell>
            <text:p>473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43</text:p>
          </table:table-cell>
        </table:table-row>
        <table:table-row>
          <table:table-cell>
            <text:p>2025-10-03 20:13:32</text:p>
          </table:table-cell>
          <table:table-cell>
            <text:p>474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44</text:p>
          </table:table-cell>
        </table:table-row>
        <table:table-row>
          <table:table-cell>
            <text:p>2025-10-03 20:13:54</text:p>
          </table:table-cell>
          <table:table-cell>
            <text:p>480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44</text:p>
          </table:table-cell>
        </table:table-row>
        <table:table-row>
          <table:table-cell>
            <text:p>2025-10-03 20:13:58</text:p>
          </table:table-cell>
          <table:table-cell>
            <text:p>481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45</text:p>
          </table:table-cell>
        </table:table-row>
        <table:table-row>
          <table:table-cell>
            <text:p>2025-10-03 20:14:20</text:p>
          </table:table-cell>
          <table:table-cell>
            <text:p>4876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45</text:p>
          </table:table-cell>
        </table:table-row>
        <table:table-row>
          <table:table-cell>
            <text:p>2025-10-03 20:14:23</text:p>
          </table:table-cell>
          <table:table-cell>
            <text:p>488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46</text:p>
          </table:table-cell>
        </table:table-row>
        <table:table-row>
          <table:table-cell>
            <text:p>2025-10-03 20:14:45</text:p>
          </table:table-cell>
          <table:table-cell>
            <text:p>494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46</text:p>
          </table:table-cell>
        </table:table-row>
        <table:table-row>
          <table:table-cell>
            <text:p>2025-10-03 20:14:48</text:p>
          </table:table-cell>
          <table:table-cell>
            <text:p>4952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47</text:p>
          </table:table-cell>
        </table:table-row>
        <table:table-row>
          <table:table-cell>
            <text:p>2025-10-03 20:15:10</text:p>
          </table:table-cell>
          <table:table-cell>
            <text:p>501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47</text:p>
          </table:table-cell>
        </table:table-row>
        <table:table-row>
          <table:table-cell>
            <text:p>2025-10-03 20:15:13</text:p>
          </table:table-cell>
          <table:table-cell>
            <text:p>502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48</text:p>
          </table:table-cell>
        </table:table-row>
        <table:table-row>
          <table:table-cell>
            <text:p>2025-10-03 20:15:36</text:p>
          </table:table-cell>
          <table:table-cell>
            <text:p>508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48</text:p>
          </table:table-cell>
        </table:table-row>
        <table:table-row>
          <table:table-cell>
            <text:p>2025-10-03 20:15:40</text:p>
          </table:table-cell>
          <table:table-cell>
            <text:p>509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49</text:p>
          </table:table-cell>
        </table:table-row>
        <table:table-row>
          <table:table-cell>
            <text:p>2025-10-03 20:16:02</text:p>
          </table:table-cell>
          <table:table-cell>
            <text:p>515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49</text:p>
          </table:table-cell>
        </table:table-row>
        <table:table-row>
          <table:table-cell>
            <text:p>2025-10-03 20:16:06</text:p>
          </table:table-cell>
          <table:table-cell>
            <text:p>516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4a</text:p>
          </table:table-cell>
        </table:table-row>
        <table:table-row>
          <table:table-cell>
            <text:p>2025-10-03 20:16:27</text:p>
          </table:table-cell>
          <table:table-cell>
            <text:p>522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4a</text:p>
          </table:table-cell>
        </table:table-row>
        <table:table-row>
          <table:table-cell>
            <text:p>2025-10-03 20:16:31</text:p>
          </table:table-cell>
          <table:table-cell>
            <text:p>523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4b</text:p>
          </table:table-cell>
        </table:table-row>
        <table:table-row>
          <table:table-cell>
            <text:p>2025-10-03 20:16:53</text:p>
          </table:table-cell>
          <table:table-cell>
            <text:p>528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4b</text:p>
          </table:table-cell>
        </table:table-row>
        <table:table-row>
          <table:table-cell>
            <text:p>2025-10-03 20:16:58</text:p>
          </table:table-cell>
          <table:table-cell>
            <text:p>530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4c</text:p>
          </table:table-cell>
        </table:table-row>
        <table:table-row>
          <table:table-cell>
            <text:p>2025-10-03 20:17:17</text:p>
          </table:table-cell>
          <table:table-cell>
            <text:p>535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4c</text:p>
          </table:table-cell>
        </table:table-row>
        <table:table-row>
          <table:table-cell>
            <text:p>2025-10-03 20:17:23</text:p>
          </table:table-cell>
          <table:table-cell>
            <text:p>537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4d</text:p>
          </table:table-cell>
        </table:table-row>
        <table:table-row>
          <table:table-cell>
            <text:p>2025-10-03 20:17:44</text:p>
          </table:table-cell>
          <table:table-cell>
            <text:p>542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4d</text:p>
          </table:table-cell>
        </table:table-row>
        <table:table-row>
          <table:table-cell>
            <text:p>2025-10-03 20:17:48</text:p>
          </table:table-cell>
          <table:table-cell>
            <text:p>544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4e</text:p>
          </table:table-cell>
        </table:table-row>
        <table:table-row>
          <table:table-cell>
            <text:p>2025-10-03 20:18:08</text:p>
          </table:table-cell>
          <table:table-cell>
            <text:p>549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4e</text:p>
          </table:table-cell>
        </table:table-row>
        <table:table-row>
          <table:table-cell>
            <text:p>2025-10-03 20:18:13</text:p>
          </table:table-cell>
          <table:table-cell>
            <text:p>550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4f</text:p>
          </table:table-cell>
        </table:table-row>
        <table:table-row>
          <table:table-cell>
            <text:p>2025-10-03 20:18:34</text:p>
          </table:table-cell>
          <table:table-cell>
            <text:p>556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4f</text:p>
          </table:table-cell>
        </table:table-row>
        <table:table-row>
          <table:table-cell>
            <text:p>2025-10-03 20:18:38</text:p>
          </table:table-cell>
          <table:table-cell>
            <text:p>557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50</text:p>
          </table:table-cell>
        </table:table-row>
        <table:table-row>
          <table:table-cell>
            <text:p>2025-10-03 20:18:59</text:p>
          </table:table-cell>
          <table:table-cell>
            <text:p>563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50</text:p>
          </table:table-cell>
        </table:table-row>
        <table:table-row>
          <table:table-cell>
            <text:p>2025-10-03 20:19:02</text:p>
          </table:table-cell>
          <table:table-cell>
            <text:p>564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51</text:p>
          </table:table-cell>
        </table:table-row>
        <table:table-row>
          <table:table-cell>
            <text:p>2025-10-03 20:19:25</text:p>
          </table:table-cell>
          <table:table-cell>
            <text:p>570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51</text:p>
          </table:table-cell>
        </table:table-row>
        <table:table-row>
          <table:table-cell>
            <text:p>2025-10-03 20:19:29</text:p>
          </table:table-cell>
          <table:table-cell>
            <text:p>571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52</text:p>
          </table:table-cell>
        </table:table-row>
        <table:table-row>
          <table:table-cell>
            <text:p>2025-10-03 20:19:50</text:p>
          </table:table-cell>
          <table:table-cell>
            <text:p>577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52</text:p>
          </table:table-cell>
        </table:table-row>
        <table:table-row>
          <table:table-cell>
            <text:p>2025-10-03 20:19:55</text:p>
          </table:table-cell>
          <table:table-cell>
            <text:p>578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53</text:p>
          </table:table-cell>
        </table:table-row>
        <table:table-row>
          <table:table-cell>
            <text:p>2025-10-03 20:20:15</text:p>
          </table:table-cell>
          <table:table-cell>
            <text:p>583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53</text:p>
          </table:table-cell>
        </table:table-row>
        <table:table-row>
          <table:table-cell>
            <text:p>2025-10-03 20:20:19</text:p>
          </table:table-cell>
          <table:table-cell>
            <text:p>585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54</text:p>
          </table:table-cell>
        </table:table-row>
        <table:table-row>
          <table:table-cell>
            <text:p>2025-10-03 20:20:41</text:p>
          </table:table-cell>
          <table:table-cell>
            <text:p>591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54</text:p>
          </table:table-cell>
        </table:table-row>
        <table:table-row>
          <table:table-cell>
            <text:p>2025-10-03 20:20:46</text:p>
          </table:table-cell>
          <table:table-cell>
            <text:p>592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55</text:p>
          </table:table-cell>
        </table:table-row>
        <table:table-row>
          <table:table-cell>
            <text:p>2025-10-03 20:21:06</text:p>
          </table:table-cell>
          <table:table-cell>
            <text:p>598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55</text:p>
          </table:table-cell>
        </table:table-row>
        <table:table-row>
          <table:table-cell>
            <text:p>2025-10-03 20:21:11</text:p>
          </table:table-cell>
          <table:table-cell>
            <text:p>5996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56</text:p>
          </table:table-cell>
        </table:table-row>
        <table:table-row>
          <table:table-cell>
            <text:p>2025-10-03 20:21:32</text:p>
          </table:table-cell>
          <table:table-cell>
            <text:p>605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56</text:p>
          </table:table-cell>
        </table:table-row>
        <table:table-row>
          <table:table-cell>
            <text:p>2025-10-03 20:21:35</text:p>
          </table:table-cell>
          <table:table-cell>
            <text:p>606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57</text:p>
          </table:table-cell>
        </table:table-row>
        <table:table-row>
          <table:table-cell>
            <text:p>2025-10-03 20:21:56</text:p>
          </table:table-cell>
          <table:table-cell>
            <text:p>611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57</text:p>
          </table:table-cell>
        </table:table-row>
        <table:table-row>
          <table:table-cell>
            <text:p>2025-10-03 20:21:59</text:p>
          </table:table-cell>
          <table:table-cell>
            <text:p>612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58</text:p>
          </table:table-cell>
        </table:table-row>
        <table:table-row>
          <table:table-cell>
            <text:p>2025-10-03 20:22:22</text:p>
          </table:table-cell>
          <table:table-cell>
            <text:p>619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58</text:p>
          </table:table-cell>
        </table:table-row>
        <table:table-row>
          <table:table-cell>
            <text:p>2025-10-03 20:22:26</text:p>
          </table:table-cell>
          <table:table-cell>
            <text:p>620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59</text:p>
          </table:table-cell>
        </table:table-row>
        <table:table-row>
          <table:table-cell>
            <text:p>2025-10-03 20:22:47</text:p>
          </table:table-cell>
          <table:table-cell>
            <text:p>626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59</text:p>
          </table:table-cell>
        </table:table-row>
        <table:table-row>
          <table:table-cell>
            <text:p>2025-10-03 20:22:50</text:p>
          </table:table-cell>
          <table:table-cell>
            <text:p>627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5a</text:p>
          </table:table-cell>
        </table:table-row>
        <table:table-row>
          <table:table-cell>
            <text:p>2025-10-03 20:23:13</text:p>
          </table:table-cell>
          <table:table-cell>
            <text:p>633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5a</text:p>
          </table:table-cell>
        </table:table-row>
        <table:table-row>
          <table:table-cell>
            <text:p>2025-10-03 20:23:18</text:p>
          </table:table-cell>
          <table:table-cell>
            <text:p>634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5b</text:p>
          </table:table-cell>
        </table:table-row>
        <table:table-row>
          <table:table-cell>
            <text:p>2025-10-03 20:23:38</text:p>
          </table:table-cell>
          <table:table-cell>
            <text:p>640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5b</text:p>
          </table:table-cell>
        </table:table-row>
        <table:table-row>
          <table:table-cell>
            <text:p>2025-10-03 20:23:42</text:p>
          </table:table-cell>
          <table:table-cell>
            <text:p>641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5c</text:p>
          </table:table-cell>
        </table:table-row>
        <table:table-row>
          <table:table-cell>
            <text:p>2025-10-03 20:24:04</text:p>
          </table:table-cell>
          <table:table-cell>
            <text:p>6476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5c</text:p>
          </table:table-cell>
        </table:table-row>
        <table:table-row>
          <table:table-cell>
            <text:p>2025-10-03 20:24:08</text:p>
          </table:table-cell>
          <table:table-cell>
            <text:p>648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5d</text:p>
          </table:table-cell>
        </table:table-row>
        <table:table-row>
          <table:table-cell>
            <text:p>2025-10-03 20:24:29</text:p>
          </table:table-cell>
          <table:table-cell>
            <text:p>654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5d</text:p>
          </table:table-cell>
        </table:table-row>
        <table:table-row>
          <table:table-cell>
            <text:p>2025-10-03 20:24:33</text:p>
          </table:table-cell>
          <table:table-cell>
            <text:p>655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5e</text:p>
          </table:table-cell>
        </table:table-row>
        <table:table-row>
          <table:table-cell>
            <text:p>2025-10-03 20:24:55</text:p>
          </table:table-cell>
          <table:table-cell>
            <text:p>6614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5e</text:p>
          </table:table-cell>
        </table:table-row>
        <table:table-row>
          <table:table-cell>
            <text:p>2025-10-03 20:24:58</text:p>
          </table:table-cell>
          <table:table-cell>
            <text:p>662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5f</text:p>
          </table:table-cell>
        </table:table-row>
        <table:table-row>
          <table:table-cell>
            <text:p>2025-10-03 20:25:20</text:p>
          </table:table-cell>
          <table:table-cell>
            <text:p>668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5f</text:p>
          </table:table-cell>
        </table:table-row>
        <table:table-row>
          <table:table-cell>
            <text:p>2025-10-03 20:25:23</text:p>
          </table:table-cell>
          <table:table-cell>
            <text:p>669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60</text:p>
          </table:table-cell>
        </table:table-row>
        <table:table-row>
          <table:table-cell>
            <text:p>2025-10-03 20:25:46</text:p>
          </table:table-cell>
          <table:table-cell>
            <text:p>675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60</text:p>
          </table:table-cell>
        </table:table-row>
        <table:table-row>
          <table:table-cell>
            <text:p>2025-10-03 20:25:49</text:p>
          </table:table-cell>
          <table:table-cell>
            <text:p>676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61</text:p>
          </table:table-cell>
        </table:table-row>
        <table:table-row>
          <table:table-cell>
            <text:p>2025-10-03 20:26:10</text:p>
          </table:table-cell>
          <table:table-cell>
            <text:p>682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61</text:p>
          </table:table-cell>
        </table:table-row>
        <table:table-row>
          <table:table-cell>
            <text:p>2025-10-03 20:26:13</text:p>
          </table:table-cell>
          <table:table-cell>
            <text:p>683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62</text:p>
          </table:table-cell>
        </table:table-row>
        <table:table-row>
          <table:table-cell>
            <text:p>2025-10-03 20:26:36</text:p>
          </table:table-cell>
          <table:table-cell>
            <text:p>689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62</text:p>
          </table:table-cell>
        </table:table-row>
        <table:table-row>
          <table:table-cell>
            <text:p>2025-10-03 20:26:39</text:p>
          </table:table-cell>
          <table:table-cell>
            <text:p>690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63</text:p>
          </table:table-cell>
        </table:table-row>
        <table:table-row>
          <table:table-cell>
            <text:p>2025-10-03 20:27:01</text:p>
          </table:table-cell>
          <table:table-cell>
            <text:p>6965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63</text:p>
          </table:table-cell>
        </table:table-row>
        <table:table-row>
          <table:table-cell>
            <text:p>2025-10-03 20:27:04</text:p>
          </table:table-cell>
          <table:table-cell>
            <text:p>6974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64</text:p>
          </table:table-cell>
        </table:table-row>
        <table:table-row>
          <table:table-cell>
            <text:p>2025-10-03 20:27:27</text:p>
          </table:table-cell>
          <table:table-cell>
            <text:p>703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64</text:p>
          </table:table-cell>
        </table:table-row>
        <table:table-row>
          <table:table-cell>
            <text:p>2025-10-03 20:27:30</text:p>
          </table:table-cell>
          <table:table-cell>
            <text:p>704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65</text:p>
          </table:table-cell>
        </table:table-row>
        <table:table-row>
          <table:table-cell>
            <text:p>2025-10-03 20:27:52</text:p>
          </table:table-cell>
          <table:table-cell>
            <text:p>710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65</text:p>
          </table:table-cell>
        </table:table-row>
        <table:table-row>
          <table:table-cell>
            <text:p>2025-10-03 20:27:55</text:p>
          </table:table-cell>
          <table:table-cell>
            <text:p>711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66</text:p>
          </table:table-cell>
        </table:table-row>
        <table:table-row>
          <table:table-cell>
            <text:p>2025-10-03 20:28:18</text:p>
          </table:table-cell>
          <table:table-cell>
            <text:p>717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66</text:p>
          </table:table-cell>
        </table:table-row>
        <table:table-row>
          <table:table-cell>
            <text:p>2025-10-03 20:28:21</text:p>
          </table:table-cell>
          <table:table-cell>
            <text:p>718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67</text:p>
          </table:table-cell>
        </table:table-row>
        <table:table-row>
          <table:table-cell>
            <text:p>2025-10-03 20:28:43</text:p>
          </table:table-cell>
          <table:table-cell>
            <text:p>724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67</text:p>
          </table:table-cell>
        </table:table-row>
        <table:table-row>
          <table:table-cell>
            <text:p>2025-10-03 20:28:46</text:p>
          </table:table-cell>
          <table:table-cell>
            <text:p>725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68</text:p>
          </table:table-cell>
        </table:table-row>
        <table:table-row>
          <table:table-cell>
            <text:p>2025-10-03 20:29:07</text:p>
          </table:table-cell>
          <table:table-cell>
            <text:p>731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68</text:p>
          </table:table-cell>
        </table:table-row>
        <table:table-row>
          <table:table-cell>
            <text:p>2025-10-03 20:29:10</text:p>
          </table:table-cell>
          <table:table-cell>
            <text:p>732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69</text:p>
          </table:table-cell>
        </table:table-row>
        <table:table-row>
          <table:table-cell>
            <text:p>2025-10-03 20:29:33</text:p>
          </table:table-cell>
          <table:table-cell>
            <text:p>739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69</text:p>
          </table:table-cell>
        </table:table-row>
        <table:table-row>
          <table:table-cell>
            <text:p>2025-10-03 20:29:37</text:p>
          </table:table-cell>
          <table:table-cell>
            <text:p>740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6a</text:p>
          </table:table-cell>
        </table:table-row>
        <table:table-row>
          <table:table-cell>
            <text:p>2025-10-03 20:29:59</text:p>
          </table:table-cell>
          <table:table-cell>
            <text:p>746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6a</text:p>
          </table:table-cell>
        </table:table-row>
        <table:table-row>
          <table:table-cell>
            <text:p>2025-10-03 20:30:03</text:p>
          </table:table-cell>
          <table:table-cell>
            <text:p>747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6b</text:p>
          </table:table-cell>
        </table:table-row>
        <table:table-row>
          <table:table-cell>
            <text:p>2025-10-03 20:30:25</text:p>
          </table:table-cell>
          <table:table-cell>
            <text:p>7530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6b</text:p>
          </table:table-cell>
        </table:table-row>
        <table:table-row>
          <table:table-cell>
            <text:p>2025-10-03 20:30:28</text:p>
          </table:table-cell>
          <table:table-cell>
            <text:p>753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6c</text:p>
          </table:table-cell>
        </table:table-row>
        <table:table-row>
          <table:table-cell>
            <text:p>2025-10-03 20:30:49</text:p>
          </table:table-cell>
          <table:table-cell>
            <text:p>760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6c</text:p>
          </table:table-cell>
        </table:table-row>
        <table:table-row>
          <table:table-cell>
            <text:p>2025-10-03 20:30:52</text:p>
          </table:table-cell>
          <table:table-cell>
            <text:p>761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6d</text:p>
          </table:table-cell>
        </table:table-row>
        <table:table-row>
          <table:table-cell>
            <text:p>2025-10-03 20:31:16</text:p>
          </table:table-cell>
          <table:table-cell>
            <text:p>7675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6d</text:p>
          </table:table-cell>
        </table:table-row>
        <table:table-row>
          <table:table-cell>
            <text:p>2025-10-03 20:31:19</text:p>
          </table:table-cell>
          <table:table-cell>
            <text:p>768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6e</text:p>
          </table:table-cell>
        </table:table-row>
        <table:table-row>
          <table:table-cell>
            <text:p>2025-10-03 20:31:40</text:p>
          </table:table-cell>
          <table:table-cell>
            <text:p>774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6e</text:p>
          </table:table-cell>
        </table:table-row>
        <table:table-row>
          <table:table-cell>
            <text:p>2025-10-03 20:31:43</text:p>
          </table:table-cell>
          <table:table-cell>
            <text:p>775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6f</text:p>
          </table:table-cell>
        </table:table-row>
        <table:table-row>
          <table:table-cell>
            <text:p>2025-10-03 20:32:06</text:p>
          </table:table-cell>
          <table:table-cell>
            <text:p>781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6f</text:p>
          </table:table-cell>
        </table:table-row>
        <table:table-row>
          <table:table-cell>
            <text:p>2025-10-03 20:32:09</text:p>
          </table:table-cell>
          <table:table-cell>
            <text:p>782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70</text:p>
          </table:table-cell>
        </table:table-row>
        <table:table-row>
          <table:table-cell>
            <text:p>2025-10-03 20:32:31</text:p>
          </table:table-cell>
          <table:table-cell>
            <text:p>7887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70</text:p>
          </table:table-cell>
        </table:table-row>
        <table:table-row>
          <table:table-cell>
            <text:p>2025-10-03 20:32:34</text:p>
          </table:table-cell>
          <table:table-cell>
            <text:p>7897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71</text:p>
          </table:table-cell>
        </table:table-row>
        <table:table-row>
          <table:table-cell>
            <text:p>2025-10-03 20:32:57</text:p>
          </table:table-cell>
          <table:table-cell>
            <text:p>795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71</text:p>
          </table:table-cell>
        </table:table-row>
        <table:table-row>
          <table:table-cell>
            <text:p>2025-10-03 20:33:00</text:p>
          </table:table-cell>
          <table:table-cell>
            <text:p>7967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72</text:p>
          </table:table-cell>
        </table:table-row>
        <table:table-row>
          <table:table-cell>
            <text:p>2025-10-03 20:33:22</text:p>
          </table:table-cell>
          <table:table-cell>
            <text:p>802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72</text:p>
          </table:table-cell>
        </table:table-row>
        <table:table-row>
          <table:table-cell>
            <text:p>2025-10-03 20:33:25</text:p>
          </table:table-cell>
          <table:table-cell>
            <text:p>803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73</text:p>
          </table:table-cell>
        </table:table-row>
        <table:table-row>
          <table:table-cell>
            <text:p>2025-10-03 20:33:48</text:p>
          </table:table-cell>
          <table:table-cell>
            <text:p>810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73</text:p>
          </table:table-cell>
        </table:table-row>
        <table:table-row>
          <table:table-cell>
            <text:p>2025-10-03 20:33:51</text:p>
          </table:table-cell>
          <table:table-cell>
            <text:p>8110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74</text:p>
          </table:table-cell>
        </table:table-row>
        <table:table-row>
          <table:table-cell>
            <text:p>2025-10-03 20:34:13</text:p>
          </table:table-cell>
          <table:table-cell>
            <text:p>8168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74</text:p>
          </table:table-cell>
        </table:table-row>
        <table:table-row>
          <table:table-cell>
            <text:p>2025-10-03 20:34:16</text:p>
          </table:table-cell>
          <table:table-cell>
            <text:p>817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75</text:p>
          </table:table-cell>
        </table:table-row>
        <table:table-row>
          <table:table-cell>
            <text:p>2025-10-03 20:34:38</text:p>
          </table:table-cell>
          <table:table-cell>
            <text:p>8239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75</text:p>
          </table:table-cell>
        </table:table-row>
        <table:table-row>
          <table:table-cell>
            <text:p>2025-10-03 20:34:41</text:p>
          </table:table-cell>
          <table:table-cell>
            <text:p>824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76</text:p>
          </table:table-cell>
        </table:table-row>
        <table:table-row>
          <table:table-cell>
            <text:p>2025-10-03 20:35:03</text:p>
          </table:table-cell>
          <table:table-cell>
            <text:p>830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76</text:p>
          </table:table-cell>
        </table:table-row>
        <table:table-row>
          <table:table-cell>
            <text:p>2025-10-03 20:35:07</text:p>
          </table:table-cell>
          <table:table-cell>
            <text:p>8319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77</text:p>
          </table:table-cell>
        </table:table-row>
        <table:table-row>
          <table:table-cell>
            <text:p>2025-10-03 20:35:29</text:p>
          </table:table-cell>
          <table:table-cell>
            <text:p>837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77</text:p>
          </table:table-cell>
        </table:table-row>
        <table:table-row>
          <table:table-cell>
            <text:p>2025-10-03 20:35:33</text:p>
          </table:table-cell>
          <table:table-cell>
            <text:p>838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78</text:p>
          </table:table-cell>
        </table:table-row>
        <table:table-row>
          <table:table-cell>
            <text:p>2025-10-03 20:35:55</text:p>
          </table:table-cell>
          <table:table-cell>
            <text:p>844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78</text:p>
          </table:table-cell>
        </table:table-row>
        <table:table-row>
          <table:table-cell>
            <text:p>2025-10-03 20:35:58</text:p>
          </table:table-cell>
          <table:table-cell>
            <text:p>845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79</text:p>
          </table:table-cell>
        </table:table-row>
        <table:table-row>
          <table:table-cell>
            <text:p>2025-10-03 20:36:20</text:p>
          </table:table-cell>
          <table:table-cell>
            <text:p>851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79</text:p>
          </table:table-cell>
        </table:table-row>
        <table:table-row>
          <table:table-cell>
            <text:p>2025-10-03 20:36:23</text:p>
          </table:table-cell>
          <table:table-cell>
            <text:p>852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7a</text:p>
          </table:table-cell>
        </table:table-row>
        <table:table-row>
          <table:table-cell>
            <text:p>2025-10-03 20:36:45</text:p>
          </table:table-cell>
          <table:table-cell>
            <text:p>8589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7a</text:p>
          </table:table-cell>
        </table:table-row>
        <table:table-row>
          <table:table-cell>
            <text:p>2025-10-03 20:36:49</text:p>
          </table:table-cell>
          <table:table-cell>
            <text:p>8599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7b</text:p>
          </table:table-cell>
        </table:table-row>
        <table:table-row>
          <table:table-cell>
            <text:p>2025-10-03 20:37:10</text:p>
          </table:table-cell>
          <table:table-cell>
            <text:p>866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7b</text:p>
          </table:table-cell>
        </table:table-row>
        <table:table-row>
          <table:table-cell>
            <text:p>2025-10-03 20:37:14</text:p>
          </table:table-cell>
          <table:table-cell>
            <text:p>867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7c</text:p>
          </table:table-cell>
        </table:table-row>
        <table:table-row>
          <table:table-cell>
            <text:p>2025-10-03 20:37:36</text:p>
          </table:table-cell>
          <table:table-cell>
            <text:p>873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7c</text:p>
          </table:table-cell>
        </table:table-row>
        <table:table-row>
          <table:table-cell>
            <text:p>2025-10-03 20:37:40</text:p>
          </table:table-cell>
          <table:table-cell>
            <text:p>874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7d</text:p>
          </table:table-cell>
        </table:table-row>
        <table:table-row>
          <table:table-cell>
            <text:p>2025-10-03 20:38:02</text:p>
          </table:table-cell>
          <table:table-cell>
            <text:p>880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7d</text:p>
          </table:table-cell>
        </table:table-row>
        <table:table-row>
          <table:table-cell>
            <text:p>2025-10-03 20:38:06</text:p>
          </table:table-cell>
          <table:table-cell>
            <text:p>8811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7e</text:p>
          </table:table-cell>
        </table:table-row>
        <table:table-row>
          <table:table-cell>
            <text:p>2025-10-03 20:38:27</text:p>
          </table:table-cell>
          <table:table-cell>
            <text:p>8869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7e</text:p>
          </table:table-cell>
        </table:table-row>
        <table:table-row>
          <table:table-cell>
            <text:p>2025-10-03 20:38:30</text:p>
          </table:table-cell>
          <table:table-cell>
            <text:p>887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7f</text:p>
          </table:table-cell>
        </table:table-row>
        <table:table-row>
          <table:table-cell>
            <text:p>2025-10-03 20:38:52</text:p>
          </table:table-cell>
          <table:table-cell>
            <text:p>894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7f</text:p>
          </table:table-cell>
        </table:table-row>
        <table:table-row>
          <table:table-cell>
            <text:p>2025-10-03 20:38:56</text:p>
          </table:table-cell>
          <table:table-cell>
            <text:p>895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80</text:p>
          </table:table-cell>
        </table:table-row>
        <table:table-row>
          <table:table-cell>
            <text:p>2025-10-03 20:39:17</text:p>
          </table:table-cell>
          <table:table-cell>
            <text:p>901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80</text:p>
          </table:table-cell>
        </table:table-row>
        <table:table-row>
          <table:table-cell>
            <text:p>2025-10-03 20:39:21</text:p>
          </table:table-cell>
          <table:table-cell>
            <text:p>902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81</text:p>
          </table:table-cell>
        </table:table-row>
        <table:table-row>
          <table:table-cell>
            <text:p>2025-10-03 20:39:43</text:p>
          </table:table-cell>
          <table:table-cell>
            <text:p>908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81</text:p>
          </table:table-cell>
        </table:table-row>
        <table:table-row>
          <table:table-cell>
            <text:p>2025-10-03 20:39:47</text:p>
          </table:table-cell>
          <table:table-cell>
            <text:p>909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82</text:p>
          </table:table-cell>
        </table:table-row>
        <table:table-row>
          <table:table-cell>
            <text:p>2025-10-03 20:40:09</text:p>
          </table:table-cell>
          <table:table-cell>
            <text:p>915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82</text:p>
          </table:table-cell>
        </table:table-row>
        <table:table-row>
          <table:table-cell>
            <text:p>2025-10-03 20:40:13</text:p>
          </table:table-cell>
          <table:table-cell>
            <text:p>916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83</text:p>
          </table:table-cell>
        </table:table-row>
        <table:table-row>
          <table:table-cell>
            <text:p>2025-10-03 20:40:34</text:p>
          </table:table-cell>
          <table:table-cell>
            <text:p>922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83</text:p>
          </table:table-cell>
        </table:table-row>
        <table:table-row>
          <table:table-cell>
            <text:p>2025-10-03 20:40:38</text:p>
          </table:table-cell>
          <table:table-cell>
            <text:p>923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84</text:p>
          </table:table-cell>
        </table:table-row>
        <table:table-row>
          <table:table-cell>
            <text:p>2025-10-03 20:40:59</text:p>
          </table:table-cell>
          <table:table-cell>
            <text:p>929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84</text:p>
          </table:table-cell>
        </table:table-row>
        <table:table-row>
          <table:table-cell>
            <text:p>2025-10-03 20:41:02</text:p>
          </table:table-cell>
          <table:table-cell>
            <text:p>930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85</text:p>
          </table:table-cell>
        </table:table-row>
        <table:table-row>
          <table:table-cell>
            <text:p>2025-10-03 20:41:24</text:p>
          </table:table-cell>
          <table:table-cell>
            <text:p>9360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85</text:p>
          </table:table-cell>
        </table:table-row>
        <table:table-row>
          <table:table-cell>
            <text:p>2025-10-03 20:41:28</text:p>
          </table:table-cell>
          <table:table-cell>
            <text:p>937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86</text:p>
          </table:table-cell>
        </table:table-row>
        <table:table-row>
          <table:table-cell>
            <text:p>2025-10-03 20:41:49</text:p>
          </table:table-cell>
          <table:table-cell>
            <text:p>943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86</text:p>
          </table:table-cell>
        </table:table-row>
        <table:table-row>
          <table:table-cell>
            <text:p>2025-10-03 20:41:53</text:p>
          </table:table-cell>
          <table:table-cell>
            <text:p>944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87</text:p>
          </table:table-cell>
        </table:table-row>
        <table:table-row>
          <table:table-cell>
            <text:p>2025-10-03 20:42:16</text:p>
          </table:table-cell>
          <table:table-cell>
            <text:p>950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87</text:p>
          </table:table-cell>
        </table:table-row>
        <table:table-row>
          <table:table-cell>
            <text:p>2025-10-03 20:42:19</text:p>
          </table:table-cell>
          <table:table-cell>
            <text:p>951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88</text:p>
          </table:table-cell>
        </table:table-row>
        <table:table-row>
          <table:table-cell>
            <text:p>2025-10-03 20:42:41</text:p>
          </table:table-cell>
          <table:table-cell>
            <text:p>957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88</text:p>
          </table:table-cell>
        </table:table-row>
        <table:table-row>
          <table:table-cell>
            <text:p>2025-10-03 20:42:44</text:p>
          </table:table-cell>
          <table:table-cell>
            <text:p>958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89</text:p>
          </table:table-cell>
        </table:table-row>
        <table:table-row>
          <table:table-cell>
            <text:p>2025-10-03 20:43:07</text:p>
          </table:table-cell>
          <table:table-cell>
            <text:p>964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89</text:p>
          </table:table-cell>
        </table:table-row>
        <table:table-row>
          <table:table-cell>
            <text:p>2025-10-03 20:43:10</text:p>
          </table:table-cell>
          <table:table-cell>
            <text:p>965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8a</text:p>
          </table:table-cell>
        </table:table-row>
        <table:table-row>
          <table:table-cell>
            <text:p>2025-10-03 20:43:31</text:p>
          </table:table-cell>
          <table:table-cell>
            <text:p>971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8a</text:p>
          </table:table-cell>
        </table:table-row>
        <table:table-row>
          <table:table-cell>
            <text:p>2025-10-03 20:43:34</text:p>
          </table:table-cell>
          <table:table-cell>
            <text:p>972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8b</text:p>
          </table:table-cell>
        </table:table-row>
        <table:table-row>
          <table:table-cell>
            <text:p>2025-10-03 20:43:57</text:p>
          </table:table-cell>
          <table:table-cell>
            <text:p>9788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8b</text:p>
          </table:table-cell>
        </table:table-row>
        <table:table-row>
          <table:table-cell>
            <text:p>2025-10-03 20:44:01</text:p>
          </table:table-cell>
          <table:table-cell>
            <text:p>9798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8c</text:p>
          </table:table-cell>
        </table:table-row>
        <table:table-row>
          <table:table-cell>
            <text:p>2025-10-03 20:44:22</text:p>
          </table:table-cell>
          <table:table-cell>
            <text:p>985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8c</text:p>
          </table:table-cell>
        </table:table-row>
        <table:table-row>
          <table:table-cell>
            <text:p>2025-10-03 20:44:25</text:p>
          </table:table-cell>
          <table:table-cell>
            <text:p>986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8d</text:p>
          </table:table-cell>
        </table:table-row>
        <table:table-row>
          <table:table-cell>
            <text:p>2025-10-03 20:44:48</text:p>
          </table:table-cell>
          <table:table-cell>
            <text:p>992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8d</text:p>
          </table:table-cell>
        </table:table-row>
        <table:table-row>
          <table:table-cell>
            <text:p>2025-10-03 20:44:51</text:p>
          </table:table-cell>
          <table:table-cell>
            <text:p>993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8e</text:p>
          </table:table-cell>
        </table:table-row>
        <table:table-row>
          <table:table-cell>
            <text:p>2025-10-03 20:45:12</text:p>
          </table:table-cell>
          <table:table-cell>
            <text:p>999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8e</text:p>
          </table:table-cell>
        </table:table-row>
        <table:table-row>
          <table:table-cell>
            <text:p>2025-10-03 20:45:16</text:p>
          </table:table-cell>
          <table:table-cell>
            <text:p>1000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8f</text:p>
          </table:table-cell>
        </table:table-row>
        <table:table-row>
          <table:table-cell>
            <text:p>2025-10-03 20:45:38</text:p>
          </table:table-cell>
          <table:table-cell>
            <text:p>1007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8f</text:p>
          </table:table-cell>
        </table:table-row>
        <table:table-row>
          <table:table-cell>
            <text:p>2025-10-03 20:45:42</text:p>
          </table:table-cell>
          <table:table-cell>
            <text:p>10081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90</text:p>
          </table:table-cell>
        </table:table-row>
        <table:table-row>
          <table:table-cell>
            <text:p>2025-10-03 20:46:04</text:p>
          </table:table-cell>
          <table:table-cell>
            <text:p>1014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90</text:p>
          </table:table-cell>
        </table:table-row>
        <table:table-row>
          <table:table-cell>
            <text:p>2025-10-03 20:46:07</text:p>
          </table:table-cell>
          <table:table-cell>
            <text:p>1015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91</text:p>
          </table:table-cell>
        </table:table-row>
        <table:table-row>
          <table:table-cell>
            <text:p>2025-10-03 20:46:29</text:p>
          </table:table-cell>
          <table:table-cell>
            <text:p>1021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91</text:p>
          </table:table-cell>
        </table:table-row>
        <table:table-row>
          <table:table-cell>
            <text:p>2025-10-03 20:46:33</text:p>
          </table:table-cell>
          <table:table-cell>
            <text:p>1022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92</text:p>
          </table:table-cell>
        </table:table-row>
        <table:table-row>
          <table:table-cell>
            <text:p>2025-10-03 20:46:54</text:p>
          </table:table-cell>
          <table:table-cell>
            <text:p>1028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92</text:p>
          </table:table-cell>
        </table:table-row>
        <table:table-row>
          <table:table-cell>
            <text:p>2025-10-03 20:46:57</text:p>
          </table:table-cell>
          <table:table-cell>
            <text:p>1029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93</text:p>
          </table:table-cell>
        </table:table-row>
        <table:table-row>
          <table:table-cell>
            <text:p>2025-10-03 20:47:20</text:p>
          </table:table-cell>
          <table:table-cell>
            <text:p>1035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93</text:p>
          </table:table-cell>
        </table:table-row>
        <table:table-row>
          <table:table-cell>
            <text:p>2025-10-03 20:47:23</text:p>
          </table:table-cell>
          <table:table-cell>
            <text:p>10364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94</text:p>
          </table:table-cell>
        </table:table-row>
        <table:table-row>
          <table:table-cell>
            <text:p>2025-10-03 20:47:45</text:p>
          </table:table-cell>
          <table:table-cell>
            <text:p>10425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94</text:p>
          </table:table-cell>
        </table:table-row>
        <table:table-row>
          <table:table-cell>
            <text:p>2025-10-03 20:47:48</text:p>
          </table:table-cell>
          <table:table-cell>
            <text:p>1043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95</text:p>
          </table:table-cell>
        </table:table-row>
        <table:table-row>
          <table:table-cell>
            <text:p>2025-10-03 20:48:11</text:p>
          </table:table-cell>
          <table:table-cell>
            <text:p>1049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95</text:p>
          </table:table-cell>
        </table:table-row>
        <table:table-row>
          <table:table-cell>
            <text:p>2025-10-03 20:48:14</text:p>
          </table:table-cell>
          <table:table-cell>
            <text:p>10504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96</text:p>
          </table:table-cell>
        </table:table-row>
        <table:table-row>
          <table:table-cell>
            <text:p>2025-10-03 20:48:36</text:p>
          </table:table-cell>
          <table:table-cell>
            <text:p>1056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96</text:p>
          </table:table-cell>
        </table:table-row>
        <table:table-row>
          <table:table-cell>
            <text:p>2025-10-03 20:48:40</text:p>
          </table:table-cell>
          <table:table-cell>
            <text:p>10576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97</text:p>
          </table:table-cell>
        </table:table-row>
        <table:table-row>
          <table:table-cell>
            <text:p>2025-10-03 20:49:02</text:p>
          </table:table-cell>
          <table:table-cell>
            <text:p>1063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97</text:p>
          </table:table-cell>
        </table:table-row>
        <table:table-row>
          <table:table-cell>
            <text:p>2025-10-03 20:49:05</text:p>
          </table:table-cell>
          <table:table-cell>
            <text:p>1064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98</text:p>
          </table:table-cell>
        </table:table-row>
        <table:table-row>
          <table:table-cell>
            <text:p>2025-10-03 20:49:27</text:p>
          </table:table-cell>
          <table:table-cell>
            <text:p>1070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98</text:p>
          </table:table-cell>
        </table:table-row>
        <table:table-row>
          <table:table-cell>
            <text:p>2025-10-03 20:49:31</text:p>
          </table:table-cell>
          <table:table-cell>
            <text:p>10716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99</text:p>
          </table:table-cell>
        </table:table-row>
        <table:table-row>
          <table:table-cell>
            <text:p>2025-10-03 20:49:51</text:p>
          </table:table-cell>
          <table:table-cell>
            <text:p>10777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99</text:p>
          </table:table-cell>
        </table:table-row>
        <table:table-row>
          <table:table-cell>
            <text:p>2025-10-03 20:49:55</text:p>
          </table:table-cell>
          <table:table-cell>
            <text:p>10788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9a</text:p>
          </table:table-cell>
        </table:table-row>
        <table:table-row>
          <table:table-cell>
            <text:p>2025-10-03 20:50:16</text:p>
          </table:table-cell>
          <table:table-cell>
            <text:p>1084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9a</text:p>
          </table:table-cell>
        </table:table-row>
        <table:table-row>
          <table:table-cell>
            <text:p>2025-10-03 20:50:20</text:p>
          </table:table-cell>
          <table:table-cell>
            <text:p>10859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9b</text:p>
          </table:table-cell>
        </table:table-row>
        <table:table-row>
          <table:table-cell>
            <text:p>2025-10-03 20:50:43</text:p>
          </table:table-cell>
          <table:table-cell>
            <text:p>1092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9b</text:p>
          </table:table-cell>
        </table:table-row>
        <table:table-row>
          <table:table-cell>
            <text:p>2025-10-03 20:50:47</text:p>
          </table:table-cell>
          <table:table-cell>
            <text:p>10933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9c</text:p>
          </table:table-cell>
        </table:table-row>
        <table:table-row>
          <table:table-cell>
            <text:p>2025-10-03 20:51:09</text:p>
          </table:table-cell>
          <table:table-cell>
            <text:p>10994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9c</text:p>
          </table:table-cell>
        </table:table-row>
        <table:table-row>
          <table:table-cell>
            <text:p>2025-10-03 20:51:12</text:p>
          </table:table-cell>
          <table:table-cell>
            <text:p>11005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9d</text:p>
          </table:table-cell>
        </table:table-row>
        <table:table-row>
          <table:table-cell>
            <text:p>2025-10-03 20:51:34</text:p>
          </table:table-cell>
          <table:table-cell>
            <text:p>11060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9d</text:p>
          </table:table-cell>
        </table:table-row>
        <table:table-row>
          <table:table-cell>
            <text:p>2025-10-03 20:51:37</text:p>
          </table:table-cell>
          <table:table-cell>
            <text:p>1107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9e</text:p>
          </table:table-cell>
        </table:table-row>
        <table:table-row>
          <table:table-cell>
            <text:p>2025-10-03 20:51:59</text:p>
          </table:table-cell>
          <table:table-cell>
            <text:p>1113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9e</text:p>
          </table:table-cell>
        </table:table-row>
        <table:table-row>
          <table:table-cell>
            <text:p>2025-10-03 20:52:03</text:p>
          </table:table-cell>
          <table:table-cell>
            <text:p>1114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9f</text:p>
          </table:table-cell>
        </table:table-row>
        <table:table-row>
          <table:table-cell>
            <text:p>2025-10-03 20:52:25</text:p>
          </table:table-cell>
          <table:table-cell>
            <text:p>11201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9f</text:p>
          </table:table-cell>
        </table:table-row>
        <table:table-row>
          <table:table-cell>
            <text:p>2025-10-03 20:52:28</text:p>
          </table:table-cell>
          <table:table-cell>
            <text:p>11212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a0</text:p>
          </table:table-cell>
        </table:table-row>
        <table:table-row>
          <table:table-cell>
            <text:p>2025-10-03 20:52:50</text:p>
          </table:table-cell>
          <table:table-cell>
            <text:p>11273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a0</text:p>
          </table:table-cell>
        </table:table-row>
        <table:table-row>
          <table:table-cell>
            <text:p>2025-10-03 20:52:54</text:p>
          </table:table-cell>
          <table:table-cell>
            <text:p>1128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a1</text:p>
          </table:table-cell>
        </table:table-row>
        <table:table-row>
          <table:table-cell>
            <text:p>2025-10-03 20:53:16</text:p>
          </table:table-cell>
          <table:table-cell>
            <text:p>1134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a1</text:p>
          </table:table-cell>
        </table:table-row>
        <table:table-row>
          <table:table-cell>
            <text:p>2025-10-03 20:53:19</text:p>
          </table:table-cell>
          <table:table-cell>
            <text:p>1135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a2</text:p>
          </table:table-cell>
        </table:table-row>
        <table:table-row>
          <table:table-cell>
            <text:p>2025-10-03 20:53:41</text:p>
          </table:table-cell>
          <table:table-cell>
            <text:p>11408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a2</text:p>
          </table:table-cell>
        </table:table-row>
        <table:table-row>
          <table:table-cell>
            <text:p>2025-10-03 20:53:44</text:p>
          </table:table-cell>
          <table:table-cell>
            <text:p>11418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a3</text:p>
          </table:table-cell>
        </table:table-row>
        <table:table-row>
          <table:table-cell>
            <text:p>2025-10-03 20:54:06</text:p>
          </table:table-cell>
          <table:table-cell>
            <text:p>1147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a3</text:p>
          </table:table-cell>
        </table:table-row>
        <table:table-row>
          <table:table-cell>
            <text:p>2025-10-03 20:54:09</text:p>
          </table:table-cell>
          <table:table-cell>
            <text:p>1148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a4</text:p>
          </table:table-cell>
        </table:table-row>
        <table:table-row>
          <table:table-cell>
            <text:p>2025-10-03 20:54:32</text:p>
          </table:table-cell>
          <table:table-cell>
            <text:p>11550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a4</text:p>
          </table:table-cell>
        </table:table-row>
        <table:table-row>
          <table:table-cell>
            <text:p>2025-10-03 20:54:35</text:p>
          </table:table-cell>
          <table:table-cell>
            <text:p>11560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a5</text:p>
          </table:table-cell>
        </table:table-row>
        <table:table-row>
          <table:table-cell>
            <text:p>2025-10-03 20:54:57</text:p>
          </table:table-cell>
          <table:table-cell>
            <text:p>11619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a5</text:p>
          </table:table-cell>
        </table:table-row>
        <table:table-row>
          <table:table-cell>
            <text:p>2025-10-03 20:55:00</text:p>
          </table:table-cell>
          <table:table-cell>
            <text:p>11629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a6</text:p>
          </table:table-cell>
        </table:table-row>
        <table:table-row>
          <table:table-cell>
            <text:p>2025-10-03 20:55:23</text:p>
          </table:table-cell>
          <table:table-cell>
            <text:p>11689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a6</text:p>
          </table:table-cell>
        </table:table-row>
        <table:table-row>
          <table:table-cell>
            <text:p>2025-10-03 20:55:27</text:p>
          </table:table-cell>
          <table:table-cell>
            <text:p>11699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a7</text:p>
          </table:table-cell>
        </table:table-row>
        <table:table-row>
          <table:table-cell>
            <text:p>2025-10-03 20:55:48</text:p>
          </table:table-cell>
          <table:table-cell>
            <text:p>11756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a7</text:p>
          </table:table-cell>
        </table:table-row>
        <table:table-row>
          <table:table-cell>
            <text:p>2025-10-03 20:55:51</text:p>
          </table:table-cell>
          <table:table-cell>
            <text:p>11766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a8</text:p>
          </table:table-cell>
        </table:table-row>
        <table:table-row>
          <table:table-cell>
            <text:p>2025-10-03 20:56:12</text:p>
          </table:table-cell>
          <table:table-cell>
            <text:p>11828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a8</text:p>
          </table:table-cell>
        </table:table-row>
        <table:table-row>
          <table:table-cell>
            <text:p>2025-10-03 20:56:16</text:p>
          </table:table-cell>
          <table:table-cell>
            <text:p>1183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a9</text:p>
          </table:table-cell>
        </table:table-row>
        <table:table-row>
          <table:table-cell>
            <text:p>2025-10-03 20:56:37</text:p>
          </table:table-cell>
          <table:table-cell>
            <text:p>1190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a9</text:p>
          </table:table-cell>
        </table:table-row>
        <table:table-row>
          <table:table-cell>
            <text:p>2025-10-03 20:56:41</text:p>
          </table:table-cell>
          <table:table-cell>
            <text:p>1191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aa</text:p>
          </table:table-cell>
        </table:table-row>
        <table:table-row>
          <table:table-cell>
            <text:p>2025-10-03 20:57:03</text:p>
          </table:table-cell>
          <table:table-cell>
            <text:p>11974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aa</text:p>
          </table:table-cell>
        </table:table-row>
        <table:table-row>
          <table:table-cell>
            <text:p>2025-10-03 20:57:07</text:p>
          </table:table-cell>
          <table:table-cell>
            <text:p>1198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ab</text:p>
          </table:table-cell>
        </table:table-row>
        <table:table-row>
          <table:table-cell>
            <text:p>2025-10-03 20:57:29</text:p>
          </table:table-cell>
          <table:table-cell>
            <text:p>1204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ab</text:p>
          </table:table-cell>
        </table:table-row>
        <table:table-row>
          <table:table-cell>
            <text:p>2025-10-03 20:57:33</text:p>
          </table:table-cell>
          <table:table-cell>
            <text:p>12052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ac</text:p>
          </table:table-cell>
        </table:table-row>
        <table:table-row>
          <table:table-cell>
            <text:p>2025-10-03 20:57:54</text:p>
          </table:table-cell>
          <table:table-cell>
            <text:p>1211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ac</text:p>
          </table:table-cell>
        </table:table-row>
        <table:table-row>
          <table:table-cell>
            <text:p>2025-10-03 20:57:58</text:p>
          </table:table-cell>
          <table:table-cell>
            <text:p>1212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ad</text:p>
          </table:table-cell>
        </table:table-row>
        <table:table-row>
          <table:table-cell>
            <text:p>2025-10-03 20:58:20</text:p>
          </table:table-cell>
          <table:table-cell>
            <text:p>12182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ad</text:p>
          </table:table-cell>
        </table:table-row>
        <table:table-row>
          <table:table-cell>
            <text:p>2025-10-03 20:58:24</text:p>
          </table:table-cell>
          <table:table-cell>
            <text:p>12192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ae</text:p>
          </table:table-cell>
        </table:table-row>
        <table:table-row>
          <table:table-cell>
            <text:p>2025-10-03 20:58:45</text:p>
          </table:table-cell>
          <table:table-cell>
            <text:p>1225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ae</text:p>
          </table:table-cell>
        </table:table-row>
        <table:table-row>
          <table:table-cell>
            <text:p>2025-10-03 20:58:49</text:p>
          </table:table-cell>
          <table:table-cell>
            <text:p>1226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af</text:p>
          </table:table-cell>
        </table:table-row>
        <table:table-row>
          <table:table-cell>
            <text:p>2025-10-03 20:59:11</text:p>
          </table:table-cell>
          <table:table-cell>
            <text:p>12323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af</text:p>
          </table:table-cell>
        </table:table-row>
        <table:table-row>
          <table:table-cell>
            <text:p>2025-10-03 20:59:14</text:p>
          </table:table-cell>
          <table:table-cell>
            <text:p>12333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b0</text:p>
          </table:table-cell>
        </table:table-row>
        <table:table-row>
          <table:table-cell>
            <text:p>2025-10-03 20:59:35</text:p>
          </table:table-cell>
          <table:table-cell>
            <text:p>1239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b0</text:p>
          </table:table-cell>
        </table:table-row>
        <table:table-row>
          <table:table-cell>
            <text:p>2025-10-03 20:59:39</text:p>
          </table:table-cell>
          <table:table-cell>
            <text:p>1240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b1</text:p>
          </table:table-cell>
        </table:table-row>
        <table:table-row>
          <table:table-cell>
            <text:p>2025-10-03 21:00:00</text:p>
          </table:table-cell>
          <table:table-cell>
            <text:p>12467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b1</text:p>
          </table:table-cell>
        </table:table-row>
        <table:table-row>
          <table:table-cell>
            <text:p>2025-10-03 21:00:04</text:p>
          </table:table-cell>
          <table:table-cell>
            <text:p>12477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b2</text:p>
          </table:table-cell>
        </table:table-row>
        <table:table-row>
          <table:table-cell>
            <text:p>2025-10-03 21:00:27</text:p>
          </table:table-cell>
          <table:table-cell>
            <text:p>12540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b2</text:p>
          </table:table-cell>
        </table:table-row>
        <table:table-row>
          <table:table-cell>
            <text:p>2025-10-03 21:00:30</text:p>
          </table:table-cell>
          <table:table-cell>
            <text:p>12550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b3</text:p>
          </table:table-cell>
        </table:table-row>
        <table:table-row>
          <table:table-cell>
            <text:p>2025-10-03 21:00:52</text:p>
          </table:table-cell>
          <table:table-cell>
            <text:p>1261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b3</text:p>
          </table:table-cell>
        </table:table-row>
        <table:table-row>
          <table:table-cell>
            <text:p>2025-10-03 21:00:55</text:p>
          </table:table-cell>
          <table:table-cell>
            <text:p>12621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b4</text:p>
          </table:table-cell>
        </table:table-row>
        <table:table-row>
          <table:table-cell>
            <text:p>2025-10-03 21:01:17</text:p>
          </table:table-cell>
          <table:table-cell>
            <text:p>12682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b4</text:p>
          </table:table-cell>
        </table:table-row>
        <table:table-row>
          <table:table-cell>
            <text:p>2025-10-03 21:01:20</text:p>
          </table:table-cell>
          <table:table-cell>
            <text:p>12692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b5</text:p>
          </table:table-cell>
        </table:table-row>
        <table:table-row>
          <table:table-cell>
            <text:p>2025-10-03 21:01:42</text:p>
          </table:table-cell>
          <table:table-cell>
            <text:p>12754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b5</text:p>
          </table:table-cell>
        </table:table-row>
        <table:table-row>
          <table:table-cell>
            <text:p>2025-10-03 21:01:46</text:p>
          </table:table-cell>
          <table:table-cell>
            <text:p>1276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b6</text:p>
          </table:table-cell>
        </table:table-row>
        <table:table-row>
          <table:table-cell>
            <text:p>2025-10-03 21:02:08</text:p>
          </table:table-cell>
          <table:table-cell>
            <text:p>1282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b6</text:p>
          </table:table-cell>
        </table:table-row>
        <table:table-row>
          <table:table-cell>
            <text:p>2025-10-03 21:02:12</text:p>
          </table:table-cell>
          <table:table-cell>
            <text:p>1283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b7</text:p>
          </table:table-cell>
        </table:table-row>
        <table:table-row>
          <table:table-cell>
            <text:p>2025-10-03 21:02:33</text:p>
          </table:table-cell>
          <table:table-cell>
            <text:p>12893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b7</text:p>
          </table:table-cell>
        </table:table-row>
        <table:table-row>
          <table:table-cell>
            <text:p>2025-10-03 21:02:37</text:p>
          </table:table-cell>
          <table:table-cell>
            <text:p>1290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b8</text:p>
          </table:table-cell>
        </table:table-row>
        <table:table-row>
          <table:table-cell>
            <text:p>2025-10-03 21:02:59</text:p>
          </table:table-cell>
          <table:table-cell>
            <text:p>1296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b8</text:p>
          </table:table-cell>
        </table:table-row>
        <table:table-row>
          <table:table-cell>
            <text:p>2025-10-03 21:03:02</text:p>
          </table:table-cell>
          <table:table-cell>
            <text:p>1297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b9</text:p>
          </table:table-cell>
        </table:table-row>
        <table:table-row>
          <table:table-cell>
            <text:p>2025-10-03 21:03:25</text:p>
          </table:table-cell>
          <table:table-cell>
            <text:p>1303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b9</text:p>
          </table:table-cell>
        </table:table-row>
        <table:table-row>
          <table:table-cell>
            <text:p>2025-10-03 21:03:28</text:p>
          </table:table-cell>
          <table:table-cell>
            <text:p>13043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ba</text:p>
          </table:table-cell>
        </table:table-row>
        <table:table-row>
          <table:table-cell>
            <text:p>2025-10-03 21:03:50</text:p>
          </table:table-cell>
          <table:table-cell>
            <text:p>13103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ba</text:p>
          </table:table-cell>
        </table:table-row>
        <table:table-row>
          <table:table-cell>
            <text:p>2025-10-03 21:03:54</text:p>
          </table:table-cell>
          <table:table-cell>
            <text:p>1311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bb</text:p>
          </table:table-cell>
        </table:table-row>
        <table:table-row>
          <table:table-cell>
            <text:p>2025-10-03 21:04:15</text:p>
          </table:table-cell>
          <table:table-cell>
            <text:p>1317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bb</text:p>
          </table:table-cell>
        </table:table-row>
        <table:table-row>
          <table:table-cell>
            <text:p>2025-10-03 21:04:19</text:p>
          </table:table-cell>
          <table:table-cell>
            <text:p>1318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bc</text:p>
          </table:table-cell>
        </table:table-row>
        <table:table-row>
          <table:table-cell>
            <text:p>2025-10-03 21:04:39</text:p>
          </table:table-cell>
          <table:table-cell>
            <text:p>13237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bc</text:p>
          </table:table-cell>
        </table:table-row>
        <table:table-row>
          <table:table-cell>
            <text:p>2025-10-03 21:04:43</text:p>
          </table:table-cell>
          <table:table-cell>
            <text:p>13247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bd</text:p>
          </table:table-cell>
        </table:table-row>
        <table:table-row>
          <table:table-cell>
            <text:p>2025-10-03 21:05:05</text:p>
          </table:table-cell>
          <table:table-cell>
            <text:p>13311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bd</text:p>
          </table:table-cell>
        </table:table-row>
        <table:table-row>
          <table:table-cell>
            <text:p>2025-10-03 21:05:09</text:p>
          </table:table-cell>
          <table:table-cell>
            <text:p>13321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be</text:p>
          </table:table-cell>
        </table:table-row>
        <table:table-row>
          <table:table-cell>
            <text:p>2025-10-03 21:05:32</text:p>
          </table:table-cell>
          <table:table-cell>
            <text:p>13384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be</text:p>
          </table:table-cell>
        </table:table-row>
        <table:table-row>
          <table:table-cell>
            <text:p>2025-10-03 21:05:36</text:p>
          </table:table-cell>
          <table:table-cell>
            <text:p>13395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bf</text:p>
          </table:table-cell>
        </table:table-row>
        <table:table-row>
          <table:table-cell>
            <text:p>2025-10-03 21:05:56</text:p>
          </table:table-cell>
          <table:table-cell>
            <text:p>13453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bf</text:p>
          </table:table-cell>
        </table:table-row>
        <table:table-row>
          <table:table-cell>
            <text:p>2025-10-03 21:06:01</text:p>
          </table:table-cell>
          <table:table-cell>
            <text:p>13465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c0</text:p>
          </table:table-cell>
        </table:table-row>
        <table:table-row>
          <table:table-cell>
            <text:p>2025-10-03 21:06:22</text:p>
          </table:table-cell>
          <table:table-cell>
            <text:p>13522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c0</text:p>
          </table:table-cell>
        </table:table-row>
        <table:table-row>
          <table:table-cell>
            <text:p>2025-10-03 21:06:27</text:p>
          </table:table-cell>
          <table:table-cell>
            <text:p>13538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c1</text:p>
          </table:table-cell>
        </table:table-row>
        <table:table-row>
          <table:table-cell>
            <text:p>2025-10-03 21:06:48</text:p>
          </table:table-cell>
          <table:table-cell>
            <text:p>135913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c1</text:p>
          </table:table-cell>
        </table:table-row>
        <table:table-row>
          <table:table-cell>
            <text:p>2025-10-03 21:06:53</text:p>
          </table:table-cell>
          <table:table-cell>
            <text:p>13603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c2</text:p>
          </table:table-cell>
        </table:table-row>
        <table:table-row>
          <table:table-cell>
            <text:p>2025-10-03 21:07:13</text:p>
          </table:table-cell>
          <table:table-cell>
            <text:p>13661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c2</text:p>
          </table:table-cell>
        </table:table-row>
        <table:table-row>
          <table:table-cell>
            <text:p>2025-10-03 21:07:18</text:p>
          </table:table-cell>
          <table:table-cell>
            <text:p>136742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c3</text:p>
          </table:table-cell>
        </table:table-row>
        <table:table-row>
          <table:table-cell>
            <text:p>2025-10-03 21:07:38</text:p>
          </table:table-cell>
          <table:table-cell>
            <text:p>137317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c3</text:p>
          </table:table-cell>
        </table:table-row>
        <table:table-row>
          <table:table-cell>
            <text:p>2025-10-03 21:07:43</text:p>
          </table:table-cell>
          <table:table-cell>
            <text:p>137440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c4</text:p>
          </table:table-cell>
        </table:table-row>
        <table:table-row>
          <table:table-cell>
            <text:p>2025-10-03 21:08:04</text:p>
          </table:table-cell>
          <table:table-cell>
            <text:p>138025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c4</text:p>
          </table:table-cell>
        </table:table-row>
        <table:table-row>
          <table:table-cell>
            <text:p>2025-10-03 21:08:10</text:p>
          </table:table-cell>
          <table:table-cell>
            <text:p>13817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c5</text:p>
          </table:table-cell>
        </table:table-row>
        <table:table-row>
          <table:table-cell>
            <text:p>2025-10-03 21:08:30</text:p>
          </table:table-cell>
          <table:table-cell>
            <text:p>13868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c5</text:p>
          </table:table-cell>
        </table:table-row>
        <table:table-row>
          <table:table-cell>
            <text:p>2025-10-03 21:08:35</text:p>
          </table:table-cell>
          <table:table-cell>
            <text:p>138834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c6</text:p>
          </table:table-cell>
        </table:table-row>
        <table:table-row>
          <table:table-cell>
            <text:p>2025-10-03 21:08:54</text:p>
          </table:table-cell>
          <table:table-cell>
            <text:p>139359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c6</text:p>
          </table:table-cell>
        </table:table-row>
        <table:table-row>
          <table:table-cell>
            <text:p>2025-10-03 21:09:00</text:p>
          </table:table-cell>
          <table:table-cell>
            <text:p>139516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c7</text:p>
          </table:table-cell>
        </table:table-row>
        <table:table-row>
          <table:table-cell>
            <text:p>2025-10-03 21:09:20</text:p>
          </table:table-cell>
          <table:table-cell>
            <text:p>140061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UL-DCCH</text:p>
          </table:table-cell>
          <table:table-cell>
            <text:p>PS</text:p>
          </table:table-cell>
          <table:table-cell>
            <text:p>Attach Request</text:p>
          </table:table-cell>
          <table:table-cell>
            <text:p>2825</text:p>
          </table:table-cell>
          <table:table-cell>
            <text:p>TMSI</text:p>
          </table:table-cell>
          <table:table-cell>
            <text:p>0x0f60c7</text:p>
          </table:table-cell>
        </table:table-row>
        <table:table-row>
          <table:table-cell>
            <text:p>2025-10-03 21:09:25</text:p>
          </table:table-cell>
          <table:table-cell>
            <text:p>140208</text:p>
          </table:table-cell>
          <table:table-cell>
            <text:p>GSMTAP V2</text:p>
          </table:table-cell>
          <table:table-cell>
            <text:p>UMTS RRC</text:p>
          </table:table-cell>
          <table:table-cell>
            <text:p>RRC DL-DCCH</text:p>
          </table:table-cell>
          <table:table-cell>
            <text:p>PS</text:p>
          </table:table-cell>
          <table:table-cell>
            <text:p>Attach Accept</text:p>
          </table:table-cell>
          <table:table-cell>
            <text:p>3050</text:p>
          </table:table-cell>
          <table:table-cell>
            <text:p>TMSI</text:p>
          </table:table-cell>
          <table:table-cell>
            <text:p>0x0f60c8</text:p>
          </table:table-cell>
        </table:table-row>
      </table:table>
      <table:table table:name="4G NAS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LAC</text:p>
          </table:table-cell>
          <table:table-cell>
            <text:p>Message</text:p>
          </table:table-cell>
          <table:table-cell>
            <text:p>ID Type 1</text:p>
          </table:table-cell>
          <table:table-cell>
            <text:p>MMEGID 1</text:p>
          </table:table-cell>
          <table:table-cell>
            <text:p>MMECODE 1</text:p>
          </table:table-cell>
          <table:table-cell>
            <text:p>ID1</text:p>
          </table:table-cell>
          <table:table-cell>
            <text:p>ID Type 2</text:p>
          </table:table-cell>
          <table:table-cell>
            <text:p>MMEGID 2</text:p>
          </table:table-cell>
          <table:table-cell>
            <text:p>MMECODE 2</text:p>
          </table:table-cell>
          <table:table-cell>
            <text:p>ID2</text:p>
          </table:table-cell>
        </table:table-row>
      </table:table>
      <table:table table:name="5G RRC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RFCN</text:p>
          </table:table-cell>
          <table:table-cell>
            <text:p>PCI</text:p>
          </table:table-cell>
          <table:table-cell>
            <text:p>ID Type</text:p>
          </table:table-cell>
          <table:table-cell>
            <text:p>ID Part 1</text:p>
          </table:table-cell>
          <table:table-cell>
            <text:p>ID Part 2</text:p>
          </table:table-cell>
        </table:table-row>
      </table:table>
      <table:table table:name="5G NAS ID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LAC</text:p>
          </table:table-cell>
          <table:table-cell>
            <text:p>Message</text:p>
          </table:table-cell>
          <table:table-cell>
            <text:p>ARFCN</text:p>
          </table:table-cell>
          <table:table-cell>
            <text:p>ID Type 1</text:p>
          </table:table-cell>
          <table:table-cell>
            <text:p>AMF Region ID 1</text:p>
          </table:table-cell>
          <table:table-cell>
            <text:p>AMF Set ID 1</text:p>
          </table:table-cell>
          <table:table-cell>
            <text:p>AMF Pointer 1</text:p>
          </table:table-cell>
          <table:table-cell>
            <text:p>ID1</text:p>
          </table:table-cell>
          <table:table-cell>
            <text:p>ID Type 2</text:p>
          </table:table-cell>
          <table:table-cell>
            <text:p>AMF Region ID 2</text:p>
          </table:table-cell>
          <table:table-cell>
            <text:p>AMF Set ID 2</text:p>
          </table:table-cell>
          <table:table-cell>
            <text:p>AMF Pointer 2</text:p>
          </table:table-cell>
          <table:table-cell>
            <text:p>ID2</text:p>
          </table:table-cell>
        </table:table-row>
      </table:table>
      <table:table table:name="2G Paging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CC</text:p>
          </table:table-cell>
          <table:table-cell>
            <text:p>MNC</text:p>
          </table:table-cell>
          <table:table-cell>
            <text:p>LAC</text:p>
          </table:table-cell>
          <table:table-cell>
            <text:p>Message</text:p>
          </table:table-cell>
          <table:table-cell>
            <text:p>ARFCN</text:p>
          </table:table-cell>
          <table:table-cell>
            <text:p>Cell</text:p>
          </table:table-cell>
          <table:table-cell>
            <text:p>ID Type</text:p>
          </table:table-cell>
          <table:table-cell>
            <text:p>ID1</text:p>
          </table:table-cell>
          <table:table-cell>
            <text:p>ID2</text:p>
          </table:table-cell>
          <table:table-cell>
            <text:p>ID3</text:p>
          </table:table-cell>
          <table:table-cell>
            <text:p>ID4</text:p>
          </table:table-cell>
        </table:table-row>
      </table:table>
      <table:table table:name="3G Paging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Domain</text:p>
          </table:table-cell>
          <table:table-cell>
            <text:p>Message</text:p>
          </table:table-cell>
          <table:table-cell>
            <text:p>ARFCN</text:p>
          </table:table-cell>
          <table:table-cell>
            <text:p>ID Type</text:p>
          </table:table-cell>
          <table:table-cell>
            <text:p>ID</text:p>
          </table:table-cell>
        </table:table-row>
      </table:table>
      <table:table table:name="4G Paging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RFCN</text:p>
          </table:table-cell>
          <table:table-cell>
            <text:p>Paging Record</text:p>
          </table:table-cell>
          <table:table-cell>
            <text:p>Domain 1</text:p>
          </table:table-cell>
          <table:table-cell>
            <text:p>ID Type 1</text:p>
          </table:table-cell>
          <table:table-cell>
            <text:p>MMEC 1</text:p>
          </table:table-cell>
          <table:table-cell>
            <text:p>ID1</text:p>
          </table:table-cell>
          <table:table-cell>
            <text:p>Domain 2</text:p>
          </table:table-cell>
          <table:table-cell>
            <text:p>ID Type 2</text:p>
          </table:table-cell>
          <table:table-cell>
            <text:p>MMEC 2</text:p>
          </table:table-cell>
          <table:table-cell>
            <text:p>ID2</text:p>
          </table:table-cell>
          <table:table-cell>
            <text:p>Domain 3</text:p>
          </table:table-cell>
          <table:table-cell>
            <text:p>ID Type 3</text:p>
          </table:table-cell>
          <table:table-cell>
            <text:p>MMEC 3</text:p>
          </table:table-cell>
          <table:table-cell>
            <text:p>ID3</text:p>
          </table:table-cell>
          <table:table-cell>
            <text:p>Domain 4</text:p>
          </table:table-cell>
          <table:table-cell>
            <text:p>ID Type 4</text:p>
          </table:table-cell>
          <table:table-cell>
            <text:p>MMEC 4</text:p>
          </table:table-cell>
          <table:table-cell>
            <text:p>ID4</text:p>
          </table:table-cell>
          <table:table-cell>
            <text:p>Domain 5</text:p>
          </table:table-cell>
          <table:table-cell>
            <text:p>ID Type 5</text:p>
          </table:table-cell>
          <table:table-cell>
            <text:p>MMEC 5</text:p>
          </table:table-cell>
          <table:table-cell>
            <text:p>ID5</text:p>
          </table:table-cell>
        </table:table-row>
      </table:table>
      <table:table table:name="5G Paging">
        <table:table-row>
          <table:table-cell>
            <text:p>Timestamp</text:p>
          </table:table-cell>
          <table:table-cell>
            <text:p>Frame</text:p>
          </table:table-cell>
          <table:table-cell>
            <text:p>Version</text:p>
          </table:table-cell>
          <table:table-cell>
            <text:p>Payload</text:p>
          </table:table-cell>
          <table:table-cell>
            <text:p>SubType</text:p>
          </table:table-cell>
          <table:table-cell>
            <text:p>Message</text:p>
          </table:table-cell>
          <table:table-cell>
            <text:p>ARFCN</text:p>
          </table:table-cell>
          <table:table-cell>
            <text:p>ID Type</text:p>
          </table:table-cell>
          <table:table-cell>
            <text:p>I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